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3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20.83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30.0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12mm"/>
    </style:style>
    <style:style style:name="co8" style:family="table-column">
      <style:table-column-properties fo:break-before="auto" style:column-width="93.54mm"/>
    </style:style>
    <style:style style:name="co9" style:family="table-column">
      <style:table-column-properties fo:break-before="auto" style:column-width="95.41mm"/>
    </style:style>
    <style:style style:name="co10" style:family="table-column">
      <style:table-column-properties fo:break-before="auto" style:column-width="85.99mm"/>
    </style:style>
    <style:style style:name="co11" style:family="table-column">
      <style:table-column-properties fo:break-before="auto" style:column-width="122.24mm"/>
    </style:style>
    <style:style style:name="co12" style:family="table-column">
      <style:table-column-properties fo:break-before="auto" style:column-width="124.32mm"/>
    </style:style>
    <style:style style:name="co13" style:family="table-column">
      <style:table-column-properties fo:break-before="auto" style:column-width="100.75mm"/>
    </style:style>
    <style:style style:name="co14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3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ATHABASCA</text:p>
          </table:table-cell>
          <table:table-cell office:value-type="float" office:value="79921" calcext:value-type="float">
            <text:p>79921</text:p>
          </table:table-cell>
          <table:table-cell office:value-type="float" office:value="46880" calcext:value-type="float">
            <text:p>4688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BEAVER RIVER</text:p>
          </table:table-cell>
          <table:table-cell office:value-type="float" office:value="72694" calcext:value-type="float">
            <text:p>72694</text:p>
          </table:table-cell>
          <table:table-cell office:value-type="float" office:value="43320" calcext:value-type="float">
            <text:p>43320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00058" calcext:value-type="float">
            <text:p>100058</text:p>
          </table:table-cell>
          <table:table-cell office:value-type="float" office:value="74301" calcext:value-type="float">
            <text:p>74301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</text:p>
          </table:table-cell>
          <table:table-cell office:value-type="float" office:value="110520" calcext:value-type="float">
            <text:p>110520</text:p>
          </table:table-cell>
          <table:table-cell office:value-type="float" office:value="77825" calcext:value-type="float">
            <text:p>77825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09649" calcext:value-type="float">
            <text:p>109649</text:p>
          </table:table-cell>
          <table:table-cell office:value-type="float" office:value="67065" calcext:value-type="float">
            <text:p>67065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107906" calcext:value-type="float">
            <text:p>107906</text:p>
          </table:table-cell>
          <table:table-cell office:value-type="float" office:value="70062" calcext:value-type="float">
            <text:p>70062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109305" calcext:value-type="float">
            <text:p>109305</text:p>
          </table:table-cell>
          <table:table-cell office:value-type="float" office:value="77198" calcext:value-type="float">
            <text:p>77198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98661" calcext:value-type="float">
            <text:p>98661</text:p>
          </table:table-cell>
          <table:table-cell office:value-type="float" office:value="69650" calcext:value-type="float">
            <text:p>69650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70315" calcext:value-type="float">
            <text:p>70315</text:p>
          </table:table-cell>
          <table:table-cell office:value-type="float" office:value="45499" calcext:value-type="float">
            <text:p>45499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</text:p>
          </table:table-cell>
          <table:table-cell office:value-type="float" office:value="91433" calcext:value-type="float">
            <text:p>91433</text:p>
          </table:table-cell>
          <table:table-cell office:value-type="float" office:value="57553" calcext:value-type="float">
            <text:p>57553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</text:p>
          </table:table-cell>
          <table:table-cell office:value-type="float" office:value="106598" calcext:value-type="float">
            <text:p>106598</text:p>
          </table:table-cell>
          <table:table-cell office:value-type="float" office:value="67483" calcext:value-type="float">
            <text:p>67483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WEST</text:p>
          </table:table-cell>
          <table:table-cell office:value-type="float" office:value="80010" calcext:value-type="float">
            <text:p>80010</text:p>
          </table:table-cell>
          <table:table-cell office:value-type="float" office:value="55485" calcext:value-type="float">
            <text:p>55485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EAST</text:p>
          </table:table-cell>
          <table:table-cell office:value-type="float" office:value="102512" calcext:value-type="float">
            <text:p>102512</text:p>
          </table:table-cell>
          <table:table-cell office:value-type="float" office:value="65007" calcext:value-type="float">
            <text:p>65007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WEST</text:p>
          </table:table-cell>
          <table:table-cell office:value-type="float" office:value="103293" calcext:value-type="float">
            <text:p>103293</text:p>
          </table:table-cell>
          <table:table-cell office:value-type="float" office:value="70987" calcext:value-type="float">
            <text:p>70987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0136" calcext:value-type="float">
            <text:p>90136</text:p>
          </table:table-cell>
          <table:table-cell office:value-type="float" office:value="67962" calcext:value-type="float">
            <text:p>67962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LK ISLAND</text:p>
          </table:table-cell>
          <table:table-cell office:value-type="float" office:value="77896" calcext:value-type="float">
            <text:p>77896</text:p>
          </table:table-cell>
          <table:table-cell office:value-type="float" office:value="50363" calcext:value-type="float">
            <text:p>50363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96170" calcext:value-type="float">
            <text:p>96170</text:p>
          </table:table-cell>
          <table:table-cell office:value-type="float" office:value="62357" calcext:value-type="float">
            <text:p>62357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65664" calcext:value-type="float">
            <text:p>65664</text:p>
          </table:table-cell>
          <table:table-cell office:value-type="float" office:value="44076" calcext:value-type="float">
            <text:p>44076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89243" calcext:value-type="float">
            <text:p>89243</text:p>
          </table:table-cell>
          <table:table-cell office:value-type="float" office:value="57865" calcext:value-type="float">
            <text:p>57865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04721" calcext:value-type="float">
            <text:p>104721</text:p>
          </table:table-cell>
          <table:table-cell office:value-type="float" office:value="61055" calcext:value-type="float">
            <text:p>61055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96957" calcext:value-type="float">
            <text:p>96957</text:p>
          </table:table-cell>
          <table:table-cell office:value-type="float" office:value="62470" calcext:value-type="float">
            <text:p>62470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. ALBERT</text:p>
          </table:table-cell>
          <table:table-cell office:value-type="float" office:value="82993" calcext:value-type="float">
            <text:p>82993</text:p>
          </table:table-cell>
          <table:table-cell office:value-type="float" office:value="53853" calcext:value-type="float">
            <text:p>53853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</text:p>
          </table:table-cell>
          <table:table-cell office:value-type="float" office:value="75570" calcext:value-type="float">
            <text:p>75570</text:p>
          </table:table-cell>
          <table:table-cell office:value-type="float" office:value="49113" calcext:value-type="float">
            <text:p>49113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79398" calcext:value-type="float">
            <text:p>79398</text:p>
          </table:table-cell>
          <table:table-cell office:value-type="float" office:value="53651" calcext:value-type="float">
            <text:p>53651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79238" calcext:value-type="float">
            <text:p>79238</text:p>
          </table:table-cell>
          <table:table-cell office:value-type="float" office:value="53511" calcext:value-type="float">
            <text:p>53511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84964" calcext:value-type="float">
            <text:p>84964</text:p>
          </table:table-cell>
          <table:table-cell office:value-type="float" office:value="53078" calcext:value-type="float">
            <text:p>53078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KINGSWAY</text:p>
          </table:table-cell>
          <table:table-cell office:value-type="float" office:value="107984" calcext:value-type="float">
            <text:p>107984</text:p>
          </table:table-cell>
          <table:table-cell office:value-type="float" office:value="74245" calcext:value-type="float">
            <text:p>74245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PILANO--HOWE SOUND</text:p>
          </table:table-cell>
          <table:table-cell office:value-type="float" office:value="74243" calcext:value-type="float">
            <text:p>74243</text:p>
          </table:table-cell>
          <table:table-cell office:value-type="float" office:value="52585" calcext:value-type="float">
            <text:p>52585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RIBOO--CHILCOTIN</text:p>
          </table:table-cell>
          <table:table-cell office:value-type="float" office:value="70663" calcext:value-type="float">
            <text:p>70663</text:p>
          </table:table-cell>
          <table:table-cell office:value-type="float" office:value="42041" calcext:value-type="float">
            <text:p>42041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OMOX--ALBERNI</text:p>
          </table:table-cell>
          <table:table-cell office:value-type="float" office:value="90036" calcext:value-type="float">
            <text:p>90036</text:p>
          </table:table-cell>
          <table:table-cell office:value-type="float" office:value="61779" calcext:value-type="float">
            <text:p>61779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LTA</text:p>
          </table:table-cell>
          <table:table-cell office:value-type="float" office:value="82415" calcext:value-type="float">
            <text:p>82415</text:p>
          </table:table-cell>
          <table:table-cell office:value-type="float" office:value="54267" calcext:value-type="float">
            <text:p>54267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ESQUIMALT--JUAN DE FUCA</text:p>
          </table:table-cell>
          <table:table-cell office:value-type="float" office:value="82160" calcext:value-type="float">
            <text:p>82160</text:p>
          </table:table-cell>
          <table:table-cell office:value-type="float" office:value="58176" calcext:value-type="float">
            <text:p>58176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RASER VALLEY EAST</text:p>
          </table:table-cell>
          <table:table-cell office:value-type="float" office:value="82875" calcext:value-type="float">
            <text:p>82875</text:p>
          </table:table-cell>
          <table:table-cell office:value-type="float" office:value="54465" calcext:value-type="float">
            <text:p>54465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RASER VALLEY WEST</text:p>
          </table:table-cell>
          <table:table-cell office:value-type="float" office:value="95014" calcext:value-type="float">
            <text:p>95014</text:p>
          </table:table-cell>
          <table:table-cell office:value-type="float" office:value="65687" calcext:value-type="float">
            <text:p>65687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AMLOOPS</text:p>
          </table:table-cell>
          <table:table-cell office:value-type="float" office:value="79538" calcext:value-type="float">
            <text:p>79538</text:p>
          </table:table-cell>
          <table:table-cell office:value-type="float" office:value="52463" calcext:value-type="float">
            <text:p>52463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 EAST</text:p>
          </table:table-cell>
          <table:table-cell office:value-type="float" office:value="70802" calcext:value-type="float">
            <text:p>70802</text:p>
          </table:table-cell>
          <table:table-cell office:value-type="float" office:value="43267" calcext:value-type="float">
            <text:p>43267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 WEST--REVELSTOKE</text:p>
          </table:table-cell>
          <table:table-cell office:value-type="float" office:value="67317" calcext:value-type="float">
            <text:p>67317</text:p>
          </table:table-cell>
          <table:table-cell office:value-type="float" office:value="42096" calcext:value-type="float">
            <text:p>42096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MISSION--COQUITLAM</text:p>
          </table:table-cell>
          <table:table-cell office:value-type="float" office:value="91814" calcext:value-type="float">
            <text:p>91814</text:p>
          </table:table-cell>
          <table:table-cell office:value-type="float" office:value="62641" calcext:value-type="float">
            <text:p>62641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COWICHAN</text:p>
          </table:table-cell>
          <table:table-cell office:value-type="float" office:value="100151" calcext:value-type="float">
            <text:p>100151</text:p>
          </table:table-cell>
          <table:table-cell office:value-type="float" office:value="69950" calcext:value-type="float">
            <text:p>69950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 WESTMINSTER--BURNABY</text:p>
          </table:table-cell>
          <table:table-cell office:value-type="float" office:value="102992" calcext:value-type="float">
            <text:p>102992</text:p>
          </table:table-cell>
          <table:table-cell office:value-type="float" office:value="74598" calcext:value-type="float">
            <text:p>74598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ISLAND--POWELL RIVER</text:p>
          </table:table-cell>
          <table:table-cell office:value-type="float" office:value="86709" calcext:value-type="float">
            <text:p>86709</text:p>
          </table:table-cell>
          <table:table-cell office:value-type="float" office:value="55348" calcext:value-type="float">
            <text:p>55348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VANCOUVER</text:p>
          </table:table-cell>
          <table:table-cell office:value-type="float" office:value="85093" calcext:value-type="float">
            <text:p>85093</text:p>
          </table:table-cell>
          <table:table-cell office:value-type="float" office:value="61099" calcext:value-type="float">
            <text:p>61099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 CENTRE</text:p>
          </table:table-cell>
          <table:table-cell office:value-type="float" office:value="89730" calcext:value-type="float">
            <text:p>89730</text:p>
          </table:table-cell>
          <table:table-cell office:value-type="float" office:value="66806" calcext:value-type="float">
            <text:p>66806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HUSWAP</text:p>
          </table:table-cell>
          <table:table-cell office:value-type="float" office:value="79074" calcext:value-type="float">
            <text:p>79074</text:p>
          </table:table-cell>
          <table:table-cell office:value-type="float" office:value="53603" calcext:value-type="float">
            <text:p>53603</text:p>
          </table:table-cell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IMILKAMEEN--MERRITT</text:p>
          </table:table-cell>
          <table:table-cell office:value-type="float" office:value="78861" calcext:value-type="float">
            <text:p>78861</text:p>
          </table:table-cell>
          <table:table-cell office:value-type="float" office:value="53577" calcext:value-type="float">
            <text:p>53577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ORT MOODY--COQUITLAM</text:p>
          </table:table-cell>
          <table:table-cell office:value-type="float" office:value="93180" calcext:value-type="float">
            <text:p>93180</text:p>
          </table:table-cell>
          <table:table-cell office:value-type="float" office:value="67800" calcext:value-type="float">
            <text:p>678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BULKLEY VALLEY</text:p>
          </table:table-cell>
          <table:table-cell office:value-type="float" office:value="86178" calcext:value-type="float">
            <text:p>86178</text:p>
          </table:table-cell>
          <table:table-cell office:value-type="float" office:value="48547" calcext:value-type="float">
            <text:p>48547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PEACE RIVER</text:p>
          </table:table-cell>
          <table:table-cell office:value-type="float" office:value="87933" calcext:value-type="float">
            <text:p>87933</text:p>
          </table:table-cell>
          <table:table-cell office:value-type="float" office:value="49087" calcext:value-type="float">
            <text:p>49087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RICHMOND</text:p>
          </table:table-cell>
          <table:table-cell office:value-type="float" office:value="108492" calcext:value-type="float">
            <text:p>108492</text:p>
          </table:table-cell>
          <table:table-cell office:value-type="float" office:value="72868" calcext:value-type="float">
            <text:p>72868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AANICH--GULF ISLANDS</text:p>
          </table:table-cell>
          <table:table-cell office:value-type="float" office:value="100510" calcext:value-type="float">
            <text:p>100510</text:p>
          </table:table-cell>
          <table:table-cell office:value-type="float" office:value="77506" calcext:value-type="float">
            <text:p>77506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KEENA</text:p>
          </table:table-cell>
          <table:table-cell office:value-type="float" office:value="74309" calcext:value-type="float">
            <text:p>74309</text:p>
          </table:table-cell>
          <table:table-cell office:value-type="float" office:value="41567" calcext:value-type="float">
            <text:p>41567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NORTH</text:p>
          </table:table-cell>
          <table:table-cell office:value-type="float" office:value="107052" calcext:value-type="float">
            <text:p>107052</text:p>
          </table:table-cell>
          <table:table-cell office:value-type="float" office:value="71877" calcext:value-type="float">
            <text:p>71877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--WHITE ROCK</text:p>
          </table:table-cell>
          <table:table-cell office:value-type="float" office:value="103497" calcext:value-type="float">
            <text:p>103497</text:p>
          </table:table-cell>
          <table:table-cell office:value-type="float" office:value="76270" calcext:value-type="float">
            <text:p>76270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CENTRE</text:p>
          </table:table-cell>
          <table:table-cell office:value-type="float" office:value="104346" calcext:value-type="float">
            <text:p>104346</text:p>
          </table:table-cell>
          <table:table-cell office:value-type="float" office:value="82107" calcext:value-type="float">
            <text:p>82107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EAST</text:p>
          </table:table-cell>
          <table:table-cell office:value-type="float" office:value="99883" calcext:value-type="float">
            <text:p>99883</text:p>
          </table:table-cell>
          <table:table-cell office:value-type="float" office:value="57924" calcext:value-type="float">
            <text:p>57924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QUADRA</text:p>
          </table:table-cell>
          <table:table-cell office:value-type="float" office:value="101988" calcext:value-type="float">
            <text:p>101988</text:p>
          </table:table-cell>
          <table:table-cell office:value-type="float" office:value="68631" calcext:value-type="float">
            <text:p>68631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SOUTH</text:p>
          </table:table-cell>
          <table:table-cell office:value-type="float" office:value="103931" calcext:value-type="float">
            <text:p>103931</text:p>
          </table:table-cell>
          <table:table-cell office:value-type="float" office:value="67170" calcext:value-type="float">
            <text:p>67170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float" office:value="94597" calcext:value-type="float">
            <text:p>94597</text:p>
          </table:table-cell>
          <table:table-cell office:value-type="float" office:value="73993" calcext:value-type="float">
            <text:p>73993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74762" calcext:value-type="float">
            <text:p>74762</text:p>
          </table:table-cell>
          <table:table-cell office:value-type="float" office:value="51288" calcext:value-type="float">
            <text:p>51288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68911" calcext:value-type="float">
            <text:p>68911</text:p>
          </table:table-cell>
          <table:table-cell office:value-type="float" office:value="40436" calcext:value-type="float">
            <text:p>40436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</text:p>
          </table:table-cell>
          <table:table-cell office:value-type="float" office:value="65812" calcext:value-type="float">
            <text:p>65812</text:p>
          </table:table-cell>
          <table:table-cell office:value-type="float" office:value="46412" calcext:value-type="float">
            <text:p>46412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LISGAR--MARQUETTE</text:p>
          </table:table-cell>
          <table:table-cell office:value-type="float" office:value="68408" calcext:value-type="float">
            <text:p>68408</text:p>
          </table:table-cell>
          <table:table-cell office:value-type="float" office:value="46154" calcext:value-type="float">
            <text:p>46154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INTERLAKE</text:p>
          </table:table-cell>
          <table:table-cell office:value-type="float" office:value="69287" calcext:value-type="float">
            <text:p>69287</text:p>
          </table:table-cell>
          <table:table-cell office:value-type="float" office:value="48211" calcext:value-type="float">
            <text:p>48211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71383" calcext:value-type="float">
            <text:p>71383</text:p>
          </table:table-cell>
          <table:table-cell office:value-type="float" office:value="48385" calcext:value-type="float">
            <text:p>48385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</text:p>
          </table:table-cell>
          <table:table-cell office:value-type="float" office:value="80455" calcext:value-type="float">
            <text:p>80455</text:p>
          </table:table-cell>
          <table:table-cell office:value-type="float" office:value="58435" calcext:value-type="float">
            <text:p>58435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T. BONIFACE</text:p>
          </table:table-cell>
          <table:table-cell office:value-type="float" office:value="80240" calcext:value-type="float">
            <text:p>80240</text:p>
          </table:table-cell>
          <table:table-cell office:value-type="float" office:value="58254" calcext:value-type="float">
            <text:p>58254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</text:p>
          </table:table-cell>
          <table:table-cell office:value-type="float" office:value="84572" calcext:value-type="float">
            <text:p>84572</text:p>
          </table:table-cell>
          <table:table-cell office:value-type="float" office:value="58663" calcext:value-type="float">
            <text:p>58663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 CENTRE</text:p>
          </table:table-cell>
          <table:table-cell office:value-type="float" office:value="82688" calcext:value-type="float">
            <text:p>82688</text:p>
          </table:table-cell>
          <table:table-cell office:value-type="float" office:value="45010" calcext:value-type="float">
            <text:p>45010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</text:p>
          </table:table-cell>
          <table:table-cell office:value-type="float" office:value="82940" calcext:value-type="float">
            <text:p>82940</text:p>
          </table:table-cell>
          <table:table-cell office:value-type="float" office:value="61172" calcext:value-type="float">
            <text:p>61172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</text:p>
          </table:table-cell>
          <table:table-cell office:value-type="float" office:value="78247" calcext:value-type="float">
            <text:p>78247</text:p>
          </table:table-cell>
          <table:table-cell office:value-type="float" office:value="57929" calcext:value-type="float">
            <text:p>57929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--ST. JAMES</text:p>
          </table:table-cell>
          <table:table-cell office:value-type="float" office:value="75009" calcext:value-type="float">
            <text:p>75009</text:p>
          </table:table-cell>
          <table:table-cell office:value-type="float" office:value="52822" calcext:value-type="float">
            <text:p>5282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TRANSCONA</text:p>
          </table:table-cell>
          <table:table-cell office:value-type="float" office:value="80302" calcext:value-type="float">
            <text:p>80302</text:p>
          </table:table-cell>
          <table:table-cell office:value-type="float" office:value="56110" calcext:value-type="float">
            <text:p>56110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</text:p>
          </table:table-cell>
          <table:table-cell office:value-type="float" office:value="67750" calcext:value-type="float">
            <text:p>67750</text:p>
          </table:table-cell>
          <table:table-cell office:value-type="float" office:value="48398" calcext:value-type="float">
            <text:p>48398</text:p>
          </table:table-cell>
          <table:table-cell office:value-type="float" office:value="337" calcext:value-type="float">
            <text:p>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CARLETON--CHARLOTTE</text:p>
          </table:table-cell>
          <table:table-cell office:value-type="float" office:value="64845" calcext:value-type="float">
            <text:p>64845</text:p>
          </table:table-cell>
          <table:table-cell office:value-type="float" office:value="45935" calcext:value-type="float">
            <text:p>45935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</text:p>
          </table:table-cell>
          <table:table-cell office:value-type="float" office:value="85350" calcext:value-type="float">
            <text:p>85350</text:p>
          </table:table-cell>
          <table:table-cell office:value-type="float" office:value="63502" calcext:value-type="float">
            <text:p>63502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--ROYAL</text:p>
          </table:table-cell>
          <table:table-cell office:value-type="float" office:value="83387" calcext:value-type="float">
            <text:p>83387</text:p>
          </table:table-cell>
          <table:table-cell office:value-type="float" office:value="59239" calcext:value-type="float">
            <text:p>59239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GLOUCESTER</text:p>
          </table:table-cell>
          <table:table-cell office:value-type="float" office:value="72787" calcext:value-type="float">
            <text:p>72787</text:p>
          </table:table-cell>
          <table:table-cell office:value-type="float" office:value="51397" calcext:value-type="float">
            <text:p>51397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--VICTORIA</text:p>
          </table:table-cell>
          <table:table-cell office:value-type="float" office:value="58166" calcext:value-type="float">
            <text:p>58166</text:p>
          </table:table-cell>
          <table:table-cell office:value-type="float" office:value="40931" calcext:value-type="float">
            <text:p>40931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56243" calcext:value-type="float">
            <text:p>56243</text:p>
          </table:table-cell>
          <table:table-cell office:value-type="float" office:value="39445" calcext:value-type="float">
            <text:p>39445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</text:p>
          </table:table-cell>
          <table:table-cell office:value-type="float" office:value="88128" calcext:value-type="float">
            <text:p>88128</text:p>
          </table:table-cell>
          <table:table-cell office:value-type="float" office:value="65269" calcext:value-type="float">
            <text:p>65269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RESTIGOUCHE</text:p>
          </table:table-cell>
          <table:table-cell office:value-type="float" office:value="54607" calcext:value-type="float">
            <text:p>54607</text:p>
          </table:table-cell>
          <table:table-cell office:value-type="float" office:value="38670" calcext:value-type="float">
            <text:p>38670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 JOHN</text:p>
          </table:table-cell>
          <table:table-cell office:value-type="float" office:value="78179" calcext:value-type="float">
            <text:p>78179</text:p>
          </table:table-cell>
          <table:table-cell office:value-type="float" office:value="55955" calcext:value-type="float">
            <text:p>55955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ONAVISTA--TRINITY--CONCEPTION</text:p>
          </table:table-cell>
          <table:table-cell office:value-type="float" office:value="89907" calcext:value-type="float">
            <text:p>89907</text:p>
          </table:table-cell>
          <table:table-cell office:value-type="float" office:value="61770" calcext:value-type="float">
            <text:p>61770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URIN--ST. GEORGE'S</text:p>
          </table:table-cell>
          <table:table-cell office:value-type="float" office:value="83299" calcext:value-type="float">
            <text:p>83299</text:p>
          </table:table-cell>
          <table:table-cell office:value-type="float" office:value="54769" calcext:value-type="float">
            <text:p>54769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GANDER--GRAND FALLS</text:p>
          </table:table-cell>
          <table:table-cell office:value-type="float" office:value="84928" calcext:value-type="float">
            <text:p>84928</text:p>
          </table:table-cell>
          <table:table-cell office:value-type="float" office:value="56119" calcext:value-type="float">
            <text:p>56119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80984" calcext:value-type="float">
            <text:p>80984</text:p>
          </table:table-cell>
          <table:table-cell office:value-type="float" office:value="53773" calcext:value-type="float">
            <text:p>53773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ABRADOR</text:p>
          </table:table-cell>
          <table:table-cell office:value-type="float" office:value="28741" calcext:value-type="float">
            <text:p>28741</text:p>
          </table:table-cell>
          <table:table-cell office:value-type="float" office:value="17318" calcext:value-type="float">
            <text:p>17318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EAST</text:p>
          </table:table-cell>
          <table:table-cell office:value-type="float" office:value="106299" calcext:value-type="float">
            <text:p>106299</text:p>
          </table:table-cell>
          <table:table-cell office:value-type="float" office:value="74765" calcext:value-type="float">
            <text:p>74765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WEST</text:p>
          </table:table-cell>
          <table:table-cell office:value-type="float" office:value="94191" calcext:value-type="float">
            <text:p>94191</text:p>
          </table:table-cell>
          <table:table-cell office:value-type="float" office:value="65722" calcext:value-type="float">
            <text:p>65722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NUNATSIAQ</text:p>
          </table:table-cell>
          <table:table-cell office:value-type="float" office:value="19952" calcext:value-type="float">
            <text:p>19952</text:p>
          </table:table-cell>
          <table:table-cell office:value-type="float" office:value="11392" calcext:value-type="float">
            <text:p>11392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 ARCTIC</text:p>
          </table:table-cell>
          <table:table-cell office:value-type="float" office:value="32286" calcext:value-type="float">
            <text:p>32286</text:p>
          </table:table-cell>
          <table:table-cell office:value-type="float" office:value="18721" calcext:value-type="float">
            <text:p>18721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ANNAPOLIS VALLEY--HANTS</text:p>
          </table:table-cell>
          <table:table-cell office:value-type="float" office:value="89823" calcext:value-type="float">
            <text:p>89823</text:p>
          </table:table-cell>
          <table:table-cell office:value-type="float" office:value="65898" calcext:value-type="float">
            <text:p>65898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EAST RICHMOND</text:p>
          </table:table-cell>
          <table:table-cell office:value-type="float" office:value="62822" calcext:value-type="float">
            <text:p>62822</text:p>
          </table:table-cell>
          <table:table-cell office:value-type="float" office:value="44209" calcext:value-type="float">
            <text:p>44209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 HIGHLANDS--CANSO</text:p>
          </table:table-cell>
          <table:table-cell office:value-type="float" office:value="66077" calcext:value-type="float">
            <text:p>66077</text:p>
          </table:table-cell>
          <table:table-cell office:value-type="float" office:value="48498" calcext:value-type="float">
            <text:p>48498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THE SYDNEYS</text:p>
          </table:table-cell>
          <table:table-cell office:value-type="float" office:value="68714" calcext:value-type="float">
            <text:p>68714</text:p>
          </table:table-cell>
          <table:table-cell office:value-type="float" office:value="48990" calcext:value-type="float">
            <text:p>48990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ENTRAL NOVA</text:p>
          </table:table-cell>
          <table:table-cell office:value-type="float" office:value="72676" calcext:value-type="float">
            <text:p>72676</text:p>
          </table:table-cell>
          <table:table-cell office:value-type="float" office:value="52325" calcext:value-type="float">
            <text:p>52325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--COLCHESTER</text:p>
          </table:table-cell>
          <table:table-cell office:value-type="float" office:value="79912" calcext:value-type="float">
            <text:p>79912</text:p>
          </table:table-cell>
          <table:table-cell office:value-type="float" office:value="59136" calcext:value-type="float">
            <text:p>59136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</text:p>
          </table:table-cell>
          <table:table-cell office:value-type="float" office:value="95894" calcext:value-type="float">
            <text:p>95894</text:p>
          </table:table-cell>
          <table:table-cell office:value-type="float" office:value="69953" calcext:value-type="float">
            <text:p>69953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91139" calcext:value-type="float">
            <text:p>91139</text:p>
          </table:table-cell>
          <table:table-cell office:value-type="float" office:value="71168" calcext:value-type="float">
            <text:p>71168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 WEST</text:p>
          </table:table-cell>
          <table:table-cell office:value-type="float" office:value="96481" calcext:value-type="float">
            <text:p>96481</text:p>
          </table:table-cell>
          <table:table-cell office:value-type="float" office:value="74149" calcext:value-type="float">
            <text:p>74149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SHORE</text:p>
          </table:table-cell>
          <table:table-cell office:value-type="float" office:value="77124" calcext:value-type="float">
            <text:p>77124</text:p>
          </table:table-cell>
          <table:table-cell office:value-type="float" office:value="57207" calcext:value-type="float">
            <text:p>57207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WEST NOVA</text:p>
          </table:table-cell>
          <table:table-cell office:value-type="float" office:value="72514" calcext:value-type="float">
            <text:p>72514</text:p>
          </table:table-cell>
          <table:table-cell office:value-type="float" office:value="52820" calcext:value-type="float">
            <text:p>5282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</text:p>
          </table:table-cell>
          <table:table-cell office:value-type="float" office:value="66870" calcext:value-type="float">
            <text:p>66870</text:p>
          </table:table-cell>
          <table:table-cell office:value-type="float" office:value="44523" calcext:value-type="float">
            <text:p>44523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WOODBINE</text:p>
          </table:table-cell>
          <table:table-cell office:value-type="float" office:value="94920" calcext:value-type="float">
            <text:p>94920</text:p>
          </table:table-cell>
          <table:table-cell office:value-type="float" office:value="60205" calcext:value-type="float">
            <text:p>60205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</text:p>
          </table:table-cell>
          <table:table-cell office:value-type="float" office:value="122128" calcext:value-type="float">
            <text:p>122128</text:p>
          </table:table-cell>
          <table:table-cell office:value-type="float" office:value="82760" calcext:value-type="float">
            <text:p>82760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--MALTON</text:p>
          </table:table-cell>
          <table:table-cell office:value-type="float" office:value="100388" calcext:value-type="float">
            <text:p>100388</text:p>
          </table:table-cell>
          <table:table-cell office:value-type="float" office:value="57354" calcext:value-type="float">
            <text:p>57354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94540" calcext:value-type="float">
            <text:p>94540</text:p>
          </table:table-cell>
          <table:table-cell office:value-type="float" office:value="66603" calcext:value-type="float">
            <text:p>66603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OADVIEW--GREENWOOD</text:p>
          </table:table-cell>
          <table:table-cell office:value-type="float" office:value="91517" calcext:value-type="float">
            <text:p>91517</text:p>
          </table:table-cell>
          <table:table-cell office:value-type="float" office:value="55124" calcext:value-type="float">
            <text:p>55124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</text:p>
          </table:table-cell>
          <table:table-cell office:value-type="float" office:value="90127" calcext:value-type="float">
            <text:p>90127</text:p>
          </table:table-cell>
          <table:table-cell office:value-type="float" office:value="67587" calcext:value-type="float">
            <text:p>67587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91327" calcext:value-type="float">
            <text:p>91327</text:p>
          </table:table-cell>
          <table:table-cell office:value-type="float" office:value="65582" calcext:value-type="float">
            <text:p>65582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06050" calcext:value-type="float">
            <text:p>106050</text:p>
          </table:table-cell>
          <table:table-cell office:value-type="float" office:value="71209" calcext:value-type="float">
            <text:p>71209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GLOUCESTER</text:p>
          </table:table-cell>
          <table:table-cell office:value-type="float" office:value="104377" calcext:value-type="float">
            <text:p>104377</text:p>
          </table:table-cell>
          <table:table-cell office:value-type="float" office:value="64455" calcext:value-type="float">
            <text:p>64455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OCHRANE--SUPERIOR</text:p>
          </table:table-cell>
          <table:table-cell office:value-type="float" office:value="63160" calcext:value-type="float">
            <text:p>63160</text:p>
          </table:table-cell>
          <table:table-cell office:value-type="float" office:value="42000" calcext:value-type="float">
            <text:p>4200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93909" calcext:value-type="float">
            <text:p>93909</text:p>
          </table:table-cell>
          <table:table-cell office:value-type="float" office:value="38763" calcext:value-type="float">
            <text:p>38763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</text:p>
          </table:table-cell>
          <table:table-cell office:value-type="float" office:value="89902" calcext:value-type="float">
            <text:p>89902</text:p>
          </table:table-cell>
          <table:table-cell office:value-type="float" office:value="56566" calcext:value-type="float">
            <text:p>56566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NORTH</text:p>
          </table:table-cell>
          <table:table-cell office:value-type="float" office:value="88206" calcext:value-type="float">
            <text:p>88206</text:p>
          </table:table-cell>
          <table:table-cell office:value-type="float" office:value="52348" calcext:value-type="float">
            <text:p>52348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</text:p>
          </table:table-cell>
          <table:table-cell office:value-type="float" office:value="93733" calcext:value-type="float">
            <text:p>93733</text:p>
          </table:table-cell>
          <table:table-cell office:value-type="float" office:value="65080" calcext:value-type="float">
            <text:p>65080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93897" calcext:value-type="float">
            <text:p>93897</text:p>
          </table:table-cell>
          <table:table-cell office:value-type="float" office:value="70969" calcext:value-type="float">
            <text:p>70969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97145" calcext:value-type="float">
            <text:p>97145</text:p>
          </table:table-cell>
          <table:table-cell office:value-type="float" office:value="54362" calcext:value-type="float">
            <text:p>54362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</text:p>
          </table:table-cell>
          <table:table-cell office:value-type="float" office:value="81167" calcext:value-type="float">
            <text:p>81167</text:p>
          </table:table-cell>
          <table:table-cell office:value-type="float" office:value="56973" calcext:value-type="float">
            <text:p>56973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RIE</text:p>
          </table:table-cell>
          <table:table-cell office:value-type="float" office:value="75617" calcext:value-type="float">
            <text:p>75617</text:p>
          </table:table-cell>
          <table:table-cell office:value-type="float" office:value="52475" calcext:value-type="float">
            <text:p>52475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--KENT</text:p>
          </table:table-cell>
          <table:table-cell office:value-type="float" office:value="76524" calcext:value-type="float">
            <text:p>76524</text:p>
          </table:table-cell>
          <table:table-cell office:value-type="float" office:value="52144" calcext:value-type="float">
            <text:p>52144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--WINDSOR</text:p>
          </table:table-cell>
          <table:table-cell office:value-type="float" office:value="87754" calcext:value-type="float">
            <text:p>87754</text:p>
          </table:table-cell>
          <table:table-cell office:value-type="float" office:value="57390" calcext:value-type="float">
            <text:p>57390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89157" calcext:value-type="float">
            <text:p>89157</text:p>
          </table:table-cell>
          <table:table-cell office:value-type="float" office:value="62644" calcext:value-type="float">
            <text:p>62644</text:p>
          </table:table-cell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93753" calcext:value-type="float">
            <text:p>93753</text:p>
          </table:table-cell>
          <table:table-cell office:value-type="float" office:value="62321" calcext:value-type="float">
            <text:p>62321</text:p>
          </table:table-cell>
          <table:table-cell office:value-type="float" office:value="1204" calcext:value-type="float">
            <text:p>1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</text:p>
          </table:table-cell>
          <table:table-cell office:value-type="float" office:value="100313" calcext:value-type="float">
            <text:p>100313</text:p>
          </table:table-cell>
          <table:table-cell office:value-type="float" office:value="64891" calcext:value-type="float">
            <text:p>64891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87138" calcext:value-type="float">
            <text:p>87138</text:p>
          </table:table-cell>
          <table:table-cell office:value-type="float" office:value="68868" calcext:value-type="float">
            <text:p>68868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--WELLINGTON</text:p>
          </table:table-cell>
          <table:table-cell office:value-type="float" office:value="101546" calcext:value-type="float">
            <text:p>101546</text:p>
          </table:table-cell>
          <table:table-cell office:value-type="float" office:value="78562" calcext:value-type="float">
            <text:p>78562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85789" calcext:value-type="float">
            <text:p>85789</text:p>
          </table:table-cell>
          <table:table-cell office:value-type="float" office:value="60684" calcext:value-type="float">
            <text:p>60684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--PEEL</text:p>
          </table:table-cell>
          <table:table-cell office:value-type="float" office:value="95798" calcext:value-type="float">
            <text:p>95798</text:p>
          </table:table-cell>
          <table:table-cell office:value-type="float" office:value="68841" calcext:value-type="float">
            <text:p>68841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</text:p>
          </table:table-cell>
          <table:table-cell office:value-type="float" office:value="83199" calcext:value-type="float">
            <text:p>83199</text:p>
          </table:table-cell>
          <table:table-cell office:value-type="float" office:value="54070" calcext:value-type="float">
            <text:p>54070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91697" calcext:value-type="float">
            <text:p>91697</text:p>
          </table:table-cell>
          <table:table-cell office:value-type="float" office:value="66261" calcext:value-type="float">
            <text:p>66261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--WENTWORTH</text:p>
          </table:table-cell>
          <table:table-cell office:value-type="float" office:value="98229" calcext:value-type="float">
            <text:p>98229</text:p>
          </table:table-cell>
          <table:table-cell office:value-type="float" office:value="74178" calcext:value-type="float">
            <text:p>74178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WEST</text:p>
          </table:table-cell>
          <table:table-cell office:value-type="float" office:value="86845" calcext:value-type="float">
            <text:p>86845</text:p>
          </table:table-cell>
          <table:table-cell office:value-type="float" office:value="62738" calcext:value-type="float">
            <text:p>62738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STINGS--FRONTENAC--LENNOX AND ADDINGTON</text:p>
          </table:table-cell>
          <table:table-cell office:value-type="float" office:value="82209" calcext:value-type="float">
            <text:p>82209</text:p>
          </table:table-cell>
          <table:table-cell office:value-type="float" office:value="58675" calcext:value-type="float">
            <text:p>58675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88586" calcext:value-type="float">
            <text:p>88586</text:p>
          </table:table-cell>
          <table:table-cell office:value-type="float" office:value="61779" calcext:value-type="float">
            <text:p>61779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--RAINY RIVER</text:p>
          </table:table-cell>
          <table:table-cell office:value-type="float" office:value="70514" calcext:value-type="float">
            <text:p>70514</text:p>
          </table:table-cell>
          <table:table-cell office:value-type="float" office:value="49450" calcext:value-type="float">
            <text:p>4945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T</text:p>
          </table:table-cell>
          <table:table-cell office:value-type="float" office:value="81117" calcext:value-type="float">
            <text:p>81117</text:p>
          </table:table-cell>
          <table:table-cell office:value-type="float" office:value="55936" calcext:value-type="float">
            <text:p>55936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</text:p>
          </table:table-cell>
          <table:table-cell office:value-type="float" office:value="94898" calcext:value-type="float">
            <text:p>94898</text:p>
          </table:table-cell>
          <table:table-cell office:value-type="float" office:value="77014" calcext:value-type="float">
            <text:p>77014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</text:p>
          </table:table-cell>
          <table:table-cell office:value-type="float" office:value="101460" calcext:value-type="float">
            <text:p>101460</text:p>
          </table:table-cell>
          <table:table-cell office:value-type="float" office:value="72501" calcext:value-type="float">
            <text:p>72501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MIDDLESEX</text:p>
          </table:table-cell>
          <table:table-cell office:value-type="float" office:value="74836" calcext:value-type="float">
            <text:p>74836</text:p>
          </table:table-cell>
          <table:table-cell office:value-type="float" office:value="53522" calcext:value-type="float">
            <text:p>53522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CARLETON</text:p>
          </table:table-cell>
          <table:table-cell office:value-type="float" office:value="101299" calcext:value-type="float">
            <text:p>101299</text:p>
          </table:table-cell>
          <table:table-cell office:value-type="float" office:value="75150" calcext:value-type="float">
            <text:p>75150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84582" calcext:value-type="float">
            <text:p>84582</text:p>
          </table:table-cell>
          <table:table-cell office:value-type="float" office:value="60943" calcext:value-type="float">
            <text:p>60943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INCOLN</text:p>
          </table:table-cell>
          <table:table-cell office:value-type="float" office:value="94775" calcext:value-type="float">
            <text:p>94775</text:p>
          </table:table-cell>
          <table:table-cell office:value-type="float" office:value="67019" calcext:value-type="float">
            <text:p>67019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EAST</text:p>
          </table:table-cell>
          <table:table-cell office:value-type="float" office:value="96831" calcext:value-type="float">
            <text:p>96831</text:p>
          </table:table-cell>
          <table:table-cell office:value-type="float" office:value="74243" calcext:value-type="float">
            <text:p>74243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MIDDLESEX</text:p>
          </table:table-cell>
          <table:table-cell office:value-type="float" office:value="94707" calcext:value-type="float">
            <text:p>94707</text:p>
          </table:table-cell>
          <table:table-cell office:value-type="float" office:value="66394" calcext:value-type="float">
            <text:p>66394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</text:p>
          </table:table-cell>
          <table:table-cell office:value-type="float" office:value="103615" calcext:value-type="float">
            <text:p>103615</text:p>
          </table:table-cell>
          <table:table-cell office:value-type="float" office:value="79917" calcext:value-type="float">
            <text:p>79917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</text:p>
          </table:table-cell>
          <table:table-cell office:value-type="float" office:value="129732" calcext:value-type="float">
            <text:p>129732</text:p>
          </table:table-cell>
          <table:table-cell office:value-type="float" office:value="91656" calcext:value-type="float">
            <text:p>91656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</text:p>
          </table:table-cell>
          <table:table-cell office:value-type="float" office:value="113216" calcext:value-type="float">
            <text:p>113216</text:p>
          </table:table-cell>
          <table:table-cell office:value-type="float" office:value="70152" calcext:value-type="float">
            <text:p>70152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</text:p>
          </table:table-cell>
          <table:table-cell office:value-type="float" office:value="96033" calcext:value-type="float">
            <text:p>96033</text:p>
          </table:table-cell>
          <table:table-cell office:value-type="float" office:value="62778" calcext:value-type="float">
            <text:p>62778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WEST</text:p>
          </table:table-cell>
          <table:table-cell office:value-type="float" office:value="130738" calcext:value-type="float">
            <text:p>130738</text:p>
          </table:table-cell>
          <table:table-cell office:value-type="float" office:value="93312" calcext:value-type="float">
            <text:p>93312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</text:p>
          </table:table-cell>
          <table:table-cell office:value-type="float" office:value="95490" calcext:value-type="float">
            <text:p>95490</text:p>
          </table:table-cell>
          <table:table-cell office:value-type="float" office:value="69804" calcext:value-type="float">
            <text:p>69804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84601" calcext:value-type="float">
            <text:p>84601</text:p>
          </table:table-cell>
          <table:table-cell office:value-type="float" office:value="60530" calcext:value-type="float">
            <text:p>60530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74608" calcext:value-type="float">
            <text:p>74608</text:p>
          </table:table-cell>
          <table:table-cell office:value-type="float" office:value="51312" calcext:value-type="float">
            <text:p>51312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</text:p>
          </table:table-cell>
          <table:table-cell office:value-type="float" office:value="71929" calcext:value-type="float">
            <text:p>71929</text:p>
          </table:table-cell>
          <table:table-cell office:value-type="float" office:value="51513" calcext:value-type="float">
            <text:p>51513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</text:p>
          </table:table-cell>
          <table:table-cell office:value-type="float" office:value="83016" calcext:value-type="float">
            <text:p>83016</text:p>
          </table:table-cell>
          <table:table-cell office:value-type="float" office:value="62067" calcext:value-type="float">
            <text:p>62067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--MILTON</text:p>
          </table:table-cell>
          <table:table-cell office:value-type="float" office:value="113052" calcext:value-type="float">
            <text:p>113052</text:p>
          </table:table-cell>
          <table:table-cell office:value-type="float" office:value="83742" calcext:value-type="float">
            <text:p>83742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NTARIO</text:p>
          </table:table-cell>
          <table:table-cell office:value-type="float" office:value="127090" calcext:value-type="float">
            <text:p>127090</text:p>
          </table:table-cell>
          <table:table-cell office:value-type="float" office:value="95824" calcext:value-type="float">
            <text:p>95824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95189" calcext:value-type="float">
            <text:p>95189</text:p>
          </table:table-cell>
          <table:table-cell office:value-type="float" office:value="63626" calcext:value-type="float">
            <text:p>63626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</text:p>
          </table:table-cell>
          <table:table-cell office:value-type="float" office:value="83224" calcext:value-type="float">
            <text:p>83224</text:p>
          </table:table-cell>
          <table:table-cell office:value-type="float" office:value="61431" calcext:value-type="float">
            <text:p>61431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</text:p>
          </table:table-cell>
          <table:table-cell office:value-type="float" office:value="94191" calcext:value-type="float">
            <text:p>94191</text:p>
          </table:table-cell>
          <table:table-cell office:value-type="float" office:value="67830" calcext:value-type="float">
            <text:p>67830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88712" calcext:value-type="float">
            <text:p>88712</text:p>
          </table:table-cell>
          <table:table-cell office:value-type="float" office:value="65118" calcext:value-type="float">
            <text:p>65118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</text:p>
          </table:table-cell>
          <table:table-cell office:value-type="float" office:value="80464" calcext:value-type="float">
            <text:p>80464</text:p>
          </table:table-cell>
          <table:table-cell office:value-type="float" office:value="59606" calcext:value-type="float">
            <text:p>59606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0591" calcext:value-type="float">
            <text:p>90591</text:p>
          </table:table-cell>
          <table:table-cell office:value-type="float" office:value="64737" calcext:value-type="float">
            <text:p>64737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93424" calcext:value-type="float">
            <text:p>93424</text:p>
          </table:table-cell>
          <table:table-cell office:value-type="float" office:value="58533" calcext:value-type="float">
            <text:p>58533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74063" calcext:value-type="float">
            <text:p>74063</text:p>
          </table:table-cell>
          <table:table-cell office:value-type="float" office:value="57396" calcext:value-type="float">
            <text:p>57396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--WATERLOO</text:p>
          </table:table-cell>
          <table:table-cell office:value-type="float" office:value="92026" calcext:value-type="float">
            <text:p>92026</text:p>
          </table:table-cell>
          <table:table-cell office:value-type="float" office:value="64148" calcext:value-type="float">
            <text:p>64148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94999" calcext:value-type="float">
            <text:p>94999</text:p>
          </table:table-cell>
          <table:table-cell office:value-type="float" office:value="73405" calcext:value-type="float">
            <text:p>73405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88936" calcext:value-type="float">
            <text:p>88936</text:p>
          </table:table-cell>
          <table:table-cell office:value-type="float" office:value="65143" calcext:value-type="float">
            <text:p>65143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</text:p>
          </table:table-cell>
          <table:table-cell office:value-type="float" office:value="90376" calcext:value-type="float">
            <text:p>90376</text:p>
          </table:table-cell>
          <table:table-cell office:value-type="float" office:value="61870" calcext:value-type="float">
            <text:p>61870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OSEDALE</text:p>
          </table:table-cell>
          <table:table-cell office:value-type="float" office:value="106893" calcext:value-type="float">
            <text:p>106893</text:p>
          </table:table-cell>
          <table:table-cell office:value-type="float" office:value="72038" calcext:value-type="float">
            <text:p>72038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85700" calcext:value-type="float">
            <text:p>85700</text:p>
          </table:table-cell>
          <table:table-cell office:value-type="float" office:value="57683" calcext:value-type="float">
            <text:p>57683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76447" calcext:value-type="float">
            <text:p>76447</text:p>
          </table:table-cell>
          <table:table-cell office:value-type="float" office:value="53556" calcext:value-type="float">
            <text:p>53556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97257" calcext:value-type="float">
            <text:p>97257</text:p>
          </table:table-cell>
          <table:table-cell office:value-type="float" office:value="58727" calcext:value-type="float">
            <text:p>58727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</text:p>
          </table:table-cell>
          <table:table-cell office:value-type="float" office:value="87000" calcext:value-type="float">
            <text:p>87000</text:p>
          </table:table-cell>
          <table:table-cell office:value-type="float" office:value="57164" calcext:value-type="float">
            <text:p>57164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EAST</text:p>
          </table:table-cell>
          <table:table-cell office:value-type="float" office:value="90044" calcext:value-type="float">
            <text:p>90044</text:p>
          </table:table-cell>
          <table:table-cell office:value-type="float" office:value="55890" calcext:value-type="float">
            <text:p>55890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19165" calcext:value-type="float">
            <text:p>119165</text:p>
          </table:table-cell>
          <table:table-cell office:value-type="float" office:value="67623" calcext:value-type="float">
            <text:p>67623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WEST</text:p>
          </table:table-cell>
          <table:table-cell office:value-type="float" office:value="91210" calcext:value-type="float">
            <text:p>91210</text:p>
          </table:table-cell>
          <table:table-cell office:value-type="float" office:value="57376" calcext:value-type="float">
            <text:p>57376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CENTRE</text:p>
          </table:table-cell>
          <table:table-cell office:value-type="float" office:value="97694" calcext:value-type="float">
            <text:p>97694</text:p>
          </table:table-cell>
          <table:table-cell office:value-type="float" office:value="72978" calcext:value-type="float">
            <text:p>72978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</text:p>
          </table:table-cell>
          <table:table-cell office:value-type="float" office:value="90507" calcext:value-type="float">
            <text:p>90507</text:p>
          </table:table-cell>
          <table:table-cell office:value-type="float" office:value="68644" calcext:value-type="float">
            <text:p>68644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92861" calcext:value-type="float">
            <text:p>92861</text:p>
          </table:table-cell>
          <table:table-cell office:value-type="float" office:value="65684" calcext:value-type="float">
            <text:p>65684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98055" calcext:value-type="float">
            <text:p>98055</text:p>
          </table:table-cell>
          <table:table-cell office:value-type="float" office:value="67199" calcext:value-type="float">
            <text:p>67199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</text:p>
          </table:table-cell>
          <table:table-cell office:value-type="float" office:value="81275" calcext:value-type="float">
            <text:p>81275</text:p>
          </table:table-cell>
          <table:table-cell office:value-type="float" office:value="59060" calcext:value-type="float">
            <text:p>59060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78515" calcext:value-type="float">
            <text:p>78515</text:p>
          </table:table-cell>
          <table:table-cell office:value-type="float" office:value="58144" calcext:value-type="float">
            <text:p>58144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ATIKOKAN</text:p>
          </table:table-cell>
          <table:table-cell office:value-type="float" office:value="68555" calcext:value-type="float">
            <text:p>68555</text:p>
          </table:table-cell>
          <table:table-cell office:value-type="float" office:value="48556" calcext:value-type="float">
            <text:p>48556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NIPIGON</text:p>
          </table:table-cell>
          <table:table-cell office:value-type="float" office:value="70195" calcext:value-type="float">
            <text:p>70195</text:p>
          </table:table-cell>
          <table:table-cell office:value-type="float" office:value="50483" calcext:value-type="float">
            <text:p>50483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ISKAMING</text:p>
          </table:table-cell>
          <table:table-cell office:value-type="float" office:value="58268" calcext:value-type="float">
            <text:p>58268</text:p>
          </table:table-cell>
          <table:table-cell office:value-type="float" office:value="40934" calcext:value-type="float">
            <text:p>40934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CHAPLEAU</text:p>
          </table:table-cell>
          <table:table-cell office:value-type="float" office:value="63839" calcext:value-type="float">
            <text:p>63839</text:p>
          </table:table-cell>
          <table:table-cell office:value-type="float" office:value="44244" calcext:value-type="float">
            <text:p>44244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93407" calcext:value-type="float">
            <text:p>93407</text:p>
          </table:table-cell>
          <table:table-cell office:value-type="float" office:value="54536" calcext:value-type="float">
            <text:p>54536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ICTORIA--HALIBURTON</text:p>
          </table:table-cell>
          <table:table-cell office:value-type="float" office:value="84620" calcext:value-type="float">
            <text:p>84620</text:p>
          </table:table-cell>
          <table:table-cell office:value-type="float" office:value="65670" calcext:value-type="float">
            <text:p>65670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ATERLOO</text:p>
          </table:table-cell>
          <table:table-cell office:value-type="float" office:value="103685" calcext:value-type="float">
            <text:p>103685</text:p>
          </table:table-cell>
          <table:table-cell office:value-type="float" office:value="80513" calcext:value-type="float">
            <text:p>80513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--ST. CATHARINES--THOROLD</text:p>
          </table:table-cell>
          <table:table-cell office:value-type="float" office:value="85706" calcext:value-type="float">
            <text:p>85706</text:p>
          </table:table-cell>
          <table:table-cell office:value-type="float" office:value="63623" calcext:value-type="float">
            <text:p>63623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GREY--DUFFERIN--SIMCOE</text:p>
          </table:table-cell>
          <table:table-cell office:value-type="float" office:value="95216" calcext:value-type="float">
            <text:p>95216</text:p>
          </table:table-cell>
          <table:table-cell office:value-type="float" office:value="69186" calcext:value-type="float">
            <text:p>69186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94259" calcext:value-type="float">
            <text:p>94259</text:p>
          </table:table-cell>
          <table:table-cell office:value-type="float" office:value="65066" calcext:value-type="float">
            <text:p>65066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LAKE ST. CLAIR</text:p>
          </table:table-cell>
          <table:table-cell office:value-type="float" office:value="87157" calcext:value-type="float">
            <text:p>87157</text:p>
          </table:table-cell>
          <table:table-cell office:value-type="float" office:value="59438" calcext:value-type="float">
            <text:p>59438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</text:p>
          </table:table-cell>
          <table:table-cell office:value-type="float" office:value="91916" calcext:value-type="float">
            <text:p>91916</text:p>
          </table:table-cell>
          <table:table-cell office:value-type="float" office:value="63010" calcext:value-type="float">
            <text:p>63010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</text:p>
          </table:table-cell>
          <table:table-cell office:value-type="float" office:value="92976" calcext:value-type="float">
            <text:p>92976</text:p>
          </table:table-cell>
          <table:table-cell office:value-type="float" office:value="56740" calcext:value-type="float">
            <text:p>56740</text:p>
          </table:table-cell>
          <table:table-cell office:value-type="float" office:value="541" calcext:value-type="float">
            <text:p>5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NORTH</text:p>
          </table:table-cell>
          <table:table-cell office:value-type="float" office:value="144226" calcext:value-type="float">
            <text:p>144226</text:p>
          </table:table-cell>
          <table:table-cell office:value-type="float" office:value="116131" calcext:value-type="float">
            <text:p>116131</text:p>
          </table:table-cell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06719" calcext:value-type="float">
            <text:p>106719</text:p>
          </table:table-cell>
          <table:table-cell office:value-type="float" office:value="77049" calcext:value-type="float">
            <text:p>77049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</text:p>
          </table:table-cell>
          <table:table-cell office:value-type="float" office:value="94314" calcext:value-type="float">
            <text:p>94314</text:p>
          </table:table-cell>
          <table:table-cell office:value-type="float" office:value="53203" calcext:value-type="float">
            <text:p>53203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</text:p>
          </table:table-cell>
          <table:table-cell office:value-type="float" office:value="102162" calcext:value-type="float">
            <text:p>102162</text:p>
          </table:table-cell>
          <table:table-cell office:value-type="float" office:value="48189" calcext:value-type="float">
            <text:p>48189</text:p>
          </table:table-cell>
          <table:table-cell office:value-type="float" office:value="438" calcext:value-type="float">
            <text:p>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29794" calcext:value-type="float">
            <text:p>29794</text:p>
          </table:table-cell>
          <table:table-cell office:value-type="float" office:value="20458" calcext:value-type="float">
            <text:p>20458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4627" calcext:value-type="float">
            <text:p>34627</text:p>
          </table:table-cell>
          <table:table-cell office:value-type="float" office:value="23602" calcext:value-type="float">
            <text:p>23602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HILLSBOROUGH</text:p>
          </table:table-cell>
          <table:table-cell office:value-type="float" office:value="31832" calcext:value-type="float">
            <text:p>31832</text:p>
          </table:table-cell>
          <table:table-cell office:value-type="float" office:value="24252" calcext:value-type="float">
            <text:p>24252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0393" calcext:value-type="float">
            <text:p>30393</text:p>
          </table:table-cell>
          <table:table-cell office:value-type="float" office:value="21234" calcext:value-type="float">
            <text:p>21234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</text:p>
          </table:table-cell>
          <table:table-cell office:value-type="float" office:value="86991" calcext:value-type="float">
            <text:p>86991</text:p>
          </table:table-cell>
          <table:table-cell office:value-type="float" office:value="61409" calcext:value-type="float">
            <text:p>61409</text:p>
          </table:table-cell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91014" calcext:value-type="float">
            <text:p>91014</text:p>
          </table:table-cell>
          <table:table-cell office:value-type="float" office:value="66906" calcext:value-type="float">
            <text:p>66906</text:p>
          </table:table-cell>
          <table:table-cell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NJOU--RIVIÈRE-DES-PRAIRIES</text:p>
          </table:table-cell>
          <table:table-cell office:value-type="float" office:value="97635" calcext:value-type="float">
            <text:p>97635</text:p>
          </table:table-cell>
          <table:table-cell office:value-type="float" office:value="73763" calcext:value-type="float">
            <text:p>73763</text:p>
          </table:table-cell>
          <table:table-cell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--PAPINEAU</text:p>
          </table:table-cell>
          <table:table-cell office:value-type="float" office:value="73524" calcext:value-type="float">
            <text:p>73524</text:p>
          </table:table-cell>
          <table:table-cell office:value-type="float" office:value="55217" calcext:value-type="float">
            <text:p>55217</text:p>
          </table:table-cell>
          <table:table-cell office:value-type="float" office:value="631" calcext:value-type="float">
            <text:p>6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95674" calcext:value-type="float">
            <text:p>95674</text:p>
          </table:table-cell>
          <table:table-cell office:value-type="float" office:value="68530" calcext:value-type="float">
            <text:p>68530</text:p>
          </table:table-cell>
          <table:table-cell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--SALABERRY</text:p>
          </table:table-cell>
          <table:table-cell office:value-type="float" office:value="85212" calcext:value-type="float">
            <text:p>85212</text:p>
          </table:table-cell>
          <table:table-cell office:value-type="float" office:value="65032" calcext:value-type="float">
            <text:p>65032</text:p>
          </table:table-cell>
          <table:table-cell office:value-type="float" office:value="704" calcext:value-type="float">
            <text:p>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LLECHASSE</text:p>
          </table:table-cell>
          <table:table-cell office:value-type="float" office:value="83395" calcext:value-type="float">
            <text:p>83395</text:p>
          </table:table-cell>
          <table:table-cell office:value-type="float" office:value="59986" calcext:value-type="float">
            <text:p>59986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--MONTCALM</text:p>
          </table:table-cell>
          <table:table-cell office:value-type="float" office:value="94035" calcext:value-type="float">
            <text:p>94035</text:p>
          </table:table-cell>
          <table:table-cell office:value-type="float" office:value="72746" calcext:value-type="float">
            <text:p>72746</text:p>
          </table:table-cell>
          <table:table-cell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LAINVILLE--DEUX-MONTAGNES</text:p>
          </table:table-cell>
          <table:table-cell office:value-type="float" office:value="114778" calcext:value-type="float">
            <text:p>114778</text:p>
          </table:table-cell>
          <table:table-cell office:value-type="float" office:value="88069" calcext:value-type="float">
            <text:p>88069</text:p>
          </table:table-cell>
          <table:table-cell office:value-type="float" office:value="1352" calcext:value-type="float">
            <text:p>1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NAVENTURE--ÎLES-DE-LA-MADELEINE</text:p>
          </table:table-cell>
          <table:table-cell office:value-type="float" office:value="51719" calcext:value-type="float">
            <text:p>51719</text:p>
          </table:table-cell>
          <table:table-cell office:value-type="float" office:value="36609" calcext:value-type="float">
            <text:p>36609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90303" calcext:value-type="float">
            <text:p>90303</text:p>
          </table:table-cell>
          <table:table-cell office:value-type="float" office:value="62097" calcext:value-type="float">
            <text:p>62097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--MISSISQUOI</text:p>
          </table:table-cell>
          <table:table-cell office:value-type="float" office:value="75964" calcext:value-type="float">
            <text:p>75964</text:p>
          </table:table-cell>
          <table:table-cell office:value-type="float" office:value="55464" calcext:value-type="float">
            <text:p>55464</text:p>
          </table:table-cell>
          <table:table-cell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</text:p>
          </table:table-cell>
          <table:table-cell office:value-type="float" office:value="92685" calcext:value-type="float">
            <text:p>92685</text:p>
          </table:table-cell>
          <table:table-cell office:value-type="float" office:value="67286" calcext:value-type="float">
            <text:p>67286</text:p>
          </table:table-cell>
          <table:table-cell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PLAIN</text:p>
          </table:table-cell>
          <table:table-cell office:value-type="float" office:value="85473" calcext:value-type="float">
            <text:p>85473</text:p>
          </table:table-cell>
          <table:table-cell office:value-type="float" office:value="61672" calcext:value-type="float">
            <text:p>61672</text:p>
          </table:table-cell>
          <table:table-cell office:value-type="float" office:value="1037" calcext:value-type="float">
            <text:p>1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</text:p>
          </table:table-cell>
          <table:table-cell office:value-type="float" office:value="106894" calcext:value-type="float">
            <text:p>106894</text:p>
          </table:table-cell>
          <table:table-cell office:value-type="float" office:value="77676" calcext:value-type="float">
            <text:p>77676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VOIX</text:p>
          </table:table-cell>
          <table:table-cell office:value-type="float" office:value="81102" calcext:value-type="float">
            <text:p>81102</text:p>
          </table:table-cell>
          <table:table-cell office:value-type="float" office:value="57275" calcext:value-type="float">
            <text:p>57275</text:p>
          </table:table-cell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</text:p>
          </table:table-cell>
          <table:table-cell office:value-type="float" office:value="88268" calcext:value-type="float">
            <text:p>88268</text:p>
          </table:table-cell>
          <table:table-cell office:value-type="float" office:value="70945" calcext:value-type="float">
            <text:p>70945</text:p>
          </table:table-cell>
          <table:table-cell office:value-type="float" office:value="953" calcext:value-type="float">
            <text:p>9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</text:p>
          </table:table-cell>
          <table:table-cell office:value-type="float" office:value="86241" calcext:value-type="float">
            <text:p>86241</text:p>
          </table:table-cell>
          <table:table-cell office:value-type="float" office:value="58609" calcext:value-type="float">
            <text:p>58609</text:p>
          </table:table-cell>
          <table:table-cell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79608" calcext:value-type="float">
            <text:p>79608</text:p>
          </table:table-cell>
          <table:table-cell office:value-type="float" office:value="57832" calcext:value-type="float">
            <text:p>57832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UVERNAY</text:p>
          </table:table-cell>
          <table:table-cell office:value-type="float" office:value="94435" calcext:value-type="float">
            <text:p>94435</text:p>
          </table:table-cell>
          <table:table-cell office:value-type="float" office:value="71474" calcext:value-type="float">
            <text:p>71474</text:p>
          </table:table-cell>
          <table:table-cell office:value-type="float" office:value="1576" calcext:value-type="float">
            <text:p>1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FRONTENAC</text:p>
          </table:table-cell>
          <table:table-cell office:value-type="float" office:value="63658" calcext:value-type="float">
            <text:p>63658</text:p>
          </table:table-cell>
          <table:table-cell office:value-type="float" office:value="44383" calcext:value-type="float">
            <text:p>44383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SPÉ</text:p>
          </table:table-cell>
          <table:table-cell office:value-type="float" office:value="60736" calcext:value-type="float">
            <text:p>60736</text:p>
          </table:table-cell>
          <table:table-cell office:value-type="float" office:value="40982" calcext:value-type="float">
            <text:p>40982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--LA LIÈVRE</text:p>
          </table:table-cell>
          <table:table-cell office:value-type="float" office:value="108818" calcext:value-type="float">
            <text:p>108818</text:p>
          </table:table-cell>
          <table:table-cell office:value-type="float" office:value="78810" calcext:value-type="float">
            <text:p>78810</text:p>
          </table:table-cell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--MAISONNEUVE</text:p>
          </table:table-cell>
          <table:table-cell office:value-type="float" office:value="82184" calcext:value-type="float">
            <text:p>82184</text:p>
          </table:table-cell>
          <table:table-cell office:value-type="float" office:value="61240" calcext:value-type="float">
            <text:p>61240</text:p>
          </table:table-cell>
          <table:table-cell office:value-type="float" office:value="954" calcext:value-type="float">
            <text:p>9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--AYLMER</text:p>
          </table:table-cell>
          <table:table-cell office:value-type="float" office:value="87698" calcext:value-type="float">
            <text:p>87698</text:p>
          </table:table-cell>
          <table:table-cell office:value-type="float" office:value="63094" calcext:value-type="float">
            <text:p>63094</text:p>
          </table:table-cell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95270" calcext:value-type="float">
            <text:p>95270</text:p>
          </table:table-cell>
          <table:table-cell office:value-type="float" office:value="72067" calcext:value-type="float">
            <text:p>72067</text:p>
          </table:table-cell>
          <table:table-cell office:value-type="float" office:value="1564" calcext:value-type="float">
            <text:p>1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</text:p>
          </table:table-cell>
          <table:table-cell office:value-type="float" office:value="67598" calcext:value-type="float">
            <text:p>67598</text:p>
          </table:table-cell>
          <table:table-cell office:value-type="float" office:value="46846" calcext:value-type="float">
            <text:p>46846</text:p>
          </table:table-cell>
          <table:table-cell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KAMOURASKA--RIVIÈRE-DU-LOUP</text:p>
          </table:table-cell>
          <table:table-cell office:value-type="float" office:value="72753" calcext:value-type="float">
            <text:p>72753</text:p>
          </table:table-cell>
          <table:table-cell office:value-type="float" office:value="51603" calcext:value-type="float">
            <text:p>51603</text:p>
          </table:table-cell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 PRAIRIE</text:p>
          </table:table-cell>
          <table:table-cell office:value-type="float" office:value="97639" calcext:value-type="float">
            <text:p>97639</text:p>
          </table:table-cell>
          <table:table-cell office:value-type="float" office:value="72723" calcext:value-type="float">
            <text:p>72723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JEAN</text:p>
          </table:table-cell>
          <table:table-cell office:value-type="float" office:value="69391" calcext:value-type="float">
            <text:p>69391</text:p>
          </table:table-cell>
          <table:table-cell office:value-type="float" office:value="47132" calcext:value-type="float">
            <text:p>47132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HINE--LAC-SAINT-LOUIS</text:p>
          </table:table-cell>
          <table:table-cell office:value-type="float" office:value="97592" calcext:value-type="float">
            <text:p>97592</text:p>
          </table:table-cell>
          <table:table-cell office:value-type="float" office:value="70051" calcext:value-type="float">
            <text:p>70051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NGELIER</text:p>
          </table:table-cell>
          <table:table-cell office:value-type="float" office:value="94243" calcext:value-type="float">
            <text:p>94243</text:p>
          </table:table-cell>
          <table:table-cell office:value-type="float" office:value="74312" calcext:value-type="float">
            <text:p>74312</text:p>
          </table:table-cell>
          <table:table-cell office:value-type="float" office:value="1270" calcext:value-type="float">
            <text:p>1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--ÉMARD</text:p>
          </table:table-cell>
          <table:table-cell office:value-type="float" office:value="95884" calcext:value-type="float">
            <text:p>95884</text:p>
          </table:table-cell>
          <table:table-cell office:value-type="float" office:value="67854" calcext:value-type="float">
            <text:p>67854</text:p>
          </table:table-cell>
          <table:table-cell office:value-type="float" office:value="1012" calcext:value-type="float">
            <text:p>1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</text:p>
          </table:table-cell>
          <table:table-cell office:value-type="float" office:value="99124" calcext:value-type="float">
            <text:p>99124</text:p>
          </table:table-cell>
          <table:table-cell office:value-type="float" office:value="78847" calcext:value-type="float">
            <text:p>78847</text:p>
          </table:table-cell>
          <table:table-cell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--SAINTE-MARIE</text:p>
          </table:table-cell>
          <table:table-cell office:value-type="float" office:value="83492" calcext:value-type="float">
            <text:p>83492</text:p>
          </table:table-cell>
          <table:table-cell office:value-type="float" office:value="59956" calcext:value-type="float">
            <text:p>59956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</text:p>
          </table:table-cell>
          <table:table-cell office:value-type="float" office:value="95774" calcext:value-type="float">
            <text:p>95774</text:p>
          </table:table-cell>
          <table:table-cell office:value-type="float" office:value="70688" calcext:value-type="float">
            <text:p>70688</text:p>
          </table:table-cell>
          <table:table-cell office:value-type="float" office:value="1331" calcext:value-type="float">
            <text:p>1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-DES-RAPIDES</text:p>
          </table:table-cell>
          <table:table-cell office:value-type="float" office:value="93955" calcext:value-type="float">
            <text:p>93955</text:p>
          </table:table-cell>
          <table:table-cell office:value-type="float" office:value="70941" calcext:value-type="float">
            <text:p>70941</text:p>
          </table:table-cell>
          <table:table-cell office:value-type="float" office:value="1602" calcext:value-type="float">
            <text:p>1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</text:p>
          </table:table-cell>
          <table:table-cell office:value-type="float" office:value="104366" calcext:value-type="float">
            <text:p>104366</text:p>
          </table:table-cell>
          <table:table-cell office:value-type="float" office:value="77784" calcext:value-type="float">
            <text:p>77784</text:p>
          </table:table-cell>
          <table:table-cell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</text:p>
          </table:table-cell>
          <table:table-cell office:value-type="float" office:value="106857" calcext:value-type="float">
            <text:p>106857</text:p>
          </table:table-cell>
          <table:table-cell office:value-type="float" office:value="77055" calcext:value-type="float">
            <text:p>77055</text:p>
          </table:table-cell>
          <table:table-cell office:value-type="float" office:value="1231" calcext:value-type="float">
            <text:p>1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</text:p>
          </table:table-cell>
          <table:table-cell office:value-type="float" office:value="92423" calcext:value-type="float">
            <text:p>92423</text:p>
          </table:table-cell>
          <table:table-cell office:value-type="float" office:value="65599" calcext:value-type="float">
            <text:p>65599</text:p>
          </table:table-cell>
          <table:table-cell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94500" calcext:value-type="float">
            <text:p>94500</text:p>
          </table:table-cell>
          <table:table-cell office:value-type="float" office:value="77036" calcext:value-type="float">
            <text:p>77036</text:p>
          </table:table-cell>
          <table:table-cell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57075" calcext:value-type="float">
            <text:p>57075</text:p>
          </table:table-cell>
          <table:table-cell office:value-type="float" office:value="37182" calcext:value-type="float">
            <text:p>37182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TAPÉDIA--MATANE</text:p>
          </table:table-cell>
          <table:table-cell office:value-type="float" office:value="65390" calcext:value-type="float">
            <text:p>65390</text:p>
          </table:table-cell>
          <table:table-cell office:value-type="float" office:value="46097" calcext:value-type="float">
            <text:p>46097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ÉGANTIC--COMPTON--STANSTEAD</text:p>
          </table:table-cell>
          <table:table-cell office:value-type="float" office:value="73921" calcext:value-type="float">
            <text:p>73921</text:p>
          </table:table-cell>
          <table:table-cell office:value-type="float" office:value="52830" calcext:value-type="float">
            <text:p>52830</text:p>
          </table:table-cell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ERCIER</text:p>
          </table:table-cell>
          <table:table-cell office:value-type="float" office:value="105829" calcext:value-type="float">
            <text:p>105829</text:p>
          </table:table-cell>
          <table:table-cell office:value-type="float" office:value="77812" calcext:value-type="float">
            <text:p>77812</text:p>
          </table:table-cell>
          <table:table-cell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 ROYAL</text:p>
          </table:table-cell>
          <table:table-cell office:value-type="float" office:value="92593" calcext:value-type="float">
            <text:p>92593</text:p>
          </table:table-cell>
          <table:table-cell office:value-type="float" office:value="60890" calcext:value-type="float">
            <text:p>60890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MORENCY--ORLÉANS</text:p>
          </table:table-cell>
          <table:table-cell office:value-type="float" office:value="92589" calcext:value-type="float">
            <text:p>92589</text:p>
          </table:table-cell>
          <table:table-cell office:value-type="float" office:value="69268" calcext:value-type="float">
            <text:p>69268</text:p>
          </table:table-cell>
          <table:table-cell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</text:p>
          </table:table-cell>
          <table:table-cell office:value-type="float" office:value="80115" calcext:value-type="float">
            <text:p>80115</text:p>
          </table:table-cell>
          <table:table-cell office:value-type="float" office:value="54284" calcext:value-type="float">
            <text:p>54284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3996" calcext:value-type="float">
            <text:p>93996</text:p>
          </table:table-cell>
          <table:table-cell office:value-type="float" office:value="60902" calcext:value-type="float">
            <text:p>60902</text:p>
          </table:table-cell>
          <table:table-cell office:value-type="float" office:value="591" calcext:value-type="float">
            <text:p>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--SAINT-MICHEL</text:p>
          </table:table-cell>
          <table:table-cell office:value-type="float" office:value="89068" calcext:value-type="float">
            <text:p>89068</text:p>
          </table:table-cell>
          <table:table-cell office:value-type="float" office:value="57470" calcext:value-type="float">
            <text:p>57470</text:p>
          </table:table-cell>
          <table:table-cell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--DOLLARD</text:p>
          </table:table-cell>
          <table:table-cell office:value-type="float" office:value="99955" calcext:value-type="float">
            <text:p>99955</text:p>
          </table:table-cell>
          <table:table-cell office:value-type="float" office:value="69739" calcext:value-type="float">
            <text:p>69739</text:p>
          </table:table-cell>
          <table:table-cell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--GATINEAU--LABELLE</text:p>
          </table:table-cell>
          <table:table-cell office:value-type="float" office:value="77421" calcext:value-type="float">
            <text:p>77421</text:p>
          </table:table-cell>
          <table:table-cell office:value-type="float" office:value="55143" calcext:value-type="float">
            <text:p>55143</text:p>
          </table:table-cell>
          <table:table-cell office:value-type="float" office:value="445" calcext:value-type="float">
            <text:p>4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</text:p>
          </table:table-cell>
          <table:table-cell office:value-type="float" office:value="75013" calcext:value-type="float">
            <text:p>75013</text:p>
          </table:table-cell>
          <table:table-cell office:value-type="float" office:value="56486" calcext:value-type="float">
            <text:p>56486</text:p>
          </table:table-cell>
          <table:table-cell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-EST</text:p>
          </table:table-cell>
          <table:table-cell office:value-type="float" office:value="93662" calcext:value-type="float">
            <text:p>93662</text:p>
          </table:table-cell>
          <table:table-cell office:value-type="float" office:value="71271" calcext:value-type="float">
            <text:p>71271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ELIEU</text:p>
          </table:table-cell>
          <table:table-cell office:value-type="float" office:value="81431" calcext:value-type="float">
            <text:p>81431</text:p>
          </table:table-cell>
          <table:table-cell office:value-type="float" office:value="59440" calcext:value-type="float">
            <text:p>59440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--WOLFE</text:p>
          </table:table-cell>
          <table:table-cell office:value-type="float" office:value="76731" calcext:value-type="float">
            <text:p>76731</text:p>
          </table:table-cell>
          <table:table-cell office:value-type="float" office:value="54301" calcext:value-type="float">
            <text:p>54301</text:p>
          </table:table-cell>
          <table:table-cell office:value-type="float" office:value="528" calcext:value-type="float">
            <text:p>5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--TÉMISCOUATA</text:p>
          </table:table-cell>
          <table:table-cell office:value-type="float" office:value="74640" calcext:value-type="float">
            <text:p>74640</text:p>
          </table:table-cell>
          <table:table-cell office:value-type="float" office:value="54396" calcext:value-type="float">
            <text:p>54396</text:p>
          </table:table-cell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</text:p>
          </table:table-cell>
          <table:table-cell office:value-type="float" office:value="75024" calcext:value-type="float">
            <text:p>75024</text:p>
          </table:table-cell>
          <table:table-cell office:value-type="float" office:value="49094" calcext:value-type="float">
            <text:p>49094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</text:p>
          </table:table-cell>
          <table:table-cell office:value-type="float" office:value="92178" calcext:value-type="float">
            <text:p>92178</text:p>
          </table:table-cell>
          <table:table-cell office:value-type="float" office:value="67754" calcext:value-type="float">
            <text:p>67754</text:p>
          </table:table-cell>
          <table:table-cell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DENIS</text:p>
          </table:table-cell>
          <table:table-cell office:value-type="float" office:value="90931" calcext:value-type="float">
            <text:p>90931</text:p>
          </table:table-cell>
          <table:table-cell office:value-type="float" office:value="56971" calcext:value-type="float">
            <text:p>56971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ENRI--WESTMOUNT</text:p>
          </table:table-cell>
          <table:table-cell office:value-type="float" office:value="82057" calcext:value-type="float">
            <text:p>82057</text:p>
          </table:table-cell>
          <table:table-cell office:value-type="float" office:value="55737" calcext:value-type="float">
            <text:p>55737</text:p>
          </table:table-cell>
          <table:table-cell office:value-type="float" office:value="521" calcext:value-type="float">
            <text:p>5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UBERT</text:p>
          </table:table-cell>
          <table:table-cell office:value-type="float" office:value="108726" calcext:value-type="float">
            <text:p>108726</text:p>
          </table:table-cell>
          <table:table-cell office:value-type="float" office:value="73280" calcext:value-type="float">
            <text:p>73280</text:p>
          </table:table-cell>
          <table:table-cell office:value-type="float" office:value="1063" calcext:value-type="float">
            <text:p>10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--BAGOT</text:p>
          </table:table-cell>
          <table:table-cell office:value-type="float" office:value="85679" calcext:value-type="float">
            <text:p>85679</text:p>
          </table:table-cell>
          <table:table-cell office:value-type="float" office:value="63185" calcext:value-type="float">
            <text:p>63185</text:p>
          </table:table-cell>
          <table:table-cell office:value-type="float" office:value="1059" calcext:value-type="float">
            <text:p>10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83093" calcext:value-type="float">
            <text:p>83093</text:p>
          </table:table-cell>
          <table:table-cell office:value-type="float" office:value="62192" calcext:value-type="float">
            <text:p>62192</text:p>
          </table:table-cell>
          <table:table-cell office:value-type="float" office:value="1072" calcext:value-type="float">
            <text:p>10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</text:p>
          </table:table-cell>
          <table:table-cell office:value-type="float" office:value="88880" calcext:value-type="float">
            <text:p>88880</text:p>
          </table:table-cell>
          <table:table-cell office:value-type="float" office:value="58282" calcext:value-type="float">
            <text:p>58282</text:p>
          </table:table-cell>
          <table:table-cell office:value-type="float" office:value="643" calcext:value-type="float">
            <text:p>6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</text:p>
          </table:table-cell>
          <table:table-cell office:value-type="float" office:value="90878" calcext:value-type="float">
            <text:p>90878</text:p>
          </table:table-cell>
          <table:table-cell office:value-type="float" office:value="62845" calcext:value-type="float">
            <text:p>62845</text:p>
          </table:table-cell>
          <table:table-cell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</text:p>
          </table:table-cell>
          <table:table-cell office:value-type="float" office:value="72845" calcext:value-type="float">
            <text:p>72845</text:p>
          </table:table-cell>
          <table:table-cell office:value-type="float" office:value="55944" calcext:value-type="float">
            <text:p>55944</text:p>
          </table:table-cell>
          <table:table-cell office:value-type="float" office:value="1249" calcext:value-type="float">
            <text:p>1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86104" calcext:value-type="float">
            <text:p>86104</text:p>
          </table:table-cell>
          <table:table-cell office:value-type="float" office:value="63846" calcext:value-type="float">
            <text:p>63846</text:p>
          </table:table-cell>
          <table:table-cell office:value-type="float" office:value="1122" calcext:value-type="float">
            <text:p>1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90855" calcext:value-type="float">
            <text:p>90855</text:p>
          </table:table-cell>
          <table:table-cell office:value-type="float" office:value="73879" calcext:value-type="float">
            <text:p>73879</text:p>
          </table:table-cell>
          <table:table-cell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ÉMISCAMINGUE</text:p>
          </table:table-cell>
          <table:table-cell office:value-type="float" office:value="81610" calcext:value-type="float">
            <text:p>81610</text:p>
          </table:table-cell>
          <table:table-cell office:value-type="float" office:value="57084" calcext:value-type="float">
            <text:p>57084</text:p>
          </table:table-cell>
          <table:table-cell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</text:p>
          </table:table-cell>
          <table:table-cell office:value-type="float" office:value="119812" calcext:value-type="float">
            <text:p>119812</text:p>
          </table:table-cell>
          <table:table-cell office:value-type="float" office:value="92980" calcext:value-type="float">
            <text:p>92980</text:p>
          </table:table-cell>
          <table:table-cell office:value-type="float" office:value="1655" calcext:value-type="float">
            <text:p>1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75433" calcext:value-type="float">
            <text:p>75433</text:p>
          </table:table-cell>
          <table:table-cell office:value-type="float" office:value="59806" calcext:value-type="float">
            <text:p>59806</text:p>
          </table:table-cell>
          <table:table-cell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</text:p>
          </table:table-cell>
          <table:table-cell office:value-type="float" office:value="91954" calcext:value-type="float">
            <text:p>91954</text:p>
          </table:table-cell>
          <table:table-cell office:value-type="float" office:value="68636" calcext:value-type="float">
            <text:p>68636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</text:p>
          </table:table-cell>
          <table:table-cell office:value-type="float" office:value="82258" calcext:value-type="float">
            <text:p>82258</text:p>
          </table:table-cell>
          <table:table-cell office:value-type="float" office:value="61609" calcext:value-type="float">
            <text:p>61609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DUN--SAINT-PAUL</text:p>
          </table:table-cell>
          <table:table-cell office:value-type="float" office:value="85810" calcext:value-type="float">
            <text:p>85810</text:p>
          </table:table-cell>
          <table:table-cell office:value-type="float" office:value="62126" calcext:value-type="float">
            <text:p>62126</text:p>
          </table:table-cell>
          <table:table-cell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KINDERSLEY--LLOYDMINSTER</text:p>
          </table:table-cell>
          <table:table-cell office:value-type="float" office:value="69883" calcext:value-type="float">
            <text:p>69883</text:p>
          </table:table-cell>
          <table:table-cell office:value-type="float" office:value="42916" calcext:value-type="float">
            <text:p>42916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MACKENZIE</text:p>
          </table:table-cell>
          <table:table-cell office:value-type="float" office:value="65469" calcext:value-type="float">
            <text:p>65469</text:p>
          </table:table-cell>
          <table:table-cell office:value-type="float" office:value="43435" calcext:value-type="float">
            <text:p>43435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MOOSE JAW--LAKE CENTRE</text:p>
          </table:table-cell>
          <table:table-cell office:value-type="float" office:value="69635" calcext:value-type="float">
            <text:p>69635</text:p>
          </table:table-cell>
          <table:table-cell office:value-type="float" office:value="46211" calcext:value-type="float">
            <text:p>46211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--CHURCHILL RIVER</text:p>
          </table:table-cell>
          <table:table-cell office:value-type="float" office:value="73077" calcext:value-type="float">
            <text:p>73077</text:p>
          </table:table-cell>
          <table:table-cell office:value-type="float" office:value="44548" calcext:value-type="float">
            <text:p>44548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</text:p>
          </table:table-cell>
          <table:table-cell office:value-type="float" office:value="75760" calcext:value-type="float">
            <text:p>75760</text:p>
          </table:table-cell>
          <table:table-cell office:value-type="float" office:value="50066" calcext:value-type="float">
            <text:p>50066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9173" calcext:value-type="float">
            <text:p>69173</text:p>
          </table:table-cell>
          <table:table-cell office:value-type="float" office:value="45346" calcext:value-type="float">
            <text:p>45346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WASCANA</text:p>
          </table:table-cell>
          <table:table-cell office:value-type="float" office:value="74221" calcext:value-type="float">
            <text:p>74221</text:p>
          </table:table-cell>
          <table:table-cell office:value-type="float" office:value="54397" calcext:value-type="float">
            <text:p>54397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CLARK'S CROSSING</text:p>
          </table:table-cell>
          <table:table-cell office:value-type="float" office:value="83186" calcext:value-type="float">
            <text:p>83186</text:p>
          </table:table-cell>
          <table:table-cell office:value-type="float" office:value="56002" calcext:value-type="float">
            <text:p>56002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DUNDURN</text:p>
          </table:table-cell>
          <table:table-cell office:value-type="float" office:value="79667" calcext:value-type="float">
            <text:p>79667</text:p>
          </table:table-cell>
          <table:table-cell office:value-type="float" office:value="56125" calcext:value-type="float">
            <text:p>56125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69187" calcext:value-type="float">
            <text:p>69187</text:p>
          </table:table-cell>
          <table:table-cell office:value-type="float" office:value="50434" calcext:value-type="float">
            <text:p>50434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71558" calcext:value-type="float">
            <text:p>71558</text:p>
          </table:table-cell>
          <table:table-cell office:value-type="float" office:value="47304" calcext:value-type="float">
            <text:p>4730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WIFT CURRENT--MAPLE CREEK--ASSINIBOIA</text:p>
          </table:table-cell>
          <table:table-cell office:value-type="float" office:value="69027" calcext:value-type="float">
            <text:p>69027</text:p>
          </table:table-cell>
          <table:table-cell office:value-type="float" office:value="45168" calcext:value-type="float">
            <text:p>45168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THE BATTLEFORDS--MEADOW LAKE</text:p>
          </table:table-cell>
          <table:table-cell office:value-type="float" office:value="72868" calcext:value-type="float">
            <text:p>72868</text:p>
          </table:table-cell>
          <table:table-cell office:value-type="float" office:value="47957" calcext:value-type="float">
            <text:p>47957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66902" calcext:value-type="float">
            <text:p>66902</text:p>
          </table:table-cell>
          <table:table-cell office:value-type="float" office:value="45251" calcext:value-type="float">
            <text:p>45251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ukon</text:p>
          </table:table-cell>
          <table:table-cell office:value-type="string" calcext:value-type="string">
            <text:p>YUKON</text:p>
          </table:table-cell>
          <table:table-cell office:value-type="float" office:value="23504" calcext:value-type="float">
            <text:p>23504</text:p>
          </table:table-cell>
          <table:table-cell office:value-type="float" office:value="16396" calcext:value-type="float">
            <text:p>1639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</table:table>
      <table:table table:name="3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ATHABASCA</text:p>
          </table:table-cell>
          <table:table-cell office:value-type="float" office:value="80261" calcext:value-type="float">
            <text:p>80261</text:p>
          </table:table-cell>
          <table:table-cell office:value-type="float" office:value="54875" calcext:value-type="float">
            <text:p>5487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BEAVER RIVER</text:p>
          </table:table-cell>
          <table:table-cell office:value-type="float" office:value="72738" calcext:value-type="float">
            <text:p>72738</text:p>
          </table:table-cell>
          <table:table-cell office:value-type="float" office:value="45853" calcext:value-type="float">
            <text:p>45853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03779" calcext:value-type="float">
            <text:p>103779</text:p>
          </table:table-cell>
          <table:table-cell office:value-type="float" office:value="86851" calcext:value-type="float">
            <text:p>86851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</text:p>
          </table:table-cell>
          <table:table-cell office:value-type="float" office:value="128566" calcext:value-type="float">
            <text:p>128566</text:p>
          </table:table-cell>
          <table:table-cell office:value-type="float" office:value="98589" calcext:value-type="float">
            <text:p>98589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24290" calcext:value-type="float">
            <text:p>124290</text:p>
          </table:table-cell>
          <table:table-cell office:value-type="float" office:value="79632" calcext:value-type="float">
            <text:p>79632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119739" calcext:value-type="float">
            <text:p>119739</text:p>
          </table:table-cell>
          <table:table-cell office:value-type="float" office:value="86430" calcext:value-type="float">
            <text:p>86430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125245" calcext:value-type="float">
            <text:p>125245</text:p>
          </table:table-cell>
          <table:table-cell office:value-type="float" office:value="96213" calcext:value-type="float">
            <text:p>96213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108178" calcext:value-type="float">
            <text:p>108178</text:p>
          </table:table-cell>
          <table:table-cell office:value-type="float" office:value="87421" calcext:value-type="float">
            <text:p>87421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69717" calcext:value-type="float">
            <text:p>69717</text:p>
          </table:table-cell>
          <table:table-cell office:value-type="float" office:value="50275" calcext:value-type="float">
            <text:p>5027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</text:p>
          </table:table-cell>
          <table:table-cell office:value-type="float" office:value="94889" calcext:value-type="float">
            <text:p>94889</text:p>
          </table:table-cell>
          <table:table-cell office:value-type="float" office:value="67361" calcext:value-type="float">
            <text:p>67361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</text:p>
          </table:table-cell>
          <table:table-cell office:value-type="float" office:value="116650" calcext:value-type="float">
            <text:p>116650</text:p>
          </table:table-cell>
          <table:table-cell office:value-type="float" office:value="79002" calcext:value-type="float">
            <text:p>79002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WEST</text:p>
          </table:table-cell>
          <table:table-cell office:value-type="float" office:value="81170" calcext:value-type="float">
            <text:p>81170</text:p>
          </table:table-cell>
          <table:table-cell office:value-type="float" office:value="61650" calcext:value-type="float">
            <text:p>6165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EAST</text:p>
          </table:table-cell>
          <table:table-cell office:value-type="float" office:value="112939" calcext:value-type="float">
            <text:p>112939</text:p>
          </table:table-cell>
          <table:table-cell office:value-type="float" office:value="77071" calcext:value-type="float">
            <text:p>77071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WEST</text:p>
          </table:table-cell>
          <table:table-cell office:value-type="float" office:value="117758" calcext:value-type="float">
            <text:p>117758</text:p>
          </table:table-cell>
          <table:table-cell office:value-type="float" office:value="86851" calcext:value-type="float">
            <text:p>86851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3335" calcext:value-type="float">
            <text:p>93335</text:p>
          </table:table-cell>
          <table:table-cell office:value-type="float" office:value="76779" calcext:value-type="float">
            <text:p>76779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LK ISLAND</text:p>
          </table:table-cell>
          <table:table-cell office:value-type="float" office:value="86839" calcext:value-type="float">
            <text:p>86839</text:p>
          </table:table-cell>
          <table:table-cell office:value-type="float" office:value="62526" calcext:value-type="float">
            <text:p>62526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00127" calcext:value-type="float">
            <text:p>100127</text:p>
          </table:table-cell>
          <table:table-cell office:value-type="float" office:value="71132" calcext:value-type="float">
            <text:p>71132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93304" calcext:value-type="float">
            <text:p>93304</text:p>
          </table:table-cell>
          <table:table-cell office:value-type="float" office:value="53240" calcext:value-type="float">
            <text:p>5324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91034" calcext:value-type="float">
            <text:p>91034</text:p>
          </table:table-cell>
          <table:table-cell office:value-type="float" office:value="64333" calcext:value-type="float">
            <text:p>64333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06962" calcext:value-type="float">
            <text:p>106962</text:p>
          </table:table-cell>
          <table:table-cell office:value-type="float" office:value="69401" calcext:value-type="float">
            <text:p>69401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03400" calcext:value-type="float">
            <text:p>103400</text:p>
          </table:table-cell>
          <table:table-cell office:value-type="float" office:value="75715" calcext:value-type="float">
            <text:p>75715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. ALBERT</text:p>
          </table:table-cell>
          <table:table-cell office:value-type="float" office:value="95605" calcext:value-type="float">
            <text:p>95605</text:p>
          </table:table-cell>
          <table:table-cell office:value-type="float" office:value="69430" calcext:value-type="float">
            <text:p>69430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</text:p>
          </table:table-cell>
          <table:table-cell office:value-type="float" office:value="73062" calcext:value-type="float">
            <text:p>73062</text:p>
          </table:table-cell>
          <table:table-cell office:value-type="float" office:value="52376" calcext:value-type="float">
            <text:p>52376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84514" calcext:value-type="float">
            <text:p>84514</text:p>
          </table:table-cell>
          <table:table-cell office:value-type="float" office:value="62813" calcext:value-type="float">
            <text:p>62813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92092" calcext:value-type="float">
            <text:p>92092</text:p>
          </table:table-cell>
          <table:table-cell office:value-type="float" office:value="73655" calcext:value-type="float">
            <text:p>73655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89361" calcext:value-type="float">
            <text:p>89361</text:p>
          </table:table-cell>
          <table:table-cell office:value-type="float" office:value="62348" calcext:value-type="float">
            <text:p>62348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KINGSWAY</text:p>
          </table:table-cell>
          <table:table-cell office:value-type="float" office:value="119305" calcext:value-type="float">
            <text:p>119305</text:p>
          </table:table-cell>
          <table:table-cell office:value-type="float" office:value="81683" calcext:value-type="float">
            <text:p>81683</text:p>
          </table:table-cell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PILANO--HOWE SOUND</text:p>
          </table:table-cell>
          <table:table-cell office:value-type="float" office:value="83407" calcext:value-type="float">
            <text:p>83407</text:p>
          </table:table-cell>
          <table:table-cell office:value-type="float" office:value="62566" calcext:value-type="float">
            <text:p>62566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RIBOO--CHILCOTIN</text:p>
          </table:table-cell>
          <table:table-cell office:value-type="float" office:value="72605" calcext:value-type="float">
            <text:p>72605</text:p>
          </table:table-cell>
          <table:table-cell office:value-type="float" office:value="48958" calcext:value-type="float">
            <text:p>48958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OMOX--ALBERNI</text:p>
          </table:table-cell>
          <table:table-cell office:value-type="float" office:value="103805" calcext:value-type="float">
            <text:p>103805</text:p>
          </table:table-cell>
          <table:table-cell office:value-type="float" office:value="80233" calcext:value-type="float">
            <text:p>80233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LTA</text:p>
          </table:table-cell>
          <table:table-cell office:value-type="float" office:value="92629" calcext:value-type="float">
            <text:p>92629</text:p>
          </table:table-cell>
          <table:table-cell office:value-type="float" office:value="65700" calcext:value-type="float">
            <text:p>65700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ESQUIMALT--JUAN DE FUCA</text:p>
          </table:table-cell>
          <table:table-cell office:value-type="float" office:value="92105" calcext:value-type="float">
            <text:p>92105</text:p>
          </table:table-cell>
          <table:table-cell office:value-type="float" office:value="70662" calcext:value-type="float">
            <text:p>70662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RASER VALLEY EAST</text:p>
          </table:table-cell>
          <table:table-cell office:value-type="float" office:value="99344" calcext:value-type="float">
            <text:p>99344</text:p>
          </table:table-cell>
          <table:table-cell office:value-type="float" office:value="74102" calcext:value-type="float">
            <text:p>74102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RASER VALLEY WEST</text:p>
          </table:table-cell>
          <table:table-cell office:value-type="float" office:value="124091" calcext:value-type="float">
            <text:p>124091</text:p>
          </table:table-cell>
          <table:table-cell office:value-type="float" office:value="92245" calcext:value-type="float">
            <text:p>92245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AMLOOPS</text:p>
          </table:table-cell>
          <table:table-cell office:value-type="float" office:value="87144" calcext:value-type="float">
            <text:p>87144</text:p>
          </table:table-cell>
          <table:table-cell office:value-type="float" office:value="64324" calcext:value-type="float">
            <text:p>64324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 EAST</text:p>
          </table:table-cell>
          <table:table-cell office:value-type="float" office:value="70562" calcext:value-type="float">
            <text:p>70562</text:p>
          </table:table-cell>
          <table:table-cell office:value-type="float" office:value="50929" calcext:value-type="float">
            <text:p>50929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 WEST--REVELSTOKE</text:p>
          </table:table-cell>
          <table:table-cell office:value-type="float" office:value="68403" calcext:value-type="float">
            <text:p>68403</text:p>
          </table:table-cell>
          <table:table-cell office:value-type="float" office:value="50146" calcext:value-type="float">
            <text:p>50146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MISSION--COQUITLAM</text:p>
          </table:table-cell>
          <table:table-cell office:value-type="float" office:value="115375" calcext:value-type="float">
            <text:p>115375</text:p>
          </table:table-cell>
          <table:table-cell office:value-type="float" office:value="81410" calcext:value-type="float">
            <text:p>81410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COWICHAN</text:p>
          </table:table-cell>
          <table:table-cell office:value-type="float" office:value="118952" calcext:value-type="float">
            <text:p>118952</text:p>
          </table:table-cell>
          <table:table-cell office:value-type="float" office:value="92093" calcext:value-type="float">
            <text:p>92093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 WESTMINSTER--BURNABY</text:p>
          </table:table-cell>
          <table:table-cell office:value-type="float" office:value="112510" calcext:value-type="float">
            <text:p>112510</text:p>
          </table:table-cell>
          <table:table-cell office:value-type="float" office:value="88192" calcext:value-type="float">
            <text:p>88192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ISLAND--POWELL RIVER</text:p>
          </table:table-cell>
          <table:table-cell office:value-type="float" office:value="94833" calcext:value-type="float">
            <text:p>94833</text:p>
          </table:table-cell>
          <table:table-cell office:value-type="float" office:value="68621" calcext:value-type="float">
            <text:p>68621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VANCOUVER</text:p>
          </table:table-cell>
          <table:table-cell office:value-type="float" office:value="93938" calcext:value-type="float">
            <text:p>93938</text:p>
          </table:table-cell>
          <table:table-cell office:value-type="float" office:value="70082" calcext:value-type="float">
            <text:p>70082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 CENTRE</text:p>
          </table:table-cell>
          <table:table-cell office:value-type="float" office:value="111846" calcext:value-type="float">
            <text:p>111846</text:p>
          </table:table-cell>
          <table:table-cell office:value-type="float" office:value="93596" calcext:value-type="float">
            <text:p>93596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HUSWAP</text:p>
          </table:table-cell>
          <table:table-cell office:value-type="float" office:value="88188" calcext:value-type="float">
            <text:p>88188</text:p>
          </table:table-cell>
          <table:table-cell office:value-type="float" office:value="72604" calcext:value-type="float">
            <text:p>72604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IMILKAMEEN--MERRITT</text:p>
          </table:table-cell>
          <table:table-cell office:value-type="float" office:value="87726" calcext:value-type="float">
            <text:p>87726</text:p>
          </table:table-cell>
          <table:table-cell office:value-type="float" office:value="67914" calcext:value-type="float">
            <text:p>67914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ORT MOODY--COQUITLAM</text:p>
          </table:table-cell>
          <table:table-cell office:value-type="float" office:value="114524" calcext:value-type="float">
            <text:p>114524</text:p>
          </table:table-cell>
          <table:table-cell office:value-type="float" office:value="86247" calcext:value-type="float">
            <text:p>86247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BULKLEY VALLEY</text:p>
          </table:table-cell>
          <table:table-cell office:value-type="float" office:value="86829" calcext:value-type="float">
            <text:p>86829</text:p>
          </table:table-cell>
          <table:table-cell office:value-type="float" office:value="56842" calcext:value-type="float">
            <text:p>56842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PEACE RIVER</text:p>
          </table:table-cell>
          <table:table-cell office:value-type="float" office:value="89821" calcext:value-type="float">
            <text:p>89821</text:p>
          </table:table-cell>
          <table:table-cell office:value-type="float" office:value="58316" calcext:value-type="float">
            <text:p>58316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RICHMOND</text:p>
          </table:table-cell>
          <table:table-cell office:value-type="float" office:value="126624" calcext:value-type="float">
            <text:p>126624</text:p>
          </table:table-cell>
          <table:table-cell office:value-type="float" office:value="83668" calcext:value-type="float">
            <text:p>83668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AANICH--GULF ISLANDS</text:p>
          </table:table-cell>
          <table:table-cell office:value-type="float" office:value="112051" calcext:value-type="float">
            <text:p>112051</text:p>
          </table:table-cell>
          <table:table-cell office:value-type="float" office:value="97952" calcext:value-type="float">
            <text:p>97952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KEENA</text:p>
          </table:table-cell>
          <table:table-cell office:value-type="float" office:value="78443" calcext:value-type="float">
            <text:p>78443</text:p>
          </table:table-cell>
          <table:table-cell office:value-type="float" office:value="50502" calcext:value-type="float">
            <text:p>50502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NORTH</text:p>
          </table:table-cell>
          <table:table-cell office:value-type="float" office:value="142797" calcext:value-type="float">
            <text:p>142797</text:p>
          </table:table-cell>
          <table:table-cell office:value-type="float" office:value="96255" calcext:value-type="float">
            <text:p>96255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--WHITE ROCK--SOUTH LANGLEY</text:p>
          </table:table-cell>
          <table:table-cell office:value-type="float" office:value="134816" calcext:value-type="float">
            <text:p>134816</text:p>
          </table:table-cell>
          <table:table-cell office:value-type="float" office:value="102164" calcext:value-type="float">
            <text:p>102164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CENTRE</text:p>
          </table:table-cell>
          <table:table-cell office:value-type="float" office:value="114559" calcext:value-type="float">
            <text:p>114559</text:p>
          </table:table-cell>
          <table:table-cell office:value-type="float" office:value="100841" calcext:value-type="float">
            <text:p>100841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EAST</text:p>
          </table:table-cell>
          <table:table-cell office:value-type="float" office:value="109069" calcext:value-type="float">
            <text:p>109069</text:p>
          </table:table-cell>
          <table:table-cell office:value-type="float" office:value="69381" calcext:value-type="float">
            <text:p>69381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QUADRA</text:p>
          </table:table-cell>
          <table:table-cell office:value-type="float" office:value="110717" calcext:value-type="float">
            <text:p>110717</text:p>
          </table:table-cell>
          <table:table-cell office:value-type="float" office:value="77987" calcext:value-type="float">
            <text:p>77987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SOUTH</text:p>
          </table:table-cell>
          <table:table-cell office:value-type="float" office:value="114031" calcext:value-type="float">
            <text:p>114031</text:p>
          </table:table-cell>
          <table:table-cell office:value-type="float" office:value="74071" calcext:value-type="float">
            <text:p>74071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float" office:value="101012" calcext:value-type="float">
            <text:p>101012</text:p>
          </table:table-cell>
          <table:table-cell office:value-type="float" office:value="91060" calcext:value-type="float">
            <text:p>91060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72113" calcext:value-type="float">
            <text:p>72113</text:p>
          </table:table-cell>
          <table:table-cell office:value-type="float" office:value="53659" calcext:value-type="float">
            <text:p>53659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67949" calcext:value-type="float">
            <text:p>67949</text:p>
          </table:table-cell>
          <table:table-cell office:value-type="float" office:value="44055" calcext:value-type="float">
            <text:p>44055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</text:p>
          </table:table-cell>
          <table:table-cell office:value-type="float" office:value="64555" calcext:value-type="float">
            <text:p>64555</text:p>
          </table:table-cell>
          <table:table-cell office:value-type="float" office:value="46310" calcext:value-type="float">
            <text:p>46310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LISGAR--MARQUETTE</text:p>
          </table:table-cell>
          <table:table-cell office:value-type="float" office:value="66752" calcext:value-type="float">
            <text:p>66752</text:p>
          </table:table-cell>
          <table:table-cell office:value-type="float" office:value="76861" calcext:value-type="float">
            <text:p>76861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INTERLAKE</text:p>
          </table:table-cell>
          <table:table-cell office:value-type="float" office:value="72051" calcext:value-type="float">
            <text:p>72051</text:p>
          </table:table-cell>
          <table:table-cell office:value-type="float" office:value="51778" calcext:value-type="float">
            <text:p>51778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76271" calcext:value-type="float">
            <text:p>76271</text:p>
          </table:table-cell>
          <table:table-cell office:value-type="float" office:value="52835" calcext:value-type="float">
            <text:p>52835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T. BONIFACE</text:p>
          </table:table-cell>
          <table:table-cell office:value-type="float" office:value="88376" calcext:value-type="float">
            <text:p>88376</text:p>
          </table:table-cell>
          <table:table-cell office:value-type="float" office:value="65920" calcext:value-type="float">
            <text:p>65920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RED RIVER</text:p>
          </table:table-cell>
          <table:table-cell office:value-type="float" office:value="86201" calcext:value-type="float">
            <text:p>86201</text:p>
          </table:table-cell>
          <table:table-cell office:value-type="float" office:value="64538" calcext:value-type="float">
            <text:p>64538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</text:p>
          </table:table-cell>
          <table:table-cell office:value-type="float" office:value="93586" calcext:value-type="float">
            <text:p>93586</text:p>
          </table:table-cell>
          <table:table-cell office:value-type="float" office:value="63779" calcext:value-type="float">
            <text:p>63779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 CENTRE</text:p>
          </table:table-cell>
          <table:table-cell office:value-type="float" office:value="79569" calcext:value-type="float">
            <text:p>79569</text:p>
          </table:table-cell>
          <table:table-cell office:value-type="float" office:value="50968" calcext:value-type="float">
            <text:p>50968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--ST. JAMES</text:p>
          </table:table-cell>
          <table:table-cell office:value-type="float" office:value="71627" calcext:value-type="float">
            <text:p>71627</text:p>
          </table:table-cell>
          <table:table-cell office:value-type="float" office:value="55703" calcext:value-type="float">
            <text:p>55703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</text:p>
          </table:table-cell>
          <table:table-cell office:value-type="float" office:value="93794" calcext:value-type="float">
            <text:p>93794</text:p>
          </table:table-cell>
          <table:table-cell office:value-type="float" office:value="72611" calcext:value-type="float">
            <text:p>72611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</text:p>
          </table:table-cell>
          <table:table-cell office:value-type="float" office:value="76651" calcext:value-type="float">
            <text:p>76651</text:p>
          </table:table-cell>
          <table:table-cell office:value-type="float" office:value="63187" calcext:value-type="float">
            <text:p>63187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TRANSCONA</text:p>
          </table:table-cell>
          <table:table-cell office:value-type="float" office:value="82447" calcext:value-type="float">
            <text:p>82447</text:p>
          </table:table-cell>
          <table:table-cell office:value-type="float" office:value="59169" calcext:value-type="float">
            <text:p>59169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ACADIE--BATHURST</text:p>
          </table:table-cell>
          <table:table-cell office:value-type="float" office:value="72351" calcext:value-type="float">
            <text:p>72351</text:p>
          </table:table-cell>
          <table:table-cell office:value-type="float" office:value="55413" calcext:value-type="float">
            <text:p>55413</text:p>
          </table:table-cell>
          <table:table-cell office:value-type="float" office:value="1135" calcext:value-type="float">
            <text:p>1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</text:p>
          </table:table-cell>
          <table:table-cell office:value-type="float" office:value="68735" calcext:value-type="float">
            <text:p>68735</text:p>
          </table:table-cell>
          <table:table-cell office:value-type="float" office:value="53518" calcext:value-type="float">
            <text:p>53518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CARLETON--CHARLOTTE</text:p>
          </table:table-cell>
          <table:table-cell office:value-type="float" office:value="65293" calcext:value-type="float">
            <text:p>65293</text:p>
          </table:table-cell>
          <table:table-cell office:value-type="float" office:value="49329" calcext:value-type="float">
            <text:p>49329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--YORK--SUNBURY</text:p>
          </table:table-cell>
          <table:table-cell office:value-type="float" office:value="91650" calcext:value-type="float">
            <text:p>91650</text:p>
          </table:table-cell>
          <table:table-cell office:value-type="float" office:value="74427" calcext:value-type="float">
            <text:p>74427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--ROYAL</text:p>
          </table:table-cell>
          <table:table-cell office:value-type="float" office:value="89863" calcext:value-type="float">
            <text:p>89863</text:p>
          </table:table-cell>
          <table:table-cell office:value-type="float" office:value="67311" calcext:value-type="float">
            <text:p>67311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--VICTORIA</text:p>
          </table:table-cell>
          <table:table-cell office:value-type="float" office:value="57340" calcext:value-type="float">
            <text:p>57340</text:p>
          </table:table-cell>
          <table:table-cell office:value-type="float" office:value="44507" calcext:value-type="float">
            <text:p>44507</text:p>
          </table:table-cell>
          <table:table-cell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55995" calcext:value-type="float">
            <text:p>55995</text:p>
          </table:table-cell>
          <table:table-cell office:value-type="float" office:value="42812" calcext:value-type="float">
            <text:p>42812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</text:p>
          </table:table-cell>
          <table:table-cell office:value-type="float" office:value="91759" calcext:value-type="float">
            <text:p>91759</text:p>
          </table:table-cell>
          <table:table-cell office:value-type="float" office:value="75184" calcext:value-type="float">
            <text:p>75184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RESTIGOUCHE--CHALEUR</text:p>
          </table:table-cell>
          <table:table-cell office:value-type="float" office:value="54510" calcext:value-type="float">
            <text:p>54510</text:p>
          </table:table-cell>
          <table:table-cell office:value-type="float" office:value="41117" calcext:value-type="float">
            <text:p>41117</text:p>
          </table:table-cell>
          <table:table-cell office:value-type="float" office:value="1097" calcext:value-type="float">
            <text:p>10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 JOHN</text:p>
          </table:table-cell>
          <table:table-cell office:value-type="float" office:value="76404" calcext:value-type="float">
            <text:p>76404</text:p>
          </table:table-cell>
          <table:table-cell office:value-type="float" office:value="58510" calcext:value-type="float">
            <text:p>58510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ONAVISTA--TRINITY--CONCEPTION</text:p>
          </table:table-cell>
          <table:table-cell office:value-type="float" office:value="88827" calcext:value-type="float">
            <text:p>88827</text:p>
          </table:table-cell>
          <table:table-cell office:value-type="float" office:value="65282" calcext:value-type="float">
            <text:p>65282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BURIN--ST. GEORGE'S</text:p>
          </table:table-cell>
          <table:table-cell office:value-type="float" office:value="79263" calcext:value-type="float">
            <text:p>79263</text:p>
          </table:table-cell>
          <table:table-cell office:value-type="float" office:value="57053" calcext:value-type="float">
            <text:p>57053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GANDER--GRAND FALLS</text:p>
          </table:table-cell>
          <table:table-cell office:value-type="float" office:value="82408" calcext:value-type="float">
            <text:p>82408</text:p>
          </table:table-cell>
          <table:table-cell office:value-type="float" office:value="59322" calcext:value-type="float">
            <text:p>59322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9398" calcext:value-type="float">
            <text:p>79398</text:p>
          </table:table-cell>
          <table:table-cell office:value-type="float" office:value="57701" calcext:value-type="float">
            <text:p>57701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LABRADOR</text:p>
          </table:table-cell>
          <table:table-cell office:value-type="float" office:value="30379" calcext:value-type="float">
            <text:p>30379</text:p>
          </table:table-cell>
          <table:table-cell office:value-type="float" office:value="20435" calcext:value-type="float">
            <text:p>20435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EAST</text:p>
          </table:table-cell>
          <table:table-cell office:value-type="float" office:value="109064" calcext:value-type="float">
            <text:p>109064</text:p>
          </table:table-cell>
          <table:table-cell office:value-type="float" office:value="83662" calcext:value-type="float">
            <text:p>83662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ST. JOHN'S WEST</text:p>
          </table:table-cell>
          <table:table-cell office:value-type="float" office:value="99135" calcext:value-type="float">
            <text:p>99135</text:p>
          </table:table-cell>
          <table:table-cell office:value-type="float" office:value="76180" calcext:value-type="float">
            <text:p>76180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NUNATSIAQ</text:p>
          </table:table-cell>
          <table:table-cell office:value-type="float" office:value="22943" calcext:value-type="float">
            <text:p>22943</text:p>
          </table:table-cell>
          <table:table-cell office:value-type="float" office:value="14368" calcext:value-type="float">
            <text:p>14368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 ARCTIC</text:p>
          </table:table-cell>
          <table:table-cell office:value-type="float" office:value="34706" calcext:value-type="float">
            <text:p>34706</text:p>
          </table:table-cell>
          <table:table-cell office:value-type="float" office:value="23740" calcext:value-type="float">
            <text:p>23740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ANNAPOLIS VALLEY--HANTS</text:p>
          </table:table-cell>
          <table:table-cell office:value-type="float" office:value="94160" calcext:value-type="float">
            <text:p>94160</text:p>
          </table:table-cell>
          <table:table-cell office:value-type="float" office:value="74480" calcext:value-type="float">
            <text:p>74480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EAST RICHMOND</text:p>
          </table:table-cell>
          <table:table-cell office:value-type="float" office:value="61525" calcext:value-type="float">
            <text:p>61525</text:p>
          </table:table-cell>
          <table:table-cell office:value-type="float" office:value="48416" calcext:value-type="float">
            <text:p>48416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 HIGHLANDS--CANSO</text:p>
          </table:table-cell>
          <table:table-cell office:value-type="float" office:value="64761" calcext:value-type="float">
            <text:p>64761</text:p>
          </table:table-cell>
          <table:table-cell office:value-type="float" office:value="50258" calcext:value-type="float">
            <text:p>50258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PE BRETON--THE SYDNEYS</text:p>
          </table:table-cell>
          <table:table-cell office:value-type="float" office:value="66348" calcext:value-type="float">
            <text:p>66348</text:p>
          </table:table-cell>
          <table:table-cell office:value-type="float" office:value="50332" calcext:value-type="float">
            <text:p>50332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ENTRAL NOVA</text:p>
          </table:table-cell>
          <table:table-cell office:value-type="float" office:value="74178" calcext:value-type="float">
            <text:p>74178</text:p>
          </table:table-cell>
          <table:table-cell office:value-type="float" office:value="55369" calcext:value-type="float">
            <text:p>55369</text:p>
          </table:table-cell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--COLCHESTER</text:p>
          </table:table-cell>
          <table:table-cell office:value-type="float" office:value="81967" calcext:value-type="float">
            <text:p>81967</text:p>
          </table:table-cell>
          <table:table-cell office:value-type="float" office:value="63465" calcext:value-type="float">
            <text:p>63465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</text:p>
          </table:table-cell>
          <table:table-cell office:value-type="float" office:value="103105" calcext:value-type="float">
            <text:p>103105</text:p>
          </table:table-cell>
          <table:table-cell office:value-type="float" office:value="78693" calcext:value-type="float">
            <text:p>78693</text:p>
          </table:table-cell>
          <table:table-cell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90203" calcext:value-type="float">
            <text:p>90203</text:p>
          </table:table-cell>
          <table:table-cell office:value-type="float" office:value="79568" calcext:value-type="float">
            <text:p>79568</text:p>
          </table:table-cell>
          <table:table-cell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 WEST</text:p>
          </table:table-cell>
          <table:table-cell office:value-type="float" office:value="113013" calcext:value-type="float">
            <text:p>113013</text:p>
          </table:table-cell>
          <table:table-cell office:value-type="float" office:value="92906" calcext:value-type="float">
            <text:p>92906</text:p>
          </table:table-cell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SHORE</text:p>
          </table:table-cell>
          <table:table-cell office:value-type="float" office:value="77902" calcext:value-type="float">
            <text:p>77902</text:p>
          </table:table-cell>
          <table:table-cell office:value-type="float" office:value="59144" calcext:value-type="float">
            <text:p>59144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WEST NOVA</text:p>
          </table:table-cell>
          <table:table-cell office:value-type="float" office:value="72780" calcext:value-type="float">
            <text:p>72780</text:p>
          </table:table-cell>
          <table:table-cell office:value-type="float" office:value="54571" calcext:value-type="float">
            <text:p>54571</text:p>
          </table:table-cell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</text:p>
          </table:table-cell>
          <table:table-cell office:value-type="float" office:value="64447" calcext:value-type="float">
            <text:p>64447</text:p>
          </table:table-cell>
          <table:table-cell office:value-type="float" office:value="47706" calcext:value-type="float">
            <text:p>47706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WOODBINE</text:p>
          </table:table-cell>
          <table:table-cell office:value-type="float" office:value="96142" calcext:value-type="float">
            <text:p>96142</text:p>
          </table:table-cell>
          <table:table-cell office:value-type="float" office:value="66267" calcext:value-type="float">
            <text:p>66267</text:p>
          </table:table-cell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</text:p>
          </table:table-cell>
          <table:table-cell office:value-type="float" office:value="103589" calcext:value-type="float">
            <text:p>103589</text:p>
          </table:table-cell>
          <table:table-cell office:value-type="float" office:value="63469" calcext:value-type="float">
            <text:p>63469</text:p>
          </table:table-cell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</text:p>
          </table:table-cell>
          <table:table-cell office:value-type="float" office:value="166746" calcext:value-type="float">
            <text:p>166746</text:p>
          </table:table-cell>
          <table:table-cell office:value-type="float" office:value="105055" calcext:value-type="float">
            <text:p>105055</text:p>
          </table:table-cell>
          <table:table-cell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01730" calcext:value-type="float">
            <text:p>101730</text:p>
          </table:table-cell>
          <table:table-cell office:value-type="float" office:value="74260" calcext:value-type="float">
            <text:p>74260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OADVIEW--GREENWOOD</text:p>
          </table:table-cell>
          <table:table-cell office:value-type="float" office:value="90367" calcext:value-type="float">
            <text:p>90367</text:p>
          </table:table-cell>
          <table:table-cell office:value-type="float" office:value="60175" calcext:value-type="float">
            <text:p>60175</text:p>
          </table:table-cell>
          <table:table-cell office:value-type="float" office:value="398" calcext:value-type="float">
            <text:p>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</text:p>
          </table:table-cell>
          <table:table-cell office:value-type="float" office:value="100675" calcext:value-type="float">
            <text:p>100675</text:p>
          </table:table-cell>
          <table:table-cell office:value-type="float" office:value="76911" calcext:value-type="float">
            <text:p>76911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93424" calcext:value-type="float">
            <text:p>93424</text:p>
          </table:table-cell>
          <table:table-cell office:value-type="float" office:value="72665" calcext:value-type="float">
            <text:p>72665</text:p>
          </table:table-cell>
          <table:table-cell office:value-type="float" office:value="409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25463" calcext:value-type="float">
            <text:p>125463</text:p>
          </table:table-cell>
          <table:table-cell office:value-type="float" office:value="85267" calcext:value-type="float">
            <text:p>85267</text:p>
          </table:table-cell>
          <table:table-cell office:value-type="float" office:value="374" calcext:value-type="float">
            <text:p>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GLOUCESTER</text:p>
          </table:table-cell>
          <table:table-cell office:value-type="float" office:value="134781" calcext:value-type="float">
            <text:p>134781</text:p>
          </table:table-cell>
          <table:table-cell office:value-type="float" office:value="101920" calcext:value-type="float">
            <text:p>101920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OCHRANE--SUPERIOR</text:p>
          </table:table-cell>
          <table:table-cell office:value-type="float" office:value="63459" calcext:value-type="float">
            <text:p>63459</text:p>
          </table:table-cell>
          <table:table-cell office:value-type="float" office:value="43630" calcext:value-type="float">
            <text:p>43630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96172" calcext:value-type="float">
            <text:p>96172</text:p>
          </table:table-cell>
          <table:table-cell office:value-type="float" office:value="42682" calcext:value-type="float">
            <text:p>42682</text:p>
          </table:table-cell>
          <table:table-cell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</text:p>
          </table:table-cell>
          <table:table-cell office:value-type="float" office:value="92287" calcext:value-type="float">
            <text:p>92287</text:p>
          </table:table-cell>
          <table:table-cell office:value-type="float" office:value="60164" calcext:value-type="float">
            <text:p>60164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NORTH</text:p>
          </table:table-cell>
          <table:table-cell office:value-type="float" office:value="86913" calcext:value-type="float">
            <text:p>86913</text:p>
          </table:table-cell>
          <table:table-cell office:value-type="float" office:value="54111" calcext:value-type="float">
            <text:p>54111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</text:p>
          </table:table-cell>
          <table:table-cell office:value-type="float" office:value="95382" calcext:value-type="float">
            <text:p>95382</text:p>
          </table:table-cell>
          <table:table-cell office:value-type="float" office:value="73198" calcext:value-type="float">
            <text:p>73198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19575" calcext:value-type="float">
            <text:p>119575</text:p>
          </table:table-cell>
          <table:table-cell office:value-type="float" office:value="89279" calcext:value-type="float">
            <text:p>89279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98094" calcext:value-type="float">
            <text:p>98094</text:p>
          </table:table-cell>
          <table:table-cell office:value-type="float" office:value="59254" calcext:value-type="float">
            <text:p>59254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NORFOLK</text:p>
          </table:table-cell>
          <table:table-cell office:value-type="float" office:value="87248" calcext:value-type="float">
            <text:p>87248</text:p>
          </table:table-cell>
          <table:table-cell office:value-type="float" office:value="63151" calcext:value-type="float">
            <text:p>63151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RIE</text:p>
          </table:table-cell>
          <table:table-cell office:value-type="float" office:value="81473" calcext:value-type="float">
            <text:p>81473</text:p>
          </table:table-cell>
          <table:table-cell office:value-type="float" office:value="57417" calcext:value-type="float">
            <text:p>57417</text:p>
          </table:table-cell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--KENT</text:p>
          </table:table-cell>
          <table:table-cell office:value-type="float" office:value="79894" calcext:value-type="float">
            <text:p>79894</text:p>
          </table:table-cell>
          <table:table-cell office:value-type="float" office:value="56050" calcext:value-type="float">
            <text:p>56050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--WINDSOR</text:p>
          </table:table-cell>
          <table:table-cell office:value-type="float" office:value="95162" calcext:value-type="float">
            <text:p>95162</text:p>
          </table:table-cell>
          <table:table-cell office:value-type="float" office:value="68770" calcext:value-type="float">
            <text:p>68770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87244" calcext:value-type="float">
            <text:p>87244</text:p>
          </table:table-cell>
          <table:table-cell office:value-type="float" office:value="62531" calcext:value-type="float">
            <text:p>62531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</text:p>
          </table:table-cell>
          <table:table-cell office:value-type="float" office:value="103014" calcext:value-type="float">
            <text:p>103014</text:p>
          </table:table-cell>
          <table:table-cell office:value-type="float" office:value="66425" calcext:value-type="float">
            <text:p>66425</text:p>
          </table:table-cell>
          <table:table-cell office:value-type="float" office:value="506" calcext:value-type="float">
            <text:p>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96592" calcext:value-type="float">
            <text:p>96592</text:p>
          </table:table-cell>
          <table:table-cell office:value-type="float" office:value="68979" calcext:value-type="float">
            <text:p>68979</text:p>
          </table:table-cell>
          <table:table-cell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99809" calcext:value-type="float">
            <text:p>99809</text:p>
          </table:table-cell>
          <table:table-cell office:value-type="float" office:value="81284" calcext:value-type="float">
            <text:p>81284</text:p>
          </table:table-cell>
          <table:table-cell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--WELLINGTON</text:p>
          </table:table-cell>
          <table:table-cell office:value-type="float" office:value="115075" calcext:value-type="float">
            <text:p>115075</text:p>
          </table:table-cell>
          <table:table-cell office:value-type="float" office:value="93250" calcext:value-type="float">
            <text:p>93250</text:p>
          </table:table-cell>
          <table:table-cell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90246" calcext:value-type="float">
            <text:p>90246</text:p>
          </table:table-cell>
          <table:table-cell office:value-type="float" office:value="68615" calcext:value-type="float">
            <text:p>68615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--PEEL</text:p>
          </table:table-cell>
          <table:table-cell office:value-type="float" office:value="114670" calcext:value-type="float">
            <text:p>114670</text:p>
          </table:table-cell>
          <table:table-cell office:value-type="float" office:value="86076" calcext:value-type="float">
            <text:p>86076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</text:p>
          </table:table-cell>
          <table:table-cell office:value-type="float" office:value="81401" calcext:value-type="float">
            <text:p>81401</text:p>
          </table:table-cell>
          <table:table-cell office:value-type="float" office:value="55783" calcext:value-type="float">
            <text:p>55783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89662" calcext:value-type="float">
            <text:p>89662</text:p>
          </table:table-cell>
          <table:table-cell office:value-type="float" office:value="66960" calcext:value-type="float">
            <text:p>66960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--WENTWORTH</text:p>
          </table:table-cell>
          <table:table-cell office:value-type="float" office:value="124854" calcext:value-type="float">
            <text:p>124854</text:p>
          </table:table-cell>
          <table:table-cell office:value-type="float" office:value="90300" calcext:value-type="float">
            <text:p>90300</text:p>
          </table:table-cell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WEST</text:p>
          </table:table-cell>
          <table:table-cell office:value-type="float" office:value="85796" calcext:value-type="float">
            <text:p>85796</text:p>
          </table:table-cell>
          <table:table-cell office:value-type="float" office:value="66640" calcext:value-type="float">
            <text:p>66640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STINGS--FRONTENAC--LENNOX AND ADDINGTON</text:p>
          </table:table-cell>
          <table:table-cell office:value-type="float" office:value="90831" calcext:value-type="float">
            <text:p>90831</text:p>
          </table:table-cell>
          <table:table-cell office:value-type="float" office:value="71355" calcext:value-type="float">
            <text:p>71355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94731" calcext:value-type="float">
            <text:p>94731</text:p>
          </table:table-cell>
          <table:table-cell office:value-type="float" office:value="68712" calcext:value-type="float">
            <text:p>68712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--RAINY RIVER</text:p>
          </table:table-cell>
          <table:table-cell office:value-type="float" office:value="74771" calcext:value-type="float">
            <text:p>74771</text:p>
          </table:table-cell>
          <table:table-cell office:value-type="float" office:value="54399" calcext:value-type="float">
            <text:p>54399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t</text:p>
          </table:table-cell>
          <table:table-cell office:value-type="float" office:value="83344" calcext:value-type="float">
            <text:p>83344</text:p>
          </table:table-cell>
          <table:table-cell office:value-type="float" office:value="58415" calcext:value-type="float">
            <text:p>58415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</text:p>
          </table:table-cell>
          <table:table-cell office:value-type="float" office:value="106373" calcext:value-type="float">
            <text:p>106373</text:p>
          </table:table-cell>
          <table:table-cell office:value-type="float" office:value="95154" calcext:value-type="float">
            <text:p>95154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</text:p>
          </table:table-cell>
          <table:table-cell office:value-type="float" office:value="110950" calcext:value-type="float">
            <text:p>110950</text:p>
          </table:table-cell>
          <table:table-cell office:value-type="float" office:value="79446" calcext:value-type="float">
            <text:p>79446</text:p>
          </table:table-cell>
          <table:table-cell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MIDDLESEX</text:p>
          </table:table-cell>
          <table:table-cell office:value-type="float" office:value="80663" calcext:value-type="float">
            <text:p>80663</text:p>
          </table:table-cell>
          <table:table-cell office:value-type="float" office:value="59302" calcext:value-type="float">
            <text:p>59302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CARLETON</text:p>
          </table:table-cell>
          <table:table-cell office:value-type="float" office:value="112945" calcext:value-type="float">
            <text:p>112945</text:p>
          </table:table-cell>
          <table:table-cell office:value-type="float" office:value="97788" calcext:value-type="float">
            <text:p>97788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0235" calcext:value-type="float">
            <text:p>90235</text:p>
          </table:table-cell>
          <table:table-cell office:value-type="float" office:value="70425" calcext:value-type="float">
            <text:p>70425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INCOLN</text:p>
          </table:table-cell>
          <table:table-cell office:value-type="float" office:value="105621" calcext:value-type="float">
            <text:p>105621</text:p>
          </table:table-cell>
          <table:table-cell office:value-type="float" office:value="77974" calcext:value-type="float">
            <text:p>77974</text:p>
          </table:table-cell>
          <table:table-cell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EAST</text:p>
          </table:table-cell>
          <table:table-cell office:value-type="float" office:value="106359" calcext:value-type="float">
            <text:p>106359</text:p>
          </table:table-cell>
          <table:table-cell office:value-type="float" office:value="86760" calcext:value-type="float">
            <text:p>86760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MIDDLESEX</text:p>
          </table:table-cell>
          <table:table-cell office:value-type="float" office:value="110996" calcext:value-type="float">
            <text:p>110996</text:p>
          </table:table-cell>
          <table:table-cell office:value-type="float" office:value="77395" calcext:value-type="float">
            <text:p>77395</text:p>
          </table:table-cell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</text:p>
          </table:table-cell>
          <table:table-cell office:value-type="float" office:value="113959" calcext:value-type="float">
            <text:p>113959</text:p>
          </table:table-cell>
          <table:table-cell office:value-type="float" office:value="93521" calcext:value-type="float">
            <text:p>93521</text:p>
          </table:table-cell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WHITCHURCH-STOUFFVILLE</text:p>
          </table:table-cell>
          <table:table-cell office:value-type="float" office:value="172168" calcext:value-type="float">
            <text:p>172168</text:p>
          </table:table-cell>
          <table:table-cell office:value-type="float" office:value="110696" calcext:value-type="float">
            <text:p>110696</text:p>
          </table:table-cell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</text:p>
          </table:table-cell>
          <table:table-cell office:value-type="float" office:value="121584" calcext:value-type="float">
            <text:p>121584</text:p>
          </table:table-cell>
          <table:table-cell office:value-type="float" office:value="77125" calcext:value-type="float">
            <text:p>77125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</text:p>
          </table:table-cell>
          <table:table-cell office:value-type="float" office:value="96208" calcext:value-type="float">
            <text:p>96208</text:p>
          </table:table-cell>
          <table:table-cell office:value-type="float" office:value="66018" calcext:value-type="float">
            <text:p>66018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WEST</text:p>
          </table:table-cell>
          <table:table-cell office:value-type="float" office:value="209706" calcext:value-type="float">
            <text:p>209706</text:p>
          </table:table-cell>
          <table:table-cell office:value-type="float" office:value="143835" calcext:value-type="float">
            <text:p>143835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</text:p>
          </table:table-cell>
          <table:table-cell office:value-type="float" office:value="107627" calcext:value-type="float">
            <text:p>107627</text:p>
          </table:table-cell>
          <table:table-cell office:value-type="float" office:value="81918" calcext:value-type="float">
            <text:p>81918</text:p>
          </table:table-cell>
          <table:table-cell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88344" calcext:value-type="float">
            <text:p>88344</text:p>
          </table:table-cell>
          <table:table-cell office:value-type="float" office:value="66044" calcext:value-type="float">
            <text:p>66044</text:p>
          </table:table-cell>
          <table:table-cell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1015" calcext:value-type="float">
            <text:p>81015</text:p>
          </table:table-cell>
          <table:table-cell office:value-type="float" office:value="62869" calcext:value-type="float">
            <text:p>62869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</text:p>
          </table:table-cell>
          <table:table-cell office:value-type="float" office:value="77920" calcext:value-type="float">
            <text:p>77920</text:p>
          </table:table-cell>
          <table:table-cell office:value-type="float" office:value="61181" calcext:value-type="float">
            <text:p>61181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</text:p>
          </table:table-cell>
          <table:table-cell office:value-type="float" office:value="95132" calcext:value-type="float">
            <text:p>95132</text:p>
          </table:table-cell>
          <table:table-cell office:value-type="float" office:value="70963" calcext:value-type="float">
            <text:p>70963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--MILTON</text:p>
          </table:table-cell>
          <table:table-cell office:value-type="float" office:value="140013" calcext:value-type="float">
            <text:p>140013</text:p>
          </table:table-cell>
          <table:table-cell office:value-type="float" office:value="100723" calcext:value-type="float">
            <text:p>100723</text:p>
          </table:table-cell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NTARIO</text:p>
          </table:table-cell>
          <table:table-cell office:value-type="float" office:value="183160" calcext:value-type="float">
            <text:p>183160</text:p>
          </table:table-cell>
          <table:table-cell office:value-type="float" office:value="127661" calcext:value-type="float">
            <text:p>127661</text:p>
          </table:table-cell>
          <table:table-cell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95278" calcext:value-type="float">
            <text:p>95278</text:p>
          </table:table-cell>
          <table:table-cell office:value-type="float" office:value="67349" calcext:value-type="float">
            <text:p>67349</text:p>
          </table:table-cell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</text:p>
          </table:table-cell>
          <table:table-cell office:value-type="float" office:value="83775" calcext:value-type="float">
            <text:p>83775</text:p>
          </table:table-cell>
          <table:table-cell office:value-type="float" office:value="76190" calcext:value-type="float">
            <text:p>76190</text:p>
          </table:table-cell>
          <table:table-cell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</text:p>
          </table:table-cell>
          <table:table-cell office:value-type="float" office:value="102882" calcext:value-type="float">
            <text:p>102882</text:p>
          </table:table-cell>
          <table:table-cell office:value-type="float" office:value="77784" calcext:value-type="float">
            <text:p>77784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91286" calcext:value-type="float">
            <text:p>91286</text:p>
          </table:table-cell>
          <table:table-cell office:value-type="float" office:value="78617" calcext:value-type="float">
            <text:p>78617</text:p>
          </table:table-cell>
          <table:table-cell office:value-type="float" office:value="517" calcext:value-type="float">
            <text:p>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</text:p>
          </table:table-cell>
          <table:table-cell office:value-type="float" office:value="79694" calcext:value-type="float">
            <text:p>79694</text:p>
          </table:table-cell>
          <table:table-cell office:value-type="float" office:value="64315" calcext:value-type="float">
            <text:p>64315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8600" calcext:value-type="float">
            <text:p>98600</text:p>
          </table:table-cell>
          <table:table-cell office:value-type="float" office:value="70891" calcext:value-type="float">
            <text:p>70891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96464" calcext:value-type="float">
            <text:p>96464</text:p>
          </table:table-cell>
          <table:table-cell office:value-type="float" office:value="62600" calcext:value-type="float">
            <text:p>62600</text:p>
          </table:table-cell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86424" calcext:value-type="float">
            <text:p>86424</text:p>
          </table:table-cell>
          <table:table-cell office:value-type="float" office:value="67150" calcext:value-type="float">
            <text:p>67150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--WATERLOO</text:p>
          </table:table-cell>
          <table:table-cell office:value-type="float" office:value="99563" calcext:value-type="float">
            <text:p>99563</text:p>
          </table:table-cell>
          <table:table-cell office:value-type="float" office:value="70544" calcext:value-type="float">
            <text:p>70544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07289" calcext:value-type="float">
            <text:p>107289</text:p>
          </table:table-cell>
          <table:table-cell office:value-type="float" office:value="84507" calcext:value-type="float">
            <text:p>84507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92417" calcext:value-type="float">
            <text:p>92417</text:p>
          </table:table-cell>
          <table:table-cell office:value-type="float" office:value="71989" calcext:value-type="float">
            <text:p>71989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3066" calcext:value-type="float">
            <text:p>93066</text:p>
          </table:table-cell>
          <table:table-cell office:value-type="float" office:value="69649" calcext:value-type="float">
            <text:p>69649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OSEDALE</text:p>
          </table:table-cell>
          <table:table-cell office:value-type="float" office:value="118380" calcext:value-type="float">
            <text:p>118380</text:p>
          </table:table-cell>
          <table:table-cell office:value-type="float" office:value="90630" calcext:value-type="float">
            <text:p>90630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96438" calcext:value-type="float">
            <text:p>96438</text:p>
          </table:table-cell>
          <table:table-cell office:value-type="float" office:value="71919" calcext:value-type="float">
            <text:p>71919</text:p>
          </table:table-cell>
          <table:table-cell office:value-type="float" office:value="383" calcext:value-type="float">
            <text:p>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87870" calcext:value-type="float">
            <text:p>87870</text:p>
          </table:table-cell>
          <table:table-cell office:value-type="float" office:value="62927" calcext:value-type="float">
            <text:p>62927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76781" calcext:value-type="float">
            <text:p>76781</text:p>
          </table:table-cell>
          <table:table-cell office:value-type="float" office:value="56906" calcext:value-type="float">
            <text:p>56906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</text:p>
          </table:table-cell>
          <table:table-cell office:value-type="float" office:value="88409" calcext:value-type="float">
            <text:p>88409</text:p>
          </table:table-cell>
          <table:table-cell office:value-type="float" office:value="59431" calcext:value-type="float">
            <text:p>59431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EAST</text:p>
          </table:table-cell>
          <table:table-cell office:value-type="float" office:value="92713" calcext:value-type="float">
            <text:p>92713</text:p>
          </table:table-cell>
          <table:table-cell office:value-type="float" office:value="58971" calcext:value-type="float">
            <text:p>58971</text:p>
          </table:table-cell>
          <table:table-cell office:value-type="float" office:value="401" calcext:value-type="float">
            <text:p>4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WEST</text:p>
          </table:table-cell>
          <table:table-cell office:value-type="float" office:value="94212" calcext:value-type="float">
            <text:p>94212</text:p>
          </table:table-cell>
          <table:table-cell office:value-type="float" office:value="61574" calcext:value-type="float">
            <text:p>61574</text:p>
          </table:table-cell>
          <table:table-cell office:value-type="float" office:value="346" calcext:value-type="float">
            <text:p>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01283" calcext:value-type="float">
            <text:p>101283</text:p>
          </table:table-cell>
          <table:table-cell office:value-type="float" office:value="61892" calcext:value-type="float">
            <text:p>61892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47981" calcext:value-type="float">
            <text:p>147981</text:p>
          </table:table-cell>
          <table:table-cell office:value-type="float" office:value="79273" calcext:value-type="float">
            <text:p>79273</text:p>
          </table:table-cell>
          <table:table-cell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CENTRE</text:p>
          </table:table-cell>
          <table:table-cell office:value-type="float" office:value="125380" calcext:value-type="float">
            <text:p>125380</text:p>
          </table:table-cell>
          <table:table-cell office:value-type="float" office:value="101329" calcext:value-type="float">
            <text:p>101329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</text:p>
          </table:table-cell>
          <table:table-cell office:value-type="float" office:value="103132" calcext:value-type="float">
            <text:p>103132</text:p>
          </table:table-cell>
          <table:table-cell office:value-type="float" office:value="80963" calcext:value-type="float">
            <text:p>80963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00660" calcext:value-type="float">
            <text:p>100660</text:p>
          </table:table-cell>
          <table:table-cell office:value-type="float" office:value="73966" calcext:value-type="float">
            <text:p>73966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</text:p>
          </table:table-cell>
          <table:table-cell office:value-type="float" office:value="85195" calcext:value-type="float">
            <text:p>85195</text:p>
          </table:table-cell>
          <table:table-cell office:value-type="float" office:value="63315" calcext:value-type="float">
            <text:p>63315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80925" calcext:value-type="float">
            <text:p>80925</text:p>
          </table:table-cell>
          <table:table-cell office:value-type="float" office:value="65243" calcext:value-type="float">
            <text:p>65243</text:p>
          </table:table-cell>
          <table:table-cell office:value-type="float" office:value="379" calcext:value-type="float">
            <text:p>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ATIKOKAN</text:p>
          </table:table-cell>
          <table:table-cell office:value-type="float" office:value="68169" calcext:value-type="float">
            <text:p>68169</text:p>
          </table:table-cell>
          <table:table-cell office:value-type="float" office:value="51174" calcext:value-type="float">
            <text:p>51174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NIPIGON</text:p>
          </table:table-cell>
          <table:table-cell office:value-type="float" office:value="72602" calcext:value-type="float">
            <text:p>72602</text:p>
          </table:table-cell>
          <table:table-cell office:value-type="float" office:value="55532" calcext:value-type="float">
            <text:p>55532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ISKAMING--FRENCH-RIVER</text:p>
          </table:table-cell>
          <table:table-cell office:value-type="float" office:value="57057" calcext:value-type="float">
            <text:p>57057</text:p>
          </table:table-cell>
          <table:table-cell office:value-type="float" office:value="42882" calcext:value-type="float">
            <text:p>42882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CHAPLEAU</text:p>
          </table:table-cell>
          <table:table-cell office:value-type="float" office:value="65504" calcext:value-type="float">
            <text:p>65504</text:p>
          </table:table-cell>
          <table:table-cell office:value-type="float" office:value="47518" calcext:value-type="float">
            <text:p>47518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97286" calcext:value-type="float">
            <text:p>97286</text:p>
          </table:table-cell>
          <table:table-cell office:value-type="float" office:value="65814" calcext:value-type="float">
            <text:p>65814</text:p>
          </table:table-cell>
          <table:table-cell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ICTORIA--HALIBURTON</text:p>
          </table:table-cell>
          <table:table-cell office:value-type="float" office:value="101513" calcext:value-type="float">
            <text:p>101513</text:p>
          </table:table-cell>
          <table:table-cell office:value-type="float" office:value="79919" calcext:value-type="float">
            <text:p>79919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ATERLOO</text:p>
          </table:table-cell>
          <table:table-cell office:value-type="float" office:value="120008" calcext:value-type="float">
            <text:p>120008</text:p>
          </table:table-cell>
          <table:table-cell office:value-type="float" office:value="99234" calcext:value-type="float">
            <text:p>99234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--ST. CATHARINES--THOROLD</text:p>
          </table:table-cell>
          <table:table-cell office:value-type="float" office:value="92012" calcext:value-type="float">
            <text:p>92012</text:p>
          </table:table-cell>
          <table:table-cell office:value-type="float" office:value="72936" calcext:value-type="float">
            <text:p>72936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GREY--DUFFERIN--SIMCOE</text:p>
          </table:table-cell>
          <table:table-cell office:value-type="float" office:value="112778" calcext:value-type="float">
            <text:p>112778</text:p>
          </table:table-cell>
          <table:table-cell office:value-type="float" office:value="82935" calcext:value-type="float">
            <text:p>82935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0739" calcext:value-type="float">
            <text:p>100739</text:p>
          </table:table-cell>
          <table:table-cell office:value-type="float" office:value="67520" calcext:value-type="float">
            <text:p>67520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ST. CLAIR</text:p>
          </table:table-cell>
          <table:table-cell office:value-type="float" office:value="89079" calcext:value-type="float">
            <text:p>89079</text:p>
          </table:table-cell>
          <table:table-cell office:value-type="float" office:value="64815" calcext:value-type="float">
            <text:p>64815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</text:p>
          </table:table-cell>
          <table:table-cell office:value-type="float" office:value="91199" calcext:value-type="float">
            <text:p>91199</text:p>
          </table:table-cell>
          <table:table-cell office:value-type="float" office:value="68628" calcext:value-type="float">
            <text:p>68628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</text:p>
          </table:table-cell>
          <table:table-cell office:value-type="float" office:value="92322" calcext:value-type="float">
            <text:p>92322</text:p>
          </table:table-cell>
          <table:table-cell office:value-type="float" office:value="60315" calcext:value-type="float">
            <text:p>60315</text:p>
          </table:table-cell>
          <table:table-cell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NORTH</text:p>
          </table:table-cell>
          <table:table-cell office:value-type="float" office:value="233302" calcext:value-type="float">
            <text:p>233302</text:p>
          </table:table-cell>
          <table:table-cell office:value-type="float" office:value="162848" calcext:value-type="float">
            <text:p>162848</text:p>
          </table:table-cell>
          <table:table-cell office:value-type="float" office:value="1105" calcext:value-type="float">
            <text:p>1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</text:p>
          </table:table-cell>
          <table:table-cell office:value-type="float" office:value="97861" calcext:value-type="float">
            <text:p>97861</text:p>
          </table:table-cell>
          <table:table-cell office:value-type="float" office:value="55153" calcext:value-type="float">
            <text:p>55153</text:p>
          </table:table-cell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</text:p>
          </table:table-cell>
          <table:table-cell office:value-type="float" office:value="105254" calcext:value-type="float">
            <text:p>105254</text:p>
          </table:table-cell>
          <table:table-cell office:value-type="float" office:value="50307" calcext:value-type="float">
            <text:p>50307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36082" calcext:value-type="float">
            <text:p>136082</text:p>
          </table:table-cell>
          <table:table-cell office:value-type="float" office:value="99717" calcext:value-type="float">
            <text:p>99717</text:p>
          </table:table-cell>
          <table:table-cell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30058" calcext:value-type="float">
            <text:p>30058</text:p>
          </table:table-cell>
          <table:table-cell office:value-type="float" office:value="21815" calcext:value-type="float">
            <text:p>21815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4266" calcext:value-type="float">
            <text:p>34266</text:p>
          </table:table-cell>
          <table:table-cell office:value-type="float" office:value="25170" calcext:value-type="float">
            <text:p>2517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HILLSBOROUGH</text:p>
          </table:table-cell>
          <table:table-cell office:value-type="float" office:value="33976" calcext:value-type="float">
            <text:p>33976</text:p>
          </table:table-cell>
          <table:table-cell office:value-type="float" office:value="29068" calcext:value-type="float">
            <text:p>29068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1465" calcext:value-type="float">
            <text:p>31465</text:p>
          </table:table-cell>
          <table:table-cell office:value-type="float" office:value="23592" calcext:value-type="float">
            <text:p>23592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</text:p>
          </table:table-cell>
          <table:table-cell office:value-type="float" office:value="90165" calcext:value-type="float">
            <text:p>90165</text:p>
          </table:table-cell>
          <table:table-cell office:value-type="float" office:value="67000" calcext:value-type="float">
            <text:p>67000</text:p>
          </table:table-cell>
          <table:table-cell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89954" calcext:value-type="float">
            <text:p>89954</text:p>
          </table:table-cell>
          <table:table-cell office:value-type="float" office:value="63385" calcext:value-type="float">
            <text:p>63385</text:p>
          </table:table-cell>
          <table:table-cell office:value-type="float" office:value="1559" calcext:value-type="float">
            <text:p>15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NJOU--RIVIÈRE-DES-PRAIRIES</text:p>
          </table:table-cell>
          <table:table-cell office:value-type="float" office:value="111128" calcext:value-type="float">
            <text:p>111128</text:p>
          </table:table-cell>
          <table:table-cell office:value-type="float" office:value="79535" calcext:value-type="float">
            <text:p>79535</text:p>
          </table:table-cell>
          <table:table-cell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--PAPINEAU</text:p>
          </table:table-cell>
          <table:table-cell office:value-type="float" office:value="84119" calcext:value-type="float">
            <text:p>84119</text:p>
          </table:table-cell>
          <table:table-cell office:value-type="float" office:value="66082" calcext:value-type="float">
            <text:p>66082</text:p>
          </table:table-cell>
          <table:table-cell office:value-type="float" office:value="1699" calcext:value-type="float">
            <text:p>16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98820" calcext:value-type="float">
            <text:p>98820</text:p>
          </table:table-cell>
          <table:table-cell office:value-type="float" office:value="70866" calcext:value-type="float">
            <text:p>70866</text:p>
          </table:table-cell>
          <table:table-cell office:value-type="float" office:value="1484" calcext:value-type="float">
            <text:p>1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--SALABERRY</text:p>
          </table:table-cell>
          <table:table-cell office:value-type="float" office:value="88024" calcext:value-type="float">
            <text:p>88024</text:p>
          </table:table-cell>
          <table:table-cell office:value-type="float" office:value="66562" calcext:value-type="float">
            <text:p>66562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--MONTMORENCY--ORLÉANS</text:p>
          </table:table-cell>
          <table:table-cell office:value-type="float" office:value="100143" calcext:value-type="float">
            <text:p>100143</text:p>
          </table:table-cell>
          <table:table-cell office:value-type="float" office:value="75546" calcext:value-type="float">
            <text:p>75546</text:p>
          </table:table-cell>
          <table:table-cell office:value-type="float" office:value="2104" calcext:value-type="float">
            <text:p>2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LLECHASSE</text:p>
          </table:table-cell>
          <table:table-cell office:value-type="float" office:value="80187" calcext:value-type="float">
            <text:p>80187</text:p>
          </table:table-cell>
          <table:table-cell office:value-type="float" office:value="60112" calcext:value-type="float">
            <text:p>60112</text:p>
          </table:table-cell>
          <table:table-cell office:value-type="float" office:value="1133" calcext:value-type="float">
            <text:p>1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--MONTCALM</text:p>
          </table:table-cell>
          <table:table-cell office:value-type="float" office:value="103766" calcext:value-type="float">
            <text:p>103766</text:p>
          </table:table-cell>
          <table:table-cell office:value-type="float" office:value="82061" calcext:value-type="float">
            <text:p>82061</text:p>
          </table:table-cell>
          <table:table-cell office:value-type="float" office:value="2539" calcext:value-type="float">
            <text:p>25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LAINVILLE--DEUX-MONTAGNES</text:p>
          </table:table-cell>
          <table:table-cell office:value-type="float" office:value="145292" calcext:value-type="float">
            <text:p>145292</text:p>
          </table:table-cell>
          <table:table-cell office:value-type="float" office:value="106788" calcext:value-type="float">
            <text:p>106788</text:p>
          </table:table-cell>
          <table:table-cell office:value-type="float" office:value="3276" calcext:value-type="float">
            <text:p>3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NAVENTURE--ÎLES-DE-LA-MADELEINE</text:p>
          </table:table-cell>
          <table:table-cell office:value-type="float" office:value="50295" calcext:value-type="float">
            <text:p>50295</text:p>
          </table:table-cell>
          <table:table-cell office:value-type="float" office:value="36853" calcext:value-type="float">
            <text:p>36853</text:p>
          </table:table-cell>
          <table:table-cell office:value-type="float" office:value="655" calcext:value-type="float">
            <text:p>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85516" calcext:value-type="float">
            <text:p>85516</text:p>
          </table:table-cell>
          <table:table-cell office:value-type="float" office:value="58156" calcext:value-type="float">
            <text:p>58156</text:p>
          </table:table-cell>
          <table:table-cell office:value-type="float" office:value="1615" calcext:value-type="float">
            <text:p>1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--MISSISQUOI</text:p>
          </table:table-cell>
          <table:table-cell office:value-type="float" office:value="80316" calcext:value-type="float">
            <text:p>80316</text:p>
          </table:table-cell>
          <table:table-cell office:value-type="float" office:value="59132" calcext:value-type="float">
            <text:p>59132</text:p>
          </table:table-cell>
          <table:table-cell office:value-type="float" office:value="1562" calcext:value-type="float">
            <text:p>15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</text:p>
          </table:table-cell>
          <table:table-cell office:value-type="float" office:value="103627" calcext:value-type="float">
            <text:p>103627</text:p>
          </table:table-cell>
          <table:table-cell office:value-type="float" office:value="76921" calcext:value-type="float">
            <text:p>76921</text:p>
          </table:table-cell>
          <table:table-cell office:value-type="float" office:value="2605" calcext:value-type="float">
            <text:p>2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PLAIN</text:p>
          </table:table-cell>
          <table:table-cell office:value-type="float" office:value="86168" calcext:value-type="float">
            <text:p>86168</text:p>
          </table:table-cell>
          <table:table-cell office:value-type="float" office:value="63744" calcext:value-type="float">
            <text:p>63744</text:p>
          </table:table-cell>
          <table:table-cell office:value-type="float" office:value="1553" calcext:value-type="float">
            <text:p>1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</text:p>
          </table:table-cell>
          <table:table-cell office:value-type="float" office:value="111464" calcext:value-type="float">
            <text:p>111464</text:p>
          </table:table-cell>
          <table:table-cell office:value-type="float" office:value="85930" calcext:value-type="float">
            <text:p>85930</text:p>
          </table:table-cell>
          <table:table-cell office:value-type="float" office:value="2931" calcext:value-type="float">
            <text:p>29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VOIX</text:p>
          </table:table-cell>
          <table:table-cell office:value-type="float" office:value="79200" calcext:value-type="float">
            <text:p>79200</text:p>
          </table:table-cell>
          <table:table-cell office:value-type="float" office:value="57132" calcext:value-type="float">
            <text:p>57132</text:p>
          </table:table-cell>
          <table:table-cell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</text:p>
          </table:table-cell>
          <table:table-cell office:value-type="float" office:value="87806" calcext:value-type="float">
            <text:p>87806</text:p>
          </table:table-cell>
          <table:table-cell office:value-type="float" office:value="65021" calcext:value-type="float">
            <text:p>65021</text:p>
          </table:table-cell>
          <table:table-cell office:value-type="float" office:value="1175" calcext:value-type="float">
            <text:p>1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</text:p>
          </table:table-cell>
          <table:table-cell office:value-type="float" office:value="102305" calcext:value-type="float">
            <text:p>102305</text:p>
          </table:table-cell>
          <table:table-cell office:value-type="float" office:value="81024" calcext:value-type="float">
            <text:p>81024</text:p>
          </table:table-cell>
          <table:table-cell office:value-type="float" office:value="2268" calcext:value-type="float">
            <text:p>2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84005" calcext:value-type="float">
            <text:p>84005</text:p>
          </table:table-cell>
          <table:table-cell office:value-type="float" office:value="62065" calcext:value-type="float">
            <text:p>62065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FRONTENAC</text:p>
          </table:table-cell>
          <table:table-cell office:value-type="float" office:value="60799" calcext:value-type="float">
            <text:p>60799</text:p>
          </table:table-cell>
          <table:table-cell office:value-type="float" office:value="44314" calcext:value-type="float">
            <text:p>44314</text:p>
          </table:table-cell>
          <table:table-cell office:value-type="float" office:value="1328" calcext:value-type="float">
            <text:p>1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SPÉ</text:p>
          </table:table-cell>
          <table:table-cell office:value-type="float" office:value="55673" calcext:value-type="float">
            <text:p>55673</text:p>
          </table:table-cell>
          <table:table-cell office:value-type="float" office:value="42347" calcext:value-type="float">
            <text:p>42347</text:p>
          </table:table-cell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--LA LIÈVRE</text:p>
          </table:table-cell>
          <table:table-cell office:value-type="float" office:value="128910" calcext:value-type="float">
            <text:p>128910</text:p>
          </table:table-cell>
          <table:table-cell office:value-type="float" office:value="97695" calcext:value-type="float">
            <text:p>97695</text:p>
          </table:table-cell>
          <table:table-cell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--MAISONNEUVE</text:p>
          </table:table-cell>
          <table:table-cell office:value-type="float" office:value="83172" calcext:value-type="float">
            <text:p>83172</text:p>
          </table:table-cell>
          <table:table-cell office:value-type="float" office:value="59945" calcext:value-type="float">
            <text:p>59945</text:p>
          </table:table-cell>
          <table:table-cell office:value-type="float" office:value="1857" calcext:value-type="float">
            <text:p>1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--AYLMER</text:p>
          </table:table-cell>
          <table:table-cell office:value-type="float" office:value="92951" calcext:value-type="float">
            <text:p>92951</text:p>
          </table:table-cell>
          <table:table-cell office:value-type="float" office:value="69419" calcext:value-type="float">
            <text:p>69419</text:p>
          </table:table-cell>
          <table:table-cell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111863" calcext:value-type="float">
            <text:p>111863</text:p>
          </table:table-cell>
          <table:table-cell office:value-type="float" office:value="85365" calcext:value-type="float">
            <text:p>85365</text:p>
          </table:table-cell>
          <table:table-cell office:value-type="float" office:value="3208" calcext:value-type="float">
            <text:p>3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</text:p>
          </table:table-cell>
          <table:table-cell office:value-type="float" office:value="67867" calcext:value-type="float">
            <text:p>67867</text:p>
          </table:table-cell>
          <table:table-cell office:value-type="float" office:value="49655" calcext:value-type="float">
            <text:p>49655</text:p>
          </table:table-cell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KAMOURASKA--RIVIÈRE-DU-LOUP</text:p>
          </table:table-cell>
          <table:table-cell office:value-type="float" office:value="70605" calcext:value-type="float">
            <text:p>70605</text:p>
          </table:table-cell>
          <table:table-cell office:value-type="float" office:value="52864" calcext:value-type="float">
            <text:p>52864</text:p>
          </table:table-cell>
          <table:table-cell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 PRAIRIE</text:p>
          </table:table-cell>
          <table:table-cell office:value-type="float" office:value="69083" calcext:value-type="float">
            <text:p>69083</text:p>
          </table:table-cell>
          <table:table-cell office:value-type="float" office:value="48861" calcext:value-type="float">
            <text:p>48861</text:p>
          </table:table-cell>
          <table:table-cell office:value-type="float" office:value="1819" calcext:value-type="float">
            <text:p>1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JEAN</text:p>
          </table:table-cell>
          <table:table-cell office:value-type="float" office:value="111771" calcext:value-type="float">
            <text:p>111771</text:p>
          </table:table-cell>
          <table:table-cell office:value-type="float" office:value="78503" calcext:value-type="float">
            <text:p>78503</text:p>
          </table:table-cell>
          <table:table-cell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HINE--LAC-SAINT-LOUIS</text:p>
          </table:table-cell>
          <table:table-cell office:value-type="float" office:value="99781" calcext:value-type="float">
            <text:p>99781</text:p>
          </table:table-cell>
          <table:table-cell office:value-type="float" office:value="71306" calcext:value-type="float">
            <text:p>71306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--ÉMARD</text:p>
          </table:table-cell>
          <table:table-cell office:value-type="float" office:value="93542" calcext:value-type="float">
            <text:p>93542</text:p>
          </table:table-cell>
          <table:table-cell office:value-type="float" office:value="65005" calcext:value-type="float">
            <text:p>65005</text:p>
          </table:table-cell>
          <table:table-cell office:value-type="float" office:value="1364" calcext:value-type="float">
            <text:p>1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</text:p>
          </table:table-cell>
          <table:table-cell office:value-type="float" office:value="115667" calcext:value-type="float">
            <text:p>115667</text:p>
          </table:table-cell>
          <table:table-cell office:value-type="float" office:value="92721" calcext:value-type="float">
            <text:p>92721</text:p>
          </table:table-cell>
          <table:table-cell office:value-type="float" office:value="2703" calcext:value-type="float">
            <text:p>2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--SAINTE-MARIE</text:p>
          </table:table-cell>
          <table:table-cell office:value-type="float" office:value="79378" calcext:value-type="float">
            <text:p>79378</text:p>
          </table:table-cell>
          <table:table-cell office:value-type="float" office:value="59126" calcext:value-type="float">
            <text:p>59126</text:p>
          </table:table-cell>
          <table:table-cell office:value-type="float" office:value="1592" calcext:value-type="float">
            <text:p>15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CENTRE</text:p>
          </table:table-cell>
          <table:table-cell office:value-type="float" office:value="102538" calcext:value-type="float">
            <text:p>102538</text:p>
          </table:table-cell>
          <table:table-cell office:value-type="float" office:value="74485" calcext:value-type="float">
            <text:p>74485</text:p>
          </table:table-cell>
          <table:table-cell office:value-type="float" office:value="2200" calcext:value-type="float">
            <text:p>2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EAST</text:p>
          </table:table-cell>
          <table:table-cell office:value-type="float" office:value="103189" calcext:value-type="float">
            <text:p>103189</text:p>
          </table:table-cell>
          <table:table-cell office:value-type="float" office:value="75536" calcext:value-type="float">
            <text:p>75536</text:p>
          </table:table-cell>
          <table:table-cell office:value-type="float" office:value="1906" calcext:value-type="float">
            <text:p>1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WEST</text:p>
          </table:table-cell>
          <table:table-cell office:value-type="float" office:value="108671" calcext:value-type="float">
            <text:p>108671</text:p>
          </table:table-cell>
          <table:table-cell office:value-type="float" office:value="79486" calcext:value-type="float">
            <text:p>79486</text:p>
          </table:table-cell>
          <table:table-cell office:value-type="float" office:value="1765" calcext:value-type="float">
            <text:p>17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</text:p>
          </table:table-cell>
          <table:table-cell office:value-type="float" office:value="111847" calcext:value-type="float">
            <text:p>111847</text:p>
          </table:table-cell>
          <table:table-cell office:value-type="float" office:value="79740" calcext:value-type="float">
            <text:p>79740</text:p>
          </table:table-cell>
          <table:table-cell office:value-type="float" office:value="2730" calcext:value-type="float">
            <text:p>27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</text:p>
          </table:table-cell>
          <table:table-cell office:value-type="float" office:value="94316" calcext:value-type="float">
            <text:p>94316</text:p>
          </table:table-cell>
          <table:table-cell office:value-type="float" office:value="68411" calcext:value-type="float">
            <text:p>68411</text:p>
          </table:table-cell>
          <table:table-cell office:value-type="float" office:value="2185" calcext:value-type="float">
            <text:p>2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97757" calcext:value-type="float">
            <text:p>97757</text:p>
          </table:table-cell>
          <table:table-cell office:value-type="float" office:value="81033" calcext:value-type="float">
            <text:p>81033</text:p>
          </table:table-cell>
          <table:table-cell office:value-type="float" office:value="1740" calcext:value-type="float">
            <text:p>17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</text:p>
          </table:table-cell>
          <table:table-cell office:value-type="float" office:value="117619" calcext:value-type="float">
            <text:p>117619</text:p>
          </table:table-cell>
          <table:table-cell office:value-type="float" office:value="88310" calcext:value-type="float">
            <text:p>88310</text:p>
          </table:table-cell>
          <table:table-cell office:value-type="float" office:value="2604" calcext:value-type="float">
            <text:p>2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58192" calcext:value-type="float">
            <text:p>58192</text:p>
          </table:table-cell>
          <table:table-cell office:value-type="float" office:value="39501" calcext:value-type="float">
            <text:p>39501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TAPÉDIA--MATANE</text:p>
          </table:table-cell>
          <table:table-cell office:value-type="float" office:value="61942" calcext:value-type="float">
            <text:p>61942</text:p>
          </table:table-cell>
          <table:table-cell office:value-type="float" office:value="45421" calcext:value-type="float">
            <text:p>45421</text:p>
          </table:table-cell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ERCIER</text:p>
          </table:table-cell>
          <table:table-cell office:value-type="float" office:value="106721" calcext:value-type="float">
            <text:p>106721</text:p>
          </table:table-cell>
          <table:table-cell office:value-type="float" office:value="77905" calcext:value-type="float">
            <text:p>77905</text:p>
          </table:table-cell>
          <table:table-cell office:value-type="float" office:value="2532" calcext:value-type="float">
            <text:p>2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NT ROYAL</text:p>
          </table:table-cell>
          <table:table-cell office:value-type="float" office:value="94296" calcext:value-type="float">
            <text:p>94296</text:p>
          </table:table-cell>
          <table:table-cell office:value-type="float" office:value="60305" calcext:value-type="float">
            <text:p>60305</text:p>
          </table:table-cell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ÉGANTIC--COMPTON--STANSTEAD</text:p>
          </table:table-cell>
          <table:table-cell office:value-type="float" office:value="75319" calcext:value-type="float">
            <text:p>75319</text:p>
          </table:table-cell>
          <table:table-cell office:value-type="float" office:value="53867" calcext:value-type="float">
            <text:p>53867</text:p>
          </table:table-cell>
          <table:table-cell office:value-type="float" office:value="1276" calcext:value-type="float">
            <text:p>1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</text:p>
          </table:table-cell>
          <table:table-cell office:value-type="float" office:value="78703" calcext:value-type="float">
            <text:p>78703</text:p>
          </table:table-cell>
          <table:table-cell office:value-type="float" office:value="51468" calcext:value-type="float">
            <text:p>51468</text:p>
          </table:table-cell>
          <table:table-cell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4124" calcext:value-type="float">
            <text:p>94124</text:p>
          </table:table-cell>
          <table:table-cell office:value-type="float" office:value="60655" calcext:value-type="float">
            <text:p>60655</text:p>
          </table:table-cell>
          <table:table-cell office:value-type="float" office:value="1317" calcext:value-type="float">
            <text:p>1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--SAINT-MICHEL</text:p>
          </table:table-cell>
          <table:table-cell office:value-type="float" office:value="85440" calcext:value-type="float">
            <text:p>85440</text:p>
          </table:table-cell>
          <table:table-cell office:value-type="float" office:value="52808" calcext:value-type="float">
            <text:p>52808</text:p>
          </table:table-cell>
          <table:table-cell office:value-type="float" office:value="1241" calcext:value-type="float">
            <text:p>1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--DOLLARD</text:p>
          </table:table-cell>
          <table:table-cell office:value-type="float" office:value="116085" calcext:value-type="float">
            <text:p>116085</text:p>
          </table:table-cell>
          <table:table-cell office:value-type="float" office:value="77076" calcext:value-type="float">
            <text:p>77076</text:p>
          </table:table-cell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--GATINEAU--LABELLE</text:p>
          </table:table-cell>
          <table:table-cell office:value-type="float" office:value="80038" calcext:value-type="float">
            <text:p>80038</text:p>
          </table:table-cell>
          <table:table-cell office:value-type="float" office:value="60072" calcext:value-type="float">
            <text:p>60072</text:p>
          </table:table-cell>
          <table:table-cell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</text:p>
          </table:table-cell>
          <table:table-cell office:value-type="float" office:value="84947" calcext:value-type="float">
            <text:p>84947</text:p>
          </table:table-cell>
          <table:table-cell office:value-type="float" office:value="64457" calcext:value-type="float">
            <text:p>64457</text:p>
          </table:table-cell>
          <table:table-cell office:value-type="float" office:value="1778" calcext:value-type="float">
            <text:p>17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office:value-type="float" office:value="90045" calcext:value-type="float">
            <text:p>90045</text:p>
          </table:table-cell>
          <table:table-cell office:value-type="float" office:value="70489" calcext:value-type="float">
            <text:p>70489</text:p>
          </table:table-cell>
          <table:table-cell office:value-type="float" office:value="2214" calcext:value-type="float">
            <text:p>2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-EST</text:p>
          </table:table-cell>
          <table:table-cell office:value-type="float" office:value="102839" calcext:value-type="float">
            <text:p>102839</text:p>
          </table:table-cell>
          <table:table-cell office:value-type="float" office:value="80312" calcext:value-type="float">
            <text:p>80312</text:p>
          </table:table-cell>
          <table:table-cell office:value-type="float" office:value="2548" calcext:value-type="float">
            <text:p>2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ELIEU</text:p>
          </table:table-cell>
          <table:table-cell office:value-type="float" office:value="81957" calcext:value-type="float">
            <text:p>81957</text:p>
          </table:table-cell>
          <table:table-cell office:value-type="float" office:value="60340" calcext:value-type="float">
            <text:p>60340</text:p>
          </table:table-cell>
          <table:table-cell office:value-type="float" office:value="1878" calcext:value-type="float">
            <text:p>1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--WOLFE</text:p>
          </table:table-cell>
          <table:table-cell office:value-type="float" office:value="79542" calcext:value-type="float">
            <text:p>79542</text:p>
          </table:table-cell>
          <table:table-cell office:value-type="float" office:value="57734" calcext:value-type="float">
            <text:p>57734</text:p>
          </table:table-cell>
          <table:table-cell office:value-type="float" office:value="1599" calcext:value-type="float">
            <text:p>1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--TÉMISCOUATA</text:p>
          </table:table-cell>
          <table:table-cell office:value-type="float" office:value="74485" calcext:value-type="float">
            <text:p>74485</text:p>
          </table:table-cell>
          <table:table-cell office:value-type="float" office:value="56186" calcext:value-type="float">
            <text:p>56186</text:p>
          </table:table-cell>
          <table:table-cell office:value-type="float" office:value="1332" calcext:value-type="float">
            <text:p>1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</text:p>
          </table:table-cell>
          <table:table-cell office:value-type="float" office:value="72854" calcext:value-type="float">
            <text:p>72854</text:p>
          </table:table-cell>
          <table:table-cell office:value-type="float" office:value="49583" calcext:value-type="float">
            <text:p>49583</text:p>
          </table:table-cell>
          <table:table-cell office:value-type="float" office:value="1584" calcext:value-type="float">
            <text:p>15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</text:p>
          </table:table-cell>
          <table:table-cell office:value-type="float" office:value="87257" calcext:value-type="float">
            <text:p>87257</text:p>
          </table:table-cell>
          <table:table-cell office:value-type="float" office:value="64717" calcext:value-type="float">
            <text:p>64717</text:p>
          </table:table-cell>
          <table:table-cell office:value-type="float" office:value="2089" calcext:value-type="float">
            <text:p>20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DENIS</text:p>
          </table:table-cell>
          <table:table-cell office:value-type="float" office:value="90211" calcext:value-type="float">
            <text:p>90211</text:p>
          </table:table-cell>
          <table:table-cell office:value-type="float" office:value="54555" calcext:value-type="float">
            <text:p>54555</text:p>
          </table:table-cell>
          <table:table-cell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ENRI--WESTMOUNT</text:p>
          </table:table-cell>
          <table:table-cell office:value-type="float" office:value="84965" calcext:value-type="float">
            <text:p>84965</text:p>
          </table:table-cell>
          <table:table-cell office:value-type="float" office:value="57491" calcext:value-type="float">
            <text:p>57491</text:p>
          </table:table-cell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UBERT</text:p>
          </table:table-cell>
          <table:table-cell office:value-type="float" office:value="115118" calcext:value-type="float">
            <text:p>115118</text:p>
          </table:table-cell>
          <table:table-cell office:value-type="float" office:value="78418" calcext:value-type="float">
            <text:p>78418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--BAGOT</text:p>
          </table:table-cell>
          <table:table-cell office:value-type="float" office:value="89723" calcext:value-type="float">
            <text:p>89723</text:p>
          </table:table-cell>
          <table:table-cell office:value-type="float" office:value="66489" calcext:value-type="float">
            <text:p>66489</text:p>
          </table:table-cell>
          <table:table-cell office:value-type="float" office:value="2564" calcext:value-type="float">
            <text:p>2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93507" calcext:value-type="float">
            <text:p>93507</text:p>
          </table:table-cell>
          <table:table-cell office:value-type="float" office:value="68541" calcext:value-type="float">
            <text:p>68541</text:p>
          </table:table-cell>
          <table:table-cell office:value-type="float" office:value="2484" calcext:value-type="float">
            <text:p>2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95015" calcext:value-type="float">
            <text:p>95015</text:p>
          </table:table-cell>
          <table:table-cell office:value-type="float" office:value="58885" calcext:value-type="float">
            <text:p>58885</text:p>
          </table:table-cell>
          <table:table-cell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</text:p>
          </table:table-cell>
          <table:table-cell office:value-type="float" office:value="87843" calcext:value-type="float">
            <text:p>87843</text:p>
          </table:table-cell>
          <table:table-cell office:value-type="float" office:value="60710" calcext:value-type="float">
            <text:p>60710</text:p>
          </table:table-cell>
          <table:table-cell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</text:p>
          </table:table-cell>
          <table:table-cell office:value-type="float" office:value="75185" calcext:value-type="float">
            <text:p>75185</text:p>
          </table:table-cell>
          <table:table-cell office:value-type="float" office:value="57307" calcext:value-type="float">
            <text:p>57307</text:p>
          </table:table-cell>
          <table:table-cell office:value-type="float" office:value="1009" calcext:value-type="float">
            <text:p>1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95251" calcext:value-type="float">
            <text:p>95251</text:p>
          </table:table-cell>
          <table:table-cell office:value-type="float" office:value="67584" calcext:value-type="float">
            <text:p>67584</text:p>
          </table:table-cell>
          <table:table-cell office:value-type="float" office:value="2558" calcext:value-type="float">
            <text:p>2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95171" calcext:value-type="float">
            <text:p>95171</text:p>
          </table:table-cell>
          <table:table-cell office:value-type="float" office:value="74350" calcext:value-type="float">
            <text:p>74350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</text:p>
          </table:table-cell>
          <table:table-cell office:value-type="float" office:value="152721" calcext:value-type="float">
            <text:p>152721</text:p>
          </table:table-cell>
          <table:table-cell office:value-type="float" office:value="111511" calcext:value-type="float">
            <text:p>111511</text:p>
          </table:table-cell>
          <table:table-cell office:value-type="float" office:value="3973" calcext:value-type="float">
            <text:p>3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79784" calcext:value-type="float">
            <text:p>79784</text:p>
          </table:table-cell>
          <table:table-cell office:value-type="float" office:value="62836" calcext:value-type="float">
            <text:p>62836</text:p>
          </table:table-cell>
          <table:table-cell office:value-type="float" office:value="1772" calcext:value-type="float">
            <text:p>17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ÉMISCAMINGUE</text:p>
          </table:table-cell>
          <table:table-cell office:value-type="float" office:value="83547" calcext:value-type="float">
            <text:p>83547</text:p>
          </table:table-cell>
          <table:table-cell office:value-type="float" office:value="59276" calcext:value-type="float">
            <text:p>59276</text:p>
          </table:table-cell>
          <table:table-cell office:value-type="float" office:value="1486" calcext:value-type="float">
            <text:p>1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</text:p>
          </table:table-cell>
          <table:table-cell office:value-type="float" office:value="110838" calcext:value-type="float">
            <text:p>110838</text:p>
          </table:table-cell>
          <table:table-cell office:value-type="float" office:value="81844" calcext:value-type="float">
            <text:p>81844</text:p>
          </table:table-cell>
          <table:table-cell office:value-type="float" office:value="1868" calcext:value-type="float">
            <text:p>18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</text:p>
          </table:table-cell>
          <table:table-cell office:value-type="float" office:value="96594" calcext:value-type="float">
            <text:p>96594</text:p>
          </table:table-cell>
          <table:table-cell office:value-type="float" office:value="72690" calcext:value-type="float">
            <text:p>72690</text:p>
          </table:table-cell>
          <table:table-cell office:value-type="float" office:value="2643" calcext:value-type="float">
            <text:p>26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DUN--SAINT-PAUL</text:p>
          </table:table-cell>
          <table:table-cell office:value-type="float" office:value="86405" calcext:value-type="float">
            <text:p>86405</text:p>
          </table:table-cell>
          <table:table-cell office:value-type="float" office:value="61838" calcext:value-type="float">
            <text:p>61838</text:p>
          </table:table-cell>
          <table:table-cell office:value-type="float" office:value="1720" calcext:value-type="float">
            <text:p>1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KINDERSLEY--LLOYDMINSTER</text:p>
          </table:table-cell>
          <table:table-cell office:value-type="float" office:value="63871" calcext:value-type="float">
            <text:p>63871</text:p>
          </table:table-cell>
          <table:table-cell office:value-type="float" office:value="42242" calcext:value-type="float">
            <text:p>42242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MACKENZIE</text:p>
          </table:table-cell>
          <table:table-cell office:value-type="float" office:value="60732" calcext:value-type="float">
            <text:p>60732</text:p>
          </table:table-cell>
          <table:table-cell office:value-type="float" office:value="42232" calcext:value-type="float">
            <text:p>42232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MOOSE JAW--LAKE CENTRE</text:p>
          </table:table-cell>
          <table:table-cell office:value-type="float" office:value="65820" calcext:value-type="float">
            <text:p>65820</text:p>
          </table:table-cell>
          <table:table-cell office:value-type="float" office:value="47693" calcext:value-type="float">
            <text:p>47693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--CHURCHILL RIVER</text:p>
          </table:table-cell>
          <table:table-cell office:value-type="float" office:value="73952" calcext:value-type="float">
            <text:p>73952</text:p>
          </table:table-cell>
          <table:table-cell office:value-type="float" office:value="48507" calcext:value-type="float">
            <text:p>4850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</text:p>
          </table:table-cell>
          <table:table-cell office:value-type="float" office:value="78177" calcext:value-type="float">
            <text:p>78177</text:p>
          </table:table-cell>
          <table:table-cell office:value-type="float" office:value="54311" calcext:value-type="float">
            <text:p>54311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9210" calcext:value-type="float">
            <text:p>69210</text:p>
          </table:table-cell>
          <table:table-cell office:value-type="float" office:value="48144" calcext:value-type="float">
            <text:p>48144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WASCANA</text:p>
          </table:table-cell>
          <table:table-cell office:value-type="float" office:value="75896" calcext:value-type="float">
            <text:p>75896</text:p>
          </table:table-cell>
          <table:table-cell office:value-type="float" office:value="59772" calcext:value-type="float">
            <text:p>59772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CLARK'S CROSSING</text:p>
          </table:table-cell>
          <table:table-cell office:value-type="float" office:value="85358" calcext:value-type="float">
            <text:p>85358</text:p>
          </table:table-cell>
          <table:table-cell office:value-type="float" office:value="60680" calcext:value-type="float">
            <text:p>6068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DUNDURN</text:p>
          </table:table-cell>
          <table:table-cell office:value-type="float" office:value="81864" calcext:value-type="float">
            <text:p>81864</text:p>
          </table:table-cell>
          <table:table-cell office:value-type="float" office:value="62259" calcext:value-type="float">
            <text:p>62259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1080" calcext:value-type="float">
            <text:p>71080</text:p>
          </table:table-cell>
          <table:table-cell office:value-type="float" office:value="55461" calcext:value-type="float">
            <text:p>55461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66885" calcext:value-type="float">
            <text:p>66885</text:p>
          </table:table-cell>
          <table:table-cell office:value-type="float" office:value="47238" calcext:value-type="float">
            <text:p>47238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WIFT CURRENT--MAPLE CREEK--ASSINIBOIA</text:p>
          </table:table-cell>
          <table:table-cell office:value-type="float" office:value="62939" calcext:value-type="float">
            <text:p>62939</text:p>
          </table:table-cell>
          <table:table-cell office:value-type="float" office:value="42814" calcext:value-type="float">
            <text:p>42814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THE BATTLEFORDS--MEADOW LAKE</text:p>
          </table:table-cell>
          <table:table-cell office:value-type="float" office:value="70745" calcext:value-type="float">
            <text:p>70745</text:p>
          </table:table-cell>
          <table:table-cell office:value-type="float" office:value="48128" calcext:value-type="float">
            <text:p>48128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62399" calcext:value-type="float">
            <text:p>62399</text:p>
          </table:table-cell>
          <table:table-cell office:value-type="float" office:value="44767" calcext:value-type="float">
            <text:p>44767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ukon</text:p>
          </table:table-cell>
          <table:table-cell office:value-type="string" calcext:value-type="string">
            <text:p>YUKON</text:p>
          </table:table-cell>
          <table:table-cell office:value-type="float" office:value="27797" calcext:value-type="float">
            <text:p>27797</text:p>
          </table:table-cell>
          <table:table-cell office:value-type="float" office:value="20565" calcext:value-type="float">
            <text:p>20565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</table:table>
      <table:table table:name="36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Bonavista–Trinity–Conception</text:p>
          </table:table-cell>
          <table:table-cell office:value-type="float" office:value="94842" calcext:value-type="float">
            <text:p>94842</text:p>
          </table:table-cell>
          <table:table-cell office:value-type="float" office:value="68065" calcext:value-type="float">
            <text:p>68065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Burin–St. Georges's</text:p>
          </table:table-cell>
          <table:table-cell office:value-type="float" office:value="79263" calcext:value-type="float">
            <text:p>79263</text:p>
          </table:table-cell>
          <table:table-cell office:value-type="float" office:value="55869" calcext:value-type="float">
            <text:p>55869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Gander–Grand Falls</text:p>
          </table:table-cell>
          <table:table-cell office:value-type="float" office:value="82408" calcext:value-type="float">
            <text:p>82408</text:p>
          </table:table-cell>
          <table:table-cell office:value-type="float" office:value="58598" calcext:value-type="float">
            <text:p>58598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Humber–St. Barbe–Baie Verte</text:p>
          </table:table-cell>
          <table:table-cell office:value-type="float" office:value="79398" calcext:value-type="float">
            <text:p>79398</text:p>
          </table:table-cell>
          <table:table-cell office:value-type="float" office:value="55341" calcext:value-type="float">
            <text:p>55341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Labrador</text:p>
          </table:table-cell>
          <table:table-cell office:value-type="float" office:value="30379" calcext:value-type="float">
            <text:p>30379</text:p>
          </table:table-cell>
          <table:table-cell office:value-type="float" office:value="20197" calcext:value-type="float">
            <text:p>20197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St. John's East</text:p>
          </table:table-cell>
          <table:table-cell office:value-type="float" office:value="101057" calcext:value-type="float">
            <text:p>101057</text:p>
          </table:table-cell>
          <table:table-cell office:value-type="float" office:value="75839" calcext:value-type="float">
            <text:p>75839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St. John's West</text:p>
          </table:table-cell>
          <table:table-cell office:value-type="float" office:value="101127" calcext:value-type="float">
            <text:p>101127</text:p>
          </table:table-cell>
          <table:table-cell office:value-type="float" office:value="73200" calcext:value-type="float">
            <text:p>73200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30058" calcext:value-type="float">
            <text:p>30058</text:p>
          </table:table-cell>
          <table:table-cell office:value-type="float" office:value="21887" calcext:value-type="float">
            <text:p>21887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4266" calcext:value-type="float">
            <text:p>34266</text:p>
          </table:table-cell>
          <table:table-cell office:value-type="float" office:value="24992" calcext:value-type="float">
            <text:p>24992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Hillsborough</text:p>
          </table:table-cell>
          <table:table-cell office:value-type="float" office:value="33976" calcext:value-type="float">
            <text:p>33976</text:p>
          </table:table-cell>
          <table:table-cell office:value-type="float" office:value="26453" calcext:value-type="float">
            <text:p>26453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1465" calcext:value-type="float">
            <text:p>31465</text:p>
          </table:table-cell>
          <table:table-cell office:value-type="float" office:value="24470" calcext:value-type="float">
            <text:p>24470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Bras d'Or</text:p>
          </table:table-cell>
          <table:table-cell office:value-type="float" office:value="78181" calcext:value-type="float">
            <text:p>78181</text:p>
          </table:table-cell>
          <table:table-cell office:value-type="float" office:value="57129" calcext:value-type="float">
            <text:p>57129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–Colchester</text:p>
          </table:table-cell>
          <table:table-cell office:value-type="float" office:value="81967" calcext:value-type="float">
            <text:p>81967</text:p>
          </table:table-cell>
          <table:table-cell office:value-type="float" office:value="61460" calcext:value-type="float">
            <text:p>61460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</text:p>
          </table:table-cell>
          <table:table-cell office:value-type="float" office:value="84269" calcext:value-type="float">
            <text:p>84269</text:p>
          </table:table-cell>
          <table:table-cell office:value-type="float" office:value="58595" calcext:value-type="float">
            <text:p>58595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84511" calcext:value-type="float">
            <text:p>84511</text:p>
          </table:table-cell>
          <table:table-cell office:value-type="float" office:value="65061" calcext:value-type="float">
            <text:p>65061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 West</text:p>
          </table:table-cell>
          <table:table-cell office:value-type="float" office:value="82395" calcext:value-type="float">
            <text:p>82395</text:p>
          </table:table-cell>
          <table:table-cell office:value-type="float" office:value="68989" calcext:value-type="float">
            <text:p>68989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Kings–Hants</text:p>
          </table:table-cell>
          <table:table-cell office:value-type="float" office:value="94160" calcext:value-type="float">
            <text:p>94160</text:p>
          </table:table-cell>
          <table:table-cell office:value-type="float" office:value="73395" calcext:value-type="float">
            <text:p>73395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Pictou–Antigonish–Guysborough</text:p>
          </table:table-cell>
          <table:table-cell office:value-type="float" office:value="80601" calcext:value-type="float">
            <text:p>80601</text:p>
          </table:table-cell>
          <table:table-cell office:value-type="float" office:value="60034" calcext:value-type="float">
            <text:p>60034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ackville–Eastern Shore</text:p>
          </table:table-cell>
          <table:table-cell office:value-type="float" office:value="79671" calcext:value-type="float">
            <text:p>79671</text:p>
          </table:table-cell>
          <table:table-cell office:value-type="float" office:value="61744" calcext:value-type="float">
            <text:p>61744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 Shore</text:p>
          </table:table-cell>
          <table:table-cell office:value-type="float" office:value="77900" calcext:value-type="float">
            <text:p>77900</text:p>
          </table:table-cell>
          <table:table-cell office:value-type="float" office:value="58653" calcext:value-type="float">
            <text:p>58653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ydney–Victoria</text:p>
          </table:table-cell>
          <table:table-cell office:value-type="float" office:value="83505" calcext:value-type="float">
            <text:p>83505</text:p>
          </table:table-cell>
          <table:table-cell office:value-type="float" office:value="59663" calcext:value-type="float">
            <text:p>59663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West Nova</text:p>
          </table:table-cell>
          <table:table-cell office:value-type="float" office:value="72782" calcext:value-type="float">
            <text:p>72782</text:p>
          </table:table-cell>
          <table:table-cell office:value-type="float" office:value="52441" calcext:value-type="float">
            <text:p>52441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Acadie–Bathurst</text:p>
          </table:table-cell>
          <table:table-cell office:value-type="float" office:value="87613" calcext:value-type="float">
            <text:p>87613</text:p>
          </table:table-cell>
          <table:table-cell office:value-type="float" office:value="67912" calcext:value-type="float">
            <text:p>67912</text:p>
          </table:table-cell>
          <table:table-cell office:value-type="float" office:value="1318" calcext:value-type="float">
            <text:p>1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–Petitcodiac</text:p>
          </table:table-cell>
          <table:table-cell office:value-type="float" office:value="80959" calcext:value-type="float">
            <text:p>80959</text:p>
          </table:table-cell>
          <table:table-cell office:value-type="float" office:value="63203" calcext:value-type="float">
            <text:p>63203</text:p>
          </table:table-cell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Charlotte</text:p>
          </table:table-cell>
          <table:table-cell office:value-type="float" office:value="57994" calcext:value-type="float">
            <text:p>57994</text:p>
          </table:table-cell>
          <table:table-cell office:value-type="float" office:value="44441" calcext:value-type="float">
            <text:p>44441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</text:p>
          </table:table-cell>
          <table:table-cell office:value-type="float" office:value="71263" calcext:value-type="float">
            <text:p>71263</text:p>
          </table:table-cell>
          <table:table-cell office:value-type="float" office:value="53782" calcext:value-type="float">
            <text:p>53782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–Royal</text:p>
          </table:table-cell>
          <table:table-cell office:value-type="float" office:value="70836" calcext:value-type="float">
            <text:p>70836</text:p>
          </table:table-cell>
          <table:table-cell office:value-type="float" office:value="53173" calcext:value-type="float">
            <text:p>53173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–Restigouche</text:p>
          </table:table-cell>
          <table:table-cell office:value-type="float" office:value="73473" calcext:value-type="float">
            <text:p>73473</text:p>
          </table:table-cell>
          <table:table-cell office:value-type="float" office:value="55613" calcext:value-type="float">
            <text:p>55613</text:p>
          </table:table-cell>
          <table:table-cell office:value-type="float" office:value="1606" calcext:value-type="float">
            <text:p>1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60360" calcext:value-type="float">
            <text:p>60360</text:p>
          </table:table-cell>
          <table:table-cell office:value-type="float" office:value="45799" calcext:value-type="float">
            <text:p>45799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</text:p>
          </table:table-cell>
          <table:table-cell office:value-type="float" office:value="83743" calcext:value-type="float">
            <text:p>83743</text:p>
          </table:table-cell>
          <table:table-cell office:value-type="float" office:value="67158" calcext:value-type="float">
            <text:p>67158</text:p>
          </table:table-cell>
          <table:table-cell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 John</text:p>
          </table:table-cell>
          <table:table-cell office:value-type="float" office:value="75136" calcext:value-type="float">
            <text:p>75136</text:p>
          </table:table-cell>
          <table:table-cell office:value-type="float" office:value="52950" calcext:value-type="float">
            <text:p>52950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Tobique–Mactaquac</text:p>
          </table:table-cell>
          <table:table-cell office:value-type="float" office:value="62523" calcext:value-type="float">
            <text:p>62523</text:p>
          </table:table-cell>
          <table:table-cell office:value-type="float" office:value="47499" calcext:value-type="float">
            <text:p>47499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</text:p>
          </table:table-cell>
          <table:table-cell office:value-type="float" office:value="92396" calcext:value-type="float">
            <text:p>92396</text:p>
          </table:table-cell>
          <table:table-cell office:value-type="float" office:value="65737" calcext:value-type="float">
            <text:p>65737</text:p>
          </table:table-cell>
          <table:table-cell office:value-type="float" office:value="1505" calcext:value-type="float">
            <text:p>1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106022" calcext:value-type="float">
            <text:p>106022</text:p>
          </table:table-cell>
          <table:table-cell office:value-type="float" office:value="75839" calcext:value-type="float">
            <text:p>75839</text:p>
          </table:table-cell>
          <table:table-cell office:value-type="float" office:value="1609" calcext:value-type="float">
            <text:p>16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njou–Rivière-des-Prairies</text:p>
          </table:table-cell>
          <table:table-cell office:value-type="float" office:value="91446" calcext:value-type="float">
            <text:p>91446</text:p>
          </table:table-cell>
          <table:table-cell office:value-type="float" office:value="67976" calcext:value-type="float">
            <text:p>67976</text:p>
          </table:table-cell>
          <table:table-cell office:value-type="float" office:value="1669" calcext:value-type="float">
            <text:p>1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–Papineau</text:p>
          </table:table-cell>
          <table:table-cell office:value-type="float" office:value="89815" calcext:value-type="float">
            <text:p>89815</text:p>
          </table:table-cell>
          <table:table-cell office:value-type="float" office:value="75301" calcext:value-type="float">
            <text:p>75301</text:p>
          </table:table-cell>
          <table:table-cell office:value-type="float" office:value="1869" calcext:value-type="float">
            <text:p>18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96478" calcext:value-type="float">
            <text:p>96478</text:p>
          </table:table-cell>
          <table:table-cell office:value-type="float" office:value="72343" calcext:value-type="float">
            <text:p>72343</text:p>
          </table:table-cell>
          <table:table-cell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–Salaberry</text:p>
          </table:table-cell>
          <table:table-cell office:value-type="float" office:value="93197" calcext:value-type="float">
            <text:p>93197</text:p>
          </table:table-cell>
          <table:table-cell office:value-type="float" office:value="69450" calcext:value-type="float">
            <text:p>69450</text:p>
          </table:table-cell>
          <table:table-cell office:value-type="float" office:value="2217" calcext:value-type="float">
            <text:p>2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–Montmorency–Orléans</text:p>
          </table:table-cell>
          <table:table-cell office:value-type="float" office:value="97307" calcext:value-type="float">
            <text:p>97307</text:p>
          </table:table-cell>
          <table:table-cell office:value-type="float" office:value="75840" calcext:value-type="float">
            <text:p>75840</text:p>
          </table:table-cell>
          <table:table-cell office:value-type="float" office:value="2136" calcext:value-type="float">
            <text:p>2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llechasse–Etchemins–Montmagny–L'Islet</text:p>
          </table:table-cell>
          <table:table-cell office:value-type="float" office:value="84053" calcext:value-type="float">
            <text:p>84053</text:p>
          </table:table-cell>
          <table:table-cell office:value-type="float" office:value="63838" calcext:value-type="float">
            <text:p>63838</text:p>
          </table:table-cell>
          <table:table-cell office:value-type="float" office:value="1296" calcext:value-type="float">
            <text:p>1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–Montcalm</text:p>
          </table:table-cell>
          <table:table-cell office:value-type="float" office:value="109276" calcext:value-type="float">
            <text:p>109276</text:p>
          </table:table-cell>
          <table:table-cell office:value-type="float" office:value="91867" calcext:value-type="float">
            <text:p>91867</text:p>
          </table:table-cell>
          <table:table-cell office:value-type="float" office:value="2794" calcext:value-type="float">
            <text:p>27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naventure–Gaspé–Îles-de-la-Madeleine–Pabok</text:p>
          </table:table-cell>
          <table:table-cell office:value-type="float" office:value="76455" calcext:value-type="float">
            <text:p>76455</text:p>
          </table:table-cell>
          <table:table-cell office:value-type="float" office:value="57617" calcext:value-type="float">
            <text:p>57617</text:p>
          </table:table-cell>
          <table:table-cell office:value-type="float" office:value="989" calcext:value-type="float">
            <text:p>9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94214" calcext:value-type="float">
            <text:p>94214</text:p>
          </table:table-cell>
          <table:table-cell office:value-type="float" office:value="63341" calcext:value-type="float">
            <text:p>63341</text:p>
          </table:table-cell>
          <table:table-cell office:value-type="float" office:value="1800" calcext:value-type="float">
            <text:p>1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–Missisquoi</text:p>
          </table:table-cell>
          <table:table-cell office:value-type="float" office:value="80316" calcext:value-type="float">
            <text:p>80316</text:p>
          </table:table-cell>
          <table:table-cell office:value-type="float" office:value="61553" calcext:value-type="float">
            <text:p>61553</text:p>
          </table:table-cell>
          <table:table-cell office:value-type="float" office:value="1346" calcext:value-type="float">
            <text:p>1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ssard–La Prairie</text:p>
          </table:table-cell>
          <table:table-cell office:value-type="float" office:value="94367" calcext:value-type="float">
            <text:p>94367</text:p>
          </table:table-cell>
          <table:table-cell office:value-type="float" office:value="69182" calcext:value-type="float">
            <text:p>69182</text:p>
          </table:table-cell>
          <table:table-cell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</text:p>
          </table:table-cell>
          <table:table-cell office:value-type="float" office:value="91972" calcext:value-type="float">
            <text:p>91972</text:p>
          </table:table-cell>
          <table:table-cell office:value-type="float" office:value="73357" calcext:value-type="float">
            <text:p>73357</text:p>
          </table:table-cell>
          <table:table-cell office:value-type="float" office:value="2501" calcext:value-type="float">
            <text:p>25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plain</text:p>
          </table:table-cell>
          <table:table-cell office:value-type="float" office:value="88479" calcext:value-type="float">
            <text:p>88479</text:p>
          </table:table-cell>
          <table:table-cell office:value-type="float" office:value="67129" calcext:value-type="float">
            <text:p>67129</text:p>
          </table:table-cell>
          <table:table-cell office:value-type="float" office:value="2432" calcext:value-type="float">
            <text:p>2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</text:p>
          </table:table-cell>
          <table:table-cell office:value-type="float" office:value="100011" calcext:value-type="float">
            <text:p>100011</text:p>
          </table:table-cell>
          <table:table-cell office:value-type="float" office:value="79031" calcext:value-type="float">
            <text:p>79031</text:p>
          </table:table-cell>
          <table:table-cell office:value-type="float" office:value="2342" calcext:value-type="float">
            <text:p>2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voix</text:p>
          </table:table-cell>
          <table:table-cell office:value-type="float" office:value="79200" calcext:value-type="float">
            <text:p>79200</text:p>
          </table:table-cell>
          <table:table-cell office:value-type="float" office:value="58730" calcext:value-type="float">
            <text:p>58730</text:p>
          </table:table-cell>
          <table:table-cell office:value-type="float" office:value="1139" calcext:value-type="float">
            <text:p>1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</text:p>
          </table:table-cell>
          <table:table-cell office:value-type="float" office:value="99210" calcext:value-type="float">
            <text:p>99210</text:p>
          </table:table-cell>
          <table:table-cell office:value-type="float" office:value="78422" calcext:value-type="float">
            <text:p>78422</text:p>
          </table:table-cell>
          <table:table-cell office:value-type="float" office:value="2553" calcext:value-type="float">
            <text:p>2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</text:p>
          </table:table-cell>
          <table:table-cell office:value-type="float" office:value="86048" calcext:value-type="float">
            <text:p>86048</text:p>
          </table:table-cell>
          <table:table-cell office:value-type="float" office:value="64122" calcext:value-type="float">
            <text:p>64122</text:p>
          </table:table-cell>
          <table:table-cell office:value-type="float" office:value="1324" calcext:value-type="float">
            <text:p>1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ompton–Stanstead</text:p>
          </table:table-cell>
          <table:table-cell office:value-type="float" office:value="73033" calcext:value-type="float">
            <text:p>73033</text:p>
          </table:table-cell>
          <table:table-cell office:value-type="float" office:value="55705" calcext:value-type="float">
            <text:p>55705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79654" calcext:value-type="float">
            <text:p>79654</text:p>
          </table:table-cell>
          <table:table-cell office:value-type="float" office:value="62407" calcext:value-type="float">
            <text:p>62407</text:p>
          </table:table-cell>
          <table:table-cell office:value-type="float" office:value="1811" calcext:value-type="float">
            <text:p>1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Frontenac–Mégantic</text:p>
          </table:table-cell>
          <table:table-cell office:value-type="float" office:value="70106" calcext:value-type="float">
            <text:p>70106</text:p>
          </table:table-cell>
          <table:table-cell office:value-type="float" office:value="52876" calcext:value-type="float">
            <text:p>52876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</text:p>
          </table:table-cell>
          <table:table-cell office:value-type="float" office:value="108585" calcext:value-type="float">
            <text:p>108585</text:p>
          </table:table-cell>
          <table:table-cell office:value-type="float" office:value="84066" calcext:value-type="float">
            <text:p>84066</text:p>
          </table:table-cell>
          <table:table-cell office:value-type="float" office:value="1493" calcext:value-type="float">
            <text:p>1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–Maisonneuve</text:p>
          </table:table-cell>
          <table:table-cell office:value-type="float" office:value="97348" calcext:value-type="float">
            <text:p>97348</text:p>
          </table:table-cell>
          <table:table-cell office:value-type="float" office:value="68720" calcext:value-type="float">
            <text:p>68720</text:p>
          </table:table-cell>
          <table:table-cell office:value-type="float" office:value="2188" calcext:value-type="float">
            <text:p>2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–Aylmer</text:p>
          </table:table-cell>
          <table:table-cell office:value-type="float" office:value="92951" calcext:value-type="float">
            <text:p>92951</text:p>
          </table:table-cell>
          <table:table-cell office:value-type="float" office:value="69366" calcext:value-type="float">
            <text:p>69366</text:p>
          </table:table-cell>
          <table:table-cell office:value-type="float" office:value="1114" calcext:value-type="float">
            <text:p>1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87360" calcext:value-type="float">
            <text:p>87360</text:p>
          </table:table-cell>
          <table:table-cell office:value-type="float" office:value="69304" calcext:value-type="float">
            <text:p>69304</text:p>
          </table:table-cell>
          <table:table-cell office:value-type="float" office:value="2407" calcext:value-type="float">
            <text:p>2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</text:p>
          </table:table-cell>
          <table:table-cell office:value-type="float" office:value="69622" calcext:value-type="float">
            <text:p>69622</text:p>
          </table:table-cell>
          <table:table-cell office:value-type="float" office:value="51844" calcext:value-type="float">
            <text:p>51844</text:p>
          </table:table-cell>
          <table:table-cell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Kamouraska–Rivière-du-Loup–Témiscouata–Les Basques</text:p>
          </table:table-cell>
          <table:table-cell office:value-type="float" office:value="88426" calcext:value-type="float">
            <text:p>88426</text:p>
          </table:table-cell>
          <table:table-cell office:value-type="float" office:value="66748" calcext:value-type="float">
            <text:p>66748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Jean</text:p>
          </table:table-cell>
          <table:table-cell office:value-type="float" office:value="69086" calcext:value-type="float">
            <text:p>69086</text:p>
          </table:table-cell>
          <table:table-cell office:value-type="float" office:value="51184" calcext:value-type="float">
            <text:p>51184</text:p>
          </table:table-cell>
          <table:table-cell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Louis</text:p>
          </table:table-cell>
          <table:table-cell office:value-type="float" office:value="101615" calcext:value-type="float">
            <text:p>101615</text:p>
          </table:table-cell>
          <table:table-cell office:value-type="float" office:value="74550" calcext:value-type="float">
            <text:p>74550</text:p>
          </table:table-cell>
          <table:table-cell office:value-type="float" office:value="574" calcext:value-type="float">
            <text:p>5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–Émard</text:p>
          </table:table-cell>
          <table:table-cell office:value-type="float" office:value="100499" calcext:value-type="float">
            <text:p>100499</text:p>
          </table:table-cell>
          <table:table-cell office:value-type="float" office:value="70173" calcext:value-type="float">
            <text:p>70173</text:p>
          </table:table-cell>
          <table:table-cell office:value-type="float" office:value="1642" calcext:value-type="float">
            <text:p>1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</text:p>
          </table:table-cell>
          <table:table-cell office:value-type="float" office:value="108801" calcext:value-type="float">
            <text:p>108801</text:p>
          </table:table-cell>
          <table:table-cell office:value-type="float" office:value="91862" calcext:value-type="float">
            <text:p>91862</text:p>
          </table:table-cell>
          <table:table-cell office:value-type="float" office:value="2041" calcext:value-type="float">
            <text:p>2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–Sainte-Marie</text:p>
          </table:table-cell>
          <table:table-cell office:value-type="float" office:value="96487" calcext:value-type="float">
            <text:p>96487</text:p>
          </table:table-cell>
          <table:table-cell office:value-type="float" office:value="72606" calcext:value-type="float">
            <text:p>72606</text:p>
          </table:table-cell>
          <table:table-cell office:value-type="float" office:value="2260" calcext:value-type="float">
            <text:p>2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 Centre</text:p>
          </table:table-cell>
          <table:table-cell office:value-type="float" office:value="102538" calcext:value-type="float">
            <text:p>102538</text:p>
          </table:table-cell>
          <table:table-cell office:value-type="float" office:value="77895" calcext:value-type="float">
            <text:p>77895</text:p>
          </table:table-cell>
          <table:table-cell office:value-type="float" office:value="2292" calcext:value-type="float">
            <text:p>2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 East</text:p>
          </table:table-cell>
          <table:table-cell office:value-type="float" office:value="103189" calcext:value-type="float">
            <text:p>103189</text:p>
          </table:table-cell>
          <table:table-cell office:value-type="float" office:value="78364" calcext:value-type="float">
            <text:p>78364</text:p>
          </table:table-cell>
          <table:table-cell office:value-type="float" office:value="2246" calcext:value-type="float">
            <text:p>2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 West</text:p>
          </table:table-cell>
          <table:table-cell office:value-type="float" office:value="108671" calcext:value-type="float">
            <text:p>108671</text:p>
          </table:table-cell>
          <table:table-cell office:value-type="float" office:value="84109" calcext:value-type="float">
            <text:p>84109</text:p>
          </table:table-cell>
          <table:table-cell office:value-type="float" office:value="1978" calcext:value-type="float">
            <text:p>19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</text:p>
          </table:table-cell>
          <table:table-cell office:value-type="float" office:value="112409" calcext:value-type="float">
            <text:p>112409</text:p>
          </table:table-cell>
          <table:table-cell office:value-type="float" office:value="89862" calcext:value-type="float">
            <text:p>89862</text:p>
          </table:table-cell>
          <table:table-cell office:value-type="float" office:value="2804" calcext:value-type="float">
            <text:p>28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</text:p>
          </table:table-cell>
          <table:table-cell office:value-type="float" office:value="82740" calcext:value-type="float">
            <text:p>82740</text:p>
          </table:table-cell>
          <table:table-cell office:value-type="float" office:value="61159" calcext:value-type="float">
            <text:p>61159</text:p>
          </table:table-cell>
          <table:table-cell office:value-type="float" office:value="1961" calcext:value-type="float">
            <text:p>19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</text:p>
          </table:table-cell>
          <table:table-cell office:value-type="float" office:value="69325" calcext:value-type="float">
            <text:p>69325</text:p>
          </table:table-cell>
          <table:table-cell office:value-type="float" office:value="50585" calcext:value-type="float">
            <text:p>50585</text:p>
          </table:table-cell>
          <table:table-cell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97757" calcext:value-type="float">
            <text:p>97757</text:p>
          </table:table-cell>
          <table:table-cell office:value-type="float" office:value="78913" calcext:value-type="float">
            <text:p>78913</text:p>
          </table:table-cell>
          <table:table-cell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54984" calcext:value-type="float">
            <text:p>54984</text:p>
          </table:table-cell>
          <table:table-cell office:value-type="float" office:value="39526" calcext:value-type="float">
            <text:p>39526</text:p>
          </table:table-cell>
          <table:table-cell office:value-type="float" office:value="810" calcext:value-type="float">
            <text:p>8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tapédia–Matane</text:p>
          </table:table-cell>
          <table:table-cell office:value-type="float" office:value="74777" calcext:value-type="float">
            <text:p>74777</text:p>
          </table:table-cell>
          <table:table-cell office:value-type="float" office:value="55386" calcext:value-type="float">
            <text:p>55386</text:p>
          </table:table-cell>
          <table:table-cell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ercier</text:p>
          </table:table-cell>
          <table:table-cell office:value-type="float" office:value="96502" calcext:value-type="float">
            <text:p>96502</text:p>
          </table:table-cell>
          <table:table-cell office:value-type="float" office:value="70737" calcext:value-type="float">
            <text:p>70737</text:p>
          </table:table-cell>
          <table:table-cell office:value-type="float" office:value="2487" calcext:value-type="float">
            <text:p>24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unt Royal</text:p>
          </table:table-cell>
          <table:table-cell office:value-type="float" office:value="92859" calcext:value-type="float">
            <text:p>92859</text:p>
          </table:table-cell>
          <table:table-cell office:value-type="float" office:value="62055" calcext:value-type="float">
            <text:p>62055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–Lachine</text:p>
          </table:table-cell>
          <table:table-cell office:value-type="float" office:value="101519" calcext:value-type="float">
            <text:p>101519</text:p>
          </table:table-cell>
          <table:table-cell office:value-type="float" office:value="68644" calcext:value-type="float">
            <text:p>68644</text:p>
          </table:table-cell>
          <table:table-cell office:value-type="float" office:value="1053" calcext:value-type="float">
            <text:p>1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5153" calcext:value-type="float">
            <text:p>95153</text:p>
          </table:table-cell>
          <table:table-cell office:value-type="float" office:value="61703" calcext:value-type="float">
            <text:p>61703</text:p>
          </table:table-cell>
          <table:table-cell office:value-type="float" office:value="1258" calcext:value-type="float">
            <text:p>1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–Saint-Denis</text:p>
          </table:table-cell>
          <table:table-cell office:value-type="float" office:value="106546" calcext:value-type="float">
            <text:p>106546</text:p>
          </table:table-cell>
          <table:table-cell office:value-type="float" office:value="66706" calcext:value-type="float">
            <text:p>66706</text:p>
          </table:table-cell>
          <table:table-cell office:value-type="float" office:value="1676" calcext:value-type="float">
            <text:p>16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–Dollard</text:p>
          </table:table-cell>
          <table:table-cell office:value-type="float" office:value="105320" calcext:value-type="float">
            <text:p>105320</text:p>
          </table:table-cell>
          <table:table-cell office:value-type="float" office:value="73444" calcext:value-type="float">
            <text:p>73444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–Gatineau–Labelle</text:p>
          </table:table-cell>
          <table:table-cell office:value-type="float" office:value="94730" calcext:value-type="float">
            <text:p>94730</text:p>
          </table:table-cell>
          <table:table-cell office:value-type="float" office:value="76014" calcext:value-type="float">
            <text:p>76014</text:p>
          </table:table-cell>
          <table:table-cell office:value-type="float" office:value="1064" calcext:value-type="float">
            <text:p>10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</text:p>
          </table:table-cell>
          <table:table-cell office:value-type="float" office:value="81543" calcext:value-type="float">
            <text:p>81543</text:p>
          </table:table-cell>
          <table:table-cell office:value-type="float" office:value="65151" calcext:value-type="float">
            <text:p>65151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office:value-type="float" office:value="103409" calcext:value-type="float">
            <text:p>103409</text:p>
          </table:table-cell>
          <table:table-cell office:value-type="float" office:value="80368" calcext:value-type="float">
            <text:p>80368</text:p>
          </table:table-cell>
          <table:table-cell office:value-type="float" office:value="2964" calcext:value-type="float">
            <text:p>29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 East</text:p>
          </table:table-cell>
          <table:table-cell office:value-type="float" office:value="104857" calcext:value-type="float">
            <text:p>104857</text:p>
          </table:table-cell>
          <table:table-cell office:value-type="float" office:value="84707" calcext:value-type="float">
            <text:p>84707</text:p>
          </table:table-cell>
          <table:table-cell office:value-type="float" office:value="2625" calcext:value-type="float">
            <text:p>2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epentigny</text:p>
          </table:table-cell>
          <table:table-cell office:value-type="float" office:value="106706" calcext:value-type="float">
            <text:p>106706</text:p>
          </table:table-cell>
          <table:table-cell office:value-type="float" office:value="84686" calcext:value-type="float">
            <text:p>84686</text:p>
          </table:table-cell>
          <table:table-cell office:value-type="float" office:value="3323" calcext:value-type="float">
            <text:p>3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elieu</text:p>
          </table:table-cell>
          <table:table-cell office:value-type="float" office:value="88821" calcext:value-type="float">
            <text:p>88821</text:p>
          </table:table-cell>
          <table:table-cell office:value-type="float" office:value="66566" calcext:value-type="float">
            <text:p>66566</text:p>
          </table:table-cell>
          <table:table-cell office:value-type="float" office:value="2418" calcext:value-type="float">
            <text:p>2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–Arthabaska</text:p>
          </table:table-cell>
          <table:table-cell office:value-type="float" office:value="95749" calcext:value-type="float">
            <text:p>95749</text:p>
          </table:table-cell>
          <table:table-cell office:value-type="float" office:value="72969" calcext:value-type="float">
            <text:p>72969</text:p>
          </table:table-cell>
          <table:table-cell office:value-type="float" office:value="1759" calcext:value-type="float">
            <text:p>17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–Mitis</text:p>
          </table:table-cell>
          <table:table-cell office:value-type="float" office:value="71447" calcext:value-type="float">
            <text:p>71447</text:p>
          </table:table-cell>
          <table:table-cell office:value-type="float" office:value="55665" calcext:value-type="float">
            <text:p>55665</text:p>
          </table:table-cell>
          <table:table-cell office:value-type="float" office:value="1211" calcext:value-type="float">
            <text:p>1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</text:p>
          </table:table-cell>
          <table:table-cell office:value-type="float" office:value="72854" calcext:value-type="float">
            <text:p>72854</text:p>
          </table:table-cell>
          <table:table-cell office:value-type="float" office:value="51844" calcext:value-type="float">
            <text:p>51844</text:p>
          </table:table-cell>
          <table:table-cell office:value-type="float" office:value="1028" calcext:value-type="float">
            <text:p>1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</text:p>
          </table:table-cell>
          <table:table-cell office:value-type="float" office:value="104415" calcext:value-type="float">
            <text:p>104415</text:p>
          </table:table-cell>
          <table:table-cell office:value-type="float" office:value="73551" calcext:value-type="float">
            <text:p>73551</text:p>
          </table:table-cell>
          <table:table-cell office:value-type="float" office:value="2543" calcext:value-type="float">
            <text:p>2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Bruno–Saint-Hubert</text:p>
          </table:table-cell>
          <table:table-cell office:value-type="float" office:value="97901" calcext:value-type="float">
            <text:p>97901</text:p>
          </table:table-cell>
          <table:table-cell office:value-type="float" office:value="71590" calcext:value-type="float">
            <text:p>71590</text:p>
          </table:table-cell>
          <table:table-cell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Eustache–Sainte-Thérèse</text:p>
          </table:table-cell>
          <table:table-cell office:value-type="float" office:value="103005" calcext:value-type="float">
            <text:p>103005</text:p>
          </table:table-cell>
          <table:table-cell office:value-type="float" office:value="79701" calcext:value-type="float">
            <text:p>79701</text:p>
          </table:table-cell>
          <table:table-cell office:value-type="float" office:value="2720" calcext:value-type="float">
            <text:p>2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–Bagot</text:p>
          </table:table-cell>
          <table:table-cell office:value-type="float" office:value="91441" calcext:value-type="float">
            <text:p>91441</text:p>
          </table:table-cell>
          <table:table-cell office:value-type="float" office:value="69072" calcext:value-type="float">
            <text:p>69072</text:p>
          </table:table-cell>
          <table:table-cell office:value-type="float" office:value="2139" calcext:value-type="float">
            <text:p>2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87857" calcext:value-type="float">
            <text:p>87857</text:p>
          </table:table-cell>
          <table:table-cell office:value-type="float" office:value="66529" calcext:value-type="float">
            <text:p>66529</text:p>
          </table:table-cell>
          <table:table-cell office:value-type="float" office:value="2535" calcext:value-type="float">
            <text:p>2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mbert</text:p>
          </table:table-cell>
          <table:table-cell office:value-type="float" office:value="91149" calcext:value-type="float">
            <text:p>91149</text:p>
          </table:table-cell>
          <table:table-cell office:value-type="float" office:value="64869" calcext:value-type="float">
            <text:p>64869</text:p>
          </table:table-cell>
          <table:table-cell office:value-type="float" office:value="1958" calcext:value-type="float">
            <text:p>1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–Cartierville</text:p>
          </table:table-cell>
          <table:table-cell office:value-type="float" office:value="95015" calcext:value-type="float">
            <text:p>95015</text:p>
          </table:table-cell>
          <table:table-cell office:value-type="float" office:value="65105" calcext:value-type="float">
            <text:p>65105</text:p>
          </table:table-cell>
          <table:table-cell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–Saint-Michel</text:p>
          </table:table-cell>
          <table:table-cell office:value-type="float" office:value="106224" calcext:value-type="float">
            <text:p>106224</text:p>
          </table:table-cell>
          <table:table-cell office:value-type="float" office:value="69434" calcext:value-type="float">
            <text:p>69434</text:p>
          </table:table-cell>
          <table:table-cell office:value-type="float" office:value="1476" calcext:value-type="float">
            <text:p>1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</text:p>
          </table:table-cell>
          <table:table-cell office:value-type="float" office:value="79168" calcext:value-type="float">
            <text:p>79168</text:p>
          </table:table-cell>
          <table:table-cell office:value-type="float" office:value="61134" calcext:value-type="float">
            <text:p>61134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89773" calcext:value-type="float">
            <text:p>89773</text:p>
          </table:table-cell>
          <table:table-cell office:value-type="float" office:value="67413" calcext:value-type="float">
            <text:p>67413</text:p>
          </table:table-cell>
          <table:table-cell office:value-type="float" office:value="2316" calcext:value-type="float">
            <text:p>2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95204" calcext:value-type="float">
            <text:p>95204</text:p>
          </table:table-cell>
          <table:table-cell office:value-type="float" office:value="75725" calcext:value-type="float">
            <text:p>75725</text:p>
          </table:table-cell>
          <table:table-cell office:value-type="float" office:value="1489" calcext:value-type="float">
            <text:p>14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émiscamingue</text:p>
          </table:table-cell>
          <table:table-cell office:value-type="float" office:value="84524" calcext:value-type="float">
            <text:p>84524</text:p>
          </table:table-cell>
          <table:table-cell office:value-type="float" office:value="61340" calcext:value-type="float">
            <text:p>61340</text:p>
          </table:table-cell>
          <table:table-cell office:value-type="float" office:value="1537" calcext:value-type="float">
            <text:p>1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–Blainville</text:p>
          </table:table-cell>
          <table:table-cell office:value-type="float" office:value="99089" calcext:value-type="float">
            <text:p>99089</text:p>
          </table:table-cell>
          <table:table-cell office:value-type="float" office:value="78338" calcext:value-type="float">
            <text:p>78338</text:p>
          </table:table-cell>
          <table:table-cell office:value-type="float" office:value="2994" calcext:value-type="float">
            <text:p>2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90810" calcext:value-type="float">
            <text:p>90810</text:p>
          </table:table-cell>
          <table:table-cell office:value-type="float" office:value="71265" calcext:value-type="float">
            <text:p>71265</text:p>
          </table:table-cell>
          <table:table-cell office:value-type="float" office:value="2403" calcext:value-type="float">
            <text:p>2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–Soulanges</text:p>
          </table:table-cell>
          <table:table-cell office:value-type="float" office:value="84503" calcext:value-type="float">
            <text:p>84503</text:p>
          </table:table-cell>
          <table:table-cell office:value-type="float" office:value="68134" calcext:value-type="float">
            <text:p>68134</text:p>
          </table:table-cell>
          <table:table-cell office:value-type="float" office:value="1654" calcext:value-type="float">
            <text:p>1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</text:p>
          </table:table-cell>
          <table:table-cell office:value-type="float" office:value="92958" calcext:value-type="float">
            <text:p>92958</text:p>
          </table:table-cell>
          <table:table-cell office:value-type="float" office:value="75079" calcext:value-type="float">
            <text:p>75079</text:p>
          </table:table-cell>
          <table:table-cell office:value-type="float" office:value="2337" calcext:value-type="float">
            <text:p>2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dun–Saint-Henri</text:p>
          </table:table-cell>
          <table:table-cell office:value-type="float" office:value="93849" calcext:value-type="float">
            <text:p>93849</text:p>
          </table:table-cell>
          <table:table-cell office:value-type="float" office:value="65447" calcext:value-type="float">
            <text:p>65447</text:p>
          </table:table-cell>
          <table:table-cell office:value-type="float" office:value="1803" calcext:value-type="float">
            <text:p>18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Westmount–Ville-Marie</text:p>
          </table:table-cell>
          <table:table-cell office:value-type="float" office:value="90838" calcext:value-type="float">
            <text:p>90838</text:p>
          </table:table-cell>
          <table:table-cell office:value-type="float" office:value="64289" calcext:value-type="float">
            <text:p>64289</text:p>
          </table:table-cell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–Manitoulin</text:p>
          </table:table-cell>
          <table:table-cell office:value-type="float" office:value="76253" calcext:value-type="float">
            <text:p>76253</text:p>
          </table:table-cell>
          <table:table-cell office:value-type="float" office:value="54727" calcext:value-type="float">
            <text:p>54727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–Simcoe–Bradford</text:p>
          </table:table-cell>
          <table:table-cell office:value-type="float" office:value="102097" calcext:value-type="float">
            <text:p>102097</text:p>
          </table:table-cell>
          <table:table-cell office:value-type="float" office:value="85045" calcext:value-type="float">
            <text:p>85045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–East York</text:p>
          </table:table-cell>
          <table:table-cell office:value-type="float" office:value="104346" calcext:value-type="float">
            <text:p>104346</text:p>
          </table:table-cell>
          <table:table-cell office:value-type="float" office:value="68127" calcext:value-type="float">
            <text:p>68127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–Gore–Malton</text:p>
          </table:table-cell>
          <table:table-cell office:value-type="float" office:value="103589" calcext:value-type="float">
            <text:p>103589</text:p>
          </table:table-cell>
          <table:table-cell office:value-type="float" office:value="67510" calcext:value-type="float">
            <text:p>67510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 Centre</text:p>
          </table:table-cell>
          <table:table-cell office:value-type="float" office:value="100431" calcext:value-type="float">
            <text:p>100431</text:p>
          </table:table-cell>
          <table:table-cell office:value-type="float" office:value="63673" calcext:value-type="float">
            <text:p>63673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 West–Mississauga</text:p>
          </table:table-cell>
          <table:table-cell office:value-type="float" office:value="93798" calcext:value-type="float">
            <text:p>93798</text:p>
          </table:table-cell>
          <table:table-cell office:value-type="float" office:value="74885" calcext:value-type="float">
            <text:p>74885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01730" calcext:value-type="float">
            <text:p>101730</text:p>
          </table:table-cell>
          <table:table-cell office:value-type="float" office:value="72647" calcext:value-type="float">
            <text:p>72647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oadview–Greenwood</text:p>
          </table:table-cell>
          <table:table-cell office:value-type="float" office:value="99225" calcext:value-type="float">
            <text:p>99225</text:p>
          </table:table-cell>
          <table:table-cell office:value-type="float" office:value="62943" calcext:value-type="float">
            <text:p>62943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–Grey</text:p>
          </table:table-cell>
          <table:table-cell office:value-type="float" office:value="96224" calcext:value-type="float">
            <text:p>96224</text:p>
          </table:table-cell>
          <table:table-cell office:value-type="float" office:value="71052" calcext:value-type="float">
            <text:p>71052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96779" calcext:value-type="float">
            <text:p>96779</text:p>
          </table:table-cell>
          <table:table-cell office:value-type="float" office:value="71725" calcext:value-type="float">
            <text:p>71725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05581" calcext:value-type="float">
            <text:p>105581</text:p>
          </table:table-cell>
          <table:table-cell office:value-type="float" office:value="74659" calcext:value-type="float">
            <text:p>74659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–Gloucester</text:p>
          </table:table-cell>
          <table:table-cell office:value-type="float" office:value="91859" calcext:value-type="float">
            <text:p>91859</text:p>
          </table:table-cell>
          <table:table-cell office:value-type="float" office:value="68590" calcext:value-type="float">
            <text:p>68590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01785" calcext:value-type="float">
            <text:p>101785</text:p>
          </table:table-cell>
          <table:table-cell office:value-type="float" office:value="42558" calcext:value-type="float">
            <text:p>42558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 Valley East</text:p>
          </table:table-cell>
          <table:table-cell office:value-type="float" office:value="107421" calcext:value-type="float">
            <text:p>107421</text:p>
          </table:table-cell>
          <table:table-cell office:value-type="float" office:value="65438" calcext:value-type="float">
            <text:p>65438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 Valley West</text:p>
          </table:table-cell>
          <table:table-cell office:value-type="float" office:value="103026" calcext:value-type="float">
            <text:p>103026</text:p>
          </table:table-cell>
          <table:table-cell office:value-type="float" office:value="68824" calcext:value-type="float">
            <text:p>68824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–Peel–Wellington–Grey</text:p>
          </table:table-cell>
          <table:table-cell office:value-type="float" office:value="98460" calcext:value-type="float">
            <text:p>98460</text:p>
          </table:table-cell>
          <table:table-cell office:value-type="float" office:value="73860" calcext:value-type="float">
            <text:p>73860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91254" calcext:value-type="float">
            <text:p>91254</text:p>
          </table:table-cell>
          <table:table-cell office:value-type="float" office:value="71792" calcext:value-type="float">
            <text:p>71792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–Lawrence</text:p>
          </table:table-cell>
          <table:table-cell office:value-type="float" office:value="103242" calcext:value-type="float">
            <text:p>103242</text:p>
          </table:table-cell>
          <table:table-cell office:value-type="float" office:value="65945" calcext:value-type="float">
            <text:p>65945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–Middlesex–London</text:p>
          </table:table-cell>
          <table:table-cell office:value-type="float" office:value="96665" calcext:value-type="float">
            <text:p>96665</text:p>
          </table:table-cell>
          <table:table-cell office:value-type="float" office:value="69962" calcext:value-type="float">
            <text:p>69962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rie–Lincoln</text:p>
          </table:table-cell>
          <table:table-cell office:value-type="float" office:value="91119" calcext:value-type="float">
            <text:p>91119</text:p>
          </table:table-cell>
          <table:table-cell office:value-type="float" office:value="65035" calcext:value-type="float">
            <text:p>65035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99263" calcext:value-type="float">
            <text:p>99263</text:p>
          </table:table-cell>
          <table:table-cell office:value-type="float" office:value="76573" calcext:value-type="float">
            <text:p>76573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ibocoke Centre</text:p>
          </table:table-cell>
          <table:table-cell office:value-type="float" office:value="102526" calcext:value-type="float">
            <text:p>102526</text:p>
          </table:table-cell>
          <table:table-cell office:value-type="float" office:value="70301" calcext:value-type="float">
            <text:p>70301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–Lakeshore</text:p>
          </table:table-cell>
          <table:table-cell office:value-type="float" office:value="103438" calcext:value-type="float">
            <text:p>103438</text:p>
          </table:table-cell>
          <table:table-cell office:value-type="float" office:value="68225" calcext:value-type="float">
            <text:p>68225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 North</text:p>
          </table:table-cell>
          <table:table-cell office:value-type="float" office:value="104029" calcext:value-type="float">
            <text:p>104029</text:p>
          </table:table-cell>
          <table:table-cell office:value-type="float" office:value="59291" calcext:value-type="float">
            <text:p>59291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–Prescott–Russell</text:p>
          </table:table-cell>
          <table:table-cell office:value-type="float" office:value="92158" calcext:value-type="float">
            <text:p>92158</text:p>
          </table:table-cell>
          <table:table-cell office:value-type="float" office:value="71639" calcext:value-type="float">
            <text:p>71639</text:p>
          </table:table-cell>
          <table:table-cell office:value-type="float" office:value="598" calcext:value-type="float">
            <text:p>5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–Wellington</text:p>
          </table:table-cell>
          <table:table-cell office:value-type="float" office:value="102610" calcext:value-type="float">
            <text:p>102610</text:p>
          </table:table-cell>
          <table:table-cell office:value-type="float" office:value="79141" calcext:value-type="float">
            <text:p>79141</text:p>
          </table:table-cell>
          <table:table-cell office:value-type="float" office:value="357" calcext:value-type="float">
            <text:p>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–Norfolk–Brant</text:p>
          </table:table-cell>
          <table:table-cell office:value-type="float" office:value="95652" calcext:value-type="float">
            <text:p>95652</text:p>
          </table:table-cell>
          <table:table-cell office:value-type="float" office:value="70671" calcext:value-type="float">
            <text:p>70671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00335" calcext:value-type="float">
            <text:p>100335</text:p>
          </table:table-cell>
          <table:table-cell office:value-type="float" office:value="81616" calcext:value-type="float">
            <text:p>81616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 East</text:p>
          </table:table-cell>
          <table:table-cell office:value-type="float" office:value="98567" calcext:value-type="float">
            <text:p>98567</text:p>
          </table:table-cell>
          <table:table-cell office:value-type="float" office:value="61662" calcext:value-type="float">
            <text:p>61662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 Mountain</text:p>
          </table:table-cell>
          <table:table-cell office:value-type="float" office:value="98477" calcext:value-type="float">
            <text:p>98477</text:p>
          </table:table-cell>
          <table:table-cell office:value-type="float" office:value="73135" calcext:value-type="float">
            <text:p>73135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 West</text:p>
          </table:table-cell>
          <table:table-cell office:value-type="float" office:value="101471" calcext:value-type="float">
            <text:p>101471</text:p>
          </table:table-cell>
          <table:table-cell office:value-type="float" office:value="68255" calcext:value-type="float">
            <text:p>68255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stings–Frontenac–Lennox and Addington</text:p>
          </table:table-cell>
          <table:table-cell office:value-type="float" office:value="90424" calcext:value-type="float">
            <text:p>90424</text:p>
          </table:table-cell>
          <table:table-cell office:value-type="float" office:value="69076" calcext:value-type="float">
            <text:p>69076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–Bruce</text:p>
          </table:table-cell>
          <table:table-cell office:value-type="float" office:value="94731" calcext:value-type="float">
            <text:p>94731</text:p>
          </table:table-cell>
          <table:table-cell office:value-type="float" office:value="67361" calcext:value-type="float">
            <text:p>67361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–Rainy River</text:p>
          </table:table-cell>
          <table:table-cell office:value-type="float" office:value="76320" calcext:value-type="float">
            <text:p>76320</text:p>
          </table:table-cell>
          <table:table-cell office:value-type="float" office:value="55764" calcext:value-type="float">
            <text:p>55764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t–Essex</text:p>
          </table:table-cell>
          <table:table-cell office:value-type="float" office:value="102125" calcext:value-type="float">
            <text:p>102125</text:p>
          </table:table-cell>
          <table:table-cell office:value-type="float" office:value="72624" calcext:value-type="float">
            <text:p>72624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 and the Islands</text:p>
          </table:table-cell>
          <table:table-cell office:value-type="float" office:value="106780" calcext:value-type="float">
            <text:p>106780</text:p>
          </table:table-cell>
          <table:table-cell office:value-type="float" office:value="82869" calcext:value-type="float">
            <text:p>82869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 Centre</text:p>
          </table:table-cell>
          <table:table-cell office:value-type="float" office:value="107181" calcext:value-type="float">
            <text:p>107181</text:p>
          </table:table-cell>
          <table:table-cell office:value-type="float" office:value="75224" calcext:value-type="float">
            <text:p>75224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–Waterloo</text:p>
          </table:table-cell>
          <table:table-cell office:value-type="float" office:value="102643" calcext:value-type="float">
            <text:p>102643</text:p>
          </table:table-cell>
          <table:table-cell office:value-type="float" office:value="84655" calcext:value-type="float">
            <text:p>84655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–Kent–Middlesex</text:p>
          </table:table-cell>
          <table:table-cell office:value-type="float" office:value="96182" calcext:value-type="float">
            <text:p>96182</text:p>
          </table:table-cell>
          <table:table-cell office:value-type="float" office:value="70122" calcext:value-type="float">
            <text:p>70122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–Carleton</text:p>
          </table:table-cell>
          <table:table-cell office:value-type="float" office:value="106794" calcext:value-type="float">
            <text:p>106794</text:p>
          </table:table-cell>
          <table:table-cell office:value-type="float" office:value="86899" calcext:value-type="float">
            <text:p>86899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–Grenville</text:p>
          </table:table-cell>
          <table:table-cell office:value-type="float" office:value="90235" calcext:value-type="float">
            <text:p>90235</text:p>
          </table:table-cell>
          <table:table-cell office:value-type="float" office:value="69623" calcext:value-type="float">
            <text:p>69623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–Fanshawe</text:p>
          </table:table-cell>
          <table:table-cell office:value-type="float" office:value="97152" calcext:value-type="float">
            <text:p>97152</text:p>
          </table:table-cell>
          <table:table-cell office:value-type="float" office:value="68687" calcext:value-type="float">
            <text:p>68687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 North Centre</text:p>
          </table:table-cell>
          <table:table-cell office:value-type="float" office:value="102470" calcext:value-type="float">
            <text:p>102470</text:p>
          </table:table-cell>
          <table:table-cell office:value-type="float" office:value="77263" calcext:value-type="float">
            <text:p>77263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 West</text:p>
          </table:table-cell>
          <table:table-cell office:value-type="float" office:value="101116" calcext:value-type="float">
            <text:p>101116</text:p>
          </table:table-cell>
          <table:table-cell office:value-type="float" office:value="74991" calcext:value-type="float">
            <text:p>74991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</text:p>
          </table:table-cell>
          <table:table-cell office:value-type="float" office:value="104430" calcext:value-type="float">
            <text:p>104430</text:p>
          </table:table-cell>
          <table:table-cell office:value-type="float" office:value="68366" calcext:value-type="float">
            <text:p>68366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 Centre</text:p>
          </table:table-cell>
          <table:table-cell office:value-type="float" office:value="98140" calcext:value-type="float">
            <text:p>98140</text:p>
          </table:table-cell>
          <table:table-cell office:value-type="float" office:value="65451" calcext:value-type="float">
            <text:p>65451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 East</text:p>
          </table:table-cell>
          <table:table-cell office:value-type="float" office:value="103261" calcext:value-type="float">
            <text:p>103261</text:p>
          </table:table-cell>
          <table:table-cell office:value-type="float" office:value="61934" calcext:value-type="float">
            <text:p>61934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 South</text:p>
          </table:table-cell>
          <table:table-cell office:value-type="float" office:value="99333" calcext:value-type="float">
            <text:p>99333</text:p>
          </table:table-cell>
          <table:table-cell office:value-type="float" office:value="64726" calcext:value-type="float">
            <text:p>64726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 West</text:p>
          </table:table-cell>
          <table:table-cell office:value-type="float" office:value="99281" calcext:value-type="float">
            <text:p>99281</text:p>
          </table:table-cell>
          <table:table-cell office:value-type="float" office:value="77481" calcext:value-type="float">
            <text:p>77481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–Carleton</text:p>
          </table:table-cell>
          <table:table-cell office:value-type="float" office:value="99709" calcext:value-type="float">
            <text:p>99709</text:p>
          </table:table-cell>
          <table:table-cell office:value-type="float" office:value="77452" calcext:value-type="float">
            <text:p>77452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 Centre</text:p>
          </table:table-cell>
          <table:table-cell office:value-type="float" office:value="99869" calcext:value-type="float">
            <text:p>99869</text:p>
          </table:table-cell>
          <table:table-cell office:value-type="float" office:value="75052" calcext:value-type="float">
            <text:p>75052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 Falls</text:p>
          </table:table-cell>
          <table:table-cell office:value-type="float" office:value="91260" calcext:value-type="float">
            <text:p>91260</text:p>
          </table:table-cell>
          <table:table-cell office:value-type="float" office:value="65649" calcext:value-type="float">
            <text:p>65649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 Belt</text:p>
          </table:table-cell>
          <table:table-cell office:value-type="float" office:value="78439" calcext:value-type="float">
            <text:p>78439</text:p>
          </table:table-cell>
          <table:table-cell office:value-type="float" office:value="58885" calcext:value-type="float">
            <text:p>58885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</text:p>
          </table:table-cell>
          <table:table-cell office:value-type="float" office:value="76544" calcext:value-type="float">
            <text:p>76544</text:p>
          </table:table-cell>
          <table:table-cell office:value-type="float" office:value="55422" calcext:value-type="float">
            <text:p>55422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</text:p>
          </table:table-cell>
          <table:table-cell office:value-type="float" office:value="95132" calcext:value-type="float">
            <text:p>95132</text:p>
          </table:table-cell>
          <table:table-cell office:value-type="float" office:value="71459" calcext:value-type="float">
            <text:p>71459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 Ridges</text:p>
          </table:table-cell>
          <table:table-cell office:value-type="float" office:value="102118" calcext:value-type="float">
            <text:p>102118</text:p>
          </table:table-cell>
          <table:table-cell office:value-type="float" office:value="78324" calcext:value-type="float">
            <text:p>78324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00833" calcext:value-type="float">
            <text:p>100833</text:p>
          </table:table-cell>
          <table:table-cell office:value-type="float" office:value="70871" calcext:value-type="float">
            <text:p>70871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05405" calcext:value-type="float">
            <text:p>105405</text:p>
          </table:table-cell>
          <table:table-cell office:value-type="float" office:value="72556" calcext:value-type="float">
            <text:p>72556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 Centre</text:p>
          </table:table-cell>
          <table:table-cell office:value-type="float" office:value="106562" calcext:value-type="float">
            <text:p>106562</text:p>
          </table:table-cell>
          <table:table-cell office:value-type="float" office:value="82633" calcext:value-type="float">
            <text:p>82633</text:p>
          </table:table-cell>
          <table:table-cell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 South</text:p>
          </table:table-cell>
          <table:table-cell office:value-type="float" office:value="107915" calcext:value-type="float">
            <text:p>107915</text:p>
          </table:table-cell>
          <table:table-cell office:value-type="float" office:value="74859" calcext:value-type="float">
            <text:p>74859</text:p>
          </table:table-cell>
          <table:table-cell office:value-type="float" office:value="382" calcext:value-type="float">
            <text:p>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–Vanier</text:p>
          </table:table-cell>
          <table:table-cell office:value-type="float" office:value="102795" calcext:value-type="float">
            <text:p>102795</text:p>
          </table:table-cell>
          <table:table-cell office:value-type="float" office:value="75179" calcext:value-type="float">
            <text:p>75179</text:p>
          </table:table-cell>
          <table:table-cell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 West</text:p>
          </table:table-cell>
          <table:table-cell office:value-type="float" office:value="107336" calcext:value-type="float">
            <text:p>107336</text:p>
          </table:table-cell>
          <table:table-cell office:value-type="float" office:value="75696" calcext:value-type="float">
            <text:p>75696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2888" calcext:value-type="float">
            <text:p>92888</text:p>
          </table:table-cell>
          <table:table-cell office:value-type="float" office:value="67955" calcext:value-type="float">
            <text:p>67955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–High Park</text:p>
          </table:table-cell>
          <table:table-cell office:value-type="float" office:value="104159" calcext:value-type="float">
            <text:p>104159</text:p>
          </table:table-cell>
          <table:table-cell office:value-type="float" office:value="62999" calcext:value-type="float">
            <text:p>62999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 Sound–Muskoka</text:p>
          </table:table-cell>
          <table:table-cell office:value-type="float" office:value="79179" calcext:value-type="float">
            <text:p>79179</text:p>
          </table:table-cell>
          <table:table-cell office:value-type="float" office:value="61951" calcext:value-type="float">
            <text:p>61951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–Middlesex</text:p>
          </table:table-cell>
          <table:table-cell office:value-type="float" office:value="91496" calcext:value-type="float">
            <text:p>91496</text:p>
          </table:table-cell>
          <table:table-cell office:value-type="float" office:value="66042" calcext:value-type="float">
            <text:p>66042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07289" calcext:value-type="float">
            <text:p>107289</text:p>
          </table:table-cell>
          <table:table-cell office:value-type="float" office:value="82647" calcext:value-type="float">
            <text:p>82647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–Ajax–Uxbridge</text:p>
          </table:table-cell>
          <table:table-cell office:value-type="float" office:value="101510" calcext:value-type="float">
            <text:p>101510</text:p>
          </table:table-cell>
          <table:table-cell office:value-type="float" office:value="75008" calcext:value-type="float">
            <text:p>75008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 Edward–Hastings</text:p>
          </table:table-cell>
          <table:table-cell office:value-type="float" office:value="92417" calcext:value-type="float">
            <text:p>92417</text:p>
          </table:table-cell>
          <table:table-cell office:value-type="float" office:value="68750" calcext:value-type="float">
            <text:p>68750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–Nipissing–Pembroke</text:p>
          </table:table-cell>
          <table:table-cell office:value-type="float" office:value="93066" calcext:value-type="float">
            <text:p>93066</text:p>
          </table:table-cell>
          <table:table-cell office:value-type="float" office:value="71534" calcext:value-type="float">
            <text:p>71534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 Catharines</text:p>
          </table:table-cell>
          <table:table-cell office:value-type="float" office:value="105299" calcext:value-type="float">
            <text:p>105299</text:p>
          </table:table-cell>
          <table:table-cell office:value-type="float" office:value="74484" calcext:value-type="float">
            <text:p>74484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 Paul's</text:p>
          </table:table-cell>
          <table:table-cell office:value-type="float" office:value="100537" calcext:value-type="float">
            <text:p>100537</text:p>
          </table:table-cell>
          <table:table-cell office:value-type="float" office:value="70843" calcext:value-type="float">
            <text:p>70843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–Lambton</text:p>
          </table:table-cell>
          <table:table-cell office:value-type="float" office:value="92049" calcext:value-type="float">
            <text:p>92049</text:p>
          </table:table-cell>
          <table:table-cell office:value-type="float" office:value="63419" calcext:value-type="float">
            <text:p>63419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 Ste. Marie</text:p>
          </table:table-cell>
          <table:table-cell office:value-type="float" office:value="81476" calcext:value-type="float">
            <text:p>81476</text:p>
          </table:table-cell>
          <table:table-cell office:value-type="float" office:value="57255" calcext:value-type="float">
            <text:p>57255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–Agincourt</text:p>
          </table:table-cell>
          <table:table-cell office:value-type="float" office:value="101283" calcext:value-type="float">
            <text:p>101283</text:p>
          </table:table-cell>
          <table:table-cell office:value-type="float" office:value="60492" calcext:value-type="float">
            <text:p>60492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 Centre</text:p>
          </table:table-cell>
          <table:table-cell office:value-type="float" office:value="107373" calcext:value-type="float">
            <text:p>107373</text:p>
          </table:table-cell>
          <table:table-cell office:value-type="float" office:value="68258" calcext:value-type="float">
            <text:p>68258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 East</text:p>
          </table:table-cell>
          <table:table-cell office:value-type="float" office:value="103134" calcext:value-type="float">
            <text:p>103134</text:p>
          </table:table-cell>
          <table:table-cell office:value-type="float" office:value="65882" calcext:value-type="float">
            <text:p>65882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–Rouge River</text:p>
          </table:table-cell>
          <table:table-cell office:value-type="float" office:value="111257" calcext:value-type="float">
            <text:p>111257</text:p>
          </table:table-cell>
          <table:table-cell office:value-type="float" office:value="62053" calcext:value-type="float">
            <text:p>62053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 Southwest</text:p>
          </table:table-cell>
          <table:table-cell office:value-type="float" office:value="101551" calcext:value-type="float">
            <text:p>101551</text:p>
          </table:table-cell>
          <table:table-cell office:value-type="float" office:value="61932" calcext:value-type="float">
            <text:p>61932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–Grey</text:p>
          </table:table-cell>
          <table:table-cell office:value-type="float" office:value="99584" calcext:value-type="float">
            <text:p>99584</text:p>
          </table:table-cell>
          <table:table-cell office:value-type="float" office:value="78191" calcext:value-type="float">
            <text:p>78191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 North</text:p>
          </table:table-cell>
          <table:table-cell office:value-type="float" office:value="98440" calcext:value-type="float">
            <text:p>98440</text:p>
          </table:table-cell>
          <table:table-cell office:value-type="float" office:value="77132" calcext:value-type="float">
            <text:p>77132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ney Creek</text:p>
          </table:table-cell>
          <table:table-cell office:value-type="float" office:value="98198" calcext:value-type="float">
            <text:p>98198</text:p>
          </table:table-cell>
          <table:table-cell office:value-type="float" office:value="72886" calcext:value-type="float">
            <text:p>72886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–Dundas</text:p>
          </table:table-cell>
          <table:table-cell office:value-type="float" office:value="92846" calcext:value-type="float">
            <text:p>92846</text:p>
          </table:table-cell>
          <table:table-cell office:value-type="float" office:value="67404" calcext:value-type="float">
            <text:p>67404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87692" calcext:value-type="float">
            <text:p>87692</text:p>
          </table:table-cell>
          <table:table-cell office:value-type="float" office:value="64806" calcext:value-type="float">
            <text:p>64806</text:p>
          </table:table-cell>
          <table:table-cell office:value-type="float" office:value="412" calcext:value-type="float">
            <text:p>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95291" calcext:value-type="float">
            <text:p>95291</text:p>
          </table:table-cell>
          <table:table-cell office:value-type="float" office:value="65372" calcext:value-type="float">
            <text:p>65372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 Bay–Atikokan</text:p>
          </table:table-cell>
          <table:table-cell office:value-type="float" office:value="76922" calcext:value-type="float">
            <text:p>76922</text:p>
          </table:table-cell>
          <table:table-cell office:value-type="float" office:value="56257" calcext:value-type="float">
            <text:p>56257</text:p>
          </table:table-cell>
          <table:table-cell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 Bay–Nipigon</text:p>
          </table:table-cell>
          <table:table-cell office:value-type="float" office:value="81625" calcext:value-type="float">
            <text:p>81625</text:p>
          </table:table-cell>
          <table:table-cell office:value-type="float" office:value="55725" calcext:value-type="float">
            <text:p>55725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iskaming–Cochrane</text:p>
          </table:table-cell>
          <table:table-cell office:value-type="float" office:value="76745" calcext:value-type="float">
            <text:p>76745</text:p>
          </table:table-cell>
          <table:table-cell office:value-type="float" office:value="55438" calcext:value-type="float">
            <text:p>55438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–James Bay</text:p>
          </table:table-cell>
          <table:table-cell office:value-type="float" office:value="78414" calcext:value-type="float">
            <text:p>78414</text:p>
          </table:table-cell>
          <table:table-cell office:value-type="float" office:value="54632" calcext:value-type="float">
            <text:p>54632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 Centre–Rosedale</text:p>
          </table:table-cell>
          <table:table-cell office:value-type="float" office:value="105581" calcext:value-type="float">
            <text:p>105581</text:p>
          </table:table-cell>
          <table:table-cell office:value-type="float" office:value="70234" calcext:value-type="float">
            <text:p>70234</text:p>
          </table:table-cell>
          <table:table-cell office:value-type="float" office:value="423" calcext:value-type="float">
            <text:p>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–Spadina</text:p>
          </table:table-cell>
          <table:table-cell office:value-type="float" office:value="101070" calcext:value-type="float">
            <text:p>101070</text:p>
          </table:table-cell>
          <table:table-cell office:value-type="float" office:value="60583" calcext:value-type="float">
            <text:p>60583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–King–Aurora</text:p>
          </table:table-cell>
          <table:table-cell office:value-type="float" office:value="103631" calcext:value-type="float">
            <text:p>103631</text:p>
          </table:table-cell>
          <table:table-cell office:value-type="float" office:value="80099" calcext:value-type="float">
            <text:p>80099</text:p>
          </table:table-cell>
          <table:table-cell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ictoria–Haliburton</text:p>
          </table:table-cell>
          <table:table-cell office:value-type="float" office:value="100978" calcext:value-type="float">
            <text:p>100978</text:p>
          </table:table-cell>
          <table:table-cell office:value-type="float" office:value="78908" calcext:value-type="float">
            <text:p>78908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aterloo–Wellington</text:p>
          </table:table-cell>
          <table:table-cell office:value-type="float" office:value="101770" calcext:value-type="float">
            <text:p>101770</text:p>
          </table:table-cell>
          <table:table-cell office:value-type="float" office:value="72549" calcext:value-type="float">
            <text:p>72549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ntworth–Burlington</text:p>
          </table:table-cell>
          <table:table-cell office:value-type="float" office:value="88661" calcext:value-type="float">
            <text:p>88661</text:p>
          </table:table-cell>
          <table:table-cell office:value-type="float" office:value="68448" calcext:value-type="float">
            <text:p>68448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–Ajax</text:p>
          </table:table-cell>
          <table:table-cell office:value-type="float" office:value="99844" calcext:value-type="float">
            <text:p>99844</text:p>
          </table:table-cell>
          <table:table-cell office:value-type="float" office:value="74268" calcext:value-type="float">
            <text:p>74268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3468" calcext:value-type="float">
            <text:p>103468</text:p>
          </table:table-cell>
          <table:table-cell office:value-type="float" office:value="69024" calcext:value-type="float">
            <text:p>69024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–St. Clair</text:p>
          </table:table-cell>
          <table:table-cell office:value-type="float" office:value="103124" calcext:value-type="float">
            <text:p>103124</text:p>
          </table:table-cell>
          <table:table-cell office:value-type="float" office:value="69987" calcext:value-type="float">
            <text:p>69987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 West</text:p>
          </table:table-cell>
          <table:table-cell office:value-type="float" office:value="102282" calcext:value-type="float">
            <text:p>102282</text:p>
          </table:table-cell>
          <table:table-cell office:value-type="float" office:value="72448" calcext:value-type="float">
            <text:p>72448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 Centre</text:p>
          </table:table-cell>
          <table:table-cell office:value-type="float" office:value="103889" calcext:value-type="float">
            <text:p>103889</text:p>
          </table:table-cell>
          <table:table-cell office:value-type="float" office:value="61189" calcext:value-type="float">
            <text:p>61189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 North</text:p>
          </table:table-cell>
          <table:table-cell office:value-type="float" office:value="99511" calcext:value-type="float">
            <text:p>99511</text:p>
          </table:table-cell>
          <table:table-cell office:value-type="float" office:value="77315" calcext:value-type="float">
            <text:p>77315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 South–Weston</text:p>
          </table:table-cell>
          <table:table-cell office:value-type="float" office:value="104201" calcext:value-type="float">
            <text:p>104201</text:p>
          </table:table-cell>
          <table:table-cell office:value-type="float" office:value="56733" calcext:value-type="float">
            <text:p>56733</text:p>
          </table:table-cell>
          <table:table-cell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 West</text:p>
          </table:table-cell>
          <table:table-cell office:value-type="float" office:value="99230" calcext:value-type="float">
            <text:p>99230</text:p>
          </table:table-cell>
          <table:table-cell office:value-type="float" office:value="47994" calcext:value-type="float">
            <text:p>47994</text:p>
          </table:table-cell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–Souris</text:p>
          </table:table-cell>
          <table:table-cell office:value-type="float" office:value="78263" calcext:value-type="float">
            <text:p>78263</text:p>
          </table:table-cell>
          <table:table-cell office:value-type="float" office:value="55735" calcext:value-type="float">
            <text:p>55735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–Assiniboine</text:p>
          </table:table-cell>
          <table:table-cell office:value-type="float" office:value="77226" calcext:value-type="float">
            <text:p>77226</text:p>
          </table:table-cell>
          <table:table-cell office:value-type="float" office:value="55236" calcext:value-type="float">
            <text:p>55236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3486" calcext:value-type="float">
            <text:p>73486</text:p>
          </table:table-cell>
          <table:table-cell office:value-type="float" office:value="46801" calcext:value-type="float">
            <text:p>46801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–Swan River</text:p>
          </table:table-cell>
          <table:table-cell office:value-type="float" office:value="76568" calcext:value-type="float">
            <text:p>76568</text:p>
          </table:table-cell>
          <table:table-cell office:value-type="float" office:value="54752" calcext:value-type="float">
            <text:p>54752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–Lisgar</text:p>
          </table:table-cell>
          <table:table-cell office:value-type="float" office:value="79161" calcext:value-type="float">
            <text:p>79161</text:p>
          </table:table-cell>
          <table:table-cell office:value-type="float" office:value="55706" calcext:value-type="float">
            <text:p>55706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79968" calcext:value-type="float">
            <text:p>79968</text:p>
          </table:table-cell>
          <table:table-cell office:value-type="float" office:value="56442" calcext:value-type="float">
            <text:p>56442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 Boniface</text:p>
          </table:table-cell>
          <table:table-cell office:value-type="float" office:value="79716" calcext:value-type="float">
            <text:p>79716</text:p>
          </table:table-cell>
          <table:table-cell office:value-type="float" office:value="56586" calcext:value-type="float">
            <text:p>56586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–Interlake</text:p>
          </table:table-cell>
          <table:table-cell office:value-type="float" office:value="78228" calcext:value-type="float">
            <text:p>78228</text:p>
          </table:table-cell>
          <table:table-cell office:value-type="float" office:value="59422" calcext:value-type="float">
            <text:p>59422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 Centre</text:p>
          </table:table-cell>
          <table:table-cell office:value-type="float" office:value="78504" calcext:value-type="float">
            <text:p>78504</text:p>
          </table:table-cell>
          <table:table-cell office:value-type="float" office:value="47753" calcext:value-type="float">
            <text:p>47753</text:p>
          </table:table-cell>
          <table:table-cell office:value-type="float" office:value="374" calcext:value-type="float">
            <text:p>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 North Centre</text:p>
          </table:table-cell>
          <table:table-cell office:value-type="float" office:value="77423" calcext:value-type="float">
            <text:p>77423</text:p>
          </table:table-cell>
          <table:table-cell office:value-type="float" office:value="47635" calcext:value-type="float">
            <text:p>47635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 North–St. Paul</text:p>
          </table:table-cell>
          <table:table-cell office:value-type="float" office:value="78417" calcext:value-type="float">
            <text:p>78417</text:p>
          </table:table-cell>
          <table:table-cell office:value-type="float" office:value="55011" calcext:value-type="float">
            <text:p>55011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 South</text:p>
          </table:table-cell>
          <table:table-cell office:value-type="float" office:value="76797" calcext:value-type="float">
            <text:p>76797</text:p>
          </table:table-cell>
          <table:table-cell office:value-type="float" office:value="56670" calcext:value-type="float">
            <text:p>56670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 South Centre</text:p>
          </table:table-cell>
          <table:table-cell office:value-type="float" office:value="77313" calcext:value-type="float">
            <text:p>77313</text:p>
          </table:table-cell>
          <table:table-cell office:value-type="float" office:value="55600" calcext:value-type="float">
            <text:p>55600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–Transcona</text:p>
          </table:table-cell>
          <table:table-cell office:value-type="float" office:value="80872" calcext:value-type="float">
            <text:p>80872</text:p>
          </table:table-cell>
          <table:table-cell office:value-type="float" office:value="55177" calcext:value-type="float">
            <text:p>55177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–Lloydminster</text:p>
          </table:table-cell>
          <table:table-cell office:value-type="float" office:value="74154" calcext:value-type="float">
            <text:p>74154</text:p>
          </table:table-cell>
          <table:table-cell office:value-type="float" office:value="48692" calcext:value-type="float">
            <text:p>48692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1060" calcext:value-type="float">
            <text:p>71060</text:p>
          </table:table-cell>
          <table:table-cell office:value-type="float" office:value="52395" calcext:value-type="float">
            <text:p>52395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hurchill River</text:p>
          </table:table-cell>
          <table:table-cell office:value-type="float" office:value="56620" calcext:value-type="float">
            <text:p>56620</text:p>
          </table:table-cell>
          <table:table-cell office:value-type="float" office:value="37059" calcext:value-type="float">
            <text:p>37059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–Grasslands</text:p>
          </table:table-cell>
          <table:table-cell office:value-type="float" office:value="70259" calcext:value-type="float">
            <text:p>70259</text:p>
          </table:table-cell>
          <table:table-cell office:value-type="float" office:value="46900" calcext:value-type="float">
            <text:p>46900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70396" calcext:value-type="float">
            <text:p>70396</text:p>
          </table:table-cell>
          <table:table-cell office:value-type="float" office:value="49063" calcext:value-type="float">
            <text:p>49063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4882" calcext:value-type="float">
            <text:p>74882</text:p>
          </table:table-cell>
          <table:table-cell office:value-type="float" office:value="51090" calcext:value-type="float">
            <text:p>5109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Qu'Appelle</text:p>
          </table:table-cell>
          <table:table-cell office:value-type="float" office:value="71145" calcext:value-type="float">
            <text:p>71145</text:p>
          </table:table-cell>
          <table:table-cell office:value-type="float" office:value="46276" calcext:value-type="float">
            <text:p>46276</text:p>
          </table:table-cell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–Lumsden–Lake Centre</text:p>
          </table:table-cell>
          <table:table-cell office:value-type="float" office:value="67594" calcext:value-type="float">
            <text:p>67594</text:p>
          </table:table-cell>
          <table:table-cell office:value-type="float" office:value="45296" calcext:value-type="float">
            <text:p>45296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–Humboldt</text:p>
          </table:table-cell>
          <table:table-cell office:value-type="float" office:value="69377" calcext:value-type="float">
            <text:p>69377</text:p>
          </table:table-cell>
          <table:table-cell office:value-type="float" office:value="52556" calcext:value-type="float">
            <text:p>52556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–Rosetown–Biggar</text:p>
          </table:table-cell>
          <table:table-cell office:value-type="float" office:value="70753" calcext:value-type="float">
            <text:p>70753</text:p>
          </table:table-cell>
          <table:table-cell office:value-type="float" office:value="46365" calcext:value-type="float">
            <text:p>46365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–Moose Mountain</text:p>
          </table:table-cell>
          <table:table-cell office:value-type="float" office:value="72240" calcext:value-type="float">
            <text:p>72240</text:p>
          </table:table-cell>
          <table:table-cell office:value-type="float" office:value="49991" calcext:value-type="float">
            <text:p>49991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nuskewin</text:p>
          </table:table-cell>
          <table:table-cell office:value-type="float" office:value="73968" calcext:value-type="float">
            <text:p>73968</text:p>
          </table:table-cell>
          <table:table-cell office:value-type="float" office:value="51635" calcext:value-type="float">
            <text:p>51635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0320" calcext:value-type="float">
            <text:p>70320</text:p>
          </table:table-cell>
          <table:table-cell office:value-type="float" office:value="50941" calcext:value-type="float">
            <text:p>50941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–Melville</text:p>
          </table:table-cell>
          <table:table-cell office:value-type="float" office:value="76160" calcext:value-type="float">
            <text:p>76160</text:p>
          </table:table-cell>
          <table:table-cell office:value-type="float" office:value="51547" calcext:value-type="float">
            <text:p>51547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Athabasca</text:p>
          </table:table-cell>
          <table:table-cell office:value-type="float" office:value="80261" calcext:value-type="float">
            <text:p>80261</text:p>
          </table:table-cell>
          <table:table-cell office:value-type="float" office:value="54504" calcext:value-type="float">
            <text:p>54504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17418" calcext:value-type="float">
            <text:p>117418</text:p>
          </table:table-cell>
          <table:table-cell office:value-type="float" office:value="86259" calcext:value-type="float">
            <text:p>86259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</text:p>
          </table:table-cell>
          <table:table-cell office:value-type="float" office:value="98513" calcext:value-type="float">
            <text:p>98513</text:p>
          </table:table-cell>
          <table:table-cell office:value-type="float" office:value="62338" calcext:value-type="float">
            <text:p>62338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02902" calcext:value-type="float">
            <text:p>102902</text:p>
          </table:table-cell>
          <table:table-cell office:value-type="float" office:value="70789" calcext:value-type="float">
            <text:p>70789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–Nose Hill</text:p>
          </table:table-cell>
          <table:table-cell office:value-type="float" office:value="95147" calcext:value-type="float">
            <text:p>95147</text:p>
          </table:table-cell>
          <table:table-cell office:value-type="float" office:value="76891" calcext:value-type="float">
            <text:p>7689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88445" calcext:value-type="float">
            <text:p>88445</text:p>
          </table:table-cell>
          <table:table-cell office:value-type="float" office:value="70327" calcext:value-type="float">
            <text:p>70327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99987" calcext:value-type="float">
            <text:p>99987</text:p>
          </table:table-cell>
          <table:table-cell office:value-type="float" office:value="72239" calcext:value-type="float">
            <text:p>72239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107444" calcext:value-type="float">
            <text:p>107444</text:p>
          </table:table-cell>
          <table:table-cell office:value-type="float" office:value="81644" calcext:value-type="float">
            <text:p>81644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96600" calcext:value-type="float">
            <text:p>96600</text:p>
          </table:table-cell>
          <table:table-cell office:value-type="float" office:value="67387" calcext:value-type="float">
            <text:p>67387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</text:p>
          </table:table-cell>
          <table:table-cell office:value-type="float" office:value="114091" calcext:value-type="float">
            <text:p>114091</text:p>
          </table:table-cell>
          <table:table-cell office:value-type="float" office:value="67313" calcext:value-type="float">
            <text:p>67313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</text:p>
          </table:table-cell>
          <table:table-cell office:value-type="float" office:value="97448" calcext:value-type="float">
            <text:p>97448</text:p>
          </table:table-cell>
          <table:table-cell office:value-type="float" office:value="65595" calcext:value-type="float">
            <text:p>65595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east</text:p>
          </table:table-cell>
          <table:table-cell office:value-type="float" office:value="88341" calcext:value-type="float">
            <text:p>88341</text:p>
          </table:table-cell>
          <table:table-cell office:value-type="float" office:value="57319" calcext:value-type="float">
            <text:p>57319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west</text:p>
          </table:table-cell>
          <table:table-cell office:value-type="float" office:value="94363" calcext:value-type="float">
            <text:p>94363</text:p>
          </table:table-cell>
          <table:table-cell office:value-type="float" office:value="70689" calcext:value-type="float">
            <text:p>70689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–Strathcona</text:p>
          </table:table-cell>
          <table:table-cell office:value-type="float" office:value="111622" calcext:value-type="float">
            <text:p>111622</text:p>
          </table:table-cell>
          <table:table-cell office:value-type="float" office:value="79680" calcext:value-type="float">
            <text:p>79680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West</text:p>
          </table:table-cell>
          <table:table-cell office:value-type="float" office:value="110876" calcext:value-type="float">
            <text:p>110876</text:p>
          </table:table-cell>
          <table:table-cell office:value-type="float" office:value="75514" calcext:value-type="float">
            <text:p>75514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lk Island</text:p>
          </table:table-cell>
          <table:table-cell office:value-type="float" office:value="93543" calcext:value-type="float">
            <text:p>93543</text:p>
          </table:table-cell>
          <table:table-cell office:value-type="float" office:value="68992" calcext:value-type="float">
            <text:p>68992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akeland</text:p>
          </table:table-cell>
          <table:table-cell office:value-type="float" office:value="102222" calcext:value-type="float">
            <text:p>102222</text:p>
          </table:table-cell>
          <table:table-cell office:value-type="float" office:value="69339" calcext:value-type="float">
            <text:p>69339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95970" calcext:value-type="float">
            <text:p>95970</text:p>
          </table:table-cell>
          <table:table-cell office:value-type="float" office:value="69023" calcext:value-type="float">
            <text:p>69023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79837" calcext:value-type="float">
            <text:p>79837</text:p>
          </table:table-cell>
          <table:table-cell office:value-type="float" office:value="63052" calcext:value-type="float">
            <text:p>63052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ecine Hat</text:p>
          </table:table-cell>
          <table:table-cell office:value-type="float" office:value="90209" calcext:value-type="float">
            <text:p>90209</text:p>
          </table:table-cell>
          <table:table-cell office:value-type="float" office:value="65069" calcext:value-type="float">
            <text:p>65069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06962" calcext:value-type="float">
            <text:p>106962</text:p>
          </table:table-cell>
          <table:table-cell office:value-type="float" office:value="70838" calcext:value-type="float">
            <text:p>70838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03400" calcext:value-type="float">
            <text:p>103400</text:p>
          </table:table-cell>
          <table:table-cell office:value-type="float" office:value="73001" calcext:value-type="float">
            <text:p>73001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. Albert</text:p>
          </table:table-cell>
          <table:table-cell office:value-type="float" office:value="95605" calcext:value-type="float">
            <text:p>95605</text:p>
          </table:table-cell>
          <table:table-cell office:value-type="float" office:value="71184" calcext:value-type="float">
            <text:p>71184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94710" calcext:value-type="float">
            <text:p>94710</text:p>
          </table:table-cell>
          <table:table-cell office:value-type="float" office:value="65818" calcext:value-type="float">
            <text:p>65818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90276" calcext:value-type="float">
            <text:p>90276</text:p>
          </table:table-cell>
          <table:table-cell office:value-type="float" office:value="74214" calcext:value-type="float">
            <text:p>74214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89361" calcext:value-type="float">
            <text:p>89361</text:p>
          </table:table-cell>
          <table:table-cell office:value-type="float" office:value="62395" calcext:value-type="float">
            <text:p>62395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Burnaby–Douglas</text:p>
          </table:table-cell>
          <table:table-cell office:value-type="float" office:value="103220" calcext:value-type="float">
            <text:p>103220</text:p>
          </table:table-cell>
          <table:table-cell office:value-type="float" office:value="65305" calcext:value-type="float">
            <text:p>65305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Cariboo–Chilcotin</text:p>
          </table:table-cell>
          <table:table-cell office:value-type="float" office:value="74801" calcext:value-type="float">
            <text:p>74801</text:p>
          </table:table-cell>
          <table:table-cell office:value-type="float" office:value="51593" calcext:value-type="float">
            <text:p>51593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Delta–South Richmond</text:p>
          </table:table-cell>
          <table:table-cell office:value-type="float" office:value="114284" calcext:value-type="float">
            <text:p>114284</text:p>
          </table:table-cell>
          <table:table-cell office:value-type="float" office:value="74995" calcext:value-type="float">
            <text:p>74995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Dewdney–Alouette</text:p>
          </table:table-cell>
          <table:table-cell office:value-type="float" office:value="95893" calcext:value-type="float">
            <text:p>95893</text:p>
          </table:table-cell>
          <table:table-cell office:value-type="float" office:value="68878" calcext:value-type="float">
            <text:p>68878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Esquimalt–Juan de Fuca</text:p>
          </table:table-cell>
          <table:table-cell office:value-type="float" office:value="98661" calcext:value-type="float">
            <text:p>98661</text:p>
          </table:table-cell>
          <table:table-cell office:value-type="float" office:value="72411" calcext:value-type="float">
            <text:p>72411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Fraser Valley</text:p>
          </table:table-cell>
          <table:table-cell office:value-type="float" office:value="101795" calcext:value-type="float">
            <text:p>101795</text:p>
          </table:table-cell>
          <table:table-cell office:value-type="float" office:value="78853" calcext:value-type="float">
            <text:p>78853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Kamloops</text:p>
          </table:table-cell>
          <table:table-cell office:value-type="float" office:value="87144" calcext:value-type="float">
            <text:p>87144</text:p>
          </table:table-cell>
          <table:table-cell office:value-type="float" office:value="66657" calcext:value-type="float">
            <text:p>66657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Kelowna</text:p>
          </table:table-cell>
          <table:table-cell office:value-type="float" office:value="96188" calcext:value-type="float">
            <text:p>96188</text:p>
          </table:table-cell>
          <table:table-cell office:value-type="float" office:value="80568" calcext:value-type="float">
            <text:p>80568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Kootenay–Columbia</text:p>
          </table:table-cell>
          <table:table-cell office:value-type="float" office:value="78621" calcext:value-type="float">
            <text:p>78621</text:p>
          </table:table-cell>
          <table:table-cell office:value-type="float" office:value="55916" calcext:value-type="float">
            <text:p>55916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Langley–Abbotsford</text:p>
          </table:table-cell>
          <table:table-cell office:value-type="float" office:value="101091" calcext:value-type="float">
            <text:p>101091</text:p>
          </table:table-cell>
          <table:table-cell office:value-type="float" office:value="76113" calcext:value-type="float">
            <text:p>76113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Nanaimo–Alberni</text:p>
          </table:table-cell>
          <table:table-cell office:value-type="float" office:value="93200" calcext:value-type="float">
            <text:p>93200</text:p>
          </table:table-cell>
          <table:table-cell office:value-type="float" office:value="75168" calcext:value-type="float">
            <text:p>75168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Nanaimo–Cowichan</text:p>
          </table:table-cell>
          <table:table-cell office:value-type="float" office:value="100652" calcext:value-type="float">
            <text:p>100652</text:p>
          </table:table-cell>
          <table:table-cell office:value-type="float" office:value="77704" calcext:value-type="float">
            <text:p>77704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New Westminster–Coquitlam–Burnaby</text:p>
          </table:table-cell>
          <table:table-cell office:value-type="float" office:value="100650" calcext:value-type="float">
            <text:p>100650</text:p>
          </table:table-cell>
          <table:table-cell office:value-type="float" office:value="70864" calcext:value-type="float">
            <text:p>70864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North Vancouver</text:p>
          </table:table-cell>
          <table:table-cell office:value-type="float" office:value="114130" calcext:value-type="float">
            <text:p>114130</text:p>
          </table:table-cell>
          <table:table-cell office:value-type="float" office:value="77366" calcext:value-type="float">
            <text:p>77366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Okanagan–Coquihalla</text:p>
          </table:table-cell>
          <table:table-cell office:value-type="float" office:value="87911" calcext:value-type="float">
            <text:p>87911</text:p>
          </table:table-cell>
          <table:table-cell office:value-type="float" office:value="71410" calcext:value-type="float">
            <text:p>71410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Okanagan–Shuswap</text:p>
          </table:table-cell>
          <table:table-cell office:value-type="float" office:value="88188" calcext:value-type="float">
            <text:p>88188</text:p>
          </table:table-cell>
          <table:table-cell office:value-type="float" office:value="70258" calcext:value-type="float">
            <text:p>70258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Port Moody–Coquitlam</text:p>
          </table:table-cell>
          <table:table-cell office:value-type="float" office:value="102041" calcext:value-type="float">
            <text:p>102041</text:p>
          </table:table-cell>
          <table:table-cell office:value-type="float" office:value="80027" calcext:value-type="float">
            <text:p>80027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Prince George–Bulkley Valley</text:p>
          </table:table-cell>
          <table:table-cell office:value-type="float" office:value="86786" calcext:value-type="float">
            <text:p>86786</text:p>
          </table:table-cell>
          <table:table-cell office:value-type="float" office:value="55808" calcext:value-type="float">
            <text:p>55808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Prince George–Peace River</text:p>
          </table:table-cell>
          <table:table-cell office:value-type="float" office:value="89740" calcext:value-type="float">
            <text:p>89740</text:p>
          </table:table-cell>
          <table:table-cell office:value-type="float" office:value="58015" calcext:value-type="float">
            <text:p>5801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Richmond</text:p>
          </table:table-cell>
          <table:table-cell office:value-type="float" office:value="101774" calcext:value-type="float">
            <text:p>101774</text:p>
          </table:table-cell>
          <table:table-cell office:value-type="float" office:value="64218" calcext:value-type="float">
            <text:p>64218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Saanich–Gulf Islands</text:p>
          </table:table-cell>
          <table:table-cell office:value-type="float" office:value="99877" calcext:value-type="float">
            <text:p>99877</text:p>
          </table:table-cell>
          <table:table-cell office:value-type="float" office:value="76153" calcext:value-type="float">
            <text:p>76153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Skeena</text:p>
          </table:table-cell>
          <table:table-cell office:value-type="float" office:value="80172" calcext:value-type="float">
            <text:p>80172</text:p>
          </table:table-cell>
          <table:table-cell office:value-type="float" office:value="49944" calcext:value-type="float">
            <text:p>49944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South Surrey–White Rock–Langley</text:p>
          </table:table-cell>
          <table:table-cell office:value-type="float" office:value="85079" calcext:value-type="float">
            <text:p>85079</text:p>
          </table:table-cell>
          <table:table-cell office:value-type="float" office:value="64351" calcext:value-type="float">
            <text:p>64351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Surrey Central</text:p>
          </table:table-cell>
          <table:table-cell office:value-type="float" office:value="112682" calcext:value-type="float">
            <text:p>112682</text:p>
          </table:table-cell>
          <table:table-cell office:value-type="float" office:value="82322" calcext:value-type="float">
            <text:p>82322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Surrey North</text:p>
          </table:table-cell>
          <table:table-cell office:value-type="float" office:value="89042" calcext:value-type="float">
            <text:p>89042</text:p>
          </table:table-cell>
          <table:table-cell office:value-type="float" office:value="56970" calcext:value-type="float">
            <text:p>56970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Centre</text:p>
          </table:table-cell>
          <table:table-cell office:value-type="float" office:value="102634" calcext:value-type="float">
            <text:p>102634</text:p>
          </table:table-cell>
          <table:table-cell office:value-type="float" office:value="79563" calcext:value-type="float">
            <text:p>79563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East</text:p>
          </table:table-cell>
          <table:table-cell office:value-type="float" office:value="102673" calcext:value-type="float">
            <text:p>102673</text:p>
          </table:table-cell>
          <table:table-cell office:value-type="float" office:value="59801" calcext:value-type="float">
            <text:p>59801</text:p>
          </table:table-cell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Island North</text:p>
          </table:table-cell>
          <table:table-cell office:value-type="float" office:value="96625" calcext:value-type="float">
            <text:p>96625</text:p>
          </table:table-cell>
          <table:table-cell office:value-type="float" office:value="74667" calcext:value-type="float">
            <text:p>74667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Kingsway</text:p>
          </table:table-cell>
          <table:table-cell office:value-type="float" office:value="103234" calcext:value-type="float">
            <text:p>103234</text:p>
          </table:table-cell>
          <table:table-cell office:value-type="float" office:value="55760" calcext:value-type="float">
            <text:p>55760</text:p>
          </table:table-cell>
          <table:table-cell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Quadra</text:p>
          </table:table-cell>
          <table:table-cell office:value-type="float" office:value="104069" calcext:value-type="float">
            <text:p>104069</text:p>
          </table:table-cell>
          <table:table-cell office:value-type="float" office:value="66299" calcext:value-type="float">
            <text:p>66299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ancouver South–Burnaby</text:p>
          </table:table-cell>
          <table:table-cell office:value-type="float" office:value="101601" calcext:value-type="float">
            <text:p>101601</text:p>
          </table:table-cell>
          <table:table-cell office:value-type="float" office:value="61215" calcext:value-type="float">
            <text:p>61215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Victoria</text:p>
          </table:table-cell>
          <table:table-cell office:value-type="float" office:value="101012" calcext:value-type="float">
            <text:p>101012</text:p>
          </table:table-cell>
          <table:table-cell office:value-type="float" office:value="76479" calcext:value-type="float">
            <text:p>76479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West Kootenay–Okanagan</text:p>
          </table:table-cell>
          <table:table-cell office:value-type="float" office:value="84446" calcext:value-type="float">
            <text:p>84446</text:p>
          </table:table-cell>
          <table:table-cell office:value-type="float" office:value="61038" calcext:value-type="float">
            <text:p>61038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 Columbia</text:p>
          </table:table-cell>
          <table:table-cell office:value-type="string" calcext:value-type="string">
            <text:p>West Vancouver–Sunshine Coast</text:p>
          </table:table-cell>
          <table:table-cell office:value-type="float" office:value="102145" calcext:value-type="float">
            <text:p>102145</text:p>
          </table:table-cell>
          <table:table-cell office:value-type="float" office:value="75394" calcext:value-type="float">
            <text:p>75394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Nunavut</text:p>
          </table:table-cell>
          <table:table-cell office:value-type="float" office:value="21242" calcext:value-type="float">
            <text:p>21242</text:p>
          </table:table-cell>
          <table:table-cell office:value-type="float" office:value="12114" calcext:value-type="float">
            <text:p>12114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 Arctic</text:p>
          </table:table-cell>
          <table:table-cell office:value-type="float" office:value="36407" calcext:value-type="float">
            <text:p>36407</text:p>
          </table:table-cell>
          <table:table-cell office:value-type="float" office:value="23053" calcext:value-type="float">
            <text:p>23053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ukon Territory</text:p>
          </table:table-cell>
          <table:table-cell office:value-type="string" calcext:value-type="string">
            <text:p>Yukon</text:p>
          </table:table-cell>
          <table:table-cell office:value-type="float" office:value="27797" calcext:value-type="float">
            <text:p>27797</text:p>
          </table:table-cell>
          <table:table-cell office:value-type="float" office:value="19934" calcext:value-type="float">
            <text:p>19934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</table:table>
      <table:table table:name="37" table:style-name="ta1"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Bonavista--Trinity--Conception</text:p>
          </table:table-cell>
          <table:table-cell office:value-type="float" office:value="91865" calcext:value-type="float">
            <text:p>91865</text:p>
          </table:table-cell>
          <table:table-cell office:value-type="float" office:value="67199" calcext:value-type="float">
            <text:p>67199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Burin--St. George's</text:p>
          </table:table-cell>
          <table:table-cell office:value-type="float" office:value="75001" calcext:value-type="float">
            <text:p>75001</text:p>
          </table:table-cell>
          <table:table-cell office:value-type="float" office:value="53526" calcext:value-type="float">
            <text:p>53526</text:p>
          </table:table-cell>
          <table:table-cell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Gander--Grand Falls</text:p>
          </table:table-cell>
          <table:table-cell office:value-type="float" office:value="78550" calcext:value-type="float">
            <text:p>78550</text:p>
          </table:table-cell>
          <table:table-cell office:value-type="float" office:value="57014" calcext:value-type="float">
            <text:p>5701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5347" calcext:value-type="float">
            <text:p>75347</text:p>
          </table:table-cell>
          <table:table-cell office:value-type="float" office:value="54745" calcext:value-type="float">
            <text:p>54745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Labrador</text:p>
          </table:table-cell>
          <table:table-cell office:value-type="float" office:value="29190" calcext:value-type="float">
            <text:p>29190</text:p>
          </table:table-cell>
          <table:table-cell office:value-type="float" office:value="19654" calcext:value-type="float">
            <text:p>19654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St. John's East</text:p>
          </table:table-cell>
          <table:table-cell office:value-type="float" office:value="101266" calcext:value-type="float">
            <text:p>101266</text:p>
          </table:table-cell>
          <table:table-cell office:value-type="float" office:value="77449" calcext:value-type="float">
            <text:p>77449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</text:p>
          </table:table-cell>
          <table:table-cell office:value-type="string" calcext:value-type="string">
            <text:p>St. John's West</text:p>
          </table:table-cell>
          <table:table-cell office:value-type="float" office:value="100573" calcext:value-type="float">
            <text:p>100573</text:p>
          </table:table-cell>
          <table:table-cell office:value-type="float" office:value="75623" calcext:value-type="float">
            <text:p>75623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rdigan</text:p>
          </table:table-cell>
          <table:table-cell office:value-type="float" office:value="30561" calcext:value-type="float">
            <text:p>30561</text:p>
          </table:table-cell>
          <table:table-cell office:value-type="float" office:value="22556" calcext:value-type="float">
            <text:p>22556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Egmont</text:p>
          </table:table-cell>
          <table:table-cell office:value-type="float" office:value="35282" calcext:value-type="float">
            <text:p>35282</text:p>
          </table:table-cell>
          <table:table-cell office:value-type="float" office:value="25500" calcext:value-type="float">
            <text:p>25500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Hillsborough</text:p>
          </table:table-cell>
          <table:table-cell office:value-type="float" office:value="35284" calcext:value-type="float">
            <text:p>35284</text:p>
          </table:table-cell>
          <table:table-cell office:value-type="float" office:value="29617" calcext:value-type="float">
            <text:p>29617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Malpeque</text:p>
          </table:table-cell>
          <table:table-cell office:value-type="float" office:value="33430" calcext:value-type="float">
            <text:p>33430</text:p>
          </table:table-cell>
          <table:table-cell office:value-type="float" office:value="25361" calcext:value-type="float">
            <text:p>25361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Bras d'Or--Cape Breton</text:p>
          </table:table-cell>
          <table:table-cell office:value-type="float" office:value="76677" calcext:value-type="float">
            <text:p>76677</text:p>
          </table:table-cell>
          <table:table-cell office:value-type="float" office:value="56074" calcext:value-type="float">
            <text:p>56074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umberland--Colchester</text:p>
          </table:table-cell>
          <table:table-cell office:value-type="float" office:value="83066" calcext:value-type="float">
            <text:p>83066</text:p>
          </table:table-cell>
          <table:table-cell office:value-type="float" office:value="62180" calcext:value-type="float">
            <text:p>62180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Dartmouth</text:p>
          </table:table-cell>
          <table:table-cell office:value-type="float" office:value="83423" calcext:value-type="float">
            <text:p>83423</text:p>
          </table:table-cell>
          <table:table-cell office:value-type="float" office:value="62877" calcext:value-type="float">
            <text:p>62877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</text:p>
          </table:table-cell>
          <table:table-cell office:value-type="float" office:value="80677" calcext:value-type="float">
            <text:p>80677</text:p>
          </table:table-cell>
          <table:table-cell office:value-type="float" office:value="67849" calcext:value-type="float">
            <text:p>67849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Halifax West</text:p>
          </table:table-cell>
          <table:table-cell office:value-type="float" office:value="93901" calcext:value-type="float">
            <text:p>93901</text:p>
          </table:table-cell>
          <table:table-cell office:value-type="float" office:value="77579" calcext:value-type="float">
            <text:p>77579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Kings--Hants</text:p>
          </table:table-cell>
          <table:table-cell office:value-type="float" office:value="98676" calcext:value-type="float">
            <text:p>98676</text:p>
          </table:table-cell>
          <table:table-cell office:value-type="float" office:value="73052" calcext:value-type="float">
            <text:p>73052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Pictou--Antigonish--Guysborough</text:p>
          </table:table-cell>
          <table:table-cell office:value-type="float" office:value="79189" calcext:value-type="float">
            <text:p>79189</text:p>
          </table:table-cell>
          <table:table-cell office:value-type="float" office:value="59269" calcext:value-type="float">
            <text:p>59269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ackville--Musquodoboit Valley--Eastern Shore</text:p>
          </table:table-cell>
          <table:table-cell office:value-type="float" office:value="84965" calcext:value-type="float">
            <text:p>84965</text:p>
          </table:table-cell>
          <table:table-cell office:value-type="float" office:value="64426" calcext:value-type="float">
            <text:p>64426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outh Shore</text:p>
          </table:table-cell>
          <table:table-cell office:value-type="float" office:value="76980" calcext:value-type="float">
            <text:p>76980</text:p>
          </table:table-cell>
          <table:table-cell office:value-type="float" office:value="58726" calcext:value-type="float">
            <text:p>58726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Sydney--Victoria</text:p>
          </table:table-cell>
          <table:table-cell office:value-type="float" office:value="81594" calcext:value-type="float">
            <text:p>81594</text:p>
          </table:table-cell>
          <table:table-cell office:value-type="float" office:value="60499" calcext:value-type="float">
            <text:p>60499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West Nova</text:p>
          </table:table-cell>
          <table:table-cell office:value-type="float" office:value="70134" calcext:value-type="float">
            <text:p>70134</text:p>
          </table:table-cell>
          <table:table-cell office:value-type="float" office:value="52453" calcext:value-type="float">
            <text:p>52453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Acadie--Bathurst</text:p>
          </table:table-cell>
          <table:table-cell office:value-type="float" office:value="87601" calcext:value-type="float">
            <text:p>87601</text:p>
          </table:table-cell>
          <table:table-cell office:value-type="float" office:value="67918" calcext:value-type="float">
            <text:p>67918</text:p>
          </table:table-cell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Beauséjour--Petitcodiac</text:p>
          </table:table-cell>
          <table:table-cell office:value-type="float" office:value="83353" calcext:value-type="float">
            <text:p>83353</text:p>
          </table:table-cell>
          <table:table-cell office:value-type="float" office:value="64526" calcext:value-type="float">
            <text:p>64526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redericton</text:p>
          </table:table-cell>
          <table:table-cell office:value-type="float" office:value="73975" calcext:value-type="float">
            <text:p>73975</text:p>
          </table:table-cell>
          <table:table-cell office:value-type="float" office:value="58845" calcext:value-type="float">
            <text:p>58845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Fundy--Royal</text:p>
          </table:table-cell>
          <table:table-cell office:value-type="float" office:value="73472" calcext:value-type="float">
            <text:p>73472</text:p>
          </table:table-cell>
          <table:table-cell office:value-type="float" office:value="55364" calcext:value-type="float">
            <text:p>55364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73175" calcext:value-type="float">
            <text:p>73175</text:p>
          </table:table-cell>
          <table:table-cell office:value-type="float" office:value="56435" calcext:value-type="float">
            <text:p>56435</text:p>
          </table:table-cell>
          <table:table-cell office:value-type="float" office:value="997" calcext:value-type="float">
            <text:p>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iramichi</text:p>
          </table:table-cell>
          <table:table-cell office:value-type="float" office:value="59454" calcext:value-type="float">
            <text:p>59454</text:p>
          </table:table-cell>
          <table:table-cell office:value-type="float" office:value="47337" calcext:value-type="float">
            <text:p>47337</text:p>
          </table:table-cell>
          <table:table-cell office:value-type="float" office:value="683" calcext:value-type="float">
            <text:p>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8463" calcext:value-type="float">
            <text:p>88463</text:p>
          </table:table-cell>
          <table:table-cell office:value-type="float" office:value="72640" calcext:value-type="float">
            <text:p>72640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New Brunswick Southwest</text:p>
          </table:table-cell>
          <table:table-cell office:value-type="float" office:value="61112" calcext:value-type="float">
            <text:p>61112</text:p>
          </table:table-cell>
          <table:table-cell office:value-type="float" office:value="45627" calcext:value-type="float">
            <text:p>45627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Saint John</text:p>
          </table:table-cell>
          <table:table-cell office:value-type="float" office:value="72668" calcext:value-type="float">
            <text:p>72668</text:p>
          </table:table-cell>
          <table:table-cell office:value-type="float" office:value="54937" calcext:value-type="float">
            <text:p>54937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Tobique--Mactaquac</text:p>
          </table:table-cell>
          <table:table-cell office:value-type="float" office:value="64860" calcext:value-type="float">
            <text:p>64860</text:p>
          </table:table-cell>
          <table:table-cell office:value-type="float" office:value="47940" calcext:value-type="float">
            <text:p>47940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bitibi--Baie-James--Nunavik</text:p>
          </table:table-cell>
          <table:table-cell office:value-type="float" office:value="95948" calcext:value-type="float">
            <text:p>95948</text:p>
          </table:table-cell>
          <table:table-cell office:value-type="float" office:value="65934" calcext:value-type="float">
            <text:p>65934</text:p>
          </table:table-cell>
          <table:table-cell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huntsic</text:p>
          </table:table-cell>
          <table:table-cell office:value-type="float" office:value="104960" calcext:value-type="float">
            <text:p>104960</text:p>
          </table:table-cell>
          <table:table-cell office:value-type="float" office:value="81288" calcext:value-type="float">
            <text:p>81288</text:p>
          </table:table-cell>
          <table:table-cell office:value-type="float" office:value="1289" calcext:value-type="float">
            <text:p>1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njou--Rivière-des-Prairies</text:p>
          </table:table-cell>
          <table:table-cell office:value-type="float" office:value="95099" calcext:value-type="float">
            <text:p>95099</text:p>
          </table:table-cell>
          <table:table-cell office:value-type="float" office:value="74695" calcext:value-type="float">
            <text:p>74695</text:p>
          </table:table-cell>
          <table:table-cell office:value-type="float" office:value="1134" calcext:value-type="float">
            <text:p>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Argenteuil--Papineau--Mirabel</text:p>
          </table:table-cell>
          <table:table-cell office:value-type="float" office:value="101268" calcext:value-type="float">
            <text:p>101268</text:p>
          </table:table-cell>
          <table:table-cell office:value-type="float" office:value="81024" calcext:value-type="float">
            <text:p>81024</text:p>
          </table:table-cell>
          <table:table-cell office:value-type="float" office:value="1387" calcext:value-type="float">
            <text:p>1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as-Richelieu--Nicolet--Bécancour</text:p>
          </table:table-cell>
          <table:table-cell office:value-type="float" office:value="87597" calcext:value-type="float">
            <text:p>87597</text:p>
          </table:table-cell>
          <table:table-cell office:value-type="float" office:value="67815" calcext:value-type="float">
            <text:p>67815</text:p>
          </table:table-cell>
          <table:table-cell office:value-type="float" office:value="1229" calcext:value-type="float">
            <text:p>1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ce</text:p>
          </table:table-cell>
          <table:table-cell office:value-type="float" office:value="99453" calcext:value-type="float">
            <text:p>99453</text:p>
          </table:table-cell>
          <table:table-cell office:value-type="float" office:value="75170" calcext:value-type="float">
            <text:p>75170</text:p>
          </table:table-cell>
          <table:table-cell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harnois--Salaberry</text:p>
          </table:table-cell>
          <table:table-cell office:value-type="float" office:value="93685" calcext:value-type="float">
            <text:p>93685</text:p>
          </table:table-cell>
          <table:table-cell office:value-type="float" office:value="72089" calcext:value-type="float">
            <text:p>72089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auport--Montmorency--Côte-de-Beaupré--Île-d'Orléans</text:p>
          </table:table-cell>
          <table:table-cell office:value-type="float" office:value="101444" calcext:value-type="float">
            <text:p>101444</text:p>
          </table:table-cell>
          <table:table-cell office:value-type="float" office:value="80217" calcext:value-type="float">
            <text:p>80217</text:p>
          </table:table-cell>
          <table:table-cell office:value-type="float" office:value="1481" calcext:value-type="float">
            <text:p>1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llechasse--Etchemins--Montmagny--L'Islet</text:p>
          </table:table-cell>
          <table:table-cell office:value-type="float" office:value="83911" calcext:value-type="float">
            <text:p>83911</text:p>
          </table:table-cell>
          <table:table-cell office:value-type="float" office:value="64379" calcext:value-type="float">
            <text:p>64379</text:p>
          </table:table-cell>
          <table:table-cell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erthier--Montcalm</text:p>
          </table:table-cell>
          <table:table-cell office:value-type="float" office:value="125619" calcext:value-type="float">
            <text:p>125619</text:p>
          </table:table-cell>
          <table:table-cell office:value-type="float" office:value="94011" calcext:value-type="float">
            <text:p>94011</text:p>
          </table:table-cell>
          <table:table-cell office:value-type="float" office:value="1929" calcext:value-type="float">
            <text:p>19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naventure--Gaspé--Îles-de-la-Madeleine--Pabok</text:p>
          </table:table-cell>
          <table:table-cell office:value-type="float" office:value="75543" calcext:value-type="float">
            <text:p>75543</text:p>
          </table:table-cell>
          <table:table-cell office:value-type="float" office:value="56286" calcext:value-type="float">
            <text:p>56286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ourassa</text:p>
          </table:table-cell>
          <table:table-cell office:value-type="float" office:value="90902" calcext:value-type="float">
            <text:p>90902</text:p>
          </table:table-cell>
          <table:table-cell office:value-type="float" office:value="67488" calcext:value-type="float">
            <text:p>67488</text:p>
          </table:table-cell>
          <table:table-cell office:value-type="float" office:value="1248" calcext:value-type="float">
            <text:p>1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me--Missisquoi</text:p>
          </table:table-cell>
          <table:table-cell office:value-type="float" office:value="84359" calcext:value-type="float">
            <text:p>84359</text:p>
          </table:table-cell>
          <table:table-cell office:value-type="float" office:value="66730" calcext:value-type="float">
            <text:p>66730</text:p>
          </table:table-cell>
          <table:table-cell office:value-type="float" office:value="986" calcext:value-type="float">
            <text:p>9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Brossard--La Prairie</text:p>
          </table:table-cell>
          <table:table-cell office:value-type="float" office:value="98516" calcext:value-type="float">
            <text:p>98516</text:p>
          </table:table-cell>
          <table:table-cell office:value-type="float" office:value="78535" calcext:value-type="float">
            <text:p>78535</text:p>
          </table:table-cell>
          <table:table-cell office:value-type="float" office:value="1067" calcext:value-type="float">
            <text:p>10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bly</text:p>
          </table:table-cell>
          <table:table-cell office:value-type="float" office:value="102009" calcext:value-type="float">
            <text:p>102009</text:p>
          </table:table-cell>
          <table:table-cell office:value-type="float" office:value="81181" calcext:value-type="float">
            <text:p>81181</text:p>
          </table:table-cell>
          <table:table-cell office:value-type="float" office:value="1735" calcext:value-type="float">
            <text:p>17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mplain</text:p>
          </table:table-cell>
          <table:table-cell office:value-type="float" office:value="88944" calcext:value-type="float">
            <text:p>88944</text:p>
          </table:table-cell>
          <table:table-cell office:value-type="float" office:value="68914" calcext:value-type="float">
            <text:p>68914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sbourg--Jacques-Cartier</text:p>
          </table:table-cell>
          <table:table-cell office:value-type="float" office:value="105007" calcext:value-type="float">
            <text:p>105007</text:p>
          </table:table-cell>
          <table:table-cell office:value-type="float" office:value="86371" calcext:value-type="float">
            <text:p>86371</text:p>
          </table:table-cell>
          <table:table-cell office:value-type="float" office:value="1747" calcext:value-type="float">
            <text:p>1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arlevoix</text:p>
          </table:table-cell>
          <table:table-cell office:value-type="float" office:value="78659" calcext:value-type="float">
            <text:p>78659</text:p>
          </table:table-cell>
          <table:table-cell office:value-type="float" office:value="58737" calcext:value-type="float">
            <text:p>58737</text:p>
          </table:table-cell>
          <table:table-cell office:value-type="float" office:value="923" calcext:value-type="float">
            <text:p>9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âteauguay</text:p>
          </table:table-cell>
          <table:table-cell office:value-type="float" office:value="110605" calcext:value-type="float">
            <text:p>110605</text:p>
          </table:table-cell>
          <table:table-cell office:value-type="float" office:value="85512" calcext:value-type="float">
            <text:p>85512</text:p>
          </table:table-cell>
          <table:table-cell office:value-type="float" office:value="1748" calcext:value-type="float">
            <text:p>17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hicoutimi--Le Fjord</text:p>
          </table:table-cell>
          <table:table-cell office:value-type="float" office:value="86252" calcext:value-type="float">
            <text:p>86252</text:p>
          </table:table-cell>
          <table:table-cell office:value-type="float" office:value="67058" calcext:value-type="float">
            <text:p>67058</text:p>
          </table:table-cell>
          <table:table-cell office:value-type="float" office:value="1347" calcext:value-type="float">
            <text:p>1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ompton--Stanstead</text:p>
          </table:table-cell>
          <table:table-cell office:value-type="float" office:value="77974" calcext:value-type="float">
            <text:p>77974</text:p>
          </table:table-cell>
          <table:table-cell office:value-type="float" office:value="59382" calcext:value-type="float">
            <text:p>59382</text:p>
          </table:table-cell>
          <table:table-cell office:value-type="float" office:value="870" calcext:value-type="float">
            <text:p>8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Drummond</text:p>
          </table:table-cell>
          <table:table-cell office:value-type="float" office:value="84250" calcext:value-type="float">
            <text:p>84250</text:p>
          </table:table-cell>
          <table:table-cell office:value-type="float" office:value="66084" calcext:value-type="float">
            <text:p>66084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Frontenac--Mégantic</text:p>
          </table:table-cell>
          <table:table-cell office:value-type="float" office:value="69701" calcext:value-type="float">
            <text:p>69701</text:p>
          </table:table-cell>
          <table:table-cell office:value-type="float" office:value="54559" calcext:value-type="float">
            <text:p>54559</text:p>
          </table:table-cell>
          <table:table-cell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Gatineau</text:p>
          </table:table-cell>
          <table:table-cell office:value-type="float" office:value="120369" calcext:value-type="float">
            <text:p>120369</text:p>
          </table:table-cell>
          <table:table-cell office:value-type="float" office:value="91031" calcext:value-type="float">
            <text:p>91031</text:p>
          </table:table-cell>
          <table:table-cell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ochelaga--Maisonneuve</text:p>
          </table:table-cell>
          <table:table-cell office:value-type="float" office:value="93160" calcext:value-type="float">
            <text:p>93160</text:p>
          </table:table-cell>
          <table:table-cell office:value-type="float" office:value="75947" calcext:value-type="float">
            <text:p>75947</text:p>
          </table:table-cell>
          <table:table-cell office:value-type="float" office:value="1385" calcext:value-type="float">
            <text:p>1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Hull--Aylmer</text:p>
          </table:table-cell>
          <table:table-cell office:value-type="float" office:value="97240" calcext:value-type="float">
            <text:p>97240</text:p>
          </table:table-cell>
          <table:table-cell office:value-type="float" office:value="74742" calcext:value-type="float">
            <text:p>74742</text:p>
          </table:table-cell>
          <table:table-cell office:value-type="float" office:value="651" calcext:value-type="float">
            <text:p>6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liette</text:p>
          </table:table-cell>
          <table:table-cell office:value-type="float" office:value="95470" calcext:value-type="float">
            <text:p>95470</text:p>
          </table:table-cell>
          <table:table-cell office:value-type="float" office:value="73908" calcext:value-type="float">
            <text:p>73908</text:p>
          </table:table-cell>
          <table:table-cell office:value-type="float" office:value="2329" calcext:value-type="float">
            <text:p>2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Jonquière</text:p>
          </table:table-cell>
          <table:table-cell office:value-type="float" office:value="68715" calcext:value-type="float">
            <text:p>68715</text:p>
          </table:table-cell>
          <table:table-cell office:value-type="float" office:value="54137" calcext:value-type="float">
            <text:p>54137</text:p>
          </table:table-cell>
          <table:table-cell office:value-type="float" office:value="1375" calcext:value-type="float">
            <text:p>1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Kamouraska--Rivière-du-Loup--Témiscouata--Les Basques</text:p>
          </table:table-cell>
          <table:table-cell office:value-type="float" office:value="88621" calcext:value-type="float">
            <text:p>88621</text:p>
          </table:table-cell>
          <table:table-cell office:value-type="float" office:value="67208" calcext:value-type="float">
            <text:p>67208</text:p>
          </table:table-cell>
          <table:table-cell office:value-type="float" office:value="1057" calcext:value-type="float">
            <text:p>10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Jean--Saguenay</text:p>
          </table:table-cell>
          <table:table-cell office:value-type="float" office:value="69777" calcext:value-type="float">
            <text:p>69777</text:p>
          </table:table-cell>
          <table:table-cell office:value-type="float" office:value="52895" calcext:value-type="float">
            <text:p>52895</text:p>
          </table:table-cell>
          <table:table-cell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c-Saint-Louis</text:p>
          </table:table-cell>
          <table:table-cell office:value-type="float" office:value="106473" calcext:value-type="float">
            <text:p>106473</text:p>
          </table:table-cell>
          <table:table-cell office:value-type="float" office:value="82507" calcext:value-type="float">
            <text:p>82507</text:p>
          </table:table-cell>
          <table:table-cell office:value-type="float" office:value="470" calcext:value-type="float">
            <text:p>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Salle--Émard</text:p>
          </table:table-cell>
          <table:table-cell office:value-type="float" office:value="97542" calcext:value-type="float">
            <text:p>97542</text:p>
          </table:table-cell>
          <table:table-cell office:value-type="float" office:value="75961" calcext:value-type="float">
            <text:p>75961</text:p>
          </table:table-cell>
          <table:table-cell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entides</text:p>
          </table:table-cell>
          <table:table-cell office:value-type="float" office:value="124776" calcext:value-type="float">
            <text:p>124776</text:p>
          </table:table-cell>
          <table:table-cell office:value-type="float" office:value="100045" calcext:value-type="float">
            <text:p>100045</text:p>
          </table:table-cell>
          <table:table-cell office:value-type="float" office:value="1740" calcext:value-type="float">
            <text:p>17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urier--Sainte-Marie</text:p>
          </table:table-cell>
          <table:table-cell office:value-type="float" office:value="96640" calcext:value-type="float">
            <text:p>96640</text:p>
          </table:table-cell>
          <table:table-cell office:value-type="float" office:value="79109" calcext:value-type="float">
            <text:p>79109</text:p>
          </table:table-cell>
          <table:table-cell office:value-type="float" office:value="1215" calcext:value-type="float">
            <text:p>1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Centre</text:p>
          </table:table-cell>
          <table:table-cell office:value-type="float" office:value="106931" calcext:value-type="float">
            <text:p>106931</text:p>
          </table:table-cell>
          <table:table-cell office:value-type="float" office:value="87535" calcext:value-type="float">
            <text:p>87535</text:p>
          </table:table-cell>
          <table:table-cell office:value-type="float" office:value="1675" calcext:value-type="float">
            <text:p>1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East</text:p>
          </table:table-cell>
          <table:table-cell office:value-type="float" office:value="106942" calcext:value-type="float">
            <text:p>106942</text:p>
          </table:table-cell>
          <table:table-cell office:value-type="float" office:value="86759" calcext:value-type="float">
            <text:p>86759</text:p>
          </table:table-cell>
          <table:table-cell office:value-type="float" office:value="1535" calcext:value-type="float">
            <text:p>1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aval West</text:p>
          </table:table-cell>
          <table:table-cell office:value-type="float" office:value="116520" calcext:value-type="float">
            <text:p>116520</text:p>
          </table:table-cell>
          <table:table-cell office:value-type="float" office:value="93243" calcext:value-type="float">
            <text:p>93243</text:p>
          </table:table-cell>
          <table:table-cell office:value-type="float" office:value="1525" calcext:value-type="float">
            <text:p>1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évis-et-Chutes-de-la-Chaudière</text:p>
          </table:table-cell>
          <table:table-cell office:value-type="float" office:value="122255" calcext:value-type="float">
            <text:p>122255</text:p>
          </table:table-cell>
          <table:table-cell office:value-type="float" office:value="97982" calcext:value-type="float">
            <text:p>97982</text:p>
          </table:table-cell>
          <table:table-cell office:value-type="float" office:value="1992" calcext:value-type="float">
            <text:p>19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ngueuil</text:p>
          </table:table-cell>
          <table:table-cell office:value-type="float" office:value="83442" calcext:value-type="float">
            <text:p>83442</text:p>
          </table:table-cell>
          <table:table-cell office:value-type="float" office:value="68927" calcext:value-type="float">
            <text:p>68927</text:p>
          </table:table-cell>
          <table:table-cell office:value-type="float" office:value="1181" calcext:value-type="float">
            <text:p>1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tbinière-L'Érable</text:p>
          </table:table-cell>
          <table:table-cell office:value-type="float" office:value="69952" calcext:value-type="float">
            <text:p>69952</text:p>
          </table:table-cell>
          <table:table-cell office:value-type="float" office:value="52350" calcext:value-type="float">
            <text:p>52350</text:p>
          </table:table-cell>
          <table:table-cell office:value-type="float" office:value="1140" calcext:value-type="float">
            <text:p>1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Louis-Hébert</text:p>
          </table:table-cell>
          <table:table-cell office:value-type="float" office:value="98496" calcext:value-type="float">
            <text:p>98496</text:p>
          </table:table-cell>
          <table:table-cell office:value-type="float" office:value="83217" calcext:value-type="float">
            <text:p>83217</text:p>
          </table:table-cell>
          <table:table-cell office:value-type="float" office:value="1326" calcext:value-type="float">
            <text:p>1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nicouagan</text:p>
          </table:table-cell>
          <table:table-cell office:value-type="float" office:value="55018" calcext:value-type="float">
            <text:p>55018</text:p>
          </table:table-cell>
          <table:table-cell office:value-type="float" office:value="40059" calcext:value-type="float">
            <text:p>40059</text:p>
          </table:table-cell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atapédia--Matane</text:p>
          </table:table-cell>
          <table:table-cell office:value-type="float" office:value="74237" calcext:value-type="float">
            <text:p>74237</text:p>
          </table:table-cell>
          <table:table-cell office:value-type="float" office:value="55320" calcext:value-type="float">
            <text:p>55320</text:p>
          </table:table-cell>
          <table:table-cell office:value-type="float" office:value="1035" calcext:value-type="float">
            <text:p>1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ercier</text:p>
          </table:table-cell>
          <table:table-cell office:value-type="float" office:value="95070" calcext:value-type="float">
            <text:p>95070</text:p>
          </table:table-cell>
          <table:table-cell office:value-type="float" office:value="76437" calcext:value-type="float">
            <text:p>76437</text:p>
          </table:table-cell>
          <table:table-cell office:value-type="float" office:value="1543" calcext:value-type="float">
            <text:p>1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Mount Royal</text:p>
          </table:table-cell>
          <table:table-cell office:value-type="float" office:value="95616" calcext:value-type="float">
            <text:p>95616</text:p>
          </table:table-cell>
          <table:table-cell office:value-type="float" office:value="68605" calcext:value-type="float">
            <text:p>68605</text:p>
          </table:table-cell>
          <table:table-cell office:value-type="float" office:value="335" calcext:value-type="float">
            <text:p>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Notre-Dame-de-Grâce--Lachine</text:p>
          </table:table-cell>
          <table:table-cell office:value-type="float" office:value="100927" calcext:value-type="float">
            <text:p>100927</text:p>
          </table:table-cell>
          <table:table-cell office:value-type="float" office:value="75657" calcext:value-type="float">
            <text:p>75657</text:p>
          </table:table-cell>
          <table:table-cell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Outremont</text:p>
          </table:table-cell>
          <table:table-cell office:value-type="float" office:value="95665" calcext:value-type="float">
            <text:p>95665</text:p>
          </table:table-cell>
          <table:table-cell office:value-type="float" office:value="68115" calcext:value-type="float">
            <text:p>68115</text:p>
          </table:table-cell>
          <table:table-cell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apineau--Saint-Denis</text:p>
          </table:table-cell>
          <table:table-cell office:value-type="float" office:value="105607" calcext:value-type="float">
            <text:p>105607</text:p>
          </table:table-cell>
          <table:table-cell office:value-type="float" office:value="73360" calcext:value-type="float">
            <text:p>73360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ierrefonds--Dollard</text:p>
          </table:table-cell>
          <table:table-cell office:value-type="float" office:value="110147" calcext:value-type="float">
            <text:p>110147</text:p>
          </table:table-cell>
          <table:table-cell office:value-type="float" office:value="80160" calcext:value-type="float">
            <text:p>80160</text:p>
          </table:table-cell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ntiac--Gatineau--Labelle</text:p>
          </table:table-cell>
          <table:table-cell office:value-type="float" office:value="103404" calcext:value-type="float">
            <text:p>103404</text:p>
          </table:table-cell>
          <table:table-cell office:value-type="float" office:value="78429" calcext:value-type="float">
            <text:p>78429</text:p>
          </table:table-cell>
          <table:table-cell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Portneuf</text:p>
          </table:table-cell>
          <table:table-cell office:value-type="float" office:value="89315" calcext:value-type="float">
            <text:p>89315</text:p>
          </table:table-cell>
          <table:table-cell office:value-type="float" office:value="69432" calcext:value-type="float">
            <text:p>69432</text:p>
          </table:table-cell>
          <table:table-cell office:value-type="float" office:value="1534" calcext:value-type="float">
            <text:p>1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office:value-type="float" office:value="99661" calcext:value-type="float">
            <text:p>99661</text:p>
          </table:table-cell>
          <table:table-cell office:value-type="float" office:value="88320" calcext:value-type="float">
            <text:p>88320</text:p>
          </table:table-cell>
          <table:table-cell office:value-type="float" office:value="1575" calcext:value-type="float">
            <text:p>1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Québec East</text:p>
          </table:table-cell>
          <table:table-cell office:value-type="float" office:value="109210" calcext:value-type="float">
            <text:p>109210</text:p>
          </table:table-cell>
          <table:table-cell office:value-type="float" office:value="91015" calcext:value-type="float">
            <text:p>91015</text:p>
          </table:table-cell>
          <table:table-cell office:value-type="float" office:value="1917" calcext:value-type="float">
            <text:p>19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epentigny</text:p>
          </table:table-cell>
          <table:table-cell office:value-type="float" office:value="120562" calcext:value-type="float">
            <text:p>120562</text:p>
          </table:table-cell>
          <table:table-cell office:value-type="float" office:value="95534" calcext:value-type="float">
            <text:p>95534</text:p>
          </table:table-cell>
          <table:table-cell office:value-type="float" office:value="2525" calcext:value-type="float">
            <text:p>2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chmond--Arthabaska</text:p>
          </table:table-cell>
          <table:table-cell office:value-type="float" office:value="98830" calcext:value-type="float">
            <text:p>98830</text:p>
          </table:table-cell>
          <table:table-cell office:value-type="float" office:value="76250" calcext:value-type="float">
            <text:p>76250</text:p>
          </table:table-cell>
          <table:table-cell office:value-type="float" office:value="1094" calcext:value-type="float">
            <text:p>1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mouski-Neigette-et-la Mitis</text:p>
          </table:table-cell>
          <table:table-cell office:value-type="float" office:value="72837" calcext:value-type="float">
            <text:p>72837</text:p>
          </table:table-cell>
          <table:table-cell office:value-type="float" office:value="56694" calcext:value-type="float">
            <text:p>56694</text:p>
          </table:table-cell>
          <table:table-cell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ivière-des-Mille-Îles</text:p>
          </table:table-cell>
          <table:table-cell office:value-type="float" office:value="112800" calcext:value-type="float">
            <text:p>112800</text:p>
          </table:table-cell>
          <table:table-cell office:value-type="float" office:value="87100" calcext:value-type="float">
            <text:p>87100</text:p>
          </table:table-cell>
          <table:table-cell office:value-type="float" office:value="1941" calcext:value-type="float">
            <text:p>1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berval</text:p>
          </table:table-cell>
          <table:table-cell office:value-type="float" office:value="73139" calcext:value-type="float">
            <text:p>73139</text:p>
          </table:table-cell>
          <table:table-cell office:value-type="float" office:value="54041" calcext:value-type="float">
            <text:p>54041</text:p>
          </table:table-cell>
          <table:table-cell office:value-type="float" office:value="802" calcext:value-type="float">
            <text:p>8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Rosemont--Petite-Patrie</text:p>
          </table:table-cell>
          <table:table-cell office:value-type="float" office:value="102375" calcext:value-type="float">
            <text:p>102375</text:p>
          </table:table-cell>
          <table:table-cell office:value-type="float" office:value="82336" calcext:value-type="float">
            <text:p>82336</text:p>
          </table:table-cell>
          <table:table-cell office:value-type="float" office:value="1377" calcext:value-type="float">
            <text:p>1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Bruno--Saint-Hubert</text:p>
          </table:table-cell>
          <table:table-cell office:value-type="float" office:value="100756" calcext:value-type="float">
            <text:p>100756</text:p>
          </table:table-cell>
          <table:table-cell office:value-type="float" office:value="77145" calcext:value-type="float">
            <text:p>77145</text:p>
          </table:table-cell>
          <table:table-cell office:value-type="float" office:value="1580" calcext:value-type="float">
            <text:p>15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Hyacinthe--Bagot</text:p>
          </table:table-cell>
          <table:table-cell office:value-type="float" office:value="94057" calcext:value-type="float">
            <text:p>94057</text:p>
          </table:table-cell>
          <table:table-cell office:value-type="float" office:value="71626" calcext:value-type="float">
            <text:p>71626</text:p>
          </table:table-cell>
          <table:table-cell office:value-type="float" office:value="1622" calcext:value-type="float">
            <text:p>16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Jean</text:p>
          </table:table-cell>
          <table:table-cell office:value-type="float" office:value="92132" calcext:value-type="float">
            <text:p>92132</text:p>
          </table:table-cell>
          <table:table-cell office:value-type="float" office:value="72281" calcext:value-type="float">
            <text:p>72281</text:p>
          </table:table-cell>
          <table:table-cell office:value-type="float" office:value="1842" calcext:value-type="float">
            <text:p>18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mbert</text:p>
          </table:table-cell>
          <table:table-cell office:value-type="float" office:value="87895" calcext:value-type="float">
            <text:p>87895</text:p>
          </table:table-cell>
          <table:table-cell office:value-type="float" office:value="70288" calcext:value-type="float">
            <text:p>70288</text:p>
          </table:table-cell>
          <table:table-cell office:value-type="float" office:value="1317" calcext:value-type="float">
            <text:p>1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96788" calcext:value-type="float">
            <text:p>96788</text:p>
          </table:table-cell>
          <table:table-cell office:value-type="float" office:value="71836" calcext:value-type="float">
            <text:p>71836</text:p>
          </table:table-cell>
          <table:table-cell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03336" calcext:value-type="float">
            <text:p>103336</text:p>
          </table:table-cell>
          <table:table-cell office:value-type="float" office:value="73898" calcext:value-type="float">
            <text:p>73898</text:p>
          </table:table-cell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aint-Maurice</text:p>
          </table:table-cell>
          <table:table-cell office:value-type="float" office:value="79230" calcext:value-type="float">
            <text:p>79230</text:p>
          </table:table-cell>
          <table:table-cell office:value-type="float" office:value="61810" calcext:value-type="float">
            <text:p>61810</text:p>
          </table:table-cell>
          <table:table-cell office:value-type="float" office:value="1640" calcext:value-type="float">
            <text:p>1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fford</text:p>
          </table:table-cell>
          <table:table-cell office:value-type="float" office:value="93311" calcext:value-type="float">
            <text:p>93311</text:p>
          </table:table-cell>
          <table:table-cell office:value-type="float" office:value="68698" calcext:value-type="float">
            <text:p>68698</text:p>
          </table:table-cell>
          <table:table-cell office:value-type="float" office:value="1271" calcext:value-type="float">
            <text:p>1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Sherbrooke</text:p>
          </table:table-cell>
          <table:table-cell office:value-type="float" office:value="97084" calcext:value-type="float">
            <text:p>97084</text:p>
          </table:table-cell>
          <table:table-cell office:value-type="float" office:value="81592" calcext:value-type="float">
            <text:p>81592</text:p>
          </table:table-cell>
          <table:table-cell office:value-type="float" office:value="1248" calcext:value-type="float">
            <text:p>1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émiscamingue</text:p>
          </table:table-cell>
          <table:table-cell office:value-type="float" office:value="85163" calcext:value-type="float">
            <text:p>85163</text:p>
          </table:table-cell>
          <table:table-cell office:value-type="float" office:value="61709" calcext:value-type="float">
            <text:p>61709</text:p>
          </table:table-cell>
          <table:table-cell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errebonne--Blainville</text:p>
          </table:table-cell>
          <table:table-cell office:value-type="float" office:value="112750" calcext:value-type="float">
            <text:p>112750</text:p>
          </table:table-cell>
          <table:table-cell office:value-type="float" office:value="89796" calcext:value-type="float">
            <text:p>89796</text:p>
          </table:table-cell>
          <table:table-cell office:value-type="float" office:value="2458" calcext:value-type="float">
            <text:p>24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Trois-Rivières</text:p>
          </table:table-cell>
          <table:table-cell office:value-type="float" office:value="92989" calcext:value-type="float">
            <text:p>92989</text:p>
          </table:table-cell>
          <table:table-cell office:value-type="float" office:value="75168" calcext:value-type="float">
            <text:p>75168</text:p>
          </table:table-cell>
          <table:table-cell office:value-type="float" office:value="1819" calcext:value-type="float">
            <text:p>1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audreuil--Soulanges</text:p>
          </table:table-cell>
          <table:table-cell office:value-type="float" office:value="95318" calcext:value-type="float">
            <text:p>95318</text:p>
          </table:table-cell>
          <table:table-cell office:value-type="float" office:value="74800" calcext:value-type="float">
            <text:p>74800</text:p>
          </table:table-cell>
          <table:table-cell office:value-type="float" office:value="1403" calcext:value-type="float">
            <text:p>1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chères--Les-Patriotes</text:p>
          </table:table-cell>
          <table:table-cell office:value-type="float" office:value="103001" calcext:value-type="float">
            <text:p>103001</text:p>
          </table:table-cell>
          <table:table-cell office:value-type="float" office:value="81810" calcext:value-type="float">
            <text:p>81810</text:p>
          </table:table-cell>
          <table:table-cell office:value-type="float" office:value="1673" calcext:value-type="float">
            <text:p>1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Verdun--Saint-Henri--Saint-Paul--Pointe Saint-Charles</text:p>
          </table:table-cell>
          <table:table-cell office:value-type="float" office:value="91481" calcext:value-type="float">
            <text:p>91481</text:p>
          </table:table-cell>
          <table:table-cell office:value-type="float" office:value="71085" calcext:value-type="float">
            <text:p>71085</text:p>
          </table:table-cell>
          <table:table-cell office:value-type="float" office:value="1200" calcext:value-type="float">
            <text:p>1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Westmount--Ville-Marie</text:p>
          </table:table-cell>
          <table:table-cell office:value-type="float" office:value="94058" calcext:value-type="float">
            <text:p>94058</text:p>
          </table:table-cell>
          <table:table-cell office:value-type="float" office:value="70801" calcext:value-type="float">
            <text:p>70801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</text:p>
          </table:table-cell>
          <table:table-cell office:value-type="float" office:value="75120" calcext:value-type="float">
            <text:p>75120</text:p>
          </table:table-cell>
          <table:table-cell office:value-type="float" office:value="53781" calcext:value-type="float">
            <text:p>53781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ncaster--Dundas--Flamborough--Aldershot</text:p>
          </table:table-cell>
          <table:table-cell office:value-type="float" office:value="95568" calcext:value-type="float">
            <text:p>95568</text:p>
          </table:table-cell>
          <table:table-cell office:value-type="float" office:value="74574" calcext:value-type="float">
            <text:p>74574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--Simcoe--Bradford</text:p>
          </table:table-cell>
          <table:table-cell office:value-type="float" office:value="124450" calcext:value-type="float">
            <text:p>124450</text:p>
          </table:table-cell>
          <table:table-cell office:value-type="float" office:value="99720" calcext:value-type="float">
            <text:p>9972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8997" calcext:value-type="float">
            <text:p>108997</text:p>
          </table:table-cell>
          <table:table-cell office:value-type="float" office:value="75284" calcext:value-type="float">
            <text:p>75284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--Springdale</text:p>
          </table:table-cell>
          <table:table-cell office:value-type="float" office:value="120699" calcext:value-type="float">
            <text:p>120699</text:p>
          </table:table-cell>
          <table:table-cell office:value-type="float" office:value="78498" calcext:value-type="float">
            <text:p>78498</text:p>
          </table:table-cell>
          <table:table-cell office:value-type="float" office:value="409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Centre</text:p>
          </table:table-cell>
          <table:table-cell office:value-type="float" office:value="106393" calcext:value-type="float">
            <text:p>106393</text:p>
          </table:table-cell>
          <table:table-cell office:value-type="float" office:value="72264" calcext:value-type="float">
            <text:p>72264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--Mississauga</text:p>
          </table:table-cell>
          <table:table-cell office:value-type="float" office:value="133554" calcext:value-type="float">
            <text:p>133554</text:p>
          </table:table-cell>
          <table:table-cell office:value-type="float" office:value="98614" calcext:value-type="float">
            <text:p>98614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05679" calcext:value-type="float">
            <text:p>105679</text:p>
          </table:table-cell>
          <table:table-cell office:value-type="float" office:value="76270" calcext:value-type="float">
            <text:p>76270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--Owen Sound</text:p>
          </table:table-cell>
          <table:table-cell office:value-type="float" office:value="98317" calcext:value-type="float">
            <text:p>98317</text:p>
          </table:table-cell>
          <table:table-cell office:value-type="float" office:value="72569" calcext:value-type="float">
            <text:p>72569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99763" calcext:value-type="float">
            <text:p>99763</text:p>
          </table:table-cell>
          <table:table-cell office:value-type="float" office:value="77578" calcext:value-type="float">
            <text:p>77578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15848" calcext:value-type="float">
            <text:p>115848</text:p>
          </table:table-cell>
          <table:table-cell office:value-type="float" office:value="83165" calcext:value-type="float">
            <text:p>83165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-Kent Essex</text:p>
          </table:table-cell>
          <table:table-cell office:value-type="float" office:value="105174" calcext:value-type="float">
            <text:p>105174</text:p>
          </table:table-cell>
          <table:table-cell office:value-type="float" office:value="72009" calcext:value-type="float">
            <text:p>72009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03074" calcext:value-type="float">
            <text:p>103074</text:p>
          </table:table-cell>
          <table:table-cell office:value-type="float" office:value="50251" calcext:value-type="float">
            <text:p>50251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</text:p>
          </table:table-cell>
          <table:table-cell office:value-type="float" office:value="113338" calcext:value-type="float">
            <text:p>113338</text:p>
          </table:table-cell>
          <table:table-cell office:value-type="float" office:value="71351" calcext:value-type="float">
            <text:p>71351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</text:p>
          </table:table-cell>
          <table:table-cell office:value-type="float" office:value="108254" calcext:value-type="float">
            <text:p>108254</text:p>
          </table:table-cell>
          <table:table-cell office:value-type="float" office:value="75400" calcext:value-type="float">
            <text:p>75400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Peel--Wellington--Grey</text:p>
          </table:table-cell>
          <table:table-cell office:value-type="float" office:value="110571" calcext:value-type="float">
            <text:p>110571</text:p>
          </table:table-cell>
          <table:table-cell office:value-type="float" office:value="81706" calcext:value-type="float">
            <text:p>81706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06045" calcext:value-type="float">
            <text:p>106045</text:p>
          </table:table-cell>
          <table:table-cell office:value-type="float" office:value="80730" calcext:value-type="float">
            <text:p>8073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08410" calcext:value-type="float">
            <text:p>108410</text:p>
          </table:table-cell>
          <table:table-cell office:value-type="float" office:value="72463" calcext:value-type="float">
            <text:p>72463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01573" calcext:value-type="float">
            <text:p>101573</text:p>
          </table:table-cell>
          <table:table-cell office:value-type="float" office:value="70962" calcext:value-type="float">
            <text:p>70962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rie--Lincoln</text:p>
          </table:table-cell>
          <table:table-cell office:value-type="float" office:value="94672" calcext:value-type="float">
            <text:p>94672</text:p>
          </table:table-cell>
          <table:table-cell office:value-type="float" office:value="66436" calcext:value-type="float">
            <text:p>66436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10713" calcext:value-type="float">
            <text:p>110713</text:p>
          </table:table-cell>
          <table:table-cell office:value-type="float" office:value="79532" calcext:value-type="float">
            <text:p>79532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</text:p>
          </table:table-cell>
          <table:table-cell office:value-type="float" office:value="104398" calcext:value-type="float">
            <text:p>104398</text:p>
          </table:table-cell>
          <table:table-cell office:value-type="float" office:value="74625" calcext:value-type="float">
            <text:p>74625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09253" calcext:value-type="float">
            <text:p>109253</text:p>
          </table:table-cell>
          <table:table-cell office:value-type="float" office:value="75490" calcext:value-type="float">
            <text:p>75490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</text:p>
          </table:table-cell>
          <table:table-cell office:value-type="float" office:value="115067" calcext:value-type="float">
            <text:p>115067</text:p>
          </table:table-cell>
          <table:table-cell office:value-type="float" office:value="64872" calcext:value-type="float">
            <text:p>64872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100204" calcext:value-type="float">
            <text:p>100204</text:p>
          </table:table-cell>
          <table:table-cell office:value-type="float" office:value="73451" calcext:value-type="float">
            <text:p>73451</text:p>
          </table:table-cell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--Wellington</text:p>
          </table:table-cell>
          <table:table-cell office:value-type="float" office:value="110836" calcext:value-type="float">
            <text:p>110836</text:p>
          </table:table-cell>
          <table:table-cell office:value-type="float" office:value="90076" calcext:value-type="float">
            <text:p>90076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--Brant</text:p>
          </table:table-cell>
          <table:table-cell office:value-type="float" office:value="98989" calcext:value-type="float">
            <text:p>98989</text:p>
          </table:table-cell>
          <table:table-cell office:value-type="float" office:value="72336" calcext:value-type="float">
            <text:p>72336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Victoria--Brock</text:p>
          </table:table-cell>
          <table:table-cell office:value-type="float" office:value="108011" calcext:value-type="float">
            <text:p>108011</text:p>
          </table:table-cell>
          <table:table-cell office:value-type="float" office:value="79616" calcext:value-type="float">
            <text:p>79616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19537" calcext:value-type="float">
            <text:p>119537</text:p>
          </table:table-cell>
          <table:table-cell office:value-type="float" office:value="99079" calcext:value-type="float">
            <text:p>99079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</text:p>
          </table:table-cell>
          <table:table-cell office:value-type="float" office:value="97491" calcext:value-type="float">
            <text:p>97491</text:p>
          </table:table-cell>
          <table:table-cell office:value-type="float" office:value="64726" calcext:value-type="float">
            <text:p>64726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05316" calcext:value-type="float">
            <text:p>105316</text:p>
          </table:table-cell>
          <table:table-cell office:value-type="float" office:value="77589" calcext:value-type="float">
            <text:p>77589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West</text:p>
          </table:table-cell>
          <table:table-cell office:value-type="float" office:value="100149" calcext:value-type="float">
            <text:p>100149</text:p>
          </table:table-cell>
          <table:table-cell office:value-type="float" office:value="71567" calcext:value-type="float">
            <text:p>71567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stings--Frontenac--Lennox and Addington</text:p>
          </table:table-cell>
          <table:table-cell office:value-type="float" office:value="97025" calcext:value-type="float">
            <text:p>97025</text:p>
          </table:table-cell>
          <table:table-cell office:value-type="float" office:value="71314" calcext:value-type="float">
            <text:p>71314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95981" calcext:value-type="float">
            <text:p>95981</text:p>
          </table:table-cell>
          <table:table-cell office:value-type="float" office:value="67004" calcext:value-type="float">
            <text:p>67004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--Rainy River</text:p>
          </table:table-cell>
          <table:table-cell office:value-type="float" office:value="79550" calcext:value-type="float">
            <text:p>79550</text:p>
          </table:table-cell>
          <table:table-cell office:value-type="float" office:value="54792" calcext:value-type="float">
            <text:p>54792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</text:p>
          </table:table-cell>
          <table:table-cell office:value-type="float" office:value="111411" calcext:value-type="float">
            <text:p>111411</text:p>
          </table:table-cell>
          <table:table-cell office:value-type="float" office:value="87793" calcext:value-type="float">
            <text:p>87793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</text:p>
          </table:table-cell>
          <table:table-cell office:value-type="float" office:value="109398" calcext:value-type="float">
            <text:p>109398</text:p>
          </table:table-cell>
          <table:table-cell office:value-type="float" office:value="80566" calcext:value-type="float">
            <text:p>80566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Waterloo</text:p>
          </table:table-cell>
          <table:table-cell office:value-type="float" office:value="114390" calcext:value-type="float">
            <text:p>114390</text:p>
          </table:table-cell>
          <table:table-cell office:value-type="float" office:value="91616" calcext:value-type="float">
            <text:p>91616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Kent--Middlesex</text:p>
          </table:table-cell>
          <table:table-cell office:value-type="float" office:value="98542" calcext:value-type="float">
            <text:p>98542</text:p>
          </table:table-cell>
          <table:table-cell office:value-type="float" office:value="69206" calcext:value-type="float">
            <text:p>69206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Carleton</text:p>
          </table:table-cell>
          <table:table-cell office:value-type="float" office:value="124295" calcext:value-type="float">
            <text:p>124295</text:p>
          </table:table-cell>
          <table:table-cell office:value-type="float" office:value="96157" calcext:value-type="float">
            <text:p>96157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6284" calcext:value-type="float">
            <text:p>96284</text:p>
          </table:table-cell>
          <table:table-cell office:value-type="float" office:value="72261" calcext:value-type="float">
            <text:p>72261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03511" calcext:value-type="float">
            <text:p>103511</text:p>
          </table:table-cell>
          <table:table-cell office:value-type="float" office:value="71274" calcext:value-type="float">
            <text:p>71274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</text:p>
          </table:table-cell>
          <table:table-cell office:value-type="float" office:value="104291" calcext:value-type="float">
            <text:p>104291</text:p>
          </table:table-cell>
          <table:table-cell office:value-type="float" office:value="82123" calcext:value-type="float">
            <text:p>82123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</text:p>
          </table:table-cell>
          <table:table-cell office:value-type="float" office:value="106531" calcext:value-type="float">
            <text:p>106531</text:p>
          </table:table-cell>
          <table:table-cell office:value-type="float" office:value="81817" calcext:value-type="float">
            <text:p>81817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</text:p>
          </table:table-cell>
          <table:table-cell office:value-type="float" office:value="119462" calcext:value-type="float">
            <text:p>119462</text:p>
          </table:table-cell>
          <table:table-cell office:value-type="float" office:value="85207" calcext:value-type="float">
            <text:p>85207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Centre</text:p>
          </table:table-cell>
          <table:table-cell office:value-type="float" office:value="114855" calcext:value-type="float">
            <text:p>114855</text:p>
          </table:table-cell>
          <table:table-cell office:value-type="float" office:value="74356" calcext:value-type="float">
            <text:p>74356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</text:p>
          </table:table-cell>
          <table:table-cell office:value-type="float" office:value="108843" calcext:value-type="float">
            <text:p>108843</text:p>
          </table:table-cell>
          <table:table-cell office:value-type="float" office:value="66397" calcext:value-type="float">
            <text:p>66397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</text:p>
          </table:table-cell>
          <table:table-cell office:value-type="float" office:value="100260" calcext:value-type="float">
            <text:p>100260</text:p>
          </table:table-cell>
          <table:table-cell office:value-type="float" office:value="68907" calcext:value-type="float">
            <text:p>68907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West</text:p>
          </table:table-cell>
          <table:table-cell office:value-type="float" office:value="128029" calcext:value-type="float">
            <text:p>128029</text:p>
          </table:table-cell>
          <table:table-cell office:value-type="float" office:value="90170" calcext:value-type="float">
            <text:p>9017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--Carleton</text:p>
          </table:table-cell>
          <table:table-cell office:value-type="float" office:value="111886" calcext:value-type="float">
            <text:p>111886</text:p>
          </table:table-cell>
          <table:table-cell office:value-type="float" office:value="88454" calcext:value-type="float">
            <text:p>88454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Centre</text:p>
          </table:table-cell>
          <table:table-cell office:value-type="float" office:value="102510" calcext:value-type="float">
            <text:p>102510</text:p>
          </table:table-cell>
          <table:table-cell office:value-type="float" office:value="77670" calcext:value-type="float">
            <text:p>77670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93103" calcext:value-type="float">
            <text:p>93103</text:p>
          </table:table-cell>
          <table:table-cell office:value-type="float" office:value="68854" calcext:value-type="float">
            <text:p>68854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2576" calcext:value-type="float">
            <text:p>82576</text:p>
          </table:table-cell>
          <table:table-cell office:value-type="float" office:value="57761" calcext:value-type="float">
            <text:p>57761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</text:p>
          </table:table-cell>
          <table:table-cell office:value-type="float" office:value="76047" calcext:value-type="float">
            <text:p>76047</text:p>
          </table:table-cell>
          <table:table-cell office:value-type="float" office:value="57689" calcext:value-type="float">
            <text:p>57689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</text:p>
          </table:table-cell>
          <table:table-cell office:value-type="float" office:value="98971" calcext:value-type="float">
            <text:p>98971</text:p>
          </table:table-cell>
          <table:table-cell office:value-type="float" office:value="73646" calcext:value-type="float">
            <text:p>73646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 Ridges</text:p>
          </table:table-cell>
          <table:table-cell office:value-type="float" office:value="129379" calcext:value-type="float">
            <text:p>129379</text:p>
          </table:table-cell>
          <table:table-cell office:value-type="float" office:value="99152" calcext:value-type="float">
            <text:p>99152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05572" calcext:value-type="float">
            <text:p>105572</text:p>
          </table:table-cell>
          <table:table-cell office:value-type="float" office:value="76513" calcext:value-type="float">
            <text:p>76513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07771" calcext:value-type="float">
            <text:p>107771</text:p>
          </table:table-cell>
          <table:table-cell office:value-type="float" office:value="75843" calcext:value-type="float">
            <text:p>75843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</text:p>
          </table:table-cell>
          <table:table-cell office:value-type="float" office:value="109903" calcext:value-type="float">
            <text:p>109903</text:p>
          </table:table-cell>
          <table:table-cell office:value-type="float" office:value="93551" calcext:value-type="float">
            <text:p>93551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Orléans</text:p>
          </table:table-cell>
          <table:table-cell office:value-type="float" office:value="100659" calcext:value-type="float">
            <text:p>100659</text:p>
          </table:table-cell>
          <table:table-cell office:value-type="float" office:value="78516" calcext:value-type="float">
            <text:p>78516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</text:p>
          </table:table-cell>
          <table:table-cell office:value-type="float" office:value="111532" calcext:value-type="float">
            <text:p>111532</text:p>
          </table:table-cell>
          <table:table-cell office:value-type="float" office:value="83930" calcext:value-type="float">
            <text:p>83930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03418" calcext:value-type="float">
            <text:p>103418</text:p>
          </table:table-cell>
          <table:table-cell office:value-type="float" office:value="85051" calcext:value-type="float">
            <text:p>85051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</text:p>
          </table:table-cell>
          <table:table-cell office:value-type="float" office:value="108564" calcext:value-type="float">
            <text:p>108564</text:p>
          </table:table-cell>
          <table:table-cell office:value-type="float" office:value="83584" calcext:value-type="float">
            <text:p>83584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7142" calcext:value-type="float">
            <text:p>97142</text:p>
          </table:table-cell>
          <table:table-cell office:value-type="float" office:value="69900" calcext:value-type="float">
            <text:p>69900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5740" calcext:value-type="float">
            <text:p>105740</text:p>
          </table:table-cell>
          <table:table-cell office:value-type="float" office:value="72274" calcext:value-type="float">
            <text:p>72274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82853" calcext:value-type="float">
            <text:p>82853</text:p>
          </table:table-cell>
          <table:table-cell office:value-type="float" office:value="64448" calcext:value-type="float">
            <text:p>64448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Middlesex</text:p>
          </table:table-cell>
          <table:table-cell office:value-type="float" office:value="94576" calcext:value-type="float">
            <text:p>94576</text:p>
          </table:table-cell>
          <table:table-cell office:value-type="float" office:value="69015" calcext:value-type="float">
            <text:p>69015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09902" calcext:value-type="float">
            <text:p>109902</text:p>
          </table:table-cell>
          <table:table-cell office:value-type="float" office:value="86319" calcext:value-type="float">
            <text:p>86319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Ajax--Uxbridge</text:p>
          </table:table-cell>
          <table:table-cell office:value-type="float" office:value="119171" calcext:value-type="float">
            <text:p>119171</text:p>
          </table:table-cell>
          <table:table-cell office:value-type="float" office:value="85627" calcext:value-type="float">
            <text:p>85627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93743" calcext:value-type="float">
            <text:p>93743</text:p>
          </table:table-cell>
          <table:table-cell office:value-type="float" office:value="70962" calcext:value-type="float">
            <text:p>70962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7571" calcext:value-type="float">
            <text:p>97571</text:p>
          </table:table-cell>
          <table:table-cell office:value-type="float" office:value="73228" calcext:value-type="float">
            <text:p>73228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90697" calcext:value-type="float">
            <text:p>90697</text:p>
          </table:table-cell>
          <table:table-cell office:value-type="float" office:value="63850" calcext:value-type="float">
            <text:p>63850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0054" calcext:value-type="float">
            <text:p>80054</text:p>
          </table:table-cell>
          <table:table-cell office:value-type="float" office:value="58533" calcext:value-type="float">
            <text:p>58533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07030" calcext:value-type="float">
            <text:p>107030</text:p>
          </table:table-cell>
          <table:table-cell office:value-type="float" office:value="69996" calcext:value-type="float">
            <text:p>69996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</text:p>
          </table:table-cell>
          <table:table-cell office:value-type="float" office:value="114844" calcext:value-type="float">
            <text:p>114844</text:p>
          </table:table-cell>
          <table:table-cell office:value-type="float" office:value="74272" calcext:value-type="float">
            <text:p>74272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East</text:p>
          </table:table-cell>
          <table:table-cell office:value-type="float" office:value="108644" calcext:value-type="float">
            <text:p>108644</text:p>
          </table:table-cell>
          <table:table-cell office:value-type="float" office:value="72092" calcext:value-type="float">
            <text:p>72092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20264" calcext:value-type="float">
            <text:p>120264</text:p>
          </table:table-cell>
          <table:table-cell office:value-type="float" office:value="72143" calcext:value-type="float">
            <text:p>72143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</text:p>
          </table:table-cell>
          <table:table-cell office:value-type="float" office:value="108178" calcext:value-type="float">
            <text:p>108178</text:p>
          </table:table-cell>
          <table:table-cell office:value-type="float" office:value="67382" calcext:value-type="float">
            <text:p>67382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11559" calcext:value-type="float">
            <text:p>111559</text:p>
          </table:table-cell>
          <table:table-cell office:value-type="float" office:value="83416" calcext:value-type="float">
            <text:p>83416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</text:p>
          </table:table-cell>
          <table:table-cell office:value-type="float" office:value="106630" calcext:value-type="float">
            <text:p>106630</text:p>
          </table:table-cell>
          <table:table-cell office:value-type="float" office:value="80404" calcext:value-type="float">
            <text:p>80404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06105" calcext:value-type="float">
            <text:p>106105</text:p>
          </table:table-cell>
          <table:table-cell office:value-type="float" office:value="78215" calcext:value-type="float">
            <text:p>78215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03725" calcext:value-type="float">
            <text:p>103725</text:p>
          </table:table-cell>
          <table:table-cell office:value-type="float" office:value="79543" calcext:value-type="float">
            <text:p>79543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ney Creek</text:p>
          </table:table-cell>
          <table:table-cell office:value-type="float" office:value="103863" calcext:value-type="float">
            <text:p>103863</text:p>
          </table:table-cell>
          <table:table-cell office:value-type="float" office:value="77995" calcext:value-type="float">
            <text:p>77995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Charlottenburgh</text:p>
          </table:table-cell>
          <table:table-cell office:value-type="float" office:value="95834" calcext:value-type="float">
            <text:p>95834</text:p>
          </table:table-cell>
          <table:table-cell office:value-type="float" office:value="67476" calcext:value-type="float">
            <text:p>67476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86243" calcext:value-type="float">
            <text:p>86243</text:p>
          </table:table-cell>
          <table:table-cell office:value-type="float" office:value="64220" calcext:value-type="float">
            <text:p>64220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06628" calcext:value-type="float">
            <text:p>106628</text:p>
          </table:table-cell>
          <table:table-cell office:value-type="float" office:value="73783" calcext:value-type="float">
            <text:p>73783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Atikokan</text:p>
          </table:table-cell>
          <table:table-cell office:value-type="float" office:value="78360" calcext:value-type="float">
            <text:p>78360</text:p>
          </table:table-cell>
          <table:table-cell office:value-type="float" office:value="55899" calcext:value-type="float">
            <text:p>55899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</text:p>
          </table:table-cell>
          <table:table-cell office:value-type="float" office:value="79680" calcext:value-type="float">
            <text:p>79680</text:p>
          </table:table-cell>
          <table:table-cell office:value-type="float" office:value="55685" calcext:value-type="float">
            <text:p>55685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iskaming--Cochrane</text:p>
          </table:table-cell>
          <table:table-cell office:value-type="float" office:value="75769" calcext:value-type="float">
            <text:p>75769</text:p>
          </table:table-cell>
          <table:table-cell office:value-type="float" office:value="53409" calcext:value-type="float">
            <text:p>53409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</text:p>
          </table:table-cell>
          <table:table-cell office:value-type="float" office:value="79627" calcext:value-type="float">
            <text:p>79627</text:p>
          </table:table-cell>
          <table:table-cell office:value-type="float" office:value="53985" calcext:value-type="float">
            <text:p>53985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--Rosedale</text:p>
          </table:table-cell>
          <table:table-cell office:value-type="float" office:value="114416" calcext:value-type="float">
            <text:p>114416</text:p>
          </table:table-cell>
          <table:table-cell office:value-type="float" office:value="83243" calcext:value-type="float">
            <text:p>83243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0678" calcext:value-type="float">
            <text:p>100678</text:p>
          </table:table-cell>
          <table:table-cell office:value-type="float" office:value="68855" calcext:value-type="float">
            <text:p>68855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101104" calcext:value-type="float">
            <text:p>101104</text:p>
          </table:table-cell>
          <table:table-cell office:value-type="float" office:value="73147" calcext:value-type="float">
            <text:p>73147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--King--Aurora</text:p>
          </table:table-cell>
          <table:table-cell office:value-type="float" office:value="119117" calcext:value-type="float">
            <text:p>119117</text:p>
          </table:table-cell>
          <table:table-cell office:value-type="float" office:value="98805" calcext:value-type="float">
            <text:p>98805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aterloo--Wellington</text:p>
          </table:table-cell>
          <table:table-cell office:value-type="float" office:value="107797" calcext:value-type="float">
            <text:p>107797</text:p>
          </table:table-cell>
          <table:table-cell office:value-type="float" office:value="77610" calcext:value-type="float">
            <text:p>77610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--Ajax</text:p>
          </table:table-cell>
          <table:table-cell office:value-type="float" office:value="113924" calcext:value-type="float">
            <text:p>113924</text:p>
          </table:table-cell>
          <table:table-cell office:value-type="float" office:value="83443" calcext:value-type="float">
            <text:p>83443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7416" calcext:value-type="float">
            <text:p>107416</text:p>
          </table:table-cell>
          <table:table-cell office:value-type="float" office:value="77817" calcext:value-type="float">
            <text:p>77817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St. Clair</text:p>
          </table:table-cell>
          <table:table-cell office:value-type="float" office:value="106108" calcext:value-type="float">
            <text:p>106108</text:p>
          </table:table-cell>
          <table:table-cell office:value-type="float" office:value="75358" calcext:value-type="float">
            <text:p>75358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</text:p>
          </table:table-cell>
          <table:table-cell office:value-type="float" office:value="108119" calcext:value-type="float">
            <text:p>108119</text:p>
          </table:table-cell>
          <table:table-cell office:value-type="float" office:value="76973" calcext:value-type="float">
            <text:p>76973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</text:p>
          </table:table-cell>
          <table:table-cell office:value-type="float" office:value="107370" calcext:value-type="float">
            <text:p>107370</text:p>
          </table:table-cell>
          <table:table-cell office:value-type="float" office:value="65136" calcext:value-type="float">
            <text:p>65136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North</text:p>
          </table:table-cell>
          <table:table-cell office:value-type="float" office:value="117859" calcext:value-type="float">
            <text:p>117859</text:p>
          </table:table-cell>
          <table:table-cell office:value-type="float" office:value="85329" calcext:value-type="float">
            <text:p>85329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</text:p>
          </table:table-cell>
          <table:table-cell office:value-type="float" office:value="110264" calcext:value-type="float">
            <text:p>110264</text:p>
          </table:table-cell>
          <table:table-cell office:value-type="float" office:value="62212" calcext:value-type="float">
            <text:p>62212</text:p>
          </table:table-cell>
          <table:table-cell office:value-type="float" office:value="402" calcext:value-type="float">
            <text:p>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</text:p>
          </table:table-cell>
          <table:table-cell office:value-type="float" office:value="104957" calcext:value-type="float">
            <text:p>104957</text:p>
          </table:table-cell>
          <table:table-cell office:value-type="float" office:value="53987" calcext:value-type="float">
            <text:p>53987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79102" calcext:value-type="float">
            <text:p>79102</text:p>
          </table:table-cell>
          <table:table-cell office:value-type="float" office:value="54829" calcext:value-type="float">
            <text:p>54829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 St. James--Assiniboia</text:p>
          </table:table-cell>
          <table:table-cell office:value-type="float" office:value="75629" calcext:value-type="float">
            <text:p>75629</text:p>
          </table:table-cell>
          <table:table-cell office:value-type="float" office:value="57406" calcext:value-type="float">
            <text:p>57406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8464" calcext:value-type="float">
            <text:p>78464</text:p>
          </table:table-cell>
          <table:table-cell office:value-type="float" office:value="45860" calcext:value-type="float">
            <text:p>45860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</text:p>
          </table:table-cell>
          <table:table-cell office:value-type="float" office:value="76797" calcext:value-type="float">
            <text:p>76797</text:p>
          </table:table-cell>
          <table:table-cell office:value-type="float" office:value="52629" calcext:value-type="float">
            <text:p>52629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81014" calcext:value-type="float">
            <text:p>81014</text:p>
          </table:table-cell>
          <table:table-cell office:value-type="float" office:value="56082" calcext:value-type="float">
            <text:p>56082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5146" calcext:value-type="float">
            <text:p>85146</text:p>
          </table:table-cell>
          <table:table-cell office:value-type="float" office:value="58020" calcext:value-type="float">
            <text:p>5802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</text:p>
          </table:table-cell>
          <table:table-cell office:value-type="float" office:value="80900" calcext:value-type="float">
            <text:p>80900</text:p>
          </table:table-cell>
          <table:table-cell office:value-type="float" office:value="60395" calcext:value-type="float">
            <text:p>60395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</text:p>
          </table:table-cell>
          <table:table-cell office:value-type="float" office:value="83154" calcext:value-type="float">
            <text:p>83154</text:p>
          </table:table-cell>
          <table:table-cell office:value-type="float" office:value="61294" calcext:value-type="float">
            <text:p>61294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</text:p>
          </table:table-cell>
          <table:table-cell office:value-type="float" office:value="76026" calcext:value-type="float">
            <text:p>76026</text:p>
          </table:table-cell>
          <table:table-cell office:value-type="float" office:value="52383" calcext:value-type="float">
            <text:p>52383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 Centre</text:p>
          </table:table-cell>
          <table:table-cell office:value-type="float" office:value="76466" calcext:value-type="float">
            <text:p>76466</text:p>
          </table:table-cell>
          <table:table-cell office:value-type="float" office:value="48254" calcext:value-type="float">
            <text:p>48254</text:p>
          </table:table-cell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--St. Paul</text:p>
          </table:table-cell>
          <table:table-cell office:value-type="float" office:value="80460" calcext:value-type="float">
            <text:p>80460</text:p>
          </table:table-cell>
          <table:table-cell office:value-type="float" office:value="58779" calcext:value-type="float">
            <text:p>58779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</text:p>
          </table:table-cell>
          <table:table-cell office:value-type="float" office:value="82463" calcext:value-type="float">
            <text:p>82463</text:p>
          </table:table-cell>
          <table:table-cell office:value-type="float" office:value="63562" calcext:value-type="float">
            <text:p>63562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</text:p>
          </table:table-cell>
          <table:table-cell office:value-type="float" office:value="77170" calcext:value-type="float">
            <text:p>77170</text:p>
          </table:table-cell>
          <table:table-cell office:value-type="float" office:value="60471" calcext:value-type="float">
            <text:p>60471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--Transcona</text:p>
          </table:table-cell>
          <table:table-cell office:value-type="float" office:value="81107" calcext:value-type="float">
            <text:p>81107</text:p>
          </table:table-cell>
          <table:table-cell office:value-type="float" office:value="56345" calcext:value-type="float">
            <text:p>56345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3555" calcext:value-type="float">
            <text:p>73555</text:p>
          </table:table-cell>
          <table:table-cell office:value-type="float" office:value="49193" calcext:value-type="float">
            <text:p>49193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2081" calcext:value-type="float">
            <text:p>72081</text:p>
          </table:table-cell>
          <table:table-cell office:value-type="float" office:value="55190" calcext:value-type="float">
            <text:p>55190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hurchill River</text:p>
          </table:table-cell>
          <table:table-cell office:value-type="float" office:value="62947" calcext:value-type="float">
            <text:p>62947</text:p>
          </table:table-cell>
          <table:table-cell office:value-type="float" office:value="39807" calcext:value-type="float">
            <text:p>39807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6887" calcext:value-type="float">
            <text:p>66887</text:p>
          </table:table-cell>
          <table:table-cell office:value-type="float" office:value="46627" calcext:value-type="float">
            <text:p>4662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69112" calcext:value-type="float">
            <text:p>69112</text:p>
          </table:table-cell>
          <table:table-cell office:value-type="float" office:value="50849" calcext:value-type="float">
            <text:p>50849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4695" calcext:value-type="float">
            <text:p>74695</text:p>
          </table:table-cell>
          <table:table-cell office:value-type="float" office:value="50831" calcext:value-type="float">
            <text:p>50831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--Lake Centre</text:p>
          </table:table-cell>
          <table:table-cell office:value-type="float" office:value="67345" calcext:value-type="float">
            <text:p>67345</text:p>
          </table:table-cell>
          <table:table-cell office:value-type="float" office:value="46570" calcext:value-type="float">
            <text:p>46570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9952" calcext:value-type="float">
            <text:p>69952</text:p>
          </table:table-cell>
          <table:table-cell office:value-type="float" office:value="46711" calcext:value-type="float">
            <text:p>46711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0808" calcext:value-type="float">
            <text:p>70808</text:p>
          </table:table-cell>
          <table:table-cell office:value-type="float" office:value="55795" calcext:value-type="float">
            <text:p>5579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Rosetown--Biggar</text:p>
          </table:table-cell>
          <table:table-cell office:value-type="float" office:value="72921" calcext:value-type="float">
            <text:p>72921</text:p>
          </table:table-cell>
          <table:table-cell office:value-type="float" office:value="48441" calcext:value-type="float">
            <text:p>48441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Wanuskewin</text:p>
          </table:table-cell>
          <table:table-cell office:value-type="float" office:value="74817" calcext:value-type="float">
            <text:p>74817</text:p>
          </table:table-cell>
          <table:table-cell office:value-type="float" office:value="53862" calcext:value-type="float">
            <text:p>53862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70848" calcext:value-type="float">
            <text:p>70848</text:p>
          </table:table-cell>
          <table:table-cell office:value-type="float" office:value="48533" calcext:value-type="float">
            <text:p>48533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3079" calcext:value-type="float">
            <text:p>73079</text:p>
          </table:table-cell>
          <table:table-cell office:value-type="float" office:value="55698" calcext:value-type="float">
            <text:p>55698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71190" calcext:value-type="float">
            <text:p>71190</text:p>
          </table:table-cell>
          <table:table-cell office:value-type="float" office:value="50038" calcext:value-type="float">
            <text:p>50038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Athabasca</text:p>
          </table:table-cell>
          <table:table-cell office:value-type="float" office:value="84541" calcext:value-type="float">
            <text:p>84541</text:p>
          </table:table-cell>
          <table:table-cell office:value-type="float" office:value="61446" calcext:value-type="float">
            <text:p>61446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</text:p>
          </table:table-cell>
          <table:table-cell office:value-type="float" office:value="116516" calcext:value-type="float">
            <text:p>116516</text:p>
          </table:table-cell>
          <table:table-cell office:value-type="float" office:value="101181" calcext:value-type="float">
            <text:p>101181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</text:p>
          </table:table-cell>
          <table:table-cell office:value-type="float" office:value="100254" calcext:value-type="float">
            <text:p>100254</text:p>
          </table:table-cell>
          <table:table-cell office:value-type="float" office:value="69624" calcext:value-type="float">
            <text:p>69624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</text:p>
          </table:table-cell>
          <table:table-cell office:value-type="float" office:value="115400" calcext:value-type="float">
            <text:p>115400</text:p>
          </table:table-cell>
          <table:table-cell office:value-type="float" office:value="89878" calcext:value-type="float">
            <text:p>89878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--Nose Hill</text:p>
          </table:table-cell>
          <table:table-cell office:value-type="float" office:value="113398" calcext:value-type="float">
            <text:p>113398</text:p>
          </table:table-cell>
          <table:table-cell office:value-type="float" office:value="100544" calcext:value-type="float">
            <text:p>100544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</text:p>
          </table:table-cell>
          <table:table-cell office:value-type="float" office:value="101810" calcext:value-type="float">
            <text:p>101810</text:p>
          </table:table-cell>
          <table:table-cell office:value-type="float" office:value="85536" calcext:value-type="float">
            <text:p>85536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</text:p>
          </table:table-cell>
          <table:table-cell office:value-type="float" office:value="103508" calcext:value-type="float">
            <text:p>103508</text:p>
          </table:table-cell>
          <table:table-cell office:value-type="float" office:value="84905" calcext:value-type="float">
            <text:p>84905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</text:p>
          </table:table-cell>
          <table:table-cell office:value-type="float" office:value="116226" calcext:value-type="float">
            <text:p>116226</text:p>
          </table:table-cell>
          <table:table-cell office:value-type="float" office:value="99550" calcext:value-type="float">
            <text:p>9955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99532" calcext:value-type="float">
            <text:p>99532</text:p>
          </table:table-cell>
          <table:table-cell office:value-type="float" office:value="72488" calcext:value-type="float">
            <text:p>72488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-East </text:p>
          </table:table-cell>
          <table:table-cell office:value-type="float" office:value="107923" calcext:value-type="float">
            <text:p>107923</text:p>
          </table:table-cell>
          <table:table-cell office:value-type="float" office:value="78673" calcext:value-type="float">
            <text:p>78673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North</text:p>
          </table:table-cell>
          <table:table-cell office:value-type="float" office:value="99982" calcext:value-type="float">
            <text:p>99982</text:p>
          </table:table-cell>
          <table:table-cell office:value-type="float" office:value="75604" calcext:value-type="float">
            <text:p>75604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east</text:p>
          </table:table-cell>
          <table:table-cell office:value-type="float" office:value="95287" calcext:value-type="float">
            <text:p>95287</text:p>
          </table:table-cell>
          <table:table-cell office:value-type="float" office:value="67337" calcext:value-type="float">
            <text:p>67337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outhwest</text:p>
          </table:table-cell>
          <table:table-cell office:value-type="float" office:value="102210" calcext:value-type="float">
            <text:p>102210</text:p>
          </table:table-cell>
          <table:table-cell office:value-type="float" office:value="83890" calcext:value-type="float">
            <text:p>83890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104973" calcext:value-type="float">
            <text:p>104973</text:p>
          </table:table-cell>
          <table:table-cell office:value-type="float" office:value="89248" calcext:value-type="float">
            <text:p>89248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West</text:p>
          </table:table-cell>
          <table:table-cell office:value-type="float" office:value="105931" calcext:value-type="float">
            <text:p>105931</text:p>
          </table:table-cell>
          <table:table-cell office:value-type="float" office:value="88544" calcext:value-type="float">
            <text:p>88544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lk Island</text:p>
          </table:table-cell>
          <table:table-cell office:value-type="float" office:value="101628" calcext:value-type="float">
            <text:p>101628</text:p>
          </table:table-cell>
          <table:table-cell office:value-type="float" office:value="78983" calcext:value-type="float">
            <text:p>7898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akeland</text:p>
          </table:table-cell>
          <table:table-cell office:value-type="float" office:value="104692" calcext:value-type="float">
            <text:p>104692</text:p>
          </table:table-cell>
          <table:table-cell office:value-type="float" office:value="70660" calcext:value-type="float">
            <text:p>70660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99753" calcext:value-type="float">
            <text:p>99753</text:p>
          </table:table-cell>
          <table:table-cell office:value-type="float" office:value="74568" calcext:value-type="float">
            <text:p>74568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88781" calcext:value-type="float">
            <text:p>88781</text:p>
          </table:table-cell>
          <table:table-cell office:value-type="float" office:value="70197" calcext:value-type="float">
            <text:p>70197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96769" calcext:value-type="float">
            <text:p>96769</text:p>
          </table:table-cell>
          <table:table-cell office:value-type="float" office:value="71588" calcext:value-type="float">
            <text:p>71588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14165" calcext:value-type="float">
            <text:p>114165</text:p>
          </table:table-cell>
          <table:table-cell office:value-type="float" office:value="76363" calcext:value-type="float">
            <text:p>76363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10736" calcext:value-type="float">
            <text:p>110736</text:p>
          </table:table-cell>
          <table:table-cell office:value-type="float" office:value="84409" calcext:value-type="float">
            <text:p>84409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. Albert</text:p>
          </table:table-cell>
          <table:table-cell office:value-type="float" office:value="105853" calcext:value-type="float">
            <text:p>105853</text:p>
          </table:table-cell>
          <table:table-cell office:value-type="float" office:value="83800" calcext:value-type="float">
            <text:p>83800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102152" calcext:value-type="float">
            <text:p>102152</text:p>
          </table:table-cell>
          <table:table-cell office:value-type="float" office:value="75900" calcext:value-type="float">
            <text:p>75900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108656" calcext:value-type="float">
            <text:p>108656</text:p>
          </table:table-cell>
          <table:table-cell office:value-type="float" office:value="91655" calcext:value-type="float">
            <text:p>91655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96150" calcext:value-type="float">
            <text:p>96150</text:p>
          </table:table-cell>
          <table:table-cell office:value-type="float" office:value="67430" calcext:value-type="float">
            <text:p>67430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Burnaby--Douglas</text:p>
          </table:table-cell>
          <table:table-cell office:value-type="float" office:value="113409" calcext:value-type="float">
            <text:p>113409</text:p>
          </table:table-cell>
          <table:table-cell office:value-type="float" office:value="73370" calcext:value-type="float">
            <text:p>73370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riboo--Chilcotin</text:p>
          </table:table-cell>
          <table:table-cell office:value-type="float" office:value="81881" calcext:value-type="float">
            <text:p>81881</text:p>
          </table:table-cell>
          <table:table-cell office:value-type="float" office:value="53434" calcext:value-type="float">
            <text:p>53434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lta--South Richmond</text:p>
          </table:table-cell>
          <table:table-cell office:value-type="float" office:value="122064" calcext:value-type="float">
            <text:p>122064</text:p>
          </table:table-cell>
          <table:table-cell office:value-type="float" office:value="82852" calcext:value-type="float">
            <text:p>82852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Dewdney--Alouette</text:p>
          </table:table-cell>
          <table:table-cell office:value-type="float" office:value="111692" calcext:value-type="float">
            <text:p>111692</text:p>
          </table:table-cell>
          <table:table-cell office:value-type="float" office:value="76439" calcext:value-type="float">
            <text:p>76439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Esquimalt--Juan de Fuca</text:p>
          </table:table-cell>
          <table:table-cell office:value-type="float" office:value="107111" calcext:value-type="float">
            <text:p>107111</text:p>
          </table:table-cell>
          <table:table-cell office:value-type="float" office:value="78669" calcext:value-type="float">
            <text:p>78669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Fraser Valley</text:p>
          </table:table-cell>
          <table:table-cell office:value-type="float" office:value="121901" calcext:value-type="float">
            <text:p>121901</text:p>
          </table:table-cell>
          <table:table-cell office:value-type="float" office:value="86387" calcext:value-type="float">
            <text:p>86387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amloops, Thompson and Highland Valleys</text:p>
          </table:table-cell>
          <table:table-cell office:value-type="float" office:value="99356" calcext:value-type="float">
            <text:p>99356</text:p>
          </table:table-cell>
          <table:table-cell office:value-type="float" office:value="72188" calcext:value-type="float">
            <text:p>72188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elowna</text:p>
          </table:table-cell>
          <table:table-cell office:value-type="float" office:value="115814" calcext:value-type="float">
            <text:p>115814</text:p>
          </table:table-cell>
          <table:table-cell office:value-type="float" office:value="89153" calcext:value-type="float">
            <text:p>89153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--Boundary--Okanagan</text:p>
          </table:table-cell>
          <table:table-cell office:value-type="float" office:value="92916" calcext:value-type="float">
            <text:p>92916</text:p>
          </table:table-cell>
          <table:table-cell office:value-type="float" office:value="64366" calcext:value-type="float">
            <text:p>64366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Kootenay--Columbia</text:p>
          </table:table-cell>
          <table:table-cell office:value-type="float" office:value="85287" calcext:value-type="float">
            <text:p>85287</text:p>
          </table:table-cell>
          <table:table-cell office:value-type="float" office:value="58326" calcext:value-type="float">
            <text:p>58326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Langley--Abbotsford</text:p>
          </table:table-cell>
          <table:table-cell office:value-type="float" office:value="124831" calcext:value-type="float">
            <text:p>124831</text:p>
          </table:table-cell>
          <table:table-cell office:value-type="float" office:value="82972" calcext:value-type="float">
            <text:p>82972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Alberni</text:p>
          </table:table-cell>
          <table:table-cell office:value-type="float" office:value="109806" calcext:value-type="float">
            <text:p>109806</text:p>
          </table:table-cell>
          <table:table-cell office:value-type="float" office:value="81188" calcext:value-type="float">
            <text:p>81188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anaimo--Cowichan</text:p>
          </table:table-cell>
          <table:table-cell office:value-type="float" office:value="114986" calcext:value-type="float">
            <text:p>114986</text:p>
          </table:table-cell>
          <table:table-cell office:value-type="float" office:value="78772" calcext:value-type="float">
            <text:p>78772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ew Westminster--Coquitlam--Burnaby</text:p>
          </table:table-cell>
          <table:table-cell office:value-type="float" office:value="113583" calcext:value-type="float">
            <text:p>113583</text:p>
          </table:table-cell>
          <table:table-cell office:value-type="float" office:value="78658" calcext:value-type="float">
            <text:p>78658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North Vancouver</text:p>
          </table:table-cell>
          <table:table-cell office:value-type="float" office:value="122713" calcext:value-type="float">
            <text:p>122713</text:p>
          </table:table-cell>
          <table:table-cell office:value-type="float" office:value="81601" calcext:value-type="float">
            <text:p>81601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Coquihalla</text:p>
          </table:table-cell>
          <table:table-cell office:value-type="float" office:value="102463" calcext:value-type="float">
            <text:p>102463</text:p>
          </table:table-cell>
          <table:table-cell office:value-type="float" office:value="74297" calcext:value-type="float">
            <text:p>74297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Okanagan--Shuswap</text:p>
          </table:table-cell>
          <table:table-cell office:value-type="float" office:value="103748" calcext:value-type="float">
            <text:p>103748</text:p>
          </table:table-cell>
          <table:table-cell office:value-type="float" office:value="73143" calcext:value-type="float">
            <text:p>73143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ort Moody--Coquitlam--Port Coquitlam</text:p>
          </table:table-cell>
          <table:table-cell office:value-type="float" office:value="130605" calcext:value-type="float">
            <text:p>130605</text:p>
          </table:table-cell>
          <table:table-cell office:value-type="float" office:value="91222" calcext:value-type="float">
            <text:p>91222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Bulkley Valley</text:p>
          </table:table-cell>
          <table:table-cell office:value-type="float" office:value="93151" calcext:value-type="float">
            <text:p>93151</text:p>
          </table:table-cell>
          <table:table-cell office:value-type="float" office:value="59286" calcext:value-type="float">
            <text:p>59286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Prince George--Peace River</text:p>
          </table:table-cell>
          <table:table-cell office:value-type="float" office:value="97399" calcext:value-type="float">
            <text:p>97399</text:p>
          </table:table-cell>
          <table:table-cell office:value-type="float" office:value="60658" calcext:value-type="float">
            <text:p>60658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Richmond</text:p>
          </table:table-cell>
          <table:table-cell office:value-type="float" office:value="122733" calcext:value-type="float">
            <text:p>122733</text:p>
          </table:table-cell>
          <table:table-cell office:value-type="float" office:value="77226" calcext:value-type="float">
            <text:p>77226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aanich--Gulf Islands</text:p>
          </table:table-cell>
          <table:table-cell office:value-type="float" office:value="107104" calcext:value-type="float">
            <text:p>107104</text:p>
          </table:table-cell>
          <table:table-cell office:value-type="float" office:value="83574" calcext:value-type="float">
            <text:p>83574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keena</text:p>
          </table:table-cell>
          <table:table-cell office:value-type="float" office:value="83598" calcext:value-type="float">
            <text:p>83598</text:p>
          </table:table-cell>
          <table:table-cell office:value-type="float" office:value="50363" calcext:value-type="float">
            <text:p>50363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outh Surrey--White Rock--Langley</text:p>
          </table:table-cell>
          <table:table-cell office:value-type="float" office:value="93596" calcext:value-type="float">
            <text:p>93596</text:p>
          </table:table-cell>
          <table:table-cell office:value-type="float" office:value="70916" calcext:value-type="float">
            <text:p>70916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Central</text:p>
          </table:table-cell>
          <table:table-cell office:value-type="float" office:value="149468" calcext:value-type="float">
            <text:p>149468</text:p>
          </table:table-cell>
          <table:table-cell office:value-type="float" office:value="97421" calcext:value-type="float">
            <text:p>97421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Surrey North</text:p>
          </table:table-cell>
          <table:table-cell office:value-type="float" office:value="106645" calcext:value-type="float">
            <text:p>106645</text:p>
          </table:table-cell>
          <table:table-cell office:value-type="float" office:value="64583" calcext:value-type="float">
            <text:p>64583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Centre</text:p>
          </table:table-cell>
          <table:table-cell office:value-type="float" office:value="116083" calcext:value-type="float">
            <text:p>116083</text:p>
          </table:table-cell>
          <table:table-cell office:value-type="float" office:value="96399" calcext:value-type="float">
            <text:p>96399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East</text:p>
          </table:table-cell>
          <table:table-cell office:value-type="float" office:value="109021" calcext:value-type="float">
            <text:p>109021</text:p>
          </table:table-cell>
          <table:table-cell office:value-type="float" office:value="71989" calcext:value-type="float">
            <text:p>71989</text:p>
          </table:table-cell>
          <table:table-cell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Island North</text:p>
          </table:table-cell>
          <table:table-cell office:value-type="float" office:value="112267" calcext:value-type="float">
            <text:p>112267</text:p>
          </table:table-cell>
          <table:table-cell office:value-type="float" office:value="75698" calcext:value-type="float">
            <text:p>75698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Kingsway</text:p>
          </table:table-cell>
          <table:table-cell office:value-type="float" office:value="113521" calcext:value-type="float">
            <text:p>113521</text:p>
          </table:table-cell>
          <table:table-cell office:value-type="float" office:value="67413" calcext:value-type="float">
            <text:p>67413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Quadra</text:p>
          </table:table-cell>
          <table:table-cell office:value-type="float" office:value="111761" calcext:value-type="float">
            <text:p>111761</text:p>
          </table:table-cell>
          <table:table-cell office:value-type="float" office:value="78664" calcext:value-type="float">
            <text:p>78664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ancouver South--Burnaby</text:p>
          </table:table-cell>
          <table:table-cell office:value-type="float" office:value="113830" calcext:value-type="float">
            <text:p>113830</text:p>
          </table:table-cell>
          <table:table-cell office:value-type="float" office:value="71523" calcext:value-type="float">
            <text:p>71523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Victoria</text:p>
          </table:table-cell>
          <table:table-cell office:value-type="float" office:value="103774" calcext:value-type="float">
            <text:p>103774</text:p>
          </table:table-cell>
          <table:table-cell office:value-type="float" office:value="87866" calcext:value-type="float">
            <text:p>87866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West Vancouver--Sunshine Coast</text:p>
          </table:table-cell>
          <table:table-cell office:value-type="float" office:value="116383" calcext:value-type="float">
            <text:p>116383</text:p>
          </table:table-cell>
          <table:table-cell office:value-type="float" office:value="83706" calcext:value-type="float">
            <text:p>83706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ukon Territory</text:p>
          </table:table-cell>
          <table:table-cell office:value-type="string" calcext:value-type="string">
            <text:p>Yukon</text:p>
          </table:table-cell>
          <table:table-cell office:value-type="float" office:value="30766" calcext:value-type="float">
            <text:p>30766</text:p>
          </table:table-cell>
          <table:table-cell office:value-type="float" office:value="20901" calcext:value-type="float">
            <text:p>20901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string" calcext:value-type="string">
            <text:p>Western Arctic</text:p>
          </table:table-cell>
          <table:table-cell office:value-type="float" office:value="24730" calcext:value-type="float">
            <text:p>24730</text:p>
          </table:table-cell>
          <table:table-cell office:value-type="float" office:value="24716" calcext:value-type="float">
            <text:p>24716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39672" calcext:value-type="float">
            <text:p>39672</text:p>
          </table:table-cell>
          <table:table-cell office:value-type="float" office:value="14369" calcext:value-type="float">
            <text:p>14369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</table:table>
      <table:table table:name="38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Avalon</text:p>
          </table:table-cell>
          <table:table-cell office:value-type="float" office:value="79548" calcext:value-type="float">
            <text:p>79548</text:p>
          </table:table-cell>
          <table:table-cell office:value-type="float" office:value="63745" calcext:value-type="float">
            <text:p>63745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Bonavista--Exploits</text:p>
          </table:table-cell>
          <table:table-cell office:value-type="float" office:value="89743" calcext:value-type="float">
            <text:p>89743</text:p>
          </table:table-cell>
          <table:table-cell office:value-type="float" office:value="71952" calcext:value-type="float">
            <text:p>71952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6467" calcext:value-type="float">
            <text:p>76467</text:p>
          </table:table-cell>
          <table:table-cell office:value-type="float" office:value="59893" calcext:value-type="float">
            <text:p>59893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Labrador</text:p>
          </table:table-cell>
          <table:table-cell office:value-type="float" office:value="27864" calcext:value-type="float">
            <text:p>27864</text:p>
          </table:table-cell>
          <table:table-cell office:value-type="float" office:value="19909" calcext:value-type="float">
            <text:p>19909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Random--Burin--St. George's</text:p>
          </table:table-cell>
          <table:table-cell office:value-type="float" office:value="76089" calcext:value-type="float">
            <text:p>76089</text:p>
          </table:table-cell>
          <table:table-cell office:value-type="float" office:value="59256" calcext:value-type="float">
            <text:p>59256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St. John's North/St. John's-Nord</text:p>
          </table:table-cell>
          <table:table-cell office:value-type="float" office:value="81007" calcext:value-type="float">
            <text:p>81007</text:p>
          </table:table-cell>
          <table:table-cell office:value-type="float" office:value="65660" calcext:value-type="float">
            <text:p>65660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St. John's South/St. John's-Sud</text:p>
          </table:table-cell>
          <table:table-cell office:value-type="float" office:value="82212" calcext:value-type="float">
            <text:p>82212</text:p>
          </table:table-cell>
          <table:table-cell office:value-type="float" office:value="64617" calcext:value-type="float">
            <text:p>64617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Cardigan</text:p>
          </table:table-cell>
          <table:table-cell office:value-type="float" office:value="34777" calcext:value-type="float">
            <text:p>34777</text:p>
          </table:table-cell>
          <table:table-cell office:value-type="float" office:value="27656" calcext:value-type="float">
            <text:p>27656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Charlottetown</text:p>
          </table:table-cell>
          <table:table-cell office:value-type="float" office:value="32245" calcext:value-type="float">
            <text:p>32245</text:p>
          </table:table-cell>
          <table:table-cell office:value-type="float" office:value="27820" calcext:value-type="float">
            <text:p>2782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Egmont</text:p>
          </table:table-cell>
          <table:table-cell office:value-type="float" office:value="35208" calcext:value-type="float">
            <text:p>35208</text:p>
          </table:table-cell>
          <table:table-cell office:value-type="float" office:value="27545" calcext:value-type="float">
            <text:p>27545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Malpeque</text:p>
          </table:table-cell>
          <table:table-cell office:value-type="float" office:value="33064" calcext:value-type="float">
            <text:p>33064</text:p>
          </table:table-cell>
          <table:table-cell office:value-type="float" office:value="26010" calcext:value-type="float">
            <text:p>2601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ape Breton--Canso</text:p>
          </table:table-cell>
          <table:table-cell office:value-type="float" office:value="75221" calcext:value-type="float">
            <text:p>75221</text:p>
          </table:table-cell>
          <table:table-cell office:value-type="float" office:value="59825" calcext:value-type="float">
            <text:p>59825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entral Nova/Nova-Centre</text:p>
          </table:table-cell>
          <table:table-cell office:value-type="float" office:value="73722" calcext:value-type="float">
            <text:p>73722</text:p>
          </table:table-cell>
          <table:table-cell office:value-type="float" office:value="58240" calcext:value-type="float">
            <text:p>58240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Dartmouth--Cole Harbour</text:p>
          </table:table-cell>
          <table:table-cell office:value-type="float" office:value="88507" calcext:value-type="float">
            <text:p>88507</text:p>
          </table:table-cell>
          <table:table-cell office:value-type="float" office:value="67176" calcext:value-type="float">
            <text:p>67176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Halifax</text:p>
          </table:table-cell>
          <table:table-cell office:value-type="float" office:value="88931" calcext:value-type="float">
            <text:p>88931</text:p>
          </table:table-cell>
          <table:table-cell office:value-type="float" office:value="70847" calcext:value-type="float">
            <text:p>70847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Halifax West/Halifax-Ouest</text:p>
          </table:table-cell>
          <table:table-cell office:value-type="float" office:value="79933" calcext:value-type="float">
            <text:p>79933</text:p>
          </table:table-cell>
          <table:table-cell office:value-type="float" office:value="63479" calcext:value-type="float">
            <text:p>63479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Kings--Hants</text:p>
          </table:table-cell>
          <table:table-cell office:value-type="float" office:value="79286" calcext:value-type="float">
            <text:p>79286</text:p>
          </table:table-cell>
          <table:table-cell office:value-type="float" office:value="60801" calcext:value-type="float">
            <text:p>60801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North Nova/Nova-Nord</text:p>
          </table:table-cell>
          <table:table-cell office:value-type="float" office:value="87507" calcext:value-type="float">
            <text:p>87507</text:p>
          </table:table-cell>
          <table:table-cell office:value-type="float" office:value="66451" calcext:value-type="float">
            <text:p>66451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ackville--Eastern Shore</text:p>
          </table:table-cell>
          <table:table-cell office:value-type="float" office:value="83655" calcext:value-type="float">
            <text:p>83655</text:p>
          </table:table-cell>
          <table:table-cell office:value-type="float" office:value="64979" calcext:value-type="float">
            <text:p>64979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outh Shore--St. Margaret's</text:p>
          </table:table-cell>
          <table:table-cell office:value-type="float" office:value="83694" calcext:value-type="float">
            <text:p>83694</text:p>
          </table:table-cell>
          <table:table-cell office:value-type="float" office:value="65487" calcext:value-type="float">
            <text:p>65487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ydney--Victoria</text:p>
          </table:table-cell>
          <table:table-cell office:value-type="float" office:value="79294" calcext:value-type="float">
            <text:p>79294</text:p>
          </table:table-cell>
          <table:table-cell office:value-type="float" office:value="61826" calcext:value-type="float">
            <text:p>61826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West Nova/Nova-Ouest</text:p>
          </table:table-cell>
          <table:table-cell office:value-type="float" office:value="88257" calcext:value-type="float">
            <text:p>88257</text:p>
          </table:table-cell>
          <table:table-cell office:value-type="float" office:value="67821" calcext:value-type="float">
            <text:p>67821</text:p>
          </table:table-cell>
          <table:table-cell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Acadie--Bathurst</text:p>
          </table:table-cell>
          <table:table-cell office:value-type="float" office:value="76392" calcext:value-type="float">
            <text:p>76392</text:p>
          </table:table-cell>
          <table:table-cell office:value-type="float" office:value="63603" calcext:value-type="float">
            <text:p>63603</text:p>
          </table:table-cell>
          <table:table-cell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Beauséjour</text:p>
          </table:table-cell>
          <table:table-cell office:value-type="float" office:value="73871" calcext:value-type="float">
            <text:p>73871</text:p>
          </table:table-cell>
          <table:table-cell office:value-type="float" office:value="61327" calcext:value-type="float">
            <text:p>61327</text:p>
          </table:table-cell>
          <table:table-cell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Fredericton</text:p>
          </table:table-cell>
          <table:table-cell office:value-type="float" office:value="82782" calcext:value-type="float">
            <text:p>82782</text:p>
          </table:table-cell>
          <table:table-cell office:value-type="float" office:value="68968" calcext:value-type="float">
            <text:p>68968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Fundy</text:p>
          </table:table-cell>
          <table:table-cell office:value-type="float" office:value="67287" calcext:value-type="float">
            <text:p>67287</text:p>
          </table:table-cell>
          <table:table-cell office:value-type="float" office:value="54113" calcext:value-type="float">
            <text:p>54113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65877" calcext:value-type="float">
            <text:p>65877</text:p>
          </table:table-cell>
          <table:table-cell office:value-type="float" office:value="54369" calcext:value-type="float">
            <text:p>54369</text:p>
          </table:table-cell>
          <table:table-cell office:value-type="float" office:value="1268" calcext:value-type="float">
            <text:p>1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iramichi</text:p>
          </table:table-cell>
          <table:table-cell office:value-type="float" office:value="63001" calcext:value-type="float">
            <text:p>63001</text:p>
          </table:table-cell>
          <table:table-cell office:value-type="float" office:value="51027" calcext:value-type="float">
            <text:p>51027</text:p>
          </table:table-cell>
          <table:table-cell office:value-type="float" office:value="841" calcext:value-type="float">
            <text:p>8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3191" calcext:value-type="float">
            <text:p>83191</text:p>
          </table:table-cell>
          <table:table-cell office:value-type="float" office:value="72845" calcext:value-type="float">
            <text:p>72845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St. Croix--Belleisle</text:p>
          </table:table-cell>
          <table:table-cell office:value-type="float" office:value="63529" calcext:value-type="float">
            <text:p>63529</text:p>
          </table:table-cell>
          <table:table-cell office:value-type="float" office:value="49834" calcext:value-type="float">
            <text:p>49834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Saint John</text:p>
          </table:table-cell>
          <table:table-cell office:value-type="float" office:value="83463" calcext:value-type="float">
            <text:p>83463</text:p>
          </table:table-cell>
          <table:table-cell office:value-type="float" office:value="66423" calcext:value-type="float">
            <text:p>66423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Tobique--Mactaquac</text:p>
          </table:table-cell>
          <table:table-cell office:value-type="float" office:value="70105" calcext:value-type="float">
            <text:p>70105</text:p>
          </table:table-cell>
          <table:table-cell office:value-type="float" office:value="54931" calcext:value-type="float">
            <text:p>54931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bitibi--Témiscamingue</text:p>
          </table:table-cell>
          <table:table-cell office:value-type="float" office:value="104620" calcext:value-type="float">
            <text:p>104620</text:p>
          </table:table-cell>
          <table:table-cell office:value-type="float" office:value="79986" calcext:value-type="float">
            <text:p>79986</text:p>
          </table:table-cell>
          <table:table-cell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huntsic</text:p>
          </table:table-cell>
          <table:table-cell office:value-type="float" office:value="99848" calcext:value-type="float">
            <text:p>99848</text:p>
          </table:table-cell>
          <table:table-cell office:value-type="float" office:value="76671" calcext:value-type="float">
            <text:p>76671</text:p>
          </table:table-cell>
          <table:table-cell office:value-type="float" office:value="696" calcext:value-type="float">
            <text:p>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lfred-Pellan</text:p>
          </table:table-cell>
          <table:table-cell office:value-type="float" office:value="99841" calcext:value-type="float">
            <text:p>99841</text:p>
          </table:table-cell>
          <table:table-cell office:value-type="float" office:value="80148" calcext:value-type="float">
            <text:p>80148</text:p>
          </table:table-cell>
          <table:table-cell office:value-type="float" office:value="1128" calcext:value-type="float">
            <text:p>1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rgenteuil--Mirabel</text:p>
          </table:table-cell>
          <table:table-cell office:value-type="float" office:value="98467" calcext:value-type="float">
            <text:p>98467</text:p>
          </table:table-cell>
          <table:table-cell office:value-type="float" office:value="83364" calcext:value-type="float">
            <text:p>83364</text:p>
          </table:table-cell>
          <table:table-cell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ce</text:p>
          </table:table-cell>
          <table:table-cell office:value-type="float" office:value="102072" calcext:value-type="float">
            <text:p>102072</text:p>
          </table:table-cell>
          <table:table-cell office:value-type="float" office:value="81392" calcext:value-type="float">
            <text:p>81392</text:p>
          </table:table-cell>
          <table:table-cell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harnois--Salaberry</text:p>
          </table:table-cell>
          <table:table-cell office:value-type="float" office:value="103808" calcext:value-type="float">
            <text:p>103808</text:p>
          </table:table-cell>
          <table:table-cell office:value-type="float" office:value="84108" calcext:value-type="float">
            <text:p>84108</text:p>
          </table:table-cell>
          <table:table-cell office:value-type="float" office:value="1204" calcext:value-type="float">
            <text:p>1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port</text:p>
          </table:table-cell>
          <table:table-cell office:value-type="float" office:value="98990" calcext:value-type="float">
            <text:p>98990</text:p>
          </table:table-cell>
          <table:table-cell office:value-type="float" office:value="83685" calcext:value-type="float">
            <text:p>83685</text:p>
          </table:table-cell>
          <table:table-cell office:value-type="float" office:value="1129" calcext:value-type="float">
            <text:p>1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rthier--Maskinongé</text:p>
          </table:table-cell>
          <table:table-cell office:value-type="float" office:value="103516" calcext:value-type="float">
            <text:p>103516</text:p>
          </table:table-cell>
          <table:table-cell office:value-type="float" office:value="83858" calcext:value-type="float">
            <text:p>83858</text:p>
          </table:table-cell>
          <table:table-cell office:value-type="float" office:value="1456" calcext:value-type="float">
            <text:p>14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ourassa</text:p>
          </table:table-cell>
          <table:table-cell office:value-type="float" office:value="99862" calcext:value-type="float">
            <text:p>99862</text:p>
          </table:table-cell>
          <table:table-cell office:value-type="float" office:value="75144" calcext:value-type="float">
            <text:p>75144</text:p>
          </table:table-cell>
          <table:table-cell office:value-type="float" office:value="1010" calcext:value-type="float">
            <text:p>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rome--Missisquoi</text:p>
          </table:table-cell>
          <table:table-cell office:value-type="float" office:value="88128" calcext:value-type="float">
            <text:p>88128</text:p>
          </table:table-cell>
          <table:table-cell office:value-type="float" office:value="71866" calcext:value-type="float">
            <text:p>71866</text:p>
          </table:table-cell>
          <table:table-cell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rossard--La Prairie</text:p>
          </table:table-cell>
          <table:table-cell office:value-type="float" office:value="100489" calcext:value-type="float">
            <text:p>100489</text:p>
          </table:table-cell>
          <table:table-cell office:value-type="float" office:value="83766" calcext:value-type="float">
            <text:p>83766</text:p>
          </table:table-cell>
          <table:table-cell office:value-type="float" office:value="686" calcext:value-type="float">
            <text:p>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ambly--Borduas</text:p>
          </table:table-cell>
          <table:table-cell office:value-type="float" office:value="104995" calcext:value-type="float">
            <text:p>104995</text:p>
          </table:table-cell>
          <table:table-cell office:value-type="float" office:value="85037" calcext:value-type="float">
            <text:p>85037</text:p>
          </table:table-cell>
          <table:table-cell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arlesbourg</text:p>
          </table:table-cell>
          <table:table-cell office:value-type="float" office:value="90162" calcext:value-type="float">
            <text:p>90162</text:p>
          </table:table-cell>
          <table:table-cell office:value-type="float" office:value="75827" calcext:value-type="float">
            <text:p>75827</text:p>
          </table:table-cell>
          <table:table-cell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arlevoix--Montmorency</text:p>
          </table:table-cell>
          <table:table-cell office:value-type="float" office:value="89257" calcext:value-type="float">
            <text:p>89257</text:p>
          </table:table-cell>
          <table:table-cell office:value-type="float" office:value="73356" calcext:value-type="float">
            <text:p>73356</text:p>
          </table:table-cell>
          <table:table-cell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âteauguay--Saint-Constant</text:p>
          </table:table-cell>
          <table:table-cell office:value-type="float" office:value="102709" calcext:value-type="float">
            <text:p>102709</text:p>
          </table:table-cell>
          <table:table-cell office:value-type="float" office:value="81092" calcext:value-type="float">
            <text:p>81092</text:p>
          </table:table-cell>
          <table:table-cell office:value-type="float" office:value="1196" calcext:value-type="float">
            <text:p>1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icoutimi--Le Fjord</text:p>
          </table:table-cell>
          <table:table-cell office:value-type="float" office:value="98739" calcext:value-type="float">
            <text:p>98739</text:p>
          </table:table-cell>
          <table:table-cell office:value-type="float" office:value="79028" calcext:value-type="float">
            <text:p>79028</text:p>
          </table:table-cell>
          <table:table-cell office:value-type="float" office:value="910" calcext:value-type="float">
            <text:p>9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ompton--Stanstead</text:p>
          </table:table-cell>
          <table:table-cell office:value-type="float" office:value="94167" calcext:value-type="float">
            <text:p>94167</text:p>
          </table:table-cell>
          <table:table-cell office:value-type="float" office:value="73974" calcext:value-type="float">
            <text:p>73974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Drummond</text:p>
          </table:table-cell>
          <table:table-cell office:value-type="float" office:value="87808" calcext:value-type="float">
            <text:p>87808</text:p>
          </table:table-cell>
          <table:table-cell office:value-type="float" office:value="70510" calcext:value-type="float">
            <text:p>70510</text:p>
          </table:table-cell>
          <table:table-cell office:value-type="float" office:value="1191" calcext:value-type="float">
            <text:p>1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Gaspésie--Îles-de-la-Madeleine</text:p>
          </table:table-cell>
          <table:table-cell office:value-type="float" office:value="84202" calcext:value-type="float">
            <text:p>84202</text:p>
          </table:table-cell>
          <table:table-cell office:value-type="float" office:value="69089" calcext:value-type="float">
            <text:p>69089</text:p>
          </table:table-cell>
          <table:table-cell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Gatineau</text:p>
          </table:table-cell>
          <table:table-cell office:value-type="float" office:value="102898" calcext:value-type="float">
            <text:p>102898</text:p>
          </table:table-cell>
          <table:table-cell office:value-type="float" office:value="81644" calcext:value-type="float">
            <text:p>81644</text:p>
          </table:table-cell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ochelaga</text:p>
          </table:table-cell>
          <table:table-cell office:value-type="float" office:value="100934" calcext:value-type="float">
            <text:p>100934</text:p>
          </table:table-cell>
          <table:table-cell office:value-type="float" office:value="80702" calcext:value-type="float">
            <text:p>80702</text:p>
          </table:table-cell>
          <table:table-cell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onoré-Mercier</text:p>
          </table:table-cell>
          <table:table-cell office:value-type="float" office:value="100981" calcext:value-type="float">
            <text:p>100981</text:p>
          </table:table-cell>
          <table:table-cell office:value-type="float" office:value="79585" calcext:value-type="float">
            <text:p>79585</text:p>
          </table:table-cell>
          <table:table-cell office:value-type="float" office:value="854" calcext:value-type="float">
            <text:p>8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ull--Aylmer</text:p>
          </table:table-cell>
          <table:table-cell office:value-type="float" office:value="102331" calcext:value-type="float">
            <text:p>102331</text:p>
          </table:table-cell>
          <table:table-cell office:value-type="float" office:value="83156" calcext:value-type="float">
            <text:p>83156</text:p>
          </table:table-cell>
          <table:table-cell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eanne-Le Ber</text:p>
          </table:table-cell>
          <table:table-cell office:value-type="float" office:value="103092" calcext:value-type="float">
            <text:p>103092</text:p>
          </table:table-cell>
          <table:table-cell office:value-type="float" office:value="84223" calcext:value-type="float">
            <text:p>84223</text:p>
          </table:table-cell>
          <table:table-cell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oliette</text:p>
          </table:table-cell>
          <table:table-cell office:value-type="float" office:value="97344" calcext:value-type="float">
            <text:p>97344</text:p>
          </table:table-cell>
          <table:table-cell office:value-type="float" office:value="82445" calcext:value-type="float">
            <text:p>82445</text:p>
          </table:table-cell>
          <table:table-cell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onquière--Alma</text:p>
          </table:table-cell>
          <table:table-cell office:value-type="float" office:value="98167" calcext:value-type="float">
            <text:p>98167</text:p>
          </table:table-cell>
          <table:table-cell office:value-type="float" office:value="78868" calcext:value-type="float">
            <text:p>78868</text:p>
          </table:table-cell>
          <table:table-cell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c-Saint-Louis</text:p>
          </table:table-cell>
          <table:table-cell office:value-type="float" office:value="101919" calcext:value-type="float">
            <text:p>101919</text:p>
          </table:table-cell>
          <table:table-cell office:value-type="float" office:value="79776" calcext:value-type="float">
            <text:p>79776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 Pointe-de-l'Île</text:p>
          </table:table-cell>
          <table:table-cell office:value-type="float" office:value="98878" calcext:value-type="float">
            <text:p>98878</text:p>
          </table:table-cell>
          <table:table-cell office:value-type="float" office:value="79894" calcext:value-type="float">
            <text:p>79894</text:p>
          </table:table-cell>
          <table:table-cell office:value-type="float" office:value="1075" calcext:value-type="float">
            <text:p>1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Salle--Émard</text:p>
          </table:table-cell>
          <table:table-cell office:value-type="float" office:value="99767" calcext:value-type="float">
            <text:p>99767</text:p>
          </table:table-cell>
          <table:table-cell office:value-type="float" office:value="77737" calcext:value-type="float">
            <text:p>77737</text:p>
          </table:table-cell>
          <table:table-cell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urentides--Labelle</text:p>
          </table:table-cell>
          <table:table-cell office:value-type="float" office:value="96133" calcext:value-type="float">
            <text:p>96133</text:p>
          </table:table-cell>
          <table:table-cell office:value-type="float" office:value="84438" calcext:value-type="float">
            <text:p>84438</text:p>
          </table:table-cell>
          <table:table-cell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urier</text:p>
          </table:table-cell>
          <table:table-cell office:value-type="float" office:value="100488" calcext:value-type="float">
            <text:p>100488</text:p>
          </table:table-cell>
          <table:table-cell office:value-type="float" office:value="80741" calcext:value-type="float">
            <text:p>80741</text:p>
          </table:table-cell>
          <table:table-cell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val</text:p>
          </table:table-cell>
          <table:table-cell office:value-type="float" office:value="98831" calcext:value-type="float">
            <text:p>98831</text:p>
          </table:table-cell>
          <table:table-cell office:value-type="float" office:value="80503" calcext:value-type="float">
            <text:p>80503</text:p>
          </table:table-cell>
          <table:table-cell office:value-type="float" office:value="1191" calcext:value-type="float">
            <text:p>1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val--Les Îles</text:p>
          </table:table-cell>
          <table:table-cell office:value-type="float" office:value="100137" calcext:value-type="float">
            <text:p>100137</text:p>
          </table:table-cell>
          <table:table-cell office:value-type="float" office:value="82511" calcext:value-type="float">
            <text:p>82511</text:p>
          </table:table-cell>
          <table:table-cell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évis--Bellechasse</text:p>
          </table:table-cell>
          <table:table-cell office:value-type="float" office:value="102310" calcext:value-type="float">
            <text:p>102310</text:p>
          </table:table-cell>
          <table:table-cell office:value-type="float" office:value="84867" calcext:value-type="float">
            <text:p>84867</text:p>
          </table:table-cell>
          <table:table-cell office:value-type="float" office:value="1124" calcext:value-type="float">
            <text:p>1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ngueuil</text:p>
          </table:table-cell>
          <table:table-cell office:value-type="float" office:value="96403" calcext:value-type="float">
            <text:p>96403</text:p>
          </table:table-cell>
          <table:table-cell office:value-type="float" office:value="76664" calcext:value-type="float">
            <text:p>76664</text:p>
          </table:table-cell>
          <table:table-cell office:value-type="float" office:value="810" calcext:value-type="float">
            <text:p>8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tbinière--Chutes-de-la-Chaudière</text:p>
          </table:table-cell>
          <table:table-cell office:value-type="float" office:value="94834" calcext:value-type="float">
            <text:p>94834</text:p>
          </table:table-cell>
          <table:table-cell office:value-type="float" office:value="74647" calcext:value-type="float">
            <text:p>74647</text:p>
          </table:table-cell>
          <table:table-cell office:value-type="float" office:value="1076" calcext:value-type="float">
            <text:p>10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uis-Hébert</text:p>
          </table:table-cell>
          <table:table-cell office:value-type="float" office:value="98156" calcext:value-type="float">
            <text:p>98156</text:p>
          </table:table-cell>
          <table:table-cell office:value-type="float" office:value="82158" calcext:value-type="float">
            <text:p>82158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uis-Saint-Laurent</text:p>
          </table:table-cell>
          <table:table-cell office:value-type="float" office:value="94294" calcext:value-type="float">
            <text:p>94294</text:p>
          </table:table-cell>
          <table:table-cell office:value-type="float" office:value="77208" calcext:value-type="float">
            <text:p>77208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anicouagan</text:p>
          </table:table-cell>
          <table:table-cell office:value-type="float" office:value="84872" calcext:value-type="float">
            <text:p>84872</text:p>
          </table:table-cell>
          <table:table-cell office:value-type="float" office:value="65142" calcext:value-type="float">
            <text:p>65142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arc-Aurèle-Fortin</text:p>
          </table:table-cell>
          <table:table-cell office:value-type="float" office:value="99044" calcext:value-type="float">
            <text:p>99044</text:p>
          </table:table-cell>
          <table:table-cell office:value-type="float" office:value="79015" calcext:value-type="float">
            <text:p>79015</text:p>
          </table:table-cell>
          <table:table-cell office:value-type="float" office:value="1103" calcext:value-type="float">
            <text:p>1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atapédia--Matane</text:p>
          </table:table-cell>
          <table:table-cell office:value-type="float" office:value="74475" calcext:value-type="float">
            <text:p>74475</text:p>
          </table:table-cell>
          <table:table-cell office:value-type="float" office:value="59416" calcext:value-type="float">
            <text:p>59416</text:p>
          </table:table-cell>
          <table:table-cell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égantic--L'Érable</text:p>
          </table:table-cell>
          <table:table-cell office:value-type="float" office:value="87205" calcext:value-type="float">
            <text:p>87205</text:p>
          </table:table-cell>
          <table:table-cell office:value-type="float" office:value="69703" calcext:value-type="float">
            <text:p>69703</text:p>
          </table:table-cell>
          <table:table-cell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calm</text:p>
          </table:table-cell>
          <table:table-cell office:value-type="float" office:value="105678" calcext:value-type="float">
            <text:p>105678</text:p>
          </table:table-cell>
          <table:table-cell office:value-type="float" office:value="84211" calcext:value-type="float">
            <text:p>84211</text:p>
          </table:table-cell>
          <table:table-cell office:value-type="float" office:value="1601" calcext:value-type="float">
            <text:p>16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unt Royal/Mont-Royal</text:p>
          </table:table-cell>
          <table:table-cell office:value-type="float" office:value="98346" calcext:value-type="float">
            <text:p>98346</text:p>
          </table:table-cell>
          <table:table-cell office:value-type="float" office:value="71537" calcext:value-type="float">
            <text:p>71537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Notre-Dame-de-Grâce--Lachine</text:p>
          </table:table-cell>
          <table:table-cell office:value-type="float" office:value="101698" calcext:value-type="float">
            <text:p>101698</text:p>
          </table:table-cell>
          <table:table-cell office:value-type="float" office:value="77678" calcext:value-type="float">
            <text:p>77678</text:p>
          </table:table-cell>
          <table:table-cell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Nunavik--Eeyou</text:p>
          </table:table-cell>
          <table:table-cell office:value-type="float" office:value="80052" calcext:value-type="float">
            <text:p>80052</text:p>
          </table:table-cell>
          <table:table-cell office:value-type="float" office:value="57196" calcext:value-type="float">
            <text:p>57196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Outremont</text:p>
          </table:table-cell>
          <table:table-cell office:value-type="float" office:value="96693" calcext:value-type="float">
            <text:p>96693</text:p>
          </table:table-cell>
          <table:table-cell office:value-type="float" office:value="68855" calcext:value-type="float">
            <text:p>68855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apineau</text:p>
          </table:table-cell>
          <table:table-cell office:value-type="float" office:value="103942" calcext:value-type="float">
            <text:p>103942</text:p>
          </table:table-cell>
          <table:table-cell office:value-type="float" office:value="73187" calcext:value-type="float">
            <text:p>73187</text:p>
          </table:table-cell>
          <table:table-cell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ierrefonds--Dollard</text:p>
          </table:table-cell>
          <table:table-cell office:value-type="float" office:value="102542" calcext:value-type="float">
            <text:p>102542</text:p>
          </table:table-cell>
          <table:table-cell office:value-type="float" office:value="79872" calcext:value-type="float">
            <text:p>79872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ontiac</text:p>
          </table:table-cell>
          <table:table-cell office:value-type="float" office:value="89950" calcext:value-type="float">
            <text:p>89950</text:p>
          </table:table-cell>
          <table:table-cell office:value-type="float" office:value="76313" calcext:value-type="float">
            <text:p>76313</text:p>
          </table:table-cell>
          <table:table-cell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ortneuf</text:p>
          </table:table-cell>
          <table:table-cell office:value-type="float" office:value="87141" calcext:value-type="float">
            <text:p>87141</text:p>
          </table:table-cell>
          <table:table-cell office:value-type="float" office:value="71703" calcext:value-type="float">
            <text:p>71703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Québec</text:p>
          </table:table-cell>
          <table:table-cell office:value-type="float" office:value="93811" calcext:value-type="float">
            <text:p>93811</text:p>
          </table:table-cell>
          <table:table-cell office:value-type="float" office:value="80916" calcext:value-type="float">
            <text:p>80916</text:p>
          </table:table-cell>
          <table:table-cell office:value-type="float" office:value="1040" calcext:value-type="float">
            <text:p>10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epentigny</text:p>
          </table:table-cell>
          <table:table-cell office:value-type="float" office:value="103977" calcext:value-type="float">
            <text:p>103977</text:p>
          </table:table-cell>
          <table:table-cell office:value-type="float" office:value="81617" calcext:value-type="float">
            <text:p>81617</text:p>
          </table:table-cell>
          <table:table-cell office:value-type="float" office:value="1203" calcext:value-type="float">
            <text:p>1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chelieu</text:p>
          </table:table-cell>
          <table:table-cell office:value-type="float" office:value="92650" calcext:value-type="float">
            <text:p>92650</text:p>
          </table:table-cell>
          <table:table-cell office:value-type="float" office:value="75702" calcext:value-type="float">
            <text:p>75702</text:p>
          </table:table-cell>
          <table:table-cell office:value-type="float" office:value="1308" calcext:value-type="float">
            <text:p>1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chmond--Arthabaska</text:p>
          </table:table-cell>
          <table:table-cell office:value-type="float" office:value="97493" calcext:value-type="float">
            <text:p>97493</text:p>
          </table:table-cell>
          <table:table-cell office:value-type="float" office:value="77650" calcext:value-type="float">
            <text:p>77650</text:p>
          </table:table-cell>
          <table:table-cell office:value-type="float" office:value="1112" calcext:value-type="float">
            <text:p>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mouski--Témiscouata</text:p>
          </table:table-cell>
          <table:table-cell office:value-type="float" office:value="84557" calcext:value-type="float">
            <text:p>84557</text:p>
          </table:table-cell>
          <table:table-cell office:value-type="float" office:value="67686" calcext:value-type="float">
            <text:p>67686</text:p>
          </table:table-cell>
          <table:table-cell office:value-type="float" office:value="747" calcext:value-type="float">
            <text:p>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vière-des-Mille-Îles</text:p>
          </table:table-cell>
          <table:table-cell office:value-type="float" office:value="92929" calcext:value-type="float">
            <text:p>92929</text:p>
          </table:table-cell>
          <table:table-cell office:value-type="float" office:value="72104" calcext:value-type="float">
            <text:p>72104</text:p>
          </table:table-cell>
          <table:table-cell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vière-du-Loup--Montmagny</text:p>
          </table:table-cell>
          <table:table-cell office:value-type="float" office:value="97126" calcext:value-type="float">
            <text:p>97126</text:p>
          </table:table-cell>
          <table:table-cell office:value-type="float" office:value="78473" calcext:value-type="float">
            <text:p>78473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vière-du-Nord</text:p>
          </table:table-cell>
          <table:table-cell office:value-type="float" office:value="90419" calcext:value-type="float">
            <text:p>90419</text:p>
          </table:table-cell>
          <table:table-cell office:value-type="float" office:value="75459" calcext:value-type="float">
            <text:p>75459</text:p>
          </table:table-cell>
          <table:table-cell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oberval</text:p>
          </table:table-cell>
          <table:table-cell office:value-type="float" office:value="81373" calcext:value-type="float">
            <text:p>81373</text:p>
          </table:table-cell>
          <table:table-cell office:value-type="float" office:value="63497" calcext:value-type="float">
            <text:p>63497</text:p>
          </table:table-cell>
          <table:table-cell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osemont--La Petite-Patrie</text:p>
          </table:table-cell>
          <table:table-cell office:value-type="float" office:value="103458" calcext:value-type="float">
            <text:p>103458</text:p>
          </table:table-cell>
          <table:table-cell office:value-type="float" office:value="83480" calcext:value-type="float">
            <text:p>83480</text:p>
          </table:table-cell>
          <table:table-cell office:value-type="float" office:value="847" calcext:value-type="float">
            <text:p>8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Bruno--Saint-Hubert</text:p>
          </table:table-cell>
          <table:table-cell office:value-type="float" office:value="99755" calcext:value-type="float">
            <text:p>99755</text:p>
          </table:table-cell>
          <table:table-cell office:value-type="float" office:value="78656" calcext:value-type="float">
            <text:p>78656</text:p>
          </table:table-cell>
          <table:table-cell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Hyacinthe--Bagot</text:p>
          </table:table-cell>
          <table:table-cell office:value-type="float" office:value="94084" calcext:value-type="float">
            <text:p>94084</text:p>
          </table:table-cell>
          <table:table-cell office:value-type="float" office:value="75575" calcext:value-type="float">
            <text:p>75575</text:p>
          </table:table-cell>
          <table:table-cell office:value-type="float" office:value="1213" calcext:value-type="float">
            <text:p>1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Jean</text:p>
          </table:table-cell>
          <table:table-cell office:value-type="float" office:value="95096" calcext:value-type="float">
            <text:p>95096</text:p>
          </table:table-cell>
          <table:table-cell office:value-type="float" office:value="77851" calcext:value-type="float">
            <text:p>77851</text:p>
          </table:table-cell>
          <table:table-cell office:value-type="float" office:value="1351" calcext:value-type="float">
            <text:p>1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ambert</text:p>
          </table:table-cell>
          <table:table-cell office:value-type="float" office:value="92946" calcext:value-type="float">
            <text:p>92946</text:p>
          </table:table-cell>
          <table:table-cell office:value-type="float" office:value="76119" calcext:value-type="float">
            <text:p>76119</text:p>
          </table:table-cell>
          <table:table-cell office:value-type="float" office:value="861" calcext:value-type="float">
            <text:p>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100747" calcext:value-type="float">
            <text:p>100747</text:p>
          </table:table-cell>
          <table:table-cell office:value-type="float" office:value="78238" calcext:value-type="float">
            <text:p>78238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02302" calcext:value-type="float">
            <text:p>102302</text:p>
          </table:table-cell>
          <table:table-cell office:value-type="float" office:value="75864" calcext:value-type="float">
            <text:p>75864</text:p>
          </table:table-cell>
          <table:table-cell office:value-type="float" office:value="855" calcext:value-type="float">
            <text:p>8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Maurice--Champlain</text:p>
          </table:table-cell>
          <table:table-cell office:value-type="float" office:value="97893" calcext:value-type="float">
            <text:p>97893</text:p>
          </table:table-cell>
          <table:table-cell office:value-type="float" office:value="80188" calcext:value-type="float">
            <text:p>80188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hefford</text:p>
          </table:table-cell>
          <table:table-cell office:value-type="float" office:value="94939" calcext:value-type="float">
            <text:p>94939</text:p>
          </table:table-cell>
          <table:table-cell office:value-type="float" office:value="77134" calcext:value-type="float">
            <text:p>77134</text:p>
          </table:table-cell>
          <table:table-cell office:value-type="float" office:value="1414" calcext:value-type="float">
            <text:p>1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herbrooke</text:p>
          </table:table-cell>
          <table:table-cell office:value-type="float" office:value="97882" calcext:value-type="float">
            <text:p>97882</text:p>
          </table:table-cell>
          <table:table-cell office:value-type="float" office:value="80945" calcext:value-type="float">
            <text:p>80945</text:p>
          </table:table-cell>
          <table:table-cell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Terrebonne--Blainville</text:p>
          </table:table-cell>
          <table:table-cell office:value-type="float" office:value="92086" calcext:value-type="float">
            <text:p>92086</text:p>
          </table:table-cell>
          <table:table-cell office:value-type="float" office:value="74197" calcext:value-type="float">
            <text:p>74197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Trois-Rivières</text:p>
          </table:table-cell>
          <table:table-cell office:value-type="float" office:value="92206" calcext:value-type="float">
            <text:p>92206</text:p>
          </table:table-cell>
          <table:table-cell office:value-type="float" office:value="76927" calcext:value-type="float">
            <text:p>76927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Vaudreuil-Soulanges</text:p>
          </table:table-cell>
          <table:table-cell office:value-type="float" office:value="102100" calcext:value-type="float">
            <text:p>102100</text:p>
          </table:table-cell>
          <table:table-cell office:value-type="float" office:value="84849" calcext:value-type="float">
            <text:p>84849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Verchères--Les Patriotes</text:p>
          </table:table-cell>
          <table:table-cell office:value-type="float" office:value="89209" calcext:value-type="float">
            <text:p>89209</text:p>
          </table:table-cell>
          <table:table-cell office:value-type="float" office:value="72082" calcext:value-type="float">
            <text:p>72082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Westmount--Ville-Marie</text:p>
          </table:table-cell>
          <table:table-cell office:value-type="float" office:value="97226" calcext:value-type="float">
            <text:p>97226</text:p>
          </table:table-cell>
          <table:table-cell office:value-type="float" office:value="77404" calcext:value-type="float">
            <text:p>77404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jax--Pickering</text:p>
          </table:table-cell>
          <table:table-cell office:value-type="float" office:value="100248" calcext:value-type="float">
            <text:p>100248</text:p>
          </table:table-cell>
          <table:table-cell office:value-type="float" office:value="71583" calcext:value-type="float">
            <text:p>71583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--Kapuskasing</text:p>
          </table:table-cell>
          <table:table-cell office:value-type="float" office:value="82340" calcext:value-type="float">
            <text:p>82340</text:p>
          </table:table-cell>
          <table:table-cell office:value-type="float" office:value="60820" calcext:value-type="float">
            <text:p>60820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ncaster--Dundas--Flamborough--Westdale</text:p>
          </table:table-cell>
          <table:table-cell office:value-type="float" office:value="106245" calcext:value-type="float">
            <text:p>106245</text:p>
          </table:table-cell>
          <table:table-cell office:value-type="float" office:value="79406" calcext:value-type="float">
            <text:p>79406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 office:value-type="float" office:value="103710" calcext:value-type="float">
            <text:p>103710</text:p>
          </table:table-cell>
          <table:table-cell office:value-type="float" office:value="81737" calcext:value-type="float">
            <text:p>81737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8913" calcext:value-type="float">
            <text:p>108913</text:p>
          </table:table-cell>
          <table:table-cell office:value-type="float" office:value="73623" calcext:value-type="float">
            <text:p>73623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</text:p>
          </table:table-cell>
          <table:table-cell office:value-type="float" office:value="119886" calcext:value-type="float">
            <text:p>119886</text:p>
          </table:table-cell>
          <table:table-cell office:value-type="float" office:value="75611" calcext:value-type="float">
            <text:p>75611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--Springdale</text:p>
          </table:table-cell>
          <table:table-cell office:value-type="float" office:value="116775" calcext:value-type="float">
            <text:p>116775</text:p>
          </table:table-cell>
          <table:table-cell office:value-type="float" office:value="74591" calcext:value-type="float">
            <text:p>74591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/Brampton-Ouest</text:p>
          </table:table-cell>
          <table:table-cell office:value-type="float" office:value="113638" calcext:value-type="float">
            <text:p>113638</text:p>
          </table:table-cell>
          <table:table-cell office:value-type="float" office:value="86312" calcext:value-type="float">
            <text:p>86312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18580" calcext:value-type="float">
            <text:p>118580</text:p>
          </table:table-cell>
          <table:table-cell office:value-type="float" office:value="89675" calcext:value-type="float">
            <text:p>89675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117348" calcext:value-type="float">
            <text:p>117348</text:p>
          </table:table-cell>
          <table:table-cell office:value-type="float" office:value="89022" calcext:value-type="float">
            <text:p>89022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19141" calcext:value-type="float">
            <text:p>119141</text:p>
          </table:table-cell>
          <table:table-cell office:value-type="float" office:value="86928" calcext:value-type="float">
            <text:p>86928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Lanark</text:p>
          </table:table-cell>
          <table:table-cell office:value-type="float" office:value="111149" calcext:value-type="float">
            <text:p>111149</text:p>
          </table:table-cell>
          <table:table-cell office:value-type="float" office:value="86827" calcext:value-type="float">
            <text:p>86827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Kent--Essex</text:p>
          </table:table-cell>
          <table:table-cell office:value-type="float" office:value="106144" calcext:value-type="float">
            <text:p>106144</text:p>
          </table:table-cell>
          <table:table-cell office:value-type="float" office:value="74409" calcext:value-type="float">
            <text:p>74409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larington--Scugog--Uxbridge</text:p>
          </table:table-cell>
          <table:table-cell office:value-type="float" office:value="107435" calcext:value-type="float">
            <text:p>107435</text:p>
          </table:table-cell>
          <table:table-cell office:value-type="float" office:value="79911" calcext:value-type="float">
            <text:p>79911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11705" calcext:value-type="float">
            <text:p>111705</text:p>
          </table:table-cell>
          <table:table-cell office:value-type="float" office:value="63095" calcext:value-type="float">
            <text:p>63095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/Don Valley-Est</text:p>
          </table:table-cell>
          <table:table-cell office:value-type="float" office:value="111177" calcext:value-type="float">
            <text:p>111177</text:p>
          </table:table-cell>
          <table:table-cell office:value-type="float" office:value="67782" calcext:value-type="float">
            <text:p>67782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/Don Valley-Ouest</text:p>
          </table:table-cell>
          <table:table-cell office:value-type="float" office:value="115539" calcext:value-type="float">
            <text:p>115539</text:p>
          </table:table-cell>
          <table:table-cell office:value-type="float" office:value="77492" calcext:value-type="float">
            <text:p>77492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Caledon</text:p>
          </table:table-cell>
          <table:table-cell office:value-type="float" office:value="101608" calcext:value-type="float">
            <text:p>101608</text:p>
          </table:table-cell>
          <table:table-cell office:value-type="float" office:value="74419" calcext:value-type="float">
            <text:p>74419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06879" calcext:value-type="float">
            <text:p>106879</text:p>
          </table:table-cell>
          <table:table-cell office:value-type="float" office:value="74266" calcext:value-type="float">
            <text:p>74266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04564" calcext:value-type="float">
            <text:p>104564</text:p>
          </table:table-cell>
          <table:table-cell office:value-type="float" office:value="75833" calcext:value-type="float">
            <text:p>75833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14330" calcext:value-type="float">
            <text:p>114330</text:p>
          </table:table-cell>
          <table:table-cell office:value-type="float" office:value="84369" calcext:value-type="float">
            <text:p>84369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/Etobicoke-Centre</text:p>
          </table:table-cell>
          <table:table-cell office:value-type="float" office:value="111792" calcext:value-type="float">
            <text:p>111792</text:p>
          </table:table-cell>
          <table:table-cell office:value-type="float" office:value="78007" calcext:value-type="float">
            <text:p>78007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13914" calcext:value-type="float">
            <text:p>113914</text:p>
          </table:table-cell>
          <table:table-cell office:value-type="float" office:value="79164" calcext:value-type="float">
            <text:p>79164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/Etobicoke-Nord</text:p>
          </table:table-cell>
          <table:table-cell office:value-type="float" office:value="112411" calcext:value-type="float">
            <text:p>112411</text:p>
          </table:table-cell>
          <table:table-cell office:value-type="float" office:value="60589" calcext:value-type="float">
            <text:p>60589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97660" calcext:value-type="float">
            <text:p>97660</text:p>
          </table:table-cell>
          <table:table-cell office:value-type="float" office:value="75344" calcext:value-type="float">
            <text:p>75344</text:p>
          </table:table-cell>
          <table:table-cell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rey--Bruce--Owen Sound</text:p>
          </table:table-cell>
          <table:table-cell office:value-type="float" office:value="102487" calcext:value-type="float">
            <text:p>102487</text:p>
          </table:table-cell>
          <table:table-cell office:value-type="float" office:value="77845" calcext:value-type="float">
            <text:p>77845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float" office:value="106170" calcext:value-type="float">
            <text:p>106170</text:p>
          </table:table-cell>
          <table:table-cell office:value-type="float" office:value="82346" calcext:value-type="float">
            <text:p>82346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104575" calcext:value-type="float">
            <text:p>104575</text:p>
          </table:table-cell>
          <table:table-cell office:value-type="float" office:value="78634" calcext:value-type="float">
            <text:p>78634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Kawartha Lakes--Brock</text:p>
          </table:table-cell>
          <table:table-cell office:value-type="float" office:value="111343" calcext:value-type="float">
            <text:p>111343</text:p>
          </table:table-cell>
          <table:table-cell office:value-type="float" office:value="87371" calcext:value-type="float">
            <text:p>87371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00055" calcext:value-type="float">
            <text:p>100055</text:p>
          </table:table-cell>
          <table:table-cell office:value-type="float" office:value="87134" calcext:value-type="float">
            <text:p>87134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Centre/Hamilton-Centre</text:p>
          </table:table-cell>
          <table:table-cell office:value-type="float" office:value="118186" calcext:value-type="float">
            <text:p>118186</text:p>
          </table:table-cell>
          <table:table-cell office:value-type="float" office:value="80778" calcext:value-type="float">
            <text:p>80778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--Stoney Creek/Hamilton-Est--Stoney Creek</text:p>
          </table:table-cell>
          <table:table-cell office:value-type="float" office:value="115709" calcext:value-type="float">
            <text:p>115709</text:p>
          </table:table-cell>
          <table:table-cell office:value-type="float" office:value="84794" calcext:value-type="float">
            <text:p>84794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19830" calcext:value-type="float">
            <text:p>119830</text:p>
          </table:table-cell>
          <table:table-cell office:value-type="float" office:value="87418" calcext:value-type="float">
            <text:p>87418</text:p>
          </table:table-cell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104063" calcext:value-type="float">
            <text:p>104063</text:p>
          </table:table-cell>
          <table:table-cell office:value-type="float" office:value="77106" calcext:value-type="float">
            <text:p>77106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</text:p>
          </table:table-cell>
          <table:table-cell office:value-type="float" office:value="60572" calcext:value-type="float">
            <text:p>60572</text:p>
          </table:table-cell>
          <table:table-cell office:value-type="float" office:value="42349" calcext:value-type="float">
            <text:p>42349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/Kingston et les Îles</text:p>
          </table:table-cell>
          <table:table-cell office:value-type="float" office:value="115833" calcext:value-type="float">
            <text:p>115833</text:p>
          </table:table-cell>
          <table:table-cell office:value-type="float" office:value="90523" calcext:value-type="float">
            <text:p>90523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/Kitchener-Centre</text:p>
          </table:table-cell>
          <table:table-cell office:value-type="float" office:value="108840" calcext:value-type="float">
            <text:p>108840</text:p>
          </table:table-cell>
          <table:table-cell office:value-type="float" office:value="77448" calcext:value-type="float">
            <text:p>77448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Conestoga</text:p>
          </table:table-cell>
          <table:table-cell office:value-type="float" office:value="96708" calcext:value-type="float">
            <text:p>96708</text:p>
          </table:table-cell>
          <table:table-cell office:value-type="float" office:value="72692" calcext:value-type="float">
            <text:p>72692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Waterloo</text:p>
          </table:table-cell>
          <table:table-cell office:value-type="float" office:value="113826" calcext:value-type="float">
            <text:p>113826</text:p>
          </table:table-cell>
          <table:table-cell office:value-type="float" office:value="88818" calcext:value-type="float">
            <text:p>88818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Frontenac--Lennox and Addington</text:p>
          </table:table-cell>
          <table:table-cell office:value-type="float" office:value="113082" calcext:value-type="float">
            <text:p>113082</text:p>
          </table:table-cell>
          <table:table-cell office:value-type="float" office:value="86191" calcext:value-type="float">
            <text:p>86191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6606" calcext:value-type="float">
            <text:p>96606</text:p>
          </table:table-cell>
          <table:table-cell office:value-type="float" office:value="73485" calcext:value-type="float">
            <text:p>73485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07341" calcext:value-type="float">
            <text:p>107341</text:p>
          </table:table-cell>
          <table:table-cell office:value-type="float" office:value="74391" calcext:value-type="float">
            <text:p>74391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/London-Centre-Nord</text:p>
          </table:table-cell>
          <table:table-cell office:value-type="float" office:value="107672" calcext:value-type="float">
            <text:p>107672</text:p>
          </table:table-cell>
          <table:table-cell office:value-type="float" office:value="83448" calcext:value-type="float">
            <text:p>83448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/London-Ouest</text:p>
          </table:table-cell>
          <table:table-cell office:value-type="float" office:value="110988" calcext:value-type="float">
            <text:p>110988</text:p>
          </table:table-cell>
          <table:table-cell office:value-type="float" office:value="84898" calcext:value-type="float">
            <text:p>84898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Unionville</text:p>
          </table:table-cell>
          <table:table-cell office:value-type="float" office:value="112093" calcext:value-type="float">
            <text:p>112093</text:p>
          </table:table-cell>
          <table:table-cell office:value-type="float" office:value="82256" calcext:value-type="float">
            <text:p>82256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ddlesex--Kent--Lambton</text:p>
          </table:table-cell>
          <table:table-cell office:value-type="float" office:value="105291" calcext:value-type="float">
            <text:p>105291</text:p>
          </table:table-cell>
          <table:table-cell office:value-type="float" office:value="78129" calcext:value-type="float">
            <text:p>78129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Brampton South/Mississauga--Brampton-Sud</text:p>
          </table:table-cell>
          <table:table-cell office:value-type="float" office:value="113826" calcext:value-type="float">
            <text:p>113826</text:p>
          </table:table-cell>
          <table:table-cell office:value-type="float" office:value="81037" calcext:value-type="float">
            <text:p>81037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--Cooksville/Mississauga-Est--Cooksville</text:p>
          </table:table-cell>
          <table:table-cell office:value-type="float" office:value="122566" calcext:value-type="float">
            <text:p>122566</text:p>
          </table:table-cell>
          <table:table-cell office:value-type="float" office:value="75883" calcext:value-type="float">
            <text:p>75883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Erindale</text:p>
          </table:table-cell>
          <table:table-cell office:value-type="float" office:value="120354" calcext:value-type="float">
            <text:p>120354</text:p>
          </table:table-cell>
          <table:table-cell office:value-type="float" office:value="86640" calcext:value-type="float">
            <text:p>86640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/Mississauga-Sud</text:p>
          </table:table-cell>
          <table:table-cell office:value-type="float" office:value="113003" calcext:value-type="float">
            <text:p>113003</text:p>
          </table:table-cell>
          <table:table-cell office:value-type="float" office:value="75866" calcext:value-type="float">
            <text:p>75866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Streetsville</text:p>
          </table:table-cell>
          <table:table-cell office:value-type="float" office:value="118305" calcext:value-type="float">
            <text:p>118305</text:p>
          </table:table-cell>
          <table:table-cell office:value-type="float" office:value="78265" calcext:value-type="float">
            <text:p>78265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--Carleton</text:p>
          </table:table-cell>
          <table:table-cell office:value-type="float" office:value="109291" calcext:value-type="float">
            <text:p>109291</text:p>
          </table:table-cell>
          <table:table-cell office:value-type="float" office:value="89044" calcext:value-type="float">
            <text:p>89044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wmarket--Aurora</text:p>
          </table:table-cell>
          <table:table-cell office:value-type="float" office:value="105955" calcext:value-type="float">
            <text:p>105955</text:p>
          </table:table-cell>
          <table:table-cell office:value-type="float" office:value="77203" calcext:value-type="float">
            <text:p>77203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120797" calcext:value-type="float">
            <text:p>120797</text:p>
          </table:table-cell>
          <table:table-cell office:value-type="float" office:value="90655" calcext:value-type="float">
            <text:p>90655</text:p>
          </table:table-cell>
          <table:table-cell office:value-type="float" office:value="378" calcext:value-type="float">
            <text:p>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West--Glanbrook/Niagara-Ouest--Glanbrook</text:p>
          </table:table-cell>
          <table:table-cell office:value-type="float" office:value="99747" calcext:value-type="float">
            <text:p>99747</text:p>
          </table:table-cell>
          <table:table-cell office:value-type="float" office:value="77300" calcext:value-type="float">
            <text:p>77300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9859" calcext:value-type="float">
            <text:p>89859</text:p>
          </table:table-cell>
          <table:table-cell office:value-type="float" office:value="68294" calcext:value-type="float">
            <text:p>68294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--Timiskaming</text:p>
          </table:table-cell>
          <table:table-cell office:value-type="float" office:value="89416" calcext:value-type="float">
            <text:p>89416</text:p>
          </table:table-cell>
          <table:table-cell office:value-type="float" office:value="69438" calcext:value-type="float">
            <text:p>69438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--Quinte West</text:p>
          </table:table-cell>
          <table:table-cell office:value-type="float" office:value="118906" calcext:value-type="float">
            <text:p>118906</text:p>
          </table:table-cell>
          <table:table-cell office:value-type="float" office:value="91717" calcext:value-type="float">
            <text:p>91717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 Ridges--Markham</text:p>
          </table:table-cell>
          <table:table-cell office:value-type="float" office:value="111276" calcext:value-type="float">
            <text:p>111276</text:p>
          </table:table-cell>
          <table:table-cell office:value-type="float" office:value="98047" calcext:value-type="float">
            <text:p>98047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09642" calcext:value-type="float">
            <text:p>109642</text:p>
          </table:table-cell>
          <table:table-cell office:value-type="float" office:value="79831" calcext:value-type="float">
            <text:p>79831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13662" calcext:value-type="float">
            <text:p>113662</text:p>
          </table:table-cell>
          <table:table-cell office:value-type="float" office:value="83746" calcext:value-type="float">
            <text:p>83746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/Ottawa-Centre</text:p>
          </table:table-cell>
          <table:table-cell office:value-type="float" office:value="114032" calcext:value-type="float">
            <text:p>114032</text:p>
          </table:table-cell>
          <table:table-cell office:value-type="float" office:value="89488" calcext:value-type="float">
            <text:p>89488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Orléans</text:p>
          </table:table-cell>
          <table:table-cell office:value-type="float" office:value="103435" calcext:value-type="float">
            <text:p>103435</text:p>
          </table:table-cell>
          <table:table-cell office:value-type="float" office:value="79988" calcext:value-type="float">
            <text:p>79988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/Ottawa-Sud</text:p>
          </table:table-cell>
          <table:table-cell office:value-type="float" office:value="118808" calcext:value-type="float">
            <text:p>118808</text:p>
          </table:table-cell>
          <table:table-cell office:value-type="float" office:value="85539" calcext:value-type="float">
            <text:p>85539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05870" calcext:value-type="float">
            <text:p>105870</text:p>
          </table:table-cell>
          <table:table-cell office:value-type="float" office:value="82810" calcext:value-type="float">
            <text:p>82810</text:p>
          </table:table-cell>
          <table:table-cell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/Ottawa-Ouest--Nepean</text:p>
          </table:table-cell>
          <table:table-cell office:value-type="float" office:value="112509" calcext:value-type="float">
            <text:p>112509</text:p>
          </table:table-cell>
          <table:table-cell office:value-type="float" office:value="82294" calcext:value-type="float">
            <text:p>82294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9270" calcext:value-type="float">
            <text:p>99270</text:p>
          </table:table-cell>
          <table:table-cell office:value-type="float" office:value="73048" calcext:value-type="float">
            <text:p>73048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6559" calcext:value-type="float">
            <text:p>106559</text:p>
          </table:table-cell>
          <table:table-cell office:value-type="float" office:value="73527" calcext:value-type="float">
            <text:p>7352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84789" calcext:value-type="float">
            <text:p>84789</text:p>
          </table:table-cell>
          <table:table-cell office:value-type="float" office:value="68819" calcext:value-type="float">
            <text:p>68819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</text:p>
          </table:table-cell>
          <table:table-cell office:value-type="float" office:value="102447" calcext:value-type="float">
            <text:p>102447</text:p>
          </table:table-cell>
          <table:table-cell office:value-type="float" office:value="73126" calcext:value-type="float">
            <text:p>73126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10887" calcext:value-type="float">
            <text:p>110887</text:p>
          </table:table-cell>
          <table:table-cell office:value-type="float" office:value="88695" calcext:value-type="float">
            <text:p>88695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Scarborough East/Pickering--Scarborough-Est</text:p>
          </table:table-cell>
          <table:table-cell office:value-type="float" office:value="106722" calcext:value-type="float">
            <text:p>106722</text:p>
          </table:table-cell>
          <table:table-cell office:value-type="float" office:value="74854" calcext:value-type="float">
            <text:p>74854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109407" calcext:value-type="float">
            <text:p>109407</text:p>
          </table:table-cell>
          <table:table-cell office:value-type="float" office:value="85551" calcext:value-type="float">
            <text:p>85551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6416" calcext:value-type="float">
            <text:p>96416</text:p>
          </table:table-cell>
          <table:table-cell office:value-type="float" office:value="74734" calcext:value-type="float">
            <text:p>74734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float" office:value="109394" calcext:value-type="float">
            <text:p>109394</text:p>
          </table:table-cell>
          <table:table-cell office:value-type="float" office:value="79899" calcext:value-type="float">
            <text:p>79899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11452" calcext:value-type="float">
            <text:p>111452</text:p>
          </table:table-cell>
          <table:table-cell office:value-type="float" office:value="85209" calcext:value-type="float">
            <text:p>85209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12449" calcext:value-type="float">
            <text:p>112449</text:p>
          </table:table-cell>
          <table:table-cell office:value-type="float" office:value="81196" calcext:value-type="float">
            <text:p>81196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104556" calcext:value-type="float">
            <text:p>104556</text:p>
          </table:table-cell>
          <table:table-cell office:value-type="float" office:value="78473" calcext:value-type="float">
            <text:p>78473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8419" calcext:value-type="float">
            <text:p>88419</text:p>
          </table:table-cell>
          <table:table-cell office:value-type="float" office:value="68454" calcext:value-type="float">
            <text:p>68454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10669" calcext:value-type="float">
            <text:p>110669</text:p>
          </table:table-cell>
          <table:table-cell office:value-type="float" office:value="73391" calcext:value-type="float">
            <text:p>73391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/Scarborough-Centre</text:p>
          </table:table-cell>
          <table:table-cell office:value-type="float" office:value="102922" calcext:value-type="float">
            <text:p>102922</text:p>
          </table:table-cell>
          <table:table-cell office:value-type="float" office:value="66435" calcext:value-type="float">
            <text:p>66435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Guildwood</text:p>
          </table:table-cell>
          <table:table-cell office:value-type="float" office:value="112628" calcext:value-type="float">
            <text:p>112628</text:p>
          </table:table-cell>
          <table:table-cell office:value-type="float" office:value="66307" calcext:value-type="float">
            <text:p>66307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15437" calcext:value-type="float">
            <text:p>115437</text:p>
          </table:table-cell>
          <table:table-cell office:value-type="float" office:value="76741" calcext:value-type="float">
            <text:p>7674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/Scarborough-Sud-Ouest</text:p>
          </table:table-cell>
          <table:table-cell office:value-type="float" office:value="105237" calcext:value-type="float">
            <text:p>105237</text:p>
          </table:table-cell>
          <table:table-cell office:value-type="float" office:value="66797" calcext:value-type="float">
            <text:p>66797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17505" calcext:value-type="float">
            <text:p>117505</text:p>
          </table:table-cell>
          <table:table-cell office:value-type="float" office:value="88083" calcext:value-type="float">
            <text:p>88083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/Simcoe-Nord</text:p>
          </table:table-cell>
          <table:table-cell office:value-type="float" office:value="111057" calcext:value-type="float">
            <text:p>111057</text:p>
          </table:table-cell>
          <table:table-cell office:value-type="float" office:value="84781" calcext:value-type="float">
            <text:p>84781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South Glengarry</text:p>
          </table:table-cell>
          <table:table-cell office:value-type="float" office:value="98933" calcext:value-type="float">
            <text:p>98933</text:p>
          </table:table-cell>
          <table:table-cell office:value-type="float" office:value="75320" calcext:value-type="float">
            <text:p>75320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89443" calcext:value-type="float">
            <text:p>89443</text:p>
          </table:table-cell>
          <table:table-cell office:value-type="float" office:value="71627" calcext:value-type="float">
            <text:p>71627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16840" calcext:value-type="float">
            <text:p>116840</text:p>
          </table:table-cell>
          <table:table-cell office:value-type="float" office:value="84334" calcext:value-type="float">
            <text:p>84334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Rainy River</text:p>
          </table:table-cell>
          <table:table-cell office:value-type="float" office:value="85775" calcext:value-type="float">
            <text:p>85775</text:p>
          </table:table-cell>
          <table:table-cell office:value-type="float" office:value="63718" calcext:value-type="float">
            <text:p>63718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/Thunder Bay--Superior-Nord</text:p>
          </table:table-cell>
          <table:table-cell office:value-type="float" office:value="83657" calcext:value-type="float">
            <text:p>83657</text:p>
          </table:table-cell>
          <table:table-cell office:value-type="float" office:value="62441" calcext:value-type="float">
            <text:p>62441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/Timmins--Baie James</text:p>
          </table:table-cell>
          <table:table-cell office:value-type="float" office:value="84001" calcext:value-type="float">
            <text:p>84001</text:p>
          </table:table-cell>
          <table:table-cell office:value-type="float" office:value="61947" calcext:value-type="float">
            <text:p>61947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/Toronto-Centre</text:p>
          </table:table-cell>
          <table:table-cell office:value-type="float" office:value="114581" calcext:value-type="float">
            <text:p>114581</text:p>
          </table:table-cell>
          <table:table-cell office:value-type="float" office:value="85165" calcext:value-type="float">
            <text:p>85165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9713" calcext:value-type="float">
            <text:p>109713</text:p>
          </table:table-cell>
          <table:table-cell office:value-type="float" office:value="75151" calcext:value-type="float">
            <text:p>7515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106094" calcext:value-type="float">
            <text:p>106094</text:p>
          </table:table-cell>
          <table:table-cell office:value-type="float" office:value="84145" calcext:value-type="float">
            <text:p>84145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</text:p>
          </table:table-cell>
          <table:table-cell office:value-type="float" office:value="112049" calcext:value-type="float">
            <text:p>112049</text:p>
          </table:table-cell>
          <table:table-cell office:value-type="float" office:value="90128" calcext:value-type="float">
            <text:p>90128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</text:p>
          </table:table-cell>
          <table:table-cell office:value-type="float" office:value="108876" calcext:value-type="float">
            <text:p>108876</text:p>
          </table:table-cell>
          <table:table-cell office:value-type="float" office:value="83318" calcext:value-type="float">
            <text:p>83318</text:p>
          </table:table-cell>
          <table:table-cell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Halton Hills</text:p>
          </table:table-cell>
          <table:table-cell office:value-type="float" office:value="100555" calcext:value-type="float">
            <text:p>100555</text:p>
          </table:table-cell>
          <table:table-cell office:value-type="float" office:value="75160" calcext:value-type="float">
            <text:p>75160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--Oshawa</text:p>
          </table:table-cell>
          <table:table-cell office:value-type="float" office:value="112802" calcext:value-type="float">
            <text:p>112802</text:p>
          </table:table-cell>
          <table:table-cell office:value-type="float" office:value="89296" calcext:value-type="float">
            <text:p>89296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8454" calcext:value-type="float">
            <text:p>108454</text:p>
          </table:table-cell>
          <table:table-cell office:value-type="float" office:value="82856" calcext:value-type="float">
            <text:p>82856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Tecumseh</text:p>
          </table:table-cell>
          <table:table-cell office:value-type="float" office:value="116466" calcext:value-type="float">
            <text:p>116466</text:p>
          </table:table-cell>
          <table:table-cell office:value-type="float" office:value="83786" calcext:value-type="float">
            <text:p>83786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/Windsor-Ouest</text:p>
          </table:table-cell>
          <table:table-cell office:value-type="float" office:value="117041" calcext:value-type="float">
            <text:p>117041</text:p>
          </table:table-cell>
          <table:table-cell office:value-type="float" office:value="82143" calcext:value-type="float">
            <text:p>82143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/York-Centre</text:p>
          </table:table-cell>
          <table:table-cell office:value-type="float" office:value="113420" calcext:value-type="float">
            <text:p>113420</text:p>
          </table:table-cell>
          <table:table-cell office:value-type="float" office:value="69802" calcext:value-type="float">
            <text:p>69802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12541" calcext:value-type="float">
            <text:p>112541</text:p>
          </table:table-cell>
          <table:table-cell office:value-type="float" office:value="80079" calcext:value-type="float">
            <text:p>80079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/York-Sud--Weston</text:p>
          </table:table-cell>
          <table:table-cell office:value-type="float" office:value="114539" calcext:value-type="float">
            <text:p>114539</text:p>
          </table:table-cell>
          <table:table-cell office:value-type="float" office:value="66893" calcext:value-type="float">
            <text:p>66893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/York-Ouest</text:p>
          </table:table-cell>
          <table:table-cell office:value-type="float" office:value="110384" calcext:value-type="float">
            <text:p>110384</text:p>
          </table:table-cell>
          <table:table-cell office:value-type="float" office:value="57545" calcext:value-type="float">
            <text:p>57545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83510" calcext:value-type="float">
            <text:p>83510</text:p>
          </table:table-cell>
          <table:table-cell office:value-type="float" office:value="62938" calcext:value-type="float">
            <text:p>62938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--St. James</text:p>
          </table:table-cell>
          <table:table-cell office:value-type="float" office:value="81874" calcext:value-type="float">
            <text:p>81874</text:p>
          </table:table-cell>
          <table:table-cell office:value-type="float" office:value="64627" calcext:value-type="float">
            <text:p>64627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3428" calcext:value-type="float">
            <text:p>73428</text:p>
          </table:table-cell>
          <table:table-cell office:value-type="float" office:value="48106" calcext:value-type="float">
            <text:p>48106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</text:p>
          </table:table-cell>
          <table:table-cell office:value-type="float" office:value="77586" calcext:value-type="float">
            <text:p>77586</text:p>
          </table:table-cell>
          <table:table-cell office:value-type="float" office:value="57267" calcext:value-type="float">
            <text:p>57267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Elmwood--Transcona</text:p>
          </table:table-cell>
          <table:table-cell office:value-type="float" office:value="77997" calcext:value-type="float">
            <text:p>77997</text:p>
          </table:table-cell>
          <table:table-cell office:value-type="float" office:value="57965" calcext:value-type="float">
            <text:p>5796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Kildonan--St. Paul</text:p>
          </table:table-cell>
          <table:table-cell office:value-type="float" office:value="77131" calcext:value-type="float">
            <text:p>77131</text:p>
          </table:table-cell>
          <table:table-cell office:value-type="float" office:value="60689" calcext:value-type="float">
            <text:p>60689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83381" calcext:value-type="float">
            <text:p>83381</text:p>
          </table:table-cell>
          <table:table-cell office:value-type="float" office:value="60922" calcext:value-type="float">
            <text:p>60922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1910" calcext:value-type="float">
            <text:p>81910</text:p>
          </table:table-cell>
          <table:table-cell office:value-type="float" office:value="60617" calcext:value-type="float">
            <text:p>60617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/Saint-Boniface</text:p>
          </table:table-cell>
          <table:table-cell office:value-type="float" office:value="81239" calcext:value-type="float">
            <text:p>81239</text:p>
          </table:table-cell>
          <table:table-cell office:value-type="float" office:value="63796" calcext:value-type="float">
            <text:p>63796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</text:p>
          </table:table-cell>
          <table:table-cell office:value-type="float" office:value="86555" calcext:value-type="float">
            <text:p>86555</text:p>
          </table:table-cell>
          <table:table-cell office:value-type="float" office:value="67043" calcext:value-type="float">
            <text:p>67043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/Winnipeg-Centre</text:p>
          </table:table-cell>
          <table:table-cell office:value-type="float" office:value="80930" calcext:value-type="float">
            <text:p>80930</text:p>
          </table:table-cell>
          <table:table-cell office:value-type="float" office:value="59801" calcext:value-type="float">
            <text:p>59801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/Winnipeg-Nord</text:p>
          </table:table-cell>
          <table:table-cell office:value-type="float" office:value="79332" calcext:value-type="float">
            <text:p>79332</text:p>
          </table:table-cell>
          <table:table-cell office:value-type="float" office:value="55372" calcext:value-type="float">
            <text:p>55372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/Winnipeg-Sud</text:p>
          </table:table-cell>
          <table:table-cell office:value-type="float" office:value="76871" calcext:value-type="float">
            <text:p>76871</text:p>
          </table:table-cell>
          <table:table-cell office:value-type="float" office:value="59572" calcext:value-type="float">
            <text:p>59572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/Winnipeg-Centre-Sud</text:p>
          </table:table-cell>
          <table:table-cell office:value-type="float" office:value="77839" calcext:value-type="float">
            <text:p>77839</text:p>
          </table:table-cell>
          <table:table-cell office:value-type="float" office:value="62346" calcext:value-type="float">
            <text:p>62346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3396" calcext:value-type="float">
            <text:p>73396</text:p>
          </table:table-cell>
          <table:table-cell office:value-type="float" office:value="51507" calcext:value-type="float">
            <text:p>51507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3725" calcext:value-type="float">
            <text:p>73725</text:p>
          </table:table-cell>
          <table:table-cell office:value-type="float" office:value="59042" calcext:value-type="float">
            <text:p>59042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hurchill River/Rivière Churchill</text:p>
          </table:table-cell>
          <table:table-cell office:value-type="float" office:value="64416" calcext:value-type="float">
            <text:p>64416</text:p>
          </table:table-cell>
          <table:table-cell office:value-type="float" office:value="41216" calcext:value-type="float">
            <text:p>41216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5216" calcext:value-type="float">
            <text:p>65216</text:p>
          </table:table-cell>
          <table:table-cell office:value-type="float" office:value="47300" calcext:value-type="float">
            <text:p>47300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67282" calcext:value-type="float">
            <text:p>67282</text:p>
          </table:table-cell>
          <table:table-cell office:value-type="float" office:value="51733" calcext:value-type="float">
            <text:p>51733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3988" calcext:value-type="float">
            <text:p>73988</text:p>
          </table:table-cell>
          <table:table-cell office:value-type="float" office:value="53889" calcext:value-type="float">
            <text:p>53889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--Lake Centre</text:p>
          </table:table-cell>
          <table:table-cell office:value-type="float" office:value="66374" calcext:value-type="float">
            <text:p>66374</text:p>
          </table:table-cell>
          <table:table-cell office:value-type="float" office:value="49449" calcext:value-type="float">
            <text:p>49449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9014" calcext:value-type="float">
            <text:p>69014</text:p>
          </table:table-cell>
          <table:table-cell office:value-type="float" office:value="49942" calcext:value-type="float">
            <text:p>49942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0405" calcext:value-type="float">
            <text:p>70405</text:p>
          </table:table-cell>
          <table:table-cell office:value-type="float" office:value="56176" calcext:value-type="float">
            <text:p>56176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Rosetown--Biggar</text:p>
          </table:table-cell>
          <table:table-cell office:value-type="float" office:value="73077" calcext:value-type="float">
            <text:p>73077</text:p>
          </table:table-cell>
          <table:table-cell office:value-type="float" office:value="50606" calcext:value-type="float">
            <text:p>50606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Wanuskewin</text:p>
          </table:table-cell>
          <table:table-cell office:value-type="float" office:value="72429" calcext:value-type="float">
            <text:p>72429</text:p>
          </table:table-cell>
          <table:table-cell office:value-type="float" office:value="54366" calcext:value-type="float">
            <text:p>54366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66223" calcext:value-type="float">
            <text:p>66223</text:p>
          </table:table-cell>
          <table:table-cell office:value-type="float" office:value="48771" calcext:value-type="float">
            <text:p>48771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2508" calcext:value-type="float">
            <text:p>72508</text:p>
          </table:table-cell>
          <table:table-cell office:value-type="float" office:value="57101" calcext:value-type="float">
            <text:p>57101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70880" calcext:value-type="float">
            <text:p>70880</text:p>
          </table:table-cell>
          <table:table-cell office:value-type="float" office:value="52824" calcext:value-type="float">
            <text:p>52824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Athabasca</text:p>
          </table:table-cell>
          <table:table-cell office:value-type="float" office:value="88882" calcext:value-type="float">
            <text:p>88882</text:p>
          </table:table-cell>
          <table:table-cell office:value-type="float" office:value="62427" calcext:value-type="float">
            <text:p>62427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/Calgary-Est</text:p>
          </table:table-cell>
          <table:table-cell office:value-type="float" office:value="115565" calcext:value-type="float">
            <text:p>115565</text:p>
          </table:table-cell>
          <table:table-cell office:value-type="float" office:value="75407" calcext:value-type="float">
            <text:p>75407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 Centre/Calgary-Centre-Nord</text:p>
          </table:table-cell>
          <table:table-cell office:value-type="float" office:value="117252" calcext:value-type="float">
            <text:p>117252</text:p>
          </table:table-cell>
          <table:table-cell office:value-type="float" office:value="85490" calcext:value-type="float">
            <text:p>85490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/Calgary-Nord-Est</text:p>
          </table:table-cell>
          <table:table-cell office:value-type="float" office:value="109339" calcext:value-type="float">
            <text:p>109339</text:p>
          </table:table-cell>
          <table:table-cell office:value-type="float" office:value="74070" calcext:value-type="float">
            <text:p>7407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--Nose Hill</text:p>
          </table:table-cell>
          <table:table-cell office:value-type="float" office:value="100026" calcext:value-type="float">
            <text:p>100026</text:p>
          </table:table-cell>
          <table:table-cell office:value-type="float" office:value="79095" calcext:value-type="float">
            <text:p>79095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 Centre/Calgary-Centre-Sud</text:p>
          </table:table-cell>
          <table:table-cell office:value-type="float" office:value="117439" calcext:value-type="float">
            <text:p>117439</text:p>
          </table:table-cell>
          <table:table-cell office:value-type="float" office:value="89334" calcext:value-type="float">
            <text:p>89334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/Calgary-Sud-Est</text:p>
          </table:table-cell>
          <table:table-cell office:value-type="float" office:value="107432" calcext:value-type="float">
            <text:p>107432</text:p>
          </table:table-cell>
          <table:table-cell office:value-type="float" office:value="81621" calcext:value-type="float">
            <text:p>81621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/Calgary-Sud-Ouest</text:p>
          </table:table-cell>
          <table:table-cell office:value-type="float" office:value="107920" calcext:value-type="float">
            <text:p>107920</text:p>
          </table:table-cell>
          <table:table-cell office:value-type="float" office:value="80296" calcext:value-type="float">
            <text:p>80296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/Calgary-Ouest</text:p>
          </table:table-cell>
          <table:table-cell office:value-type="float" office:value="103893" calcext:value-type="float">
            <text:p>103893</text:p>
          </table:table-cell>
          <table:table-cell office:value-type="float" office:value="83259" calcext:value-type="float">
            <text:p>83259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104059" calcext:value-type="float">
            <text:p>104059</text:p>
          </table:table-cell>
          <table:table-cell office:value-type="float" office:value="75409" calcext:value-type="float">
            <text:p>75409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Beaumont</text:p>
          </table:table-cell>
          <table:table-cell office:value-type="float" office:value="99508" calcext:value-type="float">
            <text:p>99508</text:p>
          </table:table-cell>
          <table:table-cell office:value-type="float" office:value="69008" calcext:value-type="float">
            <text:p>69008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/Edmonton-Centre</text:p>
          </table:table-cell>
          <table:table-cell office:value-type="float" office:value="115900" calcext:value-type="float">
            <text:p>115900</text:p>
          </table:table-cell>
          <table:table-cell office:value-type="float" office:value="89197" calcext:value-type="float">
            <text:p>89197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/Edmonton-Est</text:p>
          </table:table-cell>
          <table:table-cell office:value-type="float" office:value="119160" calcext:value-type="float">
            <text:p>119160</text:p>
          </table:table-cell>
          <table:table-cell office:value-type="float" office:value="85602" calcext:value-type="float">
            <text:p>85602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Leduc</text:p>
          </table:table-cell>
          <table:table-cell office:value-type="float" office:value="95700" calcext:value-type="float">
            <text:p>95700</text:p>
          </table:table-cell>
          <table:table-cell office:value-type="float" office:value="74959" calcext:value-type="float">
            <text:p>74959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. Albert</text:p>
          </table:table-cell>
          <table:table-cell office:value-type="float" office:value="113146" calcext:value-type="float">
            <text:p>113146</text:p>
          </table:table-cell>
          <table:table-cell office:value-type="float" office:value="85476" calcext:value-type="float">
            <text:p>85476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herwood Park</text:p>
          </table:table-cell>
          <table:table-cell office:value-type="float" office:value="103610" calcext:value-type="float">
            <text:p>103610</text:p>
          </table:table-cell>
          <table:table-cell office:value-type="float" office:value="78361" calcext:value-type="float">
            <text:p>78361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pruce Grove</text:p>
          </table:table-cell>
          <table:table-cell office:value-type="float" office:value="111622" calcext:value-type="float">
            <text:p>111622</text:p>
          </table:table-cell>
          <table:table-cell office:value-type="float" office:value="83859" calcext:value-type="float">
            <text:p>83859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8974" calcext:value-type="float">
            <text:p>98974</text:p>
          </table:table-cell>
          <table:table-cell office:value-type="float" office:value="74014" calcext:value-type="float">
            <text:p>74014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06132" calcext:value-type="float">
            <text:p>106132</text:p>
          </table:table-cell>
          <table:table-cell office:value-type="float" office:value="76987" calcext:value-type="float">
            <text:p>76987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97578" calcext:value-type="float">
            <text:p>97578</text:p>
          </table:table-cell>
          <table:table-cell office:value-type="float" office:value="72008" calcext:value-type="float">
            <text:p>72008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105009" calcext:value-type="float">
            <text:p>105009</text:p>
          </table:table-cell>
          <table:table-cell office:value-type="float" office:value="73884" calcext:value-type="float">
            <text:p>73884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23877" calcext:value-type="float">
            <text:p>123877</text:p>
          </table:table-cell>
          <table:table-cell office:value-type="float" office:value="80705" calcext:value-type="float">
            <text:p>80705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05070" calcext:value-type="float">
            <text:p>105070</text:p>
          </table:table-cell>
          <table:table-cell office:value-type="float" office:value="77804" calcext:value-type="float">
            <text:p>77804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--Wainwright</text:p>
          </table:table-cell>
          <table:table-cell office:value-type="float" office:value="107771" calcext:value-type="float">
            <text:p>107771</text:p>
          </table:table-cell>
          <table:table-cell office:value-type="float" office:value="77374" calcext:value-type="float">
            <text:p>77374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stlock--St. Paul</text:p>
          </table:table-cell>
          <table:table-cell office:value-type="float" office:value="99081" calcext:value-type="float">
            <text:p>99081</text:p>
          </table:table-cell>
          <table:table-cell office:value-type="float" office:value="70219" calcext:value-type="float">
            <text:p>70219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101163" calcext:value-type="float">
            <text:p>101163</text:p>
          </table:table-cell>
          <table:table-cell office:value-type="float" office:value="70323" calcext:value-type="float">
            <text:p>70323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101690" calcext:value-type="float">
            <text:p>101690</text:p>
          </table:table-cell>
          <table:table-cell office:value-type="float" office:value="76939" calcext:value-type="float">
            <text:p>76939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98009" calcext:value-type="float">
            <text:p>98009</text:p>
          </table:table-cell>
          <table:table-cell office:value-type="float" office:value="68457" calcext:value-type="float">
            <text:p>68457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Abbotsford</text:p>
          </table:table-cell>
          <table:table-cell office:value-type="float" office:value="116098" calcext:value-type="float">
            <text:p>116098</text:p>
          </table:table-cell>
          <table:table-cell office:value-type="float" office:value="74939" calcext:value-type="float">
            <text:p>74939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urnaby--Douglas</text:p>
          </table:table-cell>
          <table:table-cell office:value-type="float" office:value="108891" calcext:value-type="float">
            <text:p>108891</text:p>
          </table:table-cell>
          <table:table-cell office:value-type="float" office:value="74258" calcext:value-type="float">
            <text:p>74258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urnaby--New Westminster</text:p>
          </table:table-cell>
          <table:table-cell office:value-type="float" office:value="111048" calcext:value-type="float">
            <text:p>111048</text:p>
          </table:table-cell>
          <table:table-cell office:value-type="float" office:value="71097" calcext:value-type="float">
            <text:p>71097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ariboo--Prince George</text:p>
          </table:table-cell>
          <table:table-cell office:value-type="float" office:value="111486" calcext:value-type="float">
            <text:p>111486</text:p>
          </table:table-cell>
          <table:table-cell office:value-type="float" office:value="73778" calcext:value-type="float">
            <text:p>73778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hilliwack--Fraser Canyon</text:p>
          </table:table-cell>
          <table:table-cell office:value-type="float" office:value="103716" calcext:value-type="float">
            <text:p>103716</text:p>
          </table:table-cell>
          <table:table-cell office:value-type="float" office:value="72782" calcext:value-type="float">
            <text:p>72782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Delta--Richmond East/Delta--Richmond-Est</text:p>
          </table:table-cell>
          <table:table-cell office:value-type="float" office:value="103045" calcext:value-type="float">
            <text:p>103045</text:p>
          </table:table-cell>
          <table:table-cell office:value-type="float" office:value="73297" calcext:value-type="float">
            <text:p>73297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Dewdney--Alouette</text:p>
          </table:table-cell>
          <table:table-cell office:value-type="float" office:value="110577" calcext:value-type="float">
            <text:p>110577</text:p>
          </table:table-cell>
          <table:table-cell office:value-type="float" office:value="77280" calcext:value-type="float">
            <text:p>77280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Esquimalt--Juan de Fuca</text:p>
          </table:table-cell>
          <table:table-cell office:value-type="float" office:value="110909" calcext:value-type="float">
            <text:p>110909</text:p>
          </table:table-cell>
          <table:table-cell office:value-type="float" office:value="83527" calcext:value-type="float">
            <text:p>83527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Fleetwood--Port Kells</text:p>
          </table:table-cell>
          <table:table-cell office:value-type="float" office:value="101198" calcext:value-type="float">
            <text:p>101198</text:p>
          </table:table-cell>
          <table:table-cell office:value-type="float" office:value="66821" calcext:value-type="float">
            <text:p>66821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amloops--Thompson</text:p>
          </table:table-cell>
          <table:table-cell office:value-type="float" office:value="111721" calcext:value-type="float">
            <text:p>111721</text:p>
          </table:table-cell>
          <table:table-cell office:value-type="float" office:value="80194" calcext:value-type="float">
            <text:p>80194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elowna</text:p>
          </table:table-cell>
          <table:table-cell office:value-type="float" office:value="111206" calcext:value-type="float">
            <text:p>111206</text:p>
          </table:table-cell>
          <table:table-cell office:value-type="float" office:value="85932" calcext:value-type="float">
            <text:p>85932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ootenay--Columbia</text:p>
          </table:table-cell>
          <table:table-cell office:value-type="float" office:value="88637" calcext:value-type="float">
            <text:p>88637</text:p>
          </table:table-cell>
          <table:table-cell office:value-type="float" office:value="63216" calcext:value-type="float">
            <text:p>63216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Langley</text:p>
          </table:table-cell>
          <table:table-cell office:value-type="float" office:value="111046" calcext:value-type="float">
            <text:p>111046</text:p>
          </table:table-cell>
          <table:table-cell office:value-type="float" office:value="78394" calcext:value-type="float">
            <text:p>78394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anaimo--Alberni</text:p>
          </table:table-cell>
          <table:table-cell office:value-type="float" office:value="112972" calcext:value-type="float">
            <text:p>112972</text:p>
          </table:table-cell>
          <table:table-cell office:value-type="float" office:value="87088" calcext:value-type="float">
            <text:p>87088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anaimo--Cowichan</text:p>
          </table:table-cell>
          <table:table-cell office:value-type="float" office:value="116754" calcext:value-type="float">
            <text:p>116754</text:p>
          </table:table-cell>
          <table:table-cell office:value-type="float" office:value="86804" calcext:value-type="float">
            <text:p>86804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ewton--North Delta/Newton--Delta-Nord</text:p>
          </table:table-cell>
          <table:table-cell office:value-type="float" office:value="111050" calcext:value-type="float">
            <text:p>111050</text:p>
          </table:table-cell>
          <table:table-cell office:value-type="float" office:value="65794" calcext:value-type="float">
            <text:p>65794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ew Westminster--Coquitlam</text:p>
          </table:table-cell>
          <table:table-cell office:value-type="float" office:value="109301" calcext:value-type="float">
            <text:p>109301</text:p>
          </table:table-cell>
          <table:table-cell office:value-type="float" office:value="75227" calcext:value-type="float">
            <text:p>75227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orth Okanagan--Shuswap/Okanagan-Nord--Shuswap</text:p>
          </table:table-cell>
          <table:table-cell office:value-type="float" office:value="109711" calcext:value-type="float">
            <text:p>109711</text:p>
          </table:table-cell>
          <table:table-cell office:value-type="float" office:value="81546" calcext:value-type="float">
            <text:p>81546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orth Vancouver</text:p>
          </table:table-cell>
          <table:table-cell office:value-type="float" office:value="120841" calcext:value-type="float">
            <text:p>120841</text:p>
          </table:table-cell>
          <table:table-cell office:value-type="float" office:value="83129" calcext:value-type="float">
            <text:p>83129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Okanagan--Coquihalla</text:p>
          </table:table-cell>
          <table:table-cell office:value-type="float" office:value="101831" calcext:value-type="float">
            <text:p>101831</text:p>
          </table:table-cell>
          <table:table-cell office:value-type="float" office:value="76878" calcext:value-type="float">
            <text:p>76878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ort Moody--Westwood--Port Coquitlam</text:p>
          </table:table-cell>
          <table:table-cell office:value-type="float" office:value="109394" calcext:value-type="float">
            <text:p>109394</text:p>
          </table:table-cell>
          <table:table-cell office:value-type="float" office:value="72670" calcext:value-type="float">
            <text:p>7267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rince George--Peace River</text:p>
          </table:table-cell>
          <table:table-cell office:value-type="float" office:value="104257" calcext:value-type="float">
            <text:p>104257</text:p>
          </table:table-cell>
          <table:table-cell office:value-type="float" office:value="67970" calcext:value-type="float">
            <text:p>67970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Richmond</text:p>
          </table:table-cell>
          <table:table-cell office:value-type="float" office:value="106621" calcext:value-type="float">
            <text:p>106621</text:p>
          </table:table-cell>
          <table:table-cell office:value-type="float" office:value="72585" calcext:value-type="float">
            <text:p>72585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aanich--Gulf Islands</text:p>
          </table:table-cell>
          <table:table-cell office:value-type="float" office:value="110284" calcext:value-type="float">
            <text:p>110284</text:p>
          </table:table-cell>
          <table:table-cell office:value-type="float" office:value="86429" calcext:value-type="float">
            <text:p>86429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keena--Bulkley Valley</text:p>
          </table:table-cell>
          <table:table-cell office:value-type="float" office:value="99474" calcext:value-type="float">
            <text:p>99474</text:p>
          </table:table-cell>
          <table:table-cell office:value-type="float" office:value="61747" calcext:value-type="float">
            <text:p>61747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outhern Interior</text:p>
          </table:table-cell>
          <table:table-cell office:value-type="float" office:value="96144" calcext:value-type="float">
            <text:p>96144</text:p>
          </table:table-cell>
          <table:table-cell office:value-type="float" office:value="69507" calcext:value-type="float">
            <text:p>69507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outh Surrey--White Rock--Cloverdale/Surrey-Sud--White Rock--Cloverdale</text:p>
          </table:table-cell>
          <table:table-cell office:value-type="float" office:value="99317" calcext:value-type="float">
            <text:p>99317</text:p>
          </table:table-cell>
          <table:table-cell office:value-type="float" office:value="77012" calcext:value-type="float">
            <text:p>77012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urrey North/Surrey-Nord</text:p>
          </table:table-cell>
          <table:table-cell office:value-type="float" office:value="106904" calcext:value-type="float">
            <text:p>106904</text:p>
          </table:table-cell>
          <table:table-cell office:value-type="float" office:value="62644" calcext:value-type="float">
            <text:p>62644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Centre/Vancouver-Centre</text:p>
          </table:table-cell>
          <table:table-cell office:value-type="float" office:value="105998" calcext:value-type="float">
            <text:p>105998</text:p>
          </table:table-cell>
          <table:table-cell office:value-type="float" office:value="86246" calcext:value-type="float">
            <text:p>86246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East/Vancouver-Est</text:p>
          </table:table-cell>
          <table:table-cell office:value-type="float" office:value="107421" calcext:value-type="float">
            <text:p>107421</text:p>
          </table:table-cell>
          <table:table-cell office:value-type="float" office:value="71942" calcext:value-type="float">
            <text:p>71942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Island North/Île de Vancouver-Nord</text:p>
          </table:table-cell>
          <table:table-cell office:value-type="float" office:value="109380" calcext:value-type="float">
            <text:p>109380</text:p>
          </table:table-cell>
          <table:table-cell office:value-type="float" office:value="80619" calcext:value-type="float">
            <text:p>80619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Kingsway</text:p>
          </table:table-cell>
          <table:table-cell office:value-type="float" office:value="115325" calcext:value-type="float">
            <text:p>115325</text:p>
          </table:table-cell>
          <table:table-cell office:value-type="float" office:value="74286" calcext:value-type="float">
            <text:p>74286</text:p>
          </table:table-cell>
          <table:table-cell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Quadra</text:p>
          </table:table-cell>
          <table:table-cell office:value-type="float" office:value="112985" calcext:value-type="float">
            <text:p>112985</text:p>
          </table:table-cell>
          <table:table-cell office:value-type="float" office:value="83918" calcext:value-type="float">
            <text:p>83918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South/Vancouver-Sud</text:p>
          </table:table-cell>
          <table:table-cell office:value-type="float" office:value="113063" calcext:value-type="float">
            <text:p>113063</text:p>
          </table:table-cell>
          <table:table-cell office:value-type="float" office:value="73738" calcext:value-type="float">
            <text:p>73738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ictoria</text:p>
          </table:table-cell>
          <table:table-cell office:value-type="float" office:value="104561" calcext:value-type="float">
            <text:p>104561</text:p>
          </table:table-cell>
          <table:table-cell office:value-type="float" office:value="85340" calcext:value-type="float">
            <text:p>8534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West Vancouver--Sunshine Coast</text:p>
          </table:table-cell>
          <table:table-cell office:value-type="float" office:value="124572" calcext:value-type="float">
            <text:p>124572</text:p>
          </table:table-cell>
          <table:table-cell office:value-type="float" office:value="91943" calcext:value-type="float">
            <text:p>91943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28674" calcext:value-type="float">
            <text:p>28674</text:p>
          </table:table-cell>
          <table:table-cell office:value-type="float" office:value="20345" calcext:value-type="float">
            <text:p>2034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/Territoires du Nord-Ouest</text:p>
          </table:table-cell>
          <table:table-cell office:value-type="string" calcext:value-type="string">
            <text:p>Western Arctic</text:p>
          </table:table-cell>
          <table:table-cell office:value-type="float" office:value="37360" calcext:value-type="float">
            <text:p>37360</text:p>
          </table:table-cell>
          <table:table-cell office:value-type="float" office:value="28619" calcext:value-type="float">
            <text:p>28619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26745" calcext:value-type="float">
            <text:p>26745</text:p>
          </table:table-cell>
          <table:table-cell office:value-type="float" office:value="17041" calcext:value-type="float">
            <text:p>17041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</table:table>
      <table:table table:name="39" table:style-name="ta1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Avalon</text:p>
          </table:table-cell>
          <table:table-cell office:value-type="float" office:value="79548" calcext:value-type="float">
            <text:p>79548</text:p>
          </table:table-cell>
          <table:table-cell office:value-type="float" office:value="63303" calcext:value-type="float">
            <text:p>63303</text:p>
          </table:table-cell>
          <table:table-cell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Bonavista--Gander--Grand Falls--Windsor</text:p>
          </table:table-cell>
          <table:table-cell office:value-type="float" office:value="89743" calcext:value-type="float">
            <text:p>89743</text:p>
          </table:table-cell>
          <table:table-cell office:value-type="float" office:value="70782" calcext:value-type="float">
            <text:p>70782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6467" calcext:value-type="float">
            <text:p>76467</text:p>
          </table:table-cell>
          <table:table-cell office:value-type="float" office:value="59685" calcext:value-type="float">
            <text:p>59685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Labrador</text:p>
          </table:table-cell>
          <table:table-cell office:value-type="float" office:value="27864" calcext:value-type="float">
            <text:p>27864</text:p>
          </table:table-cell>
          <table:table-cell office:value-type="float" office:value="19774" calcext:value-type="float">
            <text:p>19774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Random--Burin--St. George's</text:p>
          </table:table-cell>
          <table:table-cell office:value-type="float" office:value="76089" calcext:value-type="float">
            <text:p>76089</text:p>
          </table:table-cell>
          <table:table-cell office:value-type="float" office:value="57869" calcext:value-type="float">
            <text:p>57869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St. John's East/St. John's-Est</text:p>
          </table:table-cell>
          <table:table-cell office:value-type="float" office:value="81007" calcext:value-type="float">
            <text:p>81007</text:p>
          </table:table-cell>
          <table:table-cell office:value-type="float" office:value="68026" calcext:value-type="float">
            <text:p>68026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St. John's South--Mount Pearl/St. John's-Sud--Mount Pearl</text:p>
          </table:table-cell>
          <table:table-cell office:value-type="float" office:value="82212" calcext:value-type="float">
            <text:p>82212</text:p>
          </table:table-cell>
          <table:table-cell office:value-type="float" office:value="64543" calcext:value-type="float">
            <text:p>64543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Cardigan</text:p>
          </table:table-cell>
          <table:table-cell office:value-type="float" office:value="34777" calcext:value-type="float">
            <text:p>34777</text:p>
          </table:table-cell>
          <table:table-cell office:value-type="float" office:value="27411" calcext:value-type="float">
            <text:p>27411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Charlottetown</text:p>
          </table:table-cell>
          <table:table-cell office:value-type="float" office:value="32245" calcext:value-type="float">
            <text:p>32245</text:p>
          </table:table-cell>
          <table:table-cell office:value-type="float" office:value="27175" calcext:value-type="float">
            <text:p>27175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Egmont</text:p>
          </table:table-cell>
          <table:table-cell office:value-type="float" office:value="35208" calcext:value-type="float">
            <text:p>35208</text:p>
          </table:table-cell>
          <table:table-cell office:value-type="float" office:value="27146" calcext:value-type="float">
            <text:p>27146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Malpeque</text:p>
          </table:table-cell>
          <table:table-cell office:value-type="float" office:value="33064" calcext:value-type="float">
            <text:p>33064</text:p>
          </table:table-cell>
          <table:table-cell office:value-type="float" office:value="25945" calcext:value-type="float">
            <text:p>25945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ape Breton--Canso</text:p>
          </table:table-cell>
          <table:table-cell office:value-type="float" office:value="75221" calcext:value-type="float">
            <text:p>75221</text:p>
          </table:table-cell>
          <table:table-cell office:value-type="float" office:value="60984" calcext:value-type="float">
            <text:p>60984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entral Nova/Nova-Centre</text:p>
          </table:table-cell>
          <table:table-cell office:value-type="float" office:value="73722" calcext:value-type="float">
            <text:p>73722</text:p>
          </table:table-cell>
          <table:table-cell office:value-type="float" office:value="61137" calcext:value-type="float">
            <text:p>61137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umberland--Colchester--Musquodoboit Valley</text:p>
          </table:table-cell>
          <table:table-cell office:value-type="float" office:value="87507" calcext:value-type="float">
            <text:p>87507</text:p>
          </table:table-cell>
          <table:table-cell office:value-type="float" office:value="70036" calcext:value-type="float">
            <text:p>70036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Dartmouth--Cole Harbour</text:p>
          </table:table-cell>
          <table:table-cell office:value-type="float" office:value="88507" calcext:value-type="float">
            <text:p>88507</text:p>
          </table:table-cell>
          <table:table-cell office:value-type="float" office:value="72264" calcext:value-type="float">
            <text:p>72264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Halifax</text:p>
          </table:table-cell>
          <table:table-cell office:value-type="float" office:value="88931" calcext:value-type="float">
            <text:p>88931</text:p>
          </table:table-cell>
          <table:table-cell office:value-type="float" office:value="76885" calcext:value-type="float">
            <text:p>76885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Halifax West/Halifax-Ouest</text:p>
          </table:table-cell>
          <table:table-cell office:value-type="float" office:value="79933" calcext:value-type="float">
            <text:p>79933</text:p>
          </table:table-cell>
          <table:table-cell office:value-type="float" office:value="70349" calcext:value-type="float">
            <text:p>70349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Kings--Hants</text:p>
          </table:table-cell>
          <table:table-cell office:value-type="float" office:value="79286" calcext:value-type="float">
            <text:p>79286</text:p>
          </table:table-cell>
          <table:table-cell office:value-type="float" office:value="65898" calcext:value-type="float">
            <text:p>65898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ackville--Eastern Shore</text:p>
          </table:table-cell>
          <table:table-cell office:value-type="float" office:value="83655" calcext:value-type="float">
            <text:p>83655</text:p>
          </table:table-cell>
          <table:table-cell office:value-type="float" office:value="69311" calcext:value-type="float">
            <text:p>69311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outh Shore--St. Margaret's</text:p>
          </table:table-cell>
          <table:table-cell office:value-type="float" office:value="83694" calcext:value-type="float">
            <text:p>83694</text:p>
          </table:table-cell>
          <table:table-cell office:value-type="float" office:value="67983" calcext:value-type="float">
            <text:p>67983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ydney--Victoria</text:p>
          </table:table-cell>
          <table:table-cell office:value-type="float" office:value="79294" calcext:value-type="float">
            <text:p>79294</text:p>
          </table:table-cell>
          <table:table-cell office:value-type="float" office:value="64589" calcext:value-type="float">
            <text:p>64589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West Nova/Nova-Ouest</text:p>
          </table:table-cell>
          <table:table-cell office:value-type="float" office:value="88257" calcext:value-type="float">
            <text:p>88257</text:p>
          </table:table-cell>
          <table:table-cell office:value-type="float" office:value="71393" calcext:value-type="float">
            <text:p>71393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Acadie--Bathurst</text:p>
          </table:table-cell>
          <table:table-cell office:value-type="float" office:value="82929" calcext:value-type="float">
            <text:p>82929</text:p>
          </table:table-cell>
          <table:table-cell office:value-type="float" office:value="67608" calcext:value-type="float">
            <text:p>67608</text:p>
          </table:table-cell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Beauséjour</text:p>
          </table:table-cell>
          <table:table-cell office:value-type="float" office:value="73871" calcext:value-type="float">
            <text:p>73871</text:p>
          </table:table-cell>
          <table:table-cell office:value-type="float" office:value="62291" calcext:value-type="float">
            <text:p>62291</text:p>
          </table:table-cell>
          <table:table-cell office:value-type="float" office:value="561" calcext:value-type="float">
            <text:p>5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Fredericton</text:p>
          </table:table-cell>
          <table:table-cell office:value-type="float" office:value="82782" calcext:value-type="float">
            <text:p>82782</text:p>
          </table:table-cell>
          <table:table-cell office:value-type="float" office:value="69453" calcext:value-type="float">
            <text:p>69453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Fundy Royal</text:p>
          </table:table-cell>
          <table:table-cell office:value-type="float" office:value="67287" calcext:value-type="float">
            <text:p>67287</text:p>
          </table:table-cell>
          <table:table-cell office:value-type="float" office:value="54154" calcext:value-type="float">
            <text:p>54154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65877" calcext:value-type="float">
            <text:p>65877</text:p>
          </table:table-cell>
          <table:table-cell office:value-type="float" office:value="53233" calcext:value-type="float">
            <text:p>53233</text:p>
          </table:table-cell>
          <table:table-cell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iramichi</text:p>
          </table:table-cell>
          <table:table-cell office:value-type="float" office:value="56464" calcext:value-type="float">
            <text:p>56464</text:p>
          </table:table-cell>
          <table:table-cell office:value-type="float" office:value="45284" calcext:value-type="float">
            <text:p>45284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3191" calcext:value-type="float">
            <text:p>83191</text:p>
          </table:table-cell>
          <table:table-cell office:value-type="float" office:value="72386" calcext:value-type="float">
            <text:p>72386</text:p>
          </table:table-cell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New Brunswick Southwest/Nouveau-Brunswick-Sud-Ouest</text:p>
          </table:table-cell>
          <table:table-cell office:value-type="float" office:value="63529" calcext:value-type="float">
            <text:p>63529</text:p>
          </table:table-cell>
          <table:table-cell office:value-type="float" office:value="49921" calcext:value-type="float">
            <text:p>49921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Saint John</text:p>
          </table:table-cell>
          <table:table-cell office:value-type="float" office:value="83463" calcext:value-type="float">
            <text:p>83463</text:p>
          </table:table-cell>
          <table:table-cell office:value-type="float" office:value="65639" calcext:value-type="float">
            <text:p>65639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Tobique--Mactaquac</text:p>
          </table:table-cell>
          <table:table-cell office:value-type="float" office:value="70105" calcext:value-type="float">
            <text:p>70105</text:p>
          </table:table-cell>
          <table:table-cell office:value-type="float" office:value="54135" calcext:value-type="float">
            <text:p>54135</text:p>
          </table:table-cell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bitibi--Baie-James--Nunavik--Eeyou</text:p>
          </table:table-cell>
          <table:table-cell office:value-type="float" office:value="80052" calcext:value-type="float">
            <text:p>80052</text:p>
          </table:table-cell>
          <table:table-cell office:value-type="float" office:value="56615" calcext:value-type="float">
            <text:p>56615</text:p>
          </table:table-cell>
          <table:table-cell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bitibi--Témiscamingue</text:p>
          </table:table-cell>
          <table:table-cell office:value-type="float" office:value="104620" calcext:value-type="float">
            <text:p>104620</text:p>
          </table:table-cell>
          <table:table-cell office:value-type="float" office:value="79435" calcext:value-type="float">
            <text:p>79435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huntsic</text:p>
          </table:table-cell>
          <table:table-cell office:value-type="float" office:value="99848" calcext:value-type="float">
            <text:p>99848</text:p>
          </table:table-cell>
          <table:table-cell office:value-type="float" office:value="75100" calcext:value-type="float">
            <text:p>75100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lfred-Pellan</text:p>
          </table:table-cell>
          <table:table-cell office:value-type="float" office:value="99841" calcext:value-type="float">
            <text:p>99841</text:p>
          </table:table-cell>
          <table:table-cell office:value-type="float" office:value="80328" calcext:value-type="float">
            <text:p>80328</text:p>
          </table:table-cell>
          <table:table-cell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rgenteuil--Papineau--Mirabel</text:p>
          </table:table-cell>
          <table:table-cell office:value-type="float" office:value="98467" calcext:value-type="float">
            <text:p>98467</text:p>
          </table:table-cell>
          <table:table-cell office:value-type="float" office:value="86627" calcext:value-type="float">
            <text:p>86627</text:p>
          </table:table-cell>
          <table:table-cell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as-Richelieu--Nicolet--Bécancour</text:p>
          </table:table-cell>
          <table:table-cell office:value-type="float" office:value="92650" calcext:value-type="float">
            <text:p>92650</text:p>
          </table:table-cell>
          <table:table-cell office:value-type="float" office:value="75514" calcext:value-type="float">
            <text:p>75514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ce</text:p>
          </table:table-cell>
          <table:table-cell office:value-type="float" office:value="102072" calcext:value-type="float">
            <text:p>102072</text:p>
          </table:table-cell>
          <table:table-cell office:value-type="float" office:value="82123" calcext:value-type="float">
            <text:p>82123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harnois--Salaberry</text:p>
          </table:table-cell>
          <table:table-cell office:value-type="float" office:value="103808" calcext:value-type="float">
            <text:p>103808</text:p>
          </table:table-cell>
          <table:table-cell office:value-type="float" office:value="84563" calcext:value-type="float">
            <text:p>84563</text:p>
          </table:table-cell>
          <table:table-cell office:value-type="float" office:value="1053" calcext:value-type="float">
            <text:p>1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port--Limoilou</text:p>
          </table:table-cell>
          <table:table-cell office:value-type="float" office:value="98990" calcext:value-type="float">
            <text:p>98990</text:p>
          </table:table-cell>
          <table:table-cell office:value-type="float" office:value="83327" calcext:value-type="float">
            <text:p>83327</text:p>
          </table:table-cell>
          <table:table-cell office:value-type="float" office:value="638" calcext:value-type="float">
            <text:p>6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rthier--Maskinongé</text:p>
          </table:table-cell>
          <table:table-cell office:value-type="float" office:value="103516" calcext:value-type="float">
            <text:p>103516</text:p>
          </table:table-cell>
          <table:table-cell office:value-type="float" office:value="85642" calcext:value-type="float">
            <text:p>85642</text:p>
          </table:table-cell>
          <table:table-cell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ourassa</text:p>
          </table:table-cell>
          <table:table-cell office:value-type="float" office:value="99862" calcext:value-type="float">
            <text:p>99862</text:p>
          </table:table-cell>
          <table:table-cell office:value-type="float" office:value="73571" calcext:value-type="float">
            <text:p>73571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rome--Missisquoi</text:p>
          </table:table-cell>
          <table:table-cell office:value-type="float" office:value="88128" calcext:value-type="float">
            <text:p>88128</text:p>
          </table:table-cell>
          <table:table-cell office:value-type="float" office:value="74088" calcext:value-type="float">
            <text:p>74088</text:p>
          </table:table-cell>
          <table:table-cell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rossard--La Prairie</text:p>
          </table:table-cell>
          <table:table-cell office:value-type="float" office:value="100489" calcext:value-type="float">
            <text:p>100489</text:p>
          </table:table-cell>
          <table:table-cell office:value-type="float" office:value="86808" calcext:value-type="float">
            <text:p>86808</text:p>
          </table:table-cell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ambly--Borduas</text:p>
          </table:table-cell>
          <table:table-cell office:value-type="float" office:value="104995" calcext:value-type="float">
            <text:p>104995</text:p>
          </table:table-cell>
          <table:table-cell office:value-type="float" office:value="88601" calcext:value-type="float">
            <text:p>88601</text:p>
          </table:table-cell>
          <table:table-cell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arlesbourg--Haute-Saint-Charles</text:p>
          </table:table-cell>
          <table:table-cell office:value-type="float" office:value="90162" calcext:value-type="float">
            <text:p>90162</text:p>
          </table:table-cell>
          <table:table-cell office:value-type="float" office:value="77036" calcext:value-type="float">
            <text:p>77036</text:p>
          </table:table-cell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âteauguay--Saint-Constant</text:p>
          </table:table-cell>
          <table:table-cell office:value-type="float" office:value="102709" calcext:value-type="float">
            <text:p>102709</text:p>
          </table:table-cell>
          <table:table-cell office:value-type="float" office:value="82326" calcext:value-type="float">
            <text:p>82326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icoutimi--Le Fjord</text:p>
          </table:table-cell>
          <table:table-cell office:value-type="float" office:value="98739" calcext:value-type="float">
            <text:p>98739</text:p>
          </table:table-cell>
          <table:table-cell office:value-type="float" office:value="78073" calcext:value-type="float">
            <text:p>78073</text:p>
          </table:table-cell>
          <table:table-cell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ompton--Stanstead</text:p>
          </table:table-cell>
          <table:table-cell office:value-type="float" office:value="94167" calcext:value-type="float">
            <text:p>94167</text:p>
          </table:table-cell>
          <table:table-cell office:value-type="float" office:value="75670" calcext:value-type="float">
            <text:p>75670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Drummond</text:p>
          </table:table-cell>
          <table:table-cell office:value-type="float" office:value="87808" calcext:value-type="float">
            <text:p>87808</text:p>
          </table:table-cell>
          <table:table-cell office:value-type="float" office:value="71725" calcext:value-type="float">
            <text:p>71725</text:p>
          </table:table-cell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Gaspésie--Îles-de-la-Madeleine</text:p>
          </table:table-cell>
          <table:table-cell office:value-type="float" office:value="84202" calcext:value-type="float">
            <text:p>84202</text:p>
          </table:table-cell>
          <table:table-cell office:value-type="float" office:value="68494" calcext:value-type="float">
            <text:p>68494</text:p>
          </table:table-cell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Gatineau</text:p>
          </table:table-cell>
          <table:table-cell office:value-type="float" office:value="102898" calcext:value-type="float">
            <text:p>102898</text:p>
          </table:table-cell>
          <table:table-cell office:value-type="float" office:value="83480" calcext:value-type="float">
            <text:p>83480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aute-Gaspésie--La Mitis--Matane--Matapédia</text:p>
          </table:table-cell>
          <table:table-cell office:value-type="float" office:value="74475" calcext:value-type="float">
            <text:p>74475</text:p>
          </table:table-cell>
          <table:table-cell office:value-type="float" office:value="59403" calcext:value-type="float">
            <text:p>59403</text:p>
          </table:table-cell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ochelaga</text:p>
          </table:table-cell>
          <table:table-cell office:value-type="float" office:value="100934" calcext:value-type="float">
            <text:p>100934</text:p>
          </table:table-cell>
          <table:table-cell office:value-type="float" office:value="80142" calcext:value-type="float">
            <text:p>80142</text:p>
          </table:table-cell>
          <table:table-cell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onoré-Mercier</text:p>
          </table:table-cell>
          <table:table-cell office:value-type="float" office:value="100981" calcext:value-type="float">
            <text:p>100981</text:p>
          </table:table-cell>
          <table:table-cell office:value-type="float" office:value="80122" calcext:value-type="float">
            <text:p>80122</text:p>
          </table:table-cell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ull--Aylmer</text:p>
          </table:table-cell>
          <table:table-cell office:value-type="float" office:value="102331" calcext:value-type="float">
            <text:p>102331</text:p>
          </table:table-cell>
          <table:table-cell office:value-type="float" office:value="84233" calcext:value-type="float">
            <text:p>84233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eanne-Le Ber</text:p>
          </table:table-cell>
          <table:table-cell office:value-type="float" office:value="103092" calcext:value-type="float">
            <text:p>103092</text:p>
          </table:table-cell>
          <table:table-cell office:value-type="float" office:value="86427" calcext:value-type="float">
            <text:p>86427</text:p>
          </table:table-cell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oliette</text:p>
          </table:table-cell>
          <table:table-cell office:value-type="float" office:value="97344" calcext:value-type="float">
            <text:p>97344</text:p>
          </table:table-cell>
          <table:table-cell office:value-type="float" office:value="84494" calcext:value-type="float">
            <text:p>84494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onquière--Alma</text:p>
          </table:table-cell>
          <table:table-cell office:value-type="float" office:value="98167" calcext:value-type="float">
            <text:p>98167</text:p>
          </table:table-cell>
          <table:table-cell office:value-type="float" office:value="78153" calcext:value-type="float">
            <text:p>78153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c-Saint-Louis</text:p>
          </table:table-cell>
          <table:table-cell office:value-type="float" office:value="101919" calcext:value-type="float">
            <text:p>101919</text:p>
          </table:table-cell>
          <table:table-cell office:value-type="float" office:value="80536" calcext:value-type="float">
            <text:p>80536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 Pointe-de-l'Île</text:p>
          </table:table-cell>
          <table:table-cell office:value-type="float" office:value="98878" calcext:value-type="float">
            <text:p>98878</text:p>
          </table:table-cell>
          <table:table-cell office:value-type="float" office:value="79135" calcext:value-type="float">
            <text:p>79135</text:p>
          </table:table-cell>
          <table:table-cell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Salle--Émard</text:p>
          </table:table-cell>
          <table:table-cell office:value-type="float" office:value="99767" calcext:value-type="float">
            <text:p>99767</text:p>
          </table:table-cell>
          <table:table-cell office:value-type="float" office:value="76647" calcext:value-type="float">
            <text:p>76647</text:p>
          </table:table-cell>
          <table:table-cell office:value-type="float" office:value="599" calcext:value-type="float">
            <text:p>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urentides--Labelle</text:p>
          </table:table-cell>
          <table:table-cell office:value-type="float" office:value="96133" calcext:value-type="float">
            <text:p>96133</text:p>
          </table:table-cell>
          <table:table-cell office:value-type="float" office:value="86438" calcext:value-type="float">
            <text:p>86438</text:p>
          </table:table-cell>
          <table:table-cell office:value-type="float" office:value="669" calcext:value-type="float">
            <text:p>6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urier--Sainte-Marie</text:p>
          </table:table-cell>
          <table:table-cell office:value-type="float" office:value="100488" calcext:value-type="float">
            <text:p>100488</text:p>
          </table:table-cell>
          <table:table-cell office:value-type="float" office:value="80549" calcext:value-type="float">
            <text:p>80549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val</text:p>
          </table:table-cell>
          <table:table-cell office:value-type="float" office:value="98831" calcext:value-type="float">
            <text:p>98831</text:p>
          </table:table-cell>
          <table:table-cell office:value-type="float" office:value="80699" calcext:value-type="float">
            <text:p>80699</text:p>
          </table:table-cell>
          <table:table-cell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val--Les Îles</text:p>
          </table:table-cell>
          <table:table-cell office:value-type="float" office:value="100137" calcext:value-type="float">
            <text:p>100137</text:p>
          </table:table-cell>
          <table:table-cell office:value-type="float" office:value="84662" calcext:value-type="float">
            <text:p>84662</text:p>
          </table:table-cell>
          <table:table-cell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évis--Bellechasse</text:p>
          </table:table-cell>
          <table:table-cell office:value-type="float" office:value="102310" calcext:value-type="float">
            <text:p>102310</text:p>
          </table:table-cell>
          <table:table-cell office:value-type="float" office:value="85635" calcext:value-type="float">
            <text:p>85635</text:p>
          </table:table-cell>
          <table:table-cell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ngueuil--Pierre-Boucher</text:p>
          </table:table-cell>
          <table:table-cell office:value-type="float" office:value="96403" calcext:value-type="float">
            <text:p>96403</text:p>
          </table:table-cell>
          <table:table-cell office:value-type="float" office:value="76473" calcext:value-type="float">
            <text:p>76473</text:p>
          </table:table-cell>
          <table:table-cell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tbinière--Chutes-de-la-Chaudière</text:p>
          </table:table-cell>
          <table:table-cell office:value-type="float" office:value="94834" calcext:value-type="float">
            <text:p>94834</text:p>
          </table:table-cell>
          <table:table-cell office:value-type="float" office:value="76764" calcext:value-type="float">
            <text:p>76764</text:p>
          </table:table-cell>
          <table:table-cell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uis-Hébert</text:p>
          </table:table-cell>
          <table:table-cell office:value-type="float" office:value="98156" calcext:value-type="float">
            <text:p>98156</text:p>
          </table:table-cell>
          <table:table-cell office:value-type="float" office:value="82671" calcext:value-type="float">
            <text:p>82671</text:p>
          </table:table-cell>
          <table:table-cell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uis-Saint-Laurent</text:p>
          </table:table-cell>
          <table:table-cell office:value-type="float" office:value="94294" calcext:value-type="float">
            <text:p>94294</text:p>
          </table:table-cell>
          <table:table-cell office:value-type="float" office:value="78209" calcext:value-type="float">
            <text:p>78209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anicouagan</text:p>
          </table:table-cell>
          <table:table-cell office:value-type="float" office:value="84872" calcext:value-type="float">
            <text:p>84872</text:p>
          </table:table-cell>
          <table:table-cell office:value-type="float" office:value="64537" calcext:value-type="float">
            <text:p>64537</text:p>
          </table:table-cell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arc-Aurèle-Fortin</text:p>
          </table:table-cell>
          <table:table-cell office:value-type="float" office:value="99044" calcext:value-type="float">
            <text:p>99044</text:p>
          </table:table-cell>
          <table:table-cell office:value-type="float" office:value="80351" calcext:value-type="float">
            <text:p>80351</text:p>
          </table:table-cell>
          <table:table-cell office:value-type="float" office:value="798" calcext:value-type="float">
            <text:p>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égantic--L'Érable</text:p>
          </table:table-cell>
          <table:table-cell office:value-type="float" office:value="87205" calcext:value-type="float">
            <text:p>87205</text:p>
          </table:table-cell>
          <table:table-cell office:value-type="float" office:value="69617" calcext:value-type="float">
            <text:p>69617</text:p>
          </table:table-cell>
          <table:table-cell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calm</text:p>
          </table:table-cell>
          <table:table-cell office:value-type="float" office:value="105678" calcext:value-type="float">
            <text:p>105678</text:p>
          </table:table-cell>
          <table:table-cell office:value-type="float" office:value="90186" calcext:value-type="float">
            <text:p>90186</text:p>
          </table:table-cell>
          <table:table-cell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magny--L'Islet--Kamouraska--Rivière-du-Loup</text:p>
          </table:table-cell>
          <table:table-cell office:value-type="float" office:value="97126" calcext:value-type="float">
            <text:p>97126</text:p>
          </table:table-cell>
          <table:table-cell office:value-type="float" office:value="78382" calcext:value-type="float">
            <text:p>78382</text:p>
          </table:table-cell>
          <table:table-cell office:value-type="float" office:value="672" calcext:value-type="float">
            <text:p>6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morency--Charlevoix--Haute-Côte-Nord</text:p>
          </table:table-cell>
          <table:table-cell office:value-type="float" office:value="89257" calcext:value-type="float">
            <text:p>89257</text:p>
          </table:table-cell>
          <table:table-cell office:value-type="float" office:value="74190" calcext:value-type="float">
            <text:p>74190</text:p>
          </table:table-cell>
          <table:table-cell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unt Royal/Mont-Royal</text:p>
          </table:table-cell>
          <table:table-cell office:value-type="float" office:value="98346" calcext:value-type="float">
            <text:p>98346</text:p>
          </table:table-cell>
          <table:table-cell office:value-type="float" office:value="70492" calcext:value-type="float">
            <text:p>70492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Notre-Dame-de-Grâce--Lachine</text:p>
          </table:table-cell>
          <table:table-cell office:value-type="float" office:value="101698" calcext:value-type="float">
            <text:p>101698</text:p>
          </table:table-cell>
          <table:table-cell office:value-type="float" office:value="76534" calcext:value-type="float">
            <text:p>76534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Outremont</text:p>
          </table:table-cell>
          <table:table-cell office:value-type="float" office:value="96693" calcext:value-type="float">
            <text:p>96693</text:p>
          </table:table-cell>
          <table:table-cell office:value-type="float" office:value="67253" calcext:value-type="float">
            <text:p>67253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apineau</text:p>
          </table:table-cell>
          <table:table-cell office:value-type="float" office:value="103942" calcext:value-type="float">
            <text:p>103942</text:p>
          </table:table-cell>
          <table:table-cell office:value-type="float" office:value="72319" calcext:value-type="float">
            <text:p>72319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ierrefonds--Dollard</text:p>
          </table:table-cell>
          <table:table-cell office:value-type="float" office:value="102542" calcext:value-type="float">
            <text:p>102542</text:p>
          </table:table-cell>
          <table:table-cell office:value-type="float" office:value="80211" calcext:value-type="float">
            <text:p>80211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ontiac</text:p>
          </table:table-cell>
          <table:table-cell office:value-type="float" office:value="89950" calcext:value-type="float">
            <text:p>89950</text:p>
          </table:table-cell>
          <table:table-cell office:value-type="float" office:value="77772" calcext:value-type="float">
            <text:p>77772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ortneuf--Jacques-Cartier</text:p>
          </table:table-cell>
          <table:table-cell office:value-type="float" office:value="87141" calcext:value-type="float">
            <text:p>87141</text:p>
          </table:table-cell>
          <table:table-cell office:value-type="float" office:value="73483" calcext:value-type="float">
            <text:p>73483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Québec</text:p>
          </table:table-cell>
          <table:table-cell office:value-type="float" office:value="93811" calcext:value-type="float">
            <text:p>93811</text:p>
          </table:table-cell>
          <table:table-cell office:value-type="float" office:value="80576" calcext:value-type="float">
            <text:p>80576</text:p>
          </table:table-cell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epentigny</text:p>
          </table:table-cell>
          <table:table-cell office:value-type="float" office:value="103977" calcext:value-type="float">
            <text:p>103977</text:p>
          </table:table-cell>
          <table:table-cell office:value-type="float" office:value="84312" calcext:value-type="float">
            <text:p>84312</text:p>
          </table:table-cell>
          <table:table-cell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chmond--Arthabaska</text:p>
          </table:table-cell>
          <table:table-cell office:value-type="float" office:value="97493" calcext:value-type="float">
            <text:p>97493</text:p>
          </table:table-cell>
          <table:table-cell office:value-type="float" office:value="78478" calcext:value-type="float">
            <text:p>78478</text:p>
          </table:table-cell>
          <table:table-cell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mouski-Neigette--Témiscouata--Les Basques</text:p>
          </table:table-cell>
          <table:table-cell office:value-type="float" office:value="84557" calcext:value-type="float">
            <text:p>84557</text:p>
          </table:table-cell>
          <table:table-cell office:value-type="float" office:value="67793" calcext:value-type="float">
            <text:p>67793</text:p>
          </table:table-cell>
          <table:table-cell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vière-des-Mille-Îles</text:p>
          </table:table-cell>
          <table:table-cell office:value-type="float" office:value="92929" calcext:value-type="float">
            <text:p>92929</text:p>
          </table:table-cell>
          <table:table-cell office:value-type="float" office:value="73369" calcext:value-type="float">
            <text:p>73369</text:p>
          </table:table-cell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vière-du-Nord</text:p>
          </table:table-cell>
          <table:table-cell office:value-type="float" office:value="90419" calcext:value-type="float">
            <text:p>90419</text:p>
          </table:table-cell>
          <table:table-cell office:value-type="float" office:value="79116" calcext:value-type="float">
            <text:p>79116</text:p>
          </table:table-cell>
          <table:table-cell office:value-type="float" office:value="782" calcext:value-type="float">
            <text:p>7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oberval--Lac-Saint-Jean</text:p>
          </table:table-cell>
          <table:table-cell office:value-type="float" office:value="81373" calcext:value-type="float">
            <text:p>81373</text:p>
          </table:table-cell>
          <table:table-cell office:value-type="float" office:value="63236" calcext:value-type="float">
            <text:p>63236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osemont--La Petite-Patrie</text:p>
          </table:table-cell>
          <table:table-cell office:value-type="float" office:value="103458" calcext:value-type="float">
            <text:p>103458</text:p>
          </table:table-cell>
          <table:table-cell office:value-type="float" office:value="82790" calcext:value-type="float">
            <text:p>82790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Bruno--Saint-Hubert</text:p>
          </table:table-cell>
          <table:table-cell office:value-type="float" office:value="99755" calcext:value-type="float">
            <text:p>99755</text:p>
          </table:table-cell>
          <table:table-cell office:value-type="float" office:value="78608" calcext:value-type="float">
            <text:p>78608</text:p>
          </table:table-cell>
          <table:table-cell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Hyacinthe--Bagot</text:p>
          </table:table-cell>
          <table:table-cell office:value-type="float" office:value="94084" calcext:value-type="float">
            <text:p>94084</text:p>
          </table:table-cell>
          <table:table-cell office:value-type="float" office:value="76101" calcext:value-type="float">
            <text:p>76101</text:p>
          </table:table-cell>
          <table:table-cell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Jean</text:p>
          </table:table-cell>
          <table:table-cell office:value-type="float" office:value="95096" calcext:value-type="float">
            <text:p>95096</text:p>
          </table:table-cell>
          <table:table-cell office:value-type="float" office:value="79885" calcext:value-type="float">
            <text:p>79885</text:p>
          </table:table-cell>
          <table:table-cell office:value-type="float" office:value="859" calcext:value-type="float">
            <text:p>8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ambert</text:p>
          </table:table-cell>
          <table:table-cell office:value-type="float" office:value="92946" calcext:value-type="float">
            <text:p>92946</text:p>
          </table:table-cell>
          <table:table-cell office:value-type="float" office:value="75114" calcext:value-type="float">
            <text:p>75114</text:p>
          </table:table-cell>
          <table:table-cell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100747" calcext:value-type="float">
            <text:p>100747</text:p>
          </table:table-cell>
          <table:table-cell office:value-type="float" office:value="77419" calcext:value-type="float">
            <text:p>77419</text:p>
          </table:table-cell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02302" calcext:value-type="float">
            <text:p>102302</text:p>
          </table:table-cell>
          <table:table-cell office:value-type="float" office:value="73869" calcext:value-type="float">
            <text:p>73869</text:p>
          </table:table-cell>
          <table:table-cell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Maurice--Champlain</text:p>
          </table:table-cell>
          <table:table-cell office:value-type="float" office:value="97893" calcext:value-type="float">
            <text:p>97893</text:p>
          </table:table-cell>
          <table:table-cell office:value-type="float" office:value="79959" calcext:value-type="float">
            <text:p>79959</text:p>
          </table:table-cell>
          <table:table-cell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hefford</text:p>
          </table:table-cell>
          <table:table-cell office:value-type="float" office:value="94939" calcext:value-type="float">
            <text:p>94939</text:p>
          </table:table-cell>
          <table:table-cell office:value-type="float" office:value="78345" calcext:value-type="float">
            <text:p>78345</text:p>
          </table:table-cell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herbrooke</text:p>
          </table:table-cell>
          <table:table-cell office:value-type="float" office:value="97882" calcext:value-type="float">
            <text:p>97882</text:p>
          </table:table-cell>
          <table:table-cell office:value-type="float" office:value="81896" calcext:value-type="float">
            <text:p>81896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Terrebonne--Blainville</text:p>
          </table:table-cell>
          <table:table-cell office:value-type="float" office:value="92086" calcext:value-type="float">
            <text:p>92086</text:p>
          </table:table-cell>
          <table:table-cell office:value-type="float" office:value="77964" calcext:value-type="float">
            <text:p>77964</text:p>
          </table:table-cell>
          <table:table-cell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Trois-Rivières</text:p>
          </table:table-cell>
          <table:table-cell office:value-type="float" office:value="92206" calcext:value-type="float">
            <text:p>92206</text:p>
          </table:table-cell>
          <table:table-cell office:value-type="float" office:value="76988" calcext:value-type="float">
            <text:p>76988</text:p>
          </table:table-cell>
          <table:table-cell office:value-type="float" office:value="699" calcext:value-type="float">
            <text:p>6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Vaudreuil-Soulanges</text:p>
          </table:table-cell>
          <table:table-cell office:value-type="float" office:value="102100" calcext:value-type="float">
            <text:p>102100</text:p>
          </table:table-cell>
          <table:table-cell office:value-type="float" office:value="89306" calcext:value-type="float">
            <text:p>89306</text:p>
          </table:table-cell>
          <table:table-cell office:value-type="float" office:value="671" calcext:value-type="float">
            <text:p>6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Verchères--Les Patriotes</text:p>
          </table:table-cell>
          <table:table-cell office:value-type="float" office:value="89209" calcext:value-type="float">
            <text:p>89209</text:p>
          </table:table-cell>
          <table:table-cell office:value-type="float" office:value="74053" calcext:value-type="float">
            <text:p>74053</text:p>
          </table:table-cell>
          <table:table-cell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Westmount--Ville-Marie</text:p>
          </table:table-cell>
          <table:table-cell office:value-type="float" office:value="97226" calcext:value-type="float">
            <text:p>97226</text:p>
          </table:table-cell>
          <table:table-cell office:value-type="float" office:value="77486" calcext:value-type="float">
            <text:p>77486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jax--Pickering</text:p>
          </table:table-cell>
          <table:table-cell office:value-type="float" office:value="100248" calcext:value-type="float">
            <text:p>100248</text:p>
          </table:table-cell>
          <table:table-cell office:value-type="float" office:value="76987" calcext:value-type="float">
            <text:p>76987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--Kapuskasing</text:p>
          </table:table-cell>
          <table:table-cell office:value-type="float" office:value="82340" calcext:value-type="float">
            <text:p>82340</text:p>
          </table:table-cell>
          <table:table-cell office:value-type="float" office:value="60311" calcext:value-type="float">
            <text:p>6031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ncaster--Dundas--Flamborough--Westdale</text:p>
          </table:table-cell>
          <table:table-cell office:value-type="float" office:value="106245" calcext:value-type="float">
            <text:p>106245</text:p>
          </table:table-cell>
          <table:table-cell office:value-type="float" office:value="84121" calcext:value-type="float">
            <text:p>84121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 office:value-type="float" office:value="103710" calcext:value-type="float">
            <text:p>103710</text:p>
          </table:table-cell>
          <table:table-cell office:value-type="float" office:value="87983" calcext:value-type="float">
            <text:p>87983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8913" calcext:value-type="float">
            <text:p>108913</text:p>
          </table:table-cell>
          <table:table-cell office:value-type="float" office:value="72844" calcext:value-type="float">
            <text:p>72844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</text:p>
          </table:table-cell>
          <table:table-cell office:value-type="float" office:value="119886" calcext:value-type="float">
            <text:p>119886</text:p>
          </table:table-cell>
          <table:table-cell office:value-type="float" office:value="84395" calcext:value-type="float">
            <text:p>84395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--Springdale</text:p>
          </table:table-cell>
          <table:table-cell office:value-type="float" office:value="116775" calcext:value-type="float">
            <text:p>116775</text:p>
          </table:table-cell>
          <table:table-cell office:value-type="float" office:value="77368" calcext:value-type="float">
            <text:p>77368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/Brampton-Ouest</text:p>
          </table:table-cell>
          <table:table-cell office:value-type="float" office:value="113638" calcext:value-type="float">
            <text:p>113638</text:p>
          </table:table-cell>
          <table:table-cell office:value-type="float" office:value="96838" calcext:value-type="float">
            <text:p>96838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18580" calcext:value-type="float">
            <text:p>118580</text:p>
          </table:table-cell>
          <table:table-cell office:value-type="float" office:value="91872" calcext:value-type="float">
            <text:p>91872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--Owen Sound</text:p>
          </table:table-cell>
          <table:table-cell office:value-type="float" office:value="102487" calcext:value-type="float">
            <text:p>102487</text:p>
          </table:table-cell>
          <table:table-cell office:value-type="float" office:value="77109" calcext:value-type="float">
            <text:p>77109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117348" calcext:value-type="float">
            <text:p>117348</text:p>
          </table:table-cell>
          <table:table-cell office:value-type="float" office:value="89433" calcext:value-type="float">
            <text:p>89433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19141" calcext:value-type="float">
            <text:p>119141</text:p>
          </table:table-cell>
          <table:table-cell office:value-type="float" office:value="89262" calcext:value-type="float">
            <text:p>89262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Mississippi Mills</text:p>
          </table:table-cell>
          <table:table-cell office:value-type="float" office:value="111149" calcext:value-type="float">
            <text:p>111149</text:p>
          </table:table-cell>
          <table:table-cell office:value-type="float" office:value="92129" calcext:value-type="float">
            <text:p>92129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Kent--Essex</text:p>
          </table:table-cell>
          <table:table-cell office:value-type="float" office:value="106144" calcext:value-type="float">
            <text:p>106144</text:p>
          </table:table-cell>
          <table:table-cell office:value-type="float" office:value="74875" calcext:value-type="float">
            <text:p>74875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11705" calcext:value-type="float">
            <text:p>111705</text:p>
          </table:table-cell>
          <table:table-cell office:value-type="float" office:value="64599" calcext:value-type="float">
            <text:p>64599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/Don Valley-Est</text:p>
          </table:table-cell>
          <table:table-cell office:value-type="float" office:value="111177" calcext:value-type="float">
            <text:p>111177</text:p>
          </table:table-cell>
          <table:table-cell office:value-type="float" office:value="68366" calcext:value-type="float">
            <text:p>68366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/Don Valley-Ouest</text:p>
          </table:table-cell>
          <table:table-cell office:value-type="float" office:value="115539" calcext:value-type="float">
            <text:p>115539</text:p>
          </table:table-cell>
          <table:table-cell office:value-type="float" office:value="78824" calcext:value-type="float">
            <text:p>78824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Caledon</text:p>
          </table:table-cell>
          <table:table-cell office:value-type="float" office:value="101608" calcext:value-type="float">
            <text:p>101608</text:p>
          </table:table-cell>
          <table:table-cell office:value-type="float" office:value="76190" calcext:value-type="float">
            <text:p>76190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07435" calcext:value-type="float">
            <text:p>107435</text:p>
          </table:table-cell>
          <table:table-cell office:value-type="float" office:value="83426" calcext:value-type="float">
            <text:p>83426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06879" calcext:value-type="float">
            <text:p>106879</text:p>
          </table:table-cell>
          <table:table-cell office:value-type="float" office:value="73201" calcext:value-type="float">
            <text:p>7320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04564" calcext:value-type="float">
            <text:p>104564</text:p>
          </table:table-cell>
          <table:table-cell office:value-type="float" office:value="77902" calcext:value-type="float">
            <text:p>77902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14330" calcext:value-type="float">
            <text:p>114330</text:p>
          </table:table-cell>
          <table:table-cell office:value-type="float" office:value="86571" calcext:value-type="float">
            <text:p>86571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/Etobicoke-Centre</text:p>
          </table:table-cell>
          <table:table-cell office:value-type="float" office:value="111792" calcext:value-type="float">
            <text:p>111792</text:p>
          </table:table-cell>
          <table:table-cell office:value-type="float" office:value="78511" calcext:value-type="float">
            <text:p>78511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13914" calcext:value-type="float">
            <text:p>113914</text:p>
          </table:table-cell>
          <table:table-cell office:value-type="float" office:value="81150" calcext:value-type="float">
            <text:p>81150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/Etobicoke-Nord</text:p>
          </table:table-cell>
          <table:table-cell office:value-type="float" office:value="112411" calcext:value-type="float">
            <text:p>112411</text:p>
          </table:table-cell>
          <table:table-cell office:value-type="float" office:value="61424" calcext:value-type="float">
            <text:p>61424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97660" calcext:value-type="float">
            <text:p>97660</text:p>
          </table:table-cell>
          <table:table-cell office:value-type="float" office:value="78207" calcext:value-type="float">
            <text:p>78207</text:p>
          </table:table-cell>
          <table:table-cell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float" office:value="106170" calcext:value-type="float">
            <text:p>106170</text:p>
          </table:table-cell>
          <table:table-cell office:value-type="float" office:value="87410" calcext:value-type="float">
            <text:p>87410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104575" calcext:value-type="float">
            <text:p>104575</text:p>
          </table:table-cell>
          <table:table-cell office:value-type="float" office:value="79358" calcext:value-type="float">
            <text:p>79358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Kawartha Lakes--Brock</text:p>
          </table:table-cell>
          <table:table-cell office:value-type="float" office:value="111343" calcext:value-type="float">
            <text:p>111343</text:p>
          </table:table-cell>
          <table:table-cell office:value-type="float" office:value="89166" calcext:value-type="float">
            <text:p>89166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00055" calcext:value-type="float">
            <text:p>100055</text:p>
          </table:table-cell>
          <table:table-cell office:value-type="float" office:value="98768" calcext:value-type="float">
            <text:p>98768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Centre/Hamilton-Centre</text:p>
          </table:table-cell>
          <table:table-cell office:value-type="float" office:value="118186" calcext:value-type="float">
            <text:p>118186</text:p>
          </table:table-cell>
          <table:table-cell office:value-type="float" office:value="81161" calcext:value-type="float">
            <text:p>81161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--Stoney Creek/Hamilton-Est--Stoney Creek</text:p>
          </table:table-cell>
          <table:table-cell office:value-type="float" office:value="115709" calcext:value-type="float">
            <text:p>115709</text:p>
          </table:table-cell>
          <table:table-cell office:value-type="float" office:value="85635" calcext:value-type="float">
            <text:p>85635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19830" calcext:value-type="float">
            <text:p>119830</text:p>
          </table:table-cell>
          <table:table-cell office:value-type="float" office:value="87642" calcext:value-type="float">
            <text:p>87642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104063" calcext:value-type="float">
            <text:p>104063</text:p>
          </table:table-cell>
          <table:table-cell office:value-type="float" office:value="76301" calcext:value-type="float">
            <text:p>76301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</text:p>
          </table:table-cell>
          <table:table-cell office:value-type="float" office:value="60572" calcext:value-type="float">
            <text:p>60572</text:p>
          </table:table-cell>
          <table:table-cell office:value-type="float" office:value="43000" calcext:value-type="float">
            <text:p>4300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/Kingston et les Îles</text:p>
          </table:table-cell>
          <table:table-cell office:value-type="float" office:value="115833" calcext:value-type="float">
            <text:p>115833</text:p>
          </table:table-cell>
          <table:table-cell office:value-type="float" office:value="94720" calcext:value-type="float">
            <text:p>94720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/Kitchener-Centre</text:p>
          </table:table-cell>
          <table:table-cell office:value-type="float" office:value="108840" calcext:value-type="float">
            <text:p>108840</text:p>
          </table:table-cell>
          <table:table-cell office:value-type="float" office:value="77942" calcext:value-type="float">
            <text:p>77942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Conestoga</text:p>
          </table:table-cell>
          <table:table-cell office:value-type="float" office:value="96708" calcext:value-type="float">
            <text:p>96708</text:p>
          </table:table-cell>
          <table:table-cell office:value-type="float" office:value="77594" calcext:value-type="float">
            <text:p>77594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Waterloo</text:p>
          </table:table-cell>
          <table:table-cell office:value-type="float" office:value="113826" calcext:value-type="float">
            <text:p>113826</text:p>
          </table:table-cell>
          <table:table-cell office:value-type="float" office:value="94749" calcext:value-type="float">
            <text:p>94749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Kent--Middlesex</text:p>
          </table:table-cell>
          <table:table-cell office:value-type="float" office:value="105291" calcext:value-type="float">
            <text:p>105291</text:p>
          </table:table-cell>
          <table:table-cell office:value-type="float" office:value="78907" calcext:value-type="float">
            <text:p>78907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Frontenac--Lennox and Addington</text:p>
          </table:table-cell>
          <table:table-cell office:value-type="float" office:value="113082" calcext:value-type="float">
            <text:p>113082</text:p>
          </table:table-cell>
          <table:table-cell office:value-type="float" office:value="88185" calcext:value-type="float">
            <text:p>88185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6606" calcext:value-type="float">
            <text:p>96606</text:p>
          </table:table-cell>
          <table:table-cell office:value-type="float" office:value="74055" calcext:value-type="float">
            <text:p>74055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07341" calcext:value-type="float">
            <text:p>107341</text:p>
          </table:table-cell>
          <table:table-cell office:value-type="float" office:value="75174" calcext:value-type="float">
            <text:p>75174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/London-Centre-Nord</text:p>
          </table:table-cell>
          <table:table-cell office:value-type="float" office:value="107672" calcext:value-type="float">
            <text:p>107672</text:p>
          </table:table-cell>
          <table:table-cell office:value-type="float" office:value="91328" calcext:value-type="float">
            <text:p>91328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/London-Ouest</text:p>
          </table:table-cell>
          <table:table-cell office:value-type="float" office:value="110988" calcext:value-type="float">
            <text:p>110988</text:p>
          </table:table-cell>
          <table:table-cell office:value-type="float" office:value="86830" calcext:value-type="float">
            <text:p>86830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Unionville</text:p>
          </table:table-cell>
          <table:table-cell office:value-type="float" office:value="112093" calcext:value-type="float">
            <text:p>112093</text:p>
          </table:table-cell>
          <table:table-cell office:value-type="float" office:value="86146" calcext:value-type="float">
            <text:p>86146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Brampton South/Mississauga--Brampton-Sud</text:p>
          </table:table-cell>
          <table:table-cell office:value-type="float" office:value="113826" calcext:value-type="float">
            <text:p>113826</text:p>
          </table:table-cell>
          <table:table-cell office:value-type="float" office:value="85068" calcext:value-type="float">
            <text:p>85068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--Cooksville/Mississauga-Est--Cooksville</text:p>
          </table:table-cell>
          <table:table-cell office:value-type="float" office:value="122566" calcext:value-type="float">
            <text:p>122566</text:p>
          </table:table-cell>
          <table:table-cell office:value-type="float" office:value="78492" calcext:value-type="float">
            <text:p>78492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Erindale</text:p>
          </table:table-cell>
          <table:table-cell office:value-type="float" office:value="120354" calcext:value-type="float">
            <text:p>120354</text:p>
          </table:table-cell>
          <table:table-cell office:value-type="float" office:value="91874" calcext:value-type="float">
            <text:p>91874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/Mississauga-Sud</text:p>
          </table:table-cell>
          <table:table-cell office:value-type="float" office:value="113003" calcext:value-type="float">
            <text:p>113003</text:p>
          </table:table-cell>
          <table:table-cell office:value-type="float" office:value="76614" calcext:value-type="float">
            <text:p>76614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Streetsville</text:p>
          </table:table-cell>
          <table:table-cell office:value-type="float" office:value="118305" calcext:value-type="float">
            <text:p>118305</text:p>
          </table:table-cell>
          <table:table-cell office:value-type="float" office:value="81440" calcext:value-type="float">
            <text:p>81440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--Carleton</text:p>
          </table:table-cell>
          <table:table-cell office:value-type="float" office:value="109291" calcext:value-type="float">
            <text:p>109291</text:p>
          </table:table-cell>
          <table:table-cell office:value-type="float" office:value="95156" calcext:value-type="float">
            <text:p>95156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wmarket--Aurora</text:p>
          </table:table-cell>
          <table:table-cell office:value-type="float" office:value="105955" calcext:value-type="float">
            <text:p>105955</text:p>
          </table:table-cell>
          <table:table-cell office:value-type="float" office:value="81755" calcext:value-type="float">
            <text:p>81755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120797" calcext:value-type="float">
            <text:p>120797</text:p>
          </table:table-cell>
          <table:table-cell office:value-type="float" office:value="92481" calcext:value-type="float">
            <text:p>92481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West--Glanbrook/Niagara-Ouest--Glanbrook</text:p>
          </table:table-cell>
          <table:table-cell office:value-type="float" office:value="99747" calcext:value-type="float">
            <text:p>99747</text:p>
          </table:table-cell>
          <table:table-cell office:value-type="float" office:value="80076" calcext:value-type="float">
            <text:p>80076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9859" calcext:value-type="float">
            <text:p>89859</text:p>
          </table:table-cell>
          <table:table-cell office:value-type="float" office:value="69202" calcext:value-type="float">
            <text:p>69202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--Timiskaming</text:p>
          </table:table-cell>
          <table:table-cell office:value-type="float" office:value="89416" calcext:value-type="float">
            <text:p>89416</text:p>
          </table:table-cell>
          <table:table-cell office:value-type="float" office:value="71136" calcext:value-type="float">
            <text:p>71136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--Quinte West</text:p>
          </table:table-cell>
          <table:table-cell office:value-type="float" office:value="118906" calcext:value-type="float">
            <text:p>118906</text:p>
          </table:table-cell>
          <table:table-cell office:value-type="float" office:value="93243" calcext:value-type="float">
            <text:p>93243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 Ridges--Markham</text:p>
          </table:table-cell>
          <table:table-cell office:value-type="float" office:value="111276" calcext:value-type="float">
            <text:p>111276</text:p>
          </table:table-cell>
          <table:table-cell office:value-type="float" office:value="111882" calcext:value-type="float">
            <text:p>111882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09642" calcext:value-type="float">
            <text:p>109642</text:p>
          </table:table-cell>
          <table:table-cell office:value-type="float" office:value="81117" calcext:value-type="float">
            <text:p>81117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13662" calcext:value-type="float">
            <text:p>113662</text:p>
          </table:table-cell>
          <table:table-cell office:value-type="float" office:value="84063" calcext:value-type="float">
            <text:p>84063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/Ottawa-Centre</text:p>
          </table:table-cell>
          <table:table-cell office:value-type="float" office:value="114032" calcext:value-type="float">
            <text:p>114032</text:p>
          </table:table-cell>
          <table:table-cell office:value-type="float" office:value="91958" calcext:value-type="float">
            <text:p>91958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Orléans</text:p>
          </table:table-cell>
          <table:table-cell office:value-type="float" office:value="103435" calcext:value-type="float">
            <text:p>103435</text:p>
          </table:table-cell>
          <table:table-cell office:value-type="float" office:value="82891" calcext:value-type="float">
            <text:p>82891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/Ottawa-Sud</text:p>
          </table:table-cell>
          <table:table-cell office:value-type="float" office:value="118808" calcext:value-type="float">
            <text:p>118808</text:p>
          </table:table-cell>
          <table:table-cell office:value-type="float" office:value="86188" calcext:value-type="float">
            <text:p>86188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05870" calcext:value-type="float">
            <text:p>105870</text:p>
          </table:table-cell>
          <table:table-cell office:value-type="float" office:value="81885" calcext:value-type="float">
            <text:p>81885</text:p>
          </table:table-cell>
          <table:table-cell office:value-type="float" office:value="358" calcext:value-type="float">
            <text:p>3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/Ottawa-Ouest--Nepean</text:p>
          </table:table-cell>
          <table:table-cell office:value-type="float" office:value="112509" calcext:value-type="float">
            <text:p>112509</text:p>
          </table:table-cell>
          <table:table-cell office:value-type="float" office:value="83662" calcext:value-type="float">
            <text:p>83662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99270" calcext:value-type="float">
            <text:p>99270</text:p>
          </table:table-cell>
          <table:table-cell office:value-type="float" office:value="74292" calcext:value-type="float">
            <text:p>74292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6559" calcext:value-type="float">
            <text:p>106559</text:p>
          </table:table-cell>
          <table:table-cell office:value-type="float" office:value="73499" calcext:value-type="float">
            <text:p>73499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84789" calcext:value-type="float">
            <text:p>84789</text:p>
          </table:table-cell>
          <table:table-cell office:value-type="float" office:value="68577" calcext:value-type="float">
            <text:p>68577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</text:p>
          </table:table-cell>
          <table:table-cell office:value-type="float" office:value="102447" calcext:value-type="float">
            <text:p>102447</text:p>
          </table:table-cell>
          <table:table-cell office:value-type="float" office:value="72646" calcext:value-type="float">
            <text:p>72646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10887" calcext:value-type="float">
            <text:p>110887</text:p>
          </table:table-cell>
          <table:table-cell office:value-type="float" office:value="91361" calcext:value-type="float">
            <text:p>91361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Scarborough East/Pickering--Scarborough-Est</text:p>
          </table:table-cell>
          <table:table-cell office:value-type="float" office:value="106722" calcext:value-type="float">
            <text:p>106722</text:p>
          </table:table-cell>
          <table:table-cell office:value-type="float" office:value="76137" calcext:value-type="float">
            <text:p>76137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109407" calcext:value-type="float">
            <text:p>109407</text:p>
          </table:table-cell>
          <table:table-cell office:value-type="float" office:value="87340" calcext:value-type="float">
            <text:p>87340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6416" calcext:value-type="float">
            <text:p>96416</text:p>
          </table:table-cell>
          <table:table-cell office:value-type="float" office:value="75194" calcext:value-type="float">
            <text:p>75194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float" office:value="109394" calcext:value-type="float">
            <text:p>109394</text:p>
          </table:table-cell>
          <table:table-cell office:value-type="float" office:value="84433" calcext:value-type="float">
            <text:p>84433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11452" calcext:value-type="float">
            <text:p>111452</text:p>
          </table:table-cell>
          <table:table-cell office:value-type="float" office:value="84967" calcext:value-type="float">
            <text:p>84967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12449" calcext:value-type="float">
            <text:p>112449</text:p>
          </table:table-cell>
          <table:table-cell office:value-type="float" office:value="81121" calcext:value-type="float">
            <text:p>81121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104556" calcext:value-type="float">
            <text:p>104556</text:p>
          </table:table-cell>
          <table:table-cell office:value-type="float" office:value="78909" calcext:value-type="float">
            <text:p>78909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8419" calcext:value-type="float">
            <text:p>88419</text:p>
          </table:table-cell>
          <table:table-cell office:value-type="float" office:value="68537" calcext:value-type="float">
            <text:p>68537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10669" calcext:value-type="float">
            <text:p>110669</text:p>
          </table:table-cell>
          <table:table-cell office:value-type="float" office:value="72895" calcext:value-type="float">
            <text:p>72895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/Scarborough-Centre</text:p>
          </table:table-cell>
          <table:table-cell office:value-type="float" office:value="102922" calcext:value-type="float">
            <text:p>102922</text:p>
          </table:table-cell>
          <table:table-cell office:value-type="float" office:value="68205" calcext:value-type="float">
            <text:p>68205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Guildwood</text:p>
          </table:table-cell>
          <table:table-cell office:value-type="float" office:value="112628" calcext:value-type="float">
            <text:p>112628</text:p>
          </table:table-cell>
          <table:table-cell office:value-type="float" office:value="66291" calcext:value-type="float">
            <text:p>66291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15437" calcext:value-type="float">
            <text:p>115437</text:p>
          </table:table-cell>
          <table:table-cell office:value-type="float" office:value="81392" calcext:value-type="float">
            <text:p>81392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/Scarborough-Sud-Ouest</text:p>
          </table:table-cell>
          <table:table-cell office:value-type="float" office:value="105237" calcext:value-type="float">
            <text:p>105237</text:p>
          </table:table-cell>
          <table:table-cell office:value-type="float" office:value="67109" calcext:value-type="float">
            <text:p>67109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17505" calcext:value-type="float">
            <text:p>117505</text:p>
          </table:table-cell>
          <table:table-cell office:value-type="float" office:value="89841" calcext:value-type="float">
            <text:p>89841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/Simcoe-Nord</text:p>
          </table:table-cell>
          <table:table-cell office:value-type="float" office:value="111057" calcext:value-type="float">
            <text:p>111057</text:p>
          </table:table-cell>
          <table:table-cell office:value-type="float" office:value="86287" calcext:value-type="float">
            <text:p>86287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South Glengarry</text:p>
          </table:table-cell>
          <table:table-cell office:value-type="float" office:value="98933" calcext:value-type="float">
            <text:p>98933</text:p>
          </table:table-cell>
          <table:table-cell office:value-type="float" office:value="75745" calcext:value-type="float">
            <text:p>75745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89443" calcext:value-type="float">
            <text:p>89443</text:p>
          </table:table-cell>
          <table:table-cell office:value-type="float" office:value="72552" calcext:value-type="float">
            <text:p>72552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16840" calcext:value-type="float">
            <text:p>116840</text:p>
          </table:table-cell>
          <table:table-cell office:value-type="float" office:value="88793" calcext:value-type="float">
            <text:p>88793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Rainy River</text:p>
          </table:table-cell>
          <table:table-cell office:value-type="float" office:value="85775" calcext:value-type="float">
            <text:p>85775</text:p>
          </table:table-cell>
          <table:table-cell office:value-type="float" office:value="63180" calcext:value-type="float">
            <text:p>6318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/Thunder Bay--Superior-Nord</text:p>
          </table:table-cell>
          <table:table-cell office:value-type="float" office:value="83657" calcext:value-type="float">
            <text:p>83657</text:p>
          </table:table-cell>
          <table:table-cell office:value-type="float" office:value="62592" calcext:value-type="float">
            <text:p>62592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/Timmins--Baie James</text:p>
          </table:table-cell>
          <table:table-cell office:value-type="float" office:value="84001" calcext:value-type="float">
            <text:p>84001</text:p>
          </table:table-cell>
          <table:table-cell office:value-type="float" office:value="61083" calcext:value-type="float">
            <text:p>61083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/Toronto-Centre</text:p>
          </table:table-cell>
          <table:table-cell office:value-type="float" office:value="114581" calcext:value-type="float">
            <text:p>114581</text:p>
          </table:table-cell>
          <table:table-cell office:value-type="float" office:value="89230" calcext:value-type="float">
            <text:p>89230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9713" calcext:value-type="float">
            <text:p>109713</text:p>
          </table:table-cell>
          <table:table-cell office:value-type="float" office:value="74862" calcext:value-type="float">
            <text:p>74862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106094" calcext:value-type="float">
            <text:p>106094</text:p>
          </table:table-cell>
          <table:table-cell office:value-type="float" office:value="88515" calcext:value-type="float">
            <text:p>88515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</text:p>
          </table:table-cell>
          <table:table-cell office:value-type="float" office:value="112049" calcext:value-type="float">
            <text:p>112049</text:p>
          </table:table-cell>
          <table:table-cell office:value-type="float" office:value="97445" calcext:value-type="float">
            <text:p>97445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</text:p>
          </table:table-cell>
          <table:table-cell office:value-type="float" office:value="108876" calcext:value-type="float">
            <text:p>108876</text:p>
          </table:table-cell>
          <table:table-cell office:value-type="float" office:value="85417" calcext:value-type="float">
            <text:p>85417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Halton Hills</text:p>
          </table:table-cell>
          <table:table-cell office:value-type="float" office:value="100555" calcext:value-type="float">
            <text:p>100555</text:p>
          </table:table-cell>
          <table:table-cell office:value-type="float" office:value="77756" calcext:value-type="float">
            <text:p>77756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--Oshawa</text:p>
          </table:table-cell>
          <table:table-cell office:value-type="float" office:value="112802" calcext:value-type="float">
            <text:p>112802</text:p>
          </table:table-cell>
          <table:table-cell office:value-type="float" office:value="94938" calcext:value-type="float">
            <text:p>94938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8454" calcext:value-type="float">
            <text:p>108454</text:p>
          </table:table-cell>
          <table:table-cell office:value-type="float" office:value="88671" calcext:value-type="float">
            <text:p>8867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Tecumseh</text:p>
          </table:table-cell>
          <table:table-cell office:value-type="float" office:value="116466" calcext:value-type="float">
            <text:p>116466</text:p>
          </table:table-cell>
          <table:table-cell office:value-type="float" office:value="84717" calcext:value-type="float">
            <text:p>84717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/Windsor-Ouest</text:p>
          </table:table-cell>
          <table:table-cell office:value-type="float" office:value="117041" calcext:value-type="float">
            <text:p>117041</text:p>
          </table:table-cell>
          <table:table-cell office:value-type="float" office:value="83839" calcext:value-type="float">
            <text:p>83839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/York-Centre</text:p>
          </table:table-cell>
          <table:table-cell office:value-type="float" office:value="113420" calcext:value-type="float">
            <text:p>113420</text:p>
          </table:table-cell>
          <table:table-cell office:value-type="float" office:value="70396" calcext:value-type="float">
            <text:p>70396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12541" calcext:value-type="float">
            <text:p>112541</text:p>
          </table:table-cell>
          <table:table-cell office:value-type="float" office:value="83680" calcext:value-type="float">
            <text:p>83680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/York-Sud--Weston</text:p>
          </table:table-cell>
          <table:table-cell office:value-type="float" office:value="114539" calcext:value-type="float">
            <text:p>114539</text:p>
          </table:table-cell>
          <table:table-cell office:value-type="float" office:value="67313" calcext:value-type="float">
            <text:p>67313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/York-Ouest</text:p>
          </table:table-cell>
          <table:table-cell office:value-type="float" office:value="110384" calcext:value-type="float">
            <text:p>110384</text:p>
          </table:table-cell>
          <table:table-cell office:value-type="float" office:value="58450" calcext:value-type="float">
            <text:p>58450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83510" calcext:value-type="float">
            <text:p>83510</text:p>
          </table:table-cell>
          <table:table-cell office:value-type="float" office:value="61903" calcext:value-type="float">
            <text:p>61903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--St. James--Assiniboia</text:p>
          </table:table-cell>
          <table:table-cell office:value-type="float" office:value="81874" calcext:value-type="float">
            <text:p>81874</text:p>
          </table:table-cell>
          <table:table-cell office:value-type="float" office:value="64011" calcext:value-type="float">
            <text:p>64011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3428" calcext:value-type="float">
            <text:p>73428</text:p>
          </table:table-cell>
          <table:table-cell office:value-type="float" office:value="46718" calcext:value-type="float">
            <text:p>46718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--Marquette</text:p>
          </table:table-cell>
          <table:table-cell office:value-type="float" office:value="77586" calcext:value-type="float">
            <text:p>77586</text:p>
          </table:table-cell>
          <table:table-cell office:value-type="float" office:value="55069" calcext:value-type="float">
            <text:p>55069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Elmwood--Transcona</text:p>
          </table:table-cell>
          <table:table-cell office:value-type="float" office:value="77997" calcext:value-type="float">
            <text:p>77997</text:p>
          </table:table-cell>
          <table:table-cell office:value-type="float" office:value="57561" calcext:value-type="float">
            <text:p>57561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Kildonan--St. Paul</text:p>
          </table:table-cell>
          <table:table-cell office:value-type="float" office:value="77131" calcext:value-type="float">
            <text:p>77131</text:p>
          </table:table-cell>
          <table:table-cell office:value-type="float" office:value="61774" calcext:value-type="float">
            <text:p>61774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83381" calcext:value-type="float">
            <text:p>83381</text:p>
          </table:table-cell>
          <table:table-cell office:value-type="float" office:value="59970" calcext:value-type="float">
            <text:p>59970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1910" calcext:value-type="float">
            <text:p>81910</text:p>
          </table:table-cell>
          <table:table-cell office:value-type="float" office:value="60397" calcext:value-type="float">
            <text:p>60397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/Saint-Boniface</text:p>
          </table:table-cell>
          <table:table-cell office:value-type="float" office:value="81239" calcext:value-type="float">
            <text:p>81239</text:p>
          </table:table-cell>
          <table:table-cell office:value-type="float" office:value="64058" calcext:value-type="float">
            <text:p>64058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</text:p>
          </table:table-cell>
          <table:table-cell office:value-type="float" office:value="86555" calcext:value-type="float">
            <text:p>86555</text:p>
          </table:table-cell>
          <table:table-cell office:value-type="float" office:value="66637" calcext:value-type="float">
            <text:p>66637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/Winnipeg-Centre</text:p>
          </table:table-cell>
          <table:table-cell office:value-type="float" office:value="80930" calcext:value-type="float">
            <text:p>80930</text:p>
          </table:table-cell>
          <table:table-cell office:value-type="float" office:value="58612" calcext:value-type="float">
            <text:p>58612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/Winnipeg-Nord</text:p>
          </table:table-cell>
          <table:table-cell office:value-type="float" office:value="79332" calcext:value-type="float">
            <text:p>79332</text:p>
          </table:table-cell>
          <table:table-cell office:value-type="float" office:value="54167" calcext:value-type="float">
            <text:p>54167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/Winnipeg-Sud</text:p>
          </table:table-cell>
          <table:table-cell office:value-type="float" office:value="76871" calcext:value-type="float">
            <text:p>76871</text:p>
          </table:table-cell>
          <table:table-cell office:value-type="float" office:value="60430" calcext:value-type="float">
            <text:p>60430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/Winnipeg-Centre-Sud</text:p>
          </table:table-cell>
          <table:table-cell office:value-type="float" office:value="77839" calcext:value-type="float">
            <text:p>77839</text:p>
          </table:table-cell>
          <table:table-cell office:value-type="float" office:value="59971" calcext:value-type="float">
            <text:p>59971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3396" calcext:value-type="float">
            <text:p>73396</text:p>
          </table:table-cell>
          <table:table-cell office:value-type="float" office:value="50801" calcext:value-type="float">
            <text:p>50801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3725" calcext:value-type="float">
            <text:p>73725</text:p>
          </table:table-cell>
          <table:table-cell office:value-type="float" office:value="58882" calcext:value-type="float">
            <text:p>58882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5216" calcext:value-type="float">
            <text:p>65216</text:p>
          </table:table-cell>
          <table:table-cell office:value-type="float" office:value="45426" calcext:value-type="float">
            <text:p>45426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Desnethé--Missinippi--Churchill River/Desnethé--Missinippi--Rivière Churchill</text:p>
          </table:table-cell>
          <table:table-cell office:value-type="float" office:value="64416" calcext:value-type="float">
            <text:p>64416</text:p>
          </table:table-cell>
          <table:table-cell office:value-type="float" office:value="42315" calcext:value-type="float">
            <text:p>42315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67282" calcext:value-type="float">
            <text:p>67282</text:p>
          </table:table-cell>
          <table:table-cell office:value-type="float" office:value="50604" calcext:value-type="float">
            <text:p>50604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3988" calcext:value-type="float">
            <text:p>73988</text:p>
          </table:table-cell>
          <table:table-cell office:value-type="float" office:value="52071" calcext:value-type="float">
            <text:p>52071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--Lake Centre</text:p>
          </table:table-cell>
          <table:table-cell office:value-type="float" office:value="66374" calcext:value-type="float">
            <text:p>66374</text:p>
          </table:table-cell>
          <table:table-cell office:value-type="float" office:value="49242" calcext:value-type="float">
            <text:p>49242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9014" calcext:value-type="float">
            <text:p>69014</text:p>
          </table:table-cell>
          <table:table-cell office:value-type="float" office:value="48709" calcext:value-type="float">
            <text:p>48709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0405" calcext:value-type="float">
            <text:p>70405</text:p>
          </table:table-cell>
          <table:table-cell office:value-type="float" office:value="55529" calcext:value-type="float">
            <text:p>55529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Rosetown--Biggar</text:p>
          </table:table-cell>
          <table:table-cell office:value-type="float" office:value="73077" calcext:value-type="float">
            <text:p>73077</text:p>
          </table:table-cell>
          <table:table-cell office:value-type="float" office:value="49152" calcext:value-type="float">
            <text:p>49152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Wanuskewin</text:p>
          </table:table-cell>
          <table:table-cell office:value-type="float" office:value="72429" calcext:value-type="float">
            <text:p>72429</text:p>
          </table:table-cell>
          <table:table-cell office:value-type="float" office:value="54357" calcext:value-type="float">
            <text:p>54357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66223" calcext:value-type="float">
            <text:p>66223</text:p>
          </table:table-cell>
          <table:table-cell office:value-type="float" office:value="47145" calcext:value-type="float">
            <text:p>47145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2508" calcext:value-type="float">
            <text:p>72508</text:p>
          </table:table-cell>
          <table:table-cell office:value-type="float" office:value="57280" calcext:value-type="float">
            <text:p>57280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70880" calcext:value-type="float">
            <text:p>70880</text:p>
          </table:table-cell>
          <table:table-cell office:value-type="float" office:value="50914" calcext:value-type="float">
            <text:p>50914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/Calgary-Centre</text:p>
          </table:table-cell>
          <table:table-cell office:value-type="float" office:value="117439" calcext:value-type="float">
            <text:p>117439</text:p>
          </table:table-cell>
          <table:table-cell office:value-type="float" office:value="88354" calcext:value-type="float">
            <text:p>88354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-North/Calgary-Centre-Nord</text:p>
          </table:table-cell>
          <table:table-cell office:value-type="float" office:value="117252" calcext:value-type="float">
            <text:p>117252</text:p>
          </table:table-cell>
          <table:table-cell office:value-type="float" office:value="87581" calcext:value-type="float">
            <text:p>87581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/Calgary-Est</text:p>
          </table:table-cell>
          <table:table-cell office:value-type="float" office:value="115565" calcext:value-type="float">
            <text:p>115565</text:p>
          </table:table-cell>
          <table:table-cell office:value-type="float" office:value="79435" calcext:value-type="float">
            <text:p>79435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/Calgary-Nord-Est</text:p>
          </table:table-cell>
          <table:table-cell office:value-type="float" office:value="109339" calcext:value-type="float">
            <text:p>109339</text:p>
          </table:table-cell>
          <table:table-cell office:value-type="float" office:value="80760" calcext:value-type="float">
            <text:p>80760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--Nose Hill</text:p>
          </table:table-cell>
          <table:table-cell office:value-type="float" office:value="100026" calcext:value-type="float">
            <text:p>100026</text:p>
          </table:table-cell>
          <table:table-cell office:value-type="float" office:value="86703" calcext:value-type="float">
            <text:p>86703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/Calgary-Sud-Est</text:p>
          </table:table-cell>
          <table:table-cell office:value-type="float" office:value="107432" calcext:value-type="float">
            <text:p>107432</text:p>
          </table:table-cell>
          <table:table-cell office:value-type="float" office:value="89391" calcext:value-type="float">
            <text:p>89391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/Calgary-Sud-Ouest</text:p>
          </table:table-cell>
          <table:table-cell office:value-type="float" office:value="107920" calcext:value-type="float">
            <text:p>107920</text:p>
          </table:table-cell>
          <table:table-cell office:value-type="float" office:value="86426" calcext:value-type="float">
            <text:p>8642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/Calgary-Ouest</text:p>
          </table:table-cell>
          <table:table-cell office:value-type="float" office:value="103893" calcext:value-type="float">
            <text:p>103893</text:p>
          </table:table-cell>
          <table:table-cell office:value-type="float" office:value="92857" calcext:value-type="float">
            <text:p>92857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104059" calcext:value-type="float">
            <text:p>104059</text:p>
          </table:table-cell>
          <table:table-cell office:value-type="float" office:value="80980" calcext:value-type="float">
            <text:p>80980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/Edmonton-Centre</text:p>
          </table:table-cell>
          <table:table-cell office:value-type="float" office:value="115900" calcext:value-type="float">
            <text:p>115900</text:p>
          </table:table-cell>
          <table:table-cell office:value-type="float" office:value="92286" calcext:value-type="float">
            <text:p>92286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/Edmonton-Est</text:p>
          </table:table-cell>
          <table:table-cell office:value-type="float" office:value="119160" calcext:value-type="float">
            <text:p>119160</text:p>
          </table:table-cell>
          <table:table-cell office:value-type="float" office:value="90861" calcext:value-type="float">
            <text:p>90861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Leduc</text:p>
          </table:table-cell>
          <table:table-cell office:value-type="float" office:value="95700" calcext:value-type="float">
            <text:p>95700</text:p>
          </table:table-cell>
          <table:table-cell office:value-type="float" office:value="83677" calcext:value-type="float">
            <text:p>83677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Mill Woods--Beaumont</text:p>
          </table:table-cell>
          <table:table-cell office:value-type="float" office:value="99508" calcext:value-type="float">
            <text:p>99508</text:p>
          </table:table-cell>
          <table:table-cell office:value-type="float" office:value="75171" calcext:value-type="float">
            <text:p>75171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. Albert</text:p>
          </table:table-cell>
          <table:table-cell office:value-type="float" office:value="113146" calcext:value-type="float">
            <text:p>113146</text:p>
          </table:table-cell>
          <table:table-cell office:value-type="float" office:value="92394" calcext:value-type="float">
            <text:p>92394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herwood Park</text:p>
          </table:table-cell>
          <table:table-cell office:value-type="float" office:value="103610" calcext:value-type="float">
            <text:p>103610</text:p>
          </table:table-cell>
          <table:table-cell office:value-type="float" office:value="84329" calcext:value-type="float">
            <text:p>84329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pruce Grove</text:p>
          </table:table-cell>
          <table:table-cell office:value-type="float" office:value="111622" calcext:value-type="float">
            <text:p>111622</text:p>
          </table:table-cell>
          <table:table-cell office:value-type="float" office:value="91735" calcext:value-type="float">
            <text:p>91735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8974" calcext:value-type="float">
            <text:p>98974</text:p>
          </table:table-cell>
          <table:table-cell office:value-type="float" office:value="77560" calcext:value-type="float">
            <text:p>7756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Fort McMurray--Athabasca</text:p>
          </table:table-cell>
          <table:table-cell office:value-type="float" office:value="88882" calcext:value-type="float">
            <text:p>88882</text:p>
          </table:table-cell>
          <table:table-cell office:value-type="float" office:value="65496" calcext:value-type="float">
            <text:p>65496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06132" calcext:value-type="float">
            <text:p>106132</text:p>
          </table:table-cell>
          <table:table-cell office:value-type="float" office:value="83315" calcext:value-type="float">
            <text:p>83315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97578" calcext:value-type="float">
            <text:p>97578</text:p>
          </table:table-cell>
          <table:table-cell office:value-type="float" office:value="75975" calcext:value-type="float">
            <text:p>75975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105009" calcext:value-type="float">
            <text:p>105009</text:p>
          </table:table-cell>
          <table:table-cell office:value-type="float" office:value="79634" calcext:value-type="float">
            <text:p>79634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23877" calcext:value-type="float">
            <text:p>123877</text:p>
          </table:table-cell>
          <table:table-cell office:value-type="float" office:value="89318" calcext:value-type="float">
            <text:p>89318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05070" calcext:value-type="float">
            <text:p>105070</text:p>
          </table:table-cell>
          <table:table-cell office:value-type="float" office:value="86457" calcext:value-type="float">
            <text:p>86457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--Wainwright</text:p>
          </table:table-cell>
          <table:table-cell office:value-type="float" office:value="107771" calcext:value-type="float">
            <text:p>107771</text:p>
          </table:table-cell>
          <table:table-cell office:value-type="float" office:value="79393" calcext:value-type="float">
            <text:p>79393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stlock--St. Paul</text:p>
          </table:table-cell>
          <table:table-cell office:value-type="float" office:value="99081" calcext:value-type="float">
            <text:p>99081</text:p>
          </table:table-cell>
          <table:table-cell office:value-type="float" office:value="72231" calcext:value-type="float">
            <text:p>72231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101163" calcext:value-type="float">
            <text:p>101163</text:p>
          </table:table-cell>
          <table:table-cell office:value-type="float" office:value="75895" calcext:value-type="float">
            <text:p>7589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101690" calcext:value-type="float">
            <text:p>101690</text:p>
          </table:table-cell>
          <table:table-cell office:value-type="float" office:value="82230" calcext:value-type="float">
            <text:p>82230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98009" calcext:value-type="float">
            <text:p>98009</text:p>
          </table:table-cell>
          <table:table-cell office:value-type="float" office:value="71664" calcext:value-type="float">
            <text:p>71664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Abbotsford</text:p>
          </table:table-cell>
          <table:table-cell office:value-type="float" office:value="116098" calcext:value-type="float">
            <text:p>116098</text:p>
          </table:table-cell>
          <table:table-cell office:value-type="float" office:value="78433" calcext:value-type="float">
            <text:p>78433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ritish Columbia Southern Interior/Colombie-Britannique-Southern Interior</text:p>
          </table:table-cell>
          <table:table-cell office:value-type="float" office:value="96144" calcext:value-type="float">
            <text:p>96144</text:p>
          </table:table-cell>
          <table:table-cell office:value-type="float" office:value="71531" calcext:value-type="float">
            <text:p>71531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urnaby--Douglas</text:p>
          </table:table-cell>
          <table:table-cell office:value-type="float" office:value="108891" calcext:value-type="float">
            <text:p>108891</text:p>
          </table:table-cell>
          <table:table-cell office:value-type="float" office:value="78481" calcext:value-type="float">
            <text:p>78481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urnaby--New Westminster</text:p>
          </table:table-cell>
          <table:table-cell office:value-type="float" office:value="111048" calcext:value-type="float">
            <text:p>111048</text:p>
          </table:table-cell>
          <table:table-cell office:value-type="float" office:value="74848" calcext:value-type="float">
            <text:p>74848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ariboo--Prince George</text:p>
          </table:table-cell>
          <table:table-cell office:value-type="float" office:value="111486" calcext:value-type="float">
            <text:p>111486</text:p>
          </table:table-cell>
          <table:table-cell office:value-type="float" office:value="73985" calcext:value-type="float">
            <text:p>73985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hilliwack--Fraser Canyon</text:p>
          </table:table-cell>
          <table:table-cell office:value-type="float" office:value="103716" calcext:value-type="float">
            <text:p>103716</text:p>
          </table:table-cell>
          <table:table-cell office:value-type="float" office:value="76522" calcext:value-type="float">
            <text:p>76522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Delta--Richmond East/Delta--Richmond-Est</text:p>
          </table:table-cell>
          <table:table-cell office:value-type="float" office:value="103045" calcext:value-type="float">
            <text:p>103045</text:p>
          </table:table-cell>
          <table:table-cell office:value-type="float" office:value="76200" calcext:value-type="float">
            <text:p>76200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Esquimalt--Juan de Fuca</text:p>
          </table:table-cell>
          <table:table-cell office:value-type="float" office:value="110909" calcext:value-type="float">
            <text:p>110909</text:p>
          </table:table-cell>
          <table:table-cell office:value-type="float" office:value="87456" calcext:value-type="float">
            <text:p>87456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Fleetwood--Port Kells</text:p>
          </table:table-cell>
          <table:table-cell office:value-type="float" office:value="101198" calcext:value-type="float">
            <text:p>101198</text:p>
          </table:table-cell>
          <table:table-cell office:value-type="float" office:value="73477" calcext:value-type="float">
            <text:p>73477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amloops--Thompson--Cariboo</text:p>
          </table:table-cell>
          <table:table-cell office:value-type="float" office:value="111721" calcext:value-type="float">
            <text:p>111721</text:p>
          </table:table-cell>
          <table:table-cell office:value-type="float" office:value="84802" calcext:value-type="float">
            <text:p>84802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elowna--Lake Country</text:p>
          </table:table-cell>
          <table:table-cell office:value-type="float" office:value="111206" calcext:value-type="float">
            <text:p>111206</text:p>
          </table:table-cell>
          <table:table-cell office:value-type="float" office:value="90574" calcext:value-type="float">
            <text:p>90574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ootenay--Columbia</text:p>
          </table:table-cell>
          <table:table-cell office:value-type="float" office:value="88637" calcext:value-type="float">
            <text:p>88637</text:p>
          </table:table-cell>
          <table:table-cell office:value-type="float" office:value="63571" calcext:value-type="float">
            <text:p>63571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Langley</text:p>
          </table:table-cell>
          <table:table-cell office:value-type="float" office:value="111046" calcext:value-type="float">
            <text:p>111046</text:p>
          </table:table-cell>
          <table:table-cell office:value-type="float" office:value="82432" calcext:value-type="float">
            <text:p>82432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anaimo--Alberni</text:p>
          </table:table-cell>
          <table:table-cell office:value-type="float" office:value="112972" calcext:value-type="float">
            <text:p>112972</text:p>
          </table:table-cell>
          <table:table-cell office:value-type="float" office:value="91974" calcext:value-type="float">
            <text:p>91974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anaimo--Cowichan</text:p>
          </table:table-cell>
          <table:table-cell office:value-type="float" office:value="116754" calcext:value-type="float">
            <text:p>116754</text:p>
          </table:table-cell>
          <table:table-cell office:value-type="float" office:value="91842" calcext:value-type="float">
            <text:p>91842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ewton--North Delta/Newton--Delta-Nord</text:p>
          </table:table-cell>
          <table:table-cell office:value-type="float" office:value="111050" calcext:value-type="float">
            <text:p>111050</text:p>
          </table:table-cell>
          <table:table-cell office:value-type="float" office:value="69725" calcext:value-type="float">
            <text:p>69725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ew Westminster--Coquitlam</text:p>
          </table:table-cell>
          <table:table-cell office:value-type="float" office:value="109301" calcext:value-type="float">
            <text:p>109301</text:p>
          </table:table-cell>
          <table:table-cell office:value-type="float" office:value="77916" calcext:value-type="float">
            <text:p>77916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orth Vancouver</text:p>
          </table:table-cell>
          <table:table-cell office:value-type="float" office:value="120841" calcext:value-type="float">
            <text:p>120841</text:p>
          </table:table-cell>
          <table:table-cell office:value-type="float" office:value="85876" calcext:value-type="float">
            <text:p>85876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Okanagan--Coquihalla</text:p>
          </table:table-cell>
          <table:table-cell office:value-type="float" office:value="101831" calcext:value-type="float">
            <text:p>101831</text:p>
          </table:table-cell>
          <table:table-cell office:value-type="float" office:value="80290" calcext:value-type="float">
            <text:p>80290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Okanagan--Shuswap</text:p>
          </table:table-cell>
          <table:table-cell office:value-type="float" office:value="109711" calcext:value-type="float">
            <text:p>109711</text:p>
          </table:table-cell>
          <table:table-cell office:value-type="float" office:value="84961" calcext:value-type="float">
            <text:p>84961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itt Meadows--Maple Ridge--Mission</text:p>
          </table:table-cell>
          <table:table-cell office:value-type="float" office:value="110577" calcext:value-type="float">
            <text:p>110577</text:p>
          </table:table-cell>
          <table:table-cell office:value-type="float" office:value="81461" calcext:value-type="float">
            <text:p>81461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ort Moody--Westwood--Port Coquitlam</text:p>
          </table:table-cell>
          <table:table-cell office:value-type="float" office:value="109394" calcext:value-type="float">
            <text:p>109394</text:p>
          </table:table-cell>
          <table:table-cell office:value-type="float" office:value="77033" calcext:value-type="float">
            <text:p>77033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rince George--Peace River</text:p>
          </table:table-cell>
          <table:table-cell office:value-type="float" office:value="104257" calcext:value-type="float">
            <text:p>104257</text:p>
          </table:table-cell>
          <table:table-cell office:value-type="float" office:value="70345" calcext:value-type="float">
            <text:p>70345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Richmond</text:p>
          </table:table-cell>
          <table:table-cell office:value-type="float" office:value="106621" calcext:value-type="float">
            <text:p>106621</text:p>
          </table:table-cell>
          <table:table-cell office:value-type="float" office:value="77979" calcext:value-type="float">
            <text:p>77979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aanich--Gulf Islands</text:p>
          </table:table-cell>
          <table:table-cell office:value-type="float" office:value="110284" calcext:value-type="float">
            <text:p>110284</text:p>
          </table:table-cell>
          <table:table-cell office:value-type="float" office:value="89920" calcext:value-type="float">
            <text:p>8992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keena--Bulkley Valley</text:p>
          </table:table-cell>
          <table:table-cell office:value-type="float" office:value="99474" calcext:value-type="float">
            <text:p>99474</text:p>
          </table:table-cell>
          <table:table-cell office:value-type="float" office:value="60810" calcext:value-type="float">
            <text:p>6081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outh Surrey--White Rock--Cloverdale/Surrey-Sud--White Rock--Cloverdale</text:p>
          </table:table-cell>
          <table:table-cell office:value-type="float" office:value="99317" calcext:value-type="float">
            <text:p>99317</text:p>
          </table:table-cell>
          <table:table-cell office:value-type="float" office:value="81122" calcext:value-type="float">
            <text:p>81122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urrey North/Surrey-Nord</text:p>
          </table:table-cell>
          <table:table-cell office:value-type="float" office:value="106904" calcext:value-type="float">
            <text:p>106904</text:p>
          </table:table-cell>
          <table:table-cell office:value-type="float" office:value="64897" calcext:value-type="float">
            <text:p>64897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Centre/Vancouver-Centre</text:p>
          </table:table-cell>
          <table:table-cell office:value-type="float" office:value="105998" calcext:value-type="float">
            <text:p>105998</text:p>
          </table:table-cell>
          <table:table-cell office:value-type="float" office:value="92284" calcext:value-type="float">
            <text:p>92284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East/Vancouver-Est</text:p>
          </table:table-cell>
          <table:table-cell office:value-type="float" office:value="107421" calcext:value-type="float">
            <text:p>107421</text:p>
          </table:table-cell>
          <table:table-cell office:value-type="float" office:value="76678" calcext:value-type="float">
            <text:p>76678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Island North/Île de Vancouver-Nord</text:p>
          </table:table-cell>
          <table:table-cell office:value-type="float" office:value="109380" calcext:value-type="float">
            <text:p>109380</text:p>
          </table:table-cell>
          <table:table-cell office:value-type="float" office:value="84200" calcext:value-type="float">
            <text:p>8420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Kingsway</text:p>
          </table:table-cell>
          <table:table-cell office:value-type="float" office:value="115325" calcext:value-type="float">
            <text:p>115325</text:p>
          </table:table-cell>
          <table:table-cell office:value-type="float" office:value="79058" calcext:value-type="float">
            <text:p>79058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Quadra</text:p>
          </table:table-cell>
          <table:table-cell office:value-type="float" office:value="112985" calcext:value-type="float">
            <text:p>112985</text:p>
          </table:table-cell>
          <table:table-cell office:value-type="float" office:value="86513" calcext:value-type="float">
            <text:p>86513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South/Vancouver-Sud</text:p>
          </table:table-cell>
          <table:table-cell office:value-type="float" office:value="113063" calcext:value-type="float">
            <text:p>113063</text:p>
          </table:table-cell>
          <table:table-cell office:value-type="float" office:value="77848" calcext:value-type="float">
            <text:p>77848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ictoria</text:p>
          </table:table-cell>
          <table:table-cell office:value-type="float" office:value="104561" calcext:value-type="float">
            <text:p>104561</text:p>
          </table:table-cell>
          <table:table-cell office:value-type="float" office:value="87546" calcext:value-type="float">
            <text:p>87546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West Vancouver--Sunshine Coast--Sea to Sky Country</text:p>
          </table:table-cell>
          <table:table-cell office:value-type="float" office:value="124572" calcext:value-type="float">
            <text:p>124572</text:p>
          </table:table-cell>
          <table:table-cell office:value-type="float" office:value="93360" calcext:value-type="float">
            <text:p>9336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28674" calcext:value-type="float">
            <text:p>28674</text:p>
          </table:table-cell>
          <table:table-cell office:value-type="float" office:value="21493" calcext:value-type="float">
            <text:p>21493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/Territoires du Nord-Ouest</text:p>
          </table:table-cell>
          <table:table-cell office:value-type="string" calcext:value-type="string">
            <text:p>Western Arctic</text:p>
          </table:table-cell>
          <table:table-cell office:value-type="float" office:value="37360" calcext:value-type="float">
            <text:p>37360</text:p>
          </table:table-cell>
          <table:table-cell office:value-type="float" office:value="28792" calcext:value-type="float">
            <text:p>28792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26745" calcext:value-type="float">
            <text:p>26745</text:p>
          </table:table-cell>
          <table:table-cell office:value-type="float" office:value="17088" calcext:value-type="float">
            <text:p>17088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</table:table>
      <table:table table:name="40" table:style-name="ta1"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Avalon</text:p>
          </table:table-cell>
          <table:table-cell office:value-type="float" office:value="78381" calcext:value-type="float">
            <text:p>78381</text:p>
          </table:table-cell>
          <table:table-cell office:value-type="float" office:value="63882" calcext:value-type="float">
            <text:p>63882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Bonavista--Gander--Grand Falls--Windsor</text:p>
          </table:table-cell>
          <table:table-cell office:value-type="float" office:value="86394" calcext:value-type="float">
            <text:p>86394</text:p>
          </table:table-cell>
          <table:table-cell office:value-type="float" office:value="69828" calcext:value-type="float">
            <text:p>69828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3171" calcext:value-type="float">
            <text:p>73171</text:p>
          </table:table-cell>
          <table:table-cell office:value-type="float" office:value="59797" calcext:value-type="float">
            <text:p>5979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Labrador</text:p>
          </table:table-cell>
          <table:table-cell office:value-type="float" office:value="26364" calcext:value-type="float">
            <text:p>26364</text:p>
          </table:table-cell>
          <table:table-cell office:value-type="float" office:value="20175" calcext:value-type="float">
            <text:p>20175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Random--Burin--St. George's</text:p>
          </table:table-cell>
          <table:table-cell office:value-type="float" office:value="71219" calcext:value-type="float">
            <text:p>71219</text:p>
          </table:table-cell>
          <table:table-cell office:value-type="float" office:value="57209" calcext:value-type="float">
            <text:p>57209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St. John's East/St. John's-Est</text:p>
          </table:table-cell>
          <table:table-cell office:value-type="float" office:value="88002" calcext:value-type="float">
            <text:p>88002</text:p>
          </table:table-cell>
          <table:table-cell office:value-type="float" office:value="73053" calcext:value-type="float">
            <text:p>73053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St. John's South--Mount Pearl/St. John's-Sud--Mount Pearl</text:p>
          </table:table-cell>
          <table:table-cell office:value-type="float" office:value="81938" calcext:value-type="float">
            <text:p>81938</text:p>
          </table:table-cell>
          <table:table-cell office:value-type="float" office:value="66467" calcext:value-type="float">
            <text:p>66467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Cardigan</text:p>
          </table:table-cell>
          <table:table-cell office:value-type="float" office:value="35067" calcext:value-type="float">
            <text:p>35067</text:p>
          </table:table-cell>
          <table:table-cell office:value-type="float" office:value="27374" calcext:value-type="float">
            <text:p>27374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Charlottetown</text:p>
          </table:table-cell>
          <table:table-cell office:value-type="float" office:value="32174" calcext:value-type="float">
            <text:p>32174</text:p>
          </table:table-cell>
          <table:table-cell office:value-type="float" office:value="27083" calcext:value-type="float">
            <text:p>27083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Egmont</text:p>
          </table:table-cell>
          <table:table-cell office:value-type="float" office:value="34814" calcext:value-type="float">
            <text:p>34814</text:p>
          </table:table-cell>
          <table:table-cell office:value-type="float" office:value="27256" calcext:value-type="float">
            <text:p>27256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Malpeque</text:p>
          </table:table-cell>
          <table:table-cell office:value-type="float" office:value="33796" calcext:value-type="float">
            <text:p>33796</text:p>
          </table:table-cell>
          <table:table-cell office:value-type="float" office:value="26498" calcext:value-type="float">
            <text:p>26498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ape Breton--Canso</text:p>
          </table:table-cell>
          <table:table-cell office:value-type="float" office:value="71968" calcext:value-type="float">
            <text:p>71968</text:p>
          </table:table-cell>
          <table:table-cell office:value-type="float" office:value="57753" calcext:value-type="float">
            <text:p>57753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entral Nova/Nova-Centre</text:p>
          </table:table-cell>
          <table:table-cell office:value-type="float" office:value="72966" calcext:value-type="float">
            <text:p>72966</text:p>
          </table:table-cell>
          <table:table-cell office:value-type="float" office:value="58863" calcext:value-type="float">
            <text:p>58863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umberland--Colchester--Musquodoboit Valley</text:p>
          </table:table-cell>
          <table:table-cell office:value-type="float" office:value="87895" calcext:value-type="float">
            <text:p>87895</text:p>
          </table:table-cell>
          <table:table-cell office:value-type="float" office:value="68831" calcext:value-type="float">
            <text:p>68831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Dartmouth--Cole Harbour</text:p>
          </table:table-cell>
          <table:table-cell office:value-type="float" office:value="87886" calcext:value-type="float">
            <text:p>87886</text:p>
          </table:table-cell>
          <table:table-cell office:value-type="float" office:value="69469" calcext:value-type="float">
            <text:p>69469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Halifax</text:p>
          </table:table-cell>
          <table:table-cell office:value-type="float" office:value="89448" calcext:value-type="float">
            <text:p>89448</text:p>
          </table:table-cell>
          <table:table-cell office:value-type="float" office:value="74717" calcext:value-type="float">
            <text:p>74717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Halifax West/Halifax-Ouest</text:p>
          </table:table-cell>
          <table:table-cell office:value-type="float" office:value="88756" calcext:value-type="float">
            <text:p>88756</text:p>
          </table:table-cell>
          <table:table-cell office:value-type="float" office:value="69960" calcext:value-type="float">
            <text:p>69960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Kings--Hants</text:p>
          </table:table-cell>
          <table:table-cell office:value-type="float" office:value="81531" calcext:value-type="float">
            <text:p>81531</text:p>
          </table:table-cell>
          <table:table-cell office:value-type="float" office:value="64593" calcext:value-type="float">
            <text:p>64593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ackville--Eastern Shore</text:p>
          </table:table-cell>
          <table:table-cell office:value-type="float" office:value="86963" calcext:value-type="float">
            <text:p>86963</text:p>
          </table:table-cell>
          <table:table-cell office:value-type="float" office:value="67786" calcext:value-type="float">
            <text:p>67786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outh Shore--St. Margaret's</text:p>
          </table:table-cell>
          <table:table-cell office:value-type="float" office:value="82855" calcext:value-type="float">
            <text:p>82855</text:p>
          </table:table-cell>
          <table:table-cell office:value-type="float" office:value="66733" calcext:value-type="float">
            <text:p>66733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ydney--Victoria</text:p>
          </table:table-cell>
          <table:table-cell office:value-type="float" office:value="76801" calcext:value-type="float">
            <text:p>76801</text:p>
          </table:table-cell>
          <table:table-cell office:value-type="float" office:value="61448" calcext:value-type="float">
            <text:p>61448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West Nova/Nova-Ouest</text:p>
          </table:table-cell>
          <table:table-cell office:value-type="float" office:value="86393" calcext:value-type="float">
            <text:p>86393</text:p>
          </table:table-cell>
          <table:table-cell office:value-type="float" office:value="67722" calcext:value-type="float">
            <text:p>67722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Acadie--Bathurst</text:p>
          </table:table-cell>
          <table:table-cell office:value-type="float" office:value="78948" calcext:value-type="float">
            <text:p>78948</text:p>
          </table:table-cell>
          <table:table-cell office:value-type="float" office:value="66509" calcext:value-type="float">
            <text:p>66509</text:p>
          </table:table-cell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Beauséjour</text:p>
          </table:table-cell>
          <table:table-cell office:value-type="float" office:value="76259" calcext:value-type="float">
            <text:p>76259</text:p>
          </table:table-cell>
          <table:table-cell office:value-type="float" office:value="62790" calcext:value-type="float">
            <text:p>62790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Fredericton</text:p>
          </table:table-cell>
          <table:table-cell office:value-type="float" office:value="85886" calcext:value-type="float">
            <text:p>85886</text:p>
          </table:table-cell>
          <table:table-cell office:value-type="float" office:value="68368" calcext:value-type="float">
            <text:p>68368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Fundy Royal</text:p>
          </table:table-cell>
          <table:table-cell office:value-type="float" office:value="69471" calcext:value-type="float">
            <text:p>69471</text:p>
          </table:table-cell>
          <table:table-cell office:value-type="float" office:value="54978" calcext:value-type="float">
            <text:p>54978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62593" calcext:value-type="float">
            <text:p>62593</text:p>
          </table:table-cell>
          <table:table-cell office:value-type="float" office:value="52222" calcext:value-type="float">
            <text:p>52222</text:p>
          </table:table-cell>
          <table:table-cell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iramichi</text:p>
          </table:table-cell>
          <table:table-cell office:value-type="float" office:value="53844" calcext:value-type="float">
            <text:p>53844</text:p>
          </table:table-cell>
          <table:table-cell office:value-type="float" office:value="44113" calcext:value-type="float">
            <text:p>44113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9334" calcext:value-type="float">
            <text:p>89334</text:p>
          </table:table-cell>
          <table:table-cell office:value-type="float" office:value="74660" calcext:value-type="float">
            <text:p>74660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New Brunswick Southwest/Nouveau-Brunswick-Sud-Ouest</text:p>
          </table:table-cell>
          <table:table-cell office:value-type="float" office:value="63232" calcext:value-type="float">
            <text:p>63232</text:p>
          </table:table-cell>
          <table:table-cell office:value-type="float" office:value="49273" calcext:value-type="float">
            <text:p>49273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Saint John</text:p>
          </table:table-cell>
          <table:table-cell office:value-type="float" office:value="82078" calcext:value-type="float">
            <text:p>82078</text:p>
          </table:table-cell>
          <table:table-cell office:value-type="float" office:value="64868" calcext:value-type="float">
            <text:p>64868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Tobique--Mactaquac</text:p>
          </table:table-cell>
          <table:table-cell office:value-type="float" office:value="68352" calcext:value-type="float">
            <text:p>68352</text:p>
          </table:table-cell>
          <table:table-cell office:value-type="float" office:value="53203" calcext:value-type="float">
            <text:p>53203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bitibi--Baie-James--Nunavik--Eeyou</text:p>
          </table:table-cell>
          <table:table-cell office:value-type="float" office:value="80894" calcext:value-type="float">
            <text:p>80894</text:p>
          </table:table-cell>
          <table:table-cell office:value-type="float" office:value="57492" calcext:value-type="float">
            <text:p>57492</text:p>
          </table:table-cell>
          <table:table-cell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bitibi--Témiscamingue</text:p>
          </table:table-cell>
          <table:table-cell office:value-type="float" office:value="102795" calcext:value-type="float">
            <text:p>102795</text:p>
          </table:table-cell>
          <table:table-cell office:value-type="float" office:value="80456" calcext:value-type="float">
            <text:p>80456</text:p>
          </table:table-cell>
          <table:table-cell office:value-type="float" office:value="582" calcext:value-type="float">
            <text:p>5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huntsic</text:p>
          </table:table-cell>
          <table:table-cell office:value-type="float" office:value="100471" calcext:value-type="float">
            <text:p>100471</text:p>
          </table:table-cell>
          <table:table-cell office:value-type="float" office:value="73391" calcext:value-type="float">
            <text:p>73391</text:p>
          </table:table-cell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lfred-Pellan</text:p>
          </table:table-cell>
          <table:table-cell office:value-type="float" office:value="104765" calcext:value-type="float">
            <text:p>104765</text:p>
          </table:table-cell>
          <table:table-cell office:value-type="float" office:value="81766" calcext:value-type="float">
            <text:p>81766</text:p>
          </table:table-cell>
          <table:table-cell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rgenteuil--Papineau--Mirabel</text:p>
          </table:table-cell>
          <table:table-cell office:value-type="float" office:value="111534" calcext:value-type="float">
            <text:p>111534</text:p>
          </table:table-cell>
          <table:table-cell office:value-type="float" office:value="91705" calcext:value-type="float">
            <text:p>91705</text:p>
          </table:table-cell>
          <table:table-cell office:value-type="float" office:value="816" calcext:value-type="float">
            <text:p>8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as-Richelieu--Nicolet--Bécancour</text:p>
          </table:table-cell>
          <table:table-cell office:value-type="float" office:value="91745" calcext:value-type="float">
            <text:p>91745</text:p>
          </table:table-cell>
          <table:table-cell office:value-type="float" office:value="76352" calcext:value-type="float">
            <text:p>76352</text:p>
          </table:table-cell>
          <table:table-cell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ce</text:p>
          </table:table-cell>
          <table:table-cell office:value-type="float" office:value="103617" calcext:value-type="float">
            <text:p>103617</text:p>
          </table:table-cell>
          <table:table-cell office:value-type="float" office:value="83205" calcext:value-type="float">
            <text:p>83205</text:p>
          </table:table-cell>
          <table:table-cell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harnois--Salaberry</text:p>
          </table:table-cell>
          <table:table-cell office:value-type="float" office:value="106856" calcext:value-type="float">
            <text:p>106856</text:p>
          </table:table-cell>
          <table:table-cell office:value-type="float" office:value="86431" calcext:value-type="float">
            <text:p>86431</text:p>
          </table:table-cell>
          <table:table-cell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port--Limoilou</text:p>
          </table:table-cell>
          <table:table-cell office:value-type="float" office:value="101331" calcext:value-type="float">
            <text:p>101331</text:p>
          </table:table-cell>
          <table:table-cell office:value-type="float" office:value="83834" calcext:value-type="float">
            <text:p>83834</text:p>
          </table:table-cell>
          <table:table-cell office:value-type="float" office:value="849" calcext:value-type="float">
            <text:p>8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rthier--Maskinongé</text:p>
          </table:table-cell>
          <table:table-cell office:value-type="float" office:value="107911" calcext:value-type="float">
            <text:p>107911</text:p>
          </table:table-cell>
          <table:table-cell office:value-type="float" office:value="88326" calcext:value-type="float">
            <text:p>88326</text:p>
          </table:table-cell>
          <table:table-cell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ourassa</text:p>
          </table:table-cell>
          <table:table-cell office:value-type="float" office:value="100683" calcext:value-type="float">
            <text:p>100683</text:p>
          </table:table-cell>
          <table:table-cell office:value-type="float" office:value="69612" calcext:value-type="float">
            <text:p>69612</text:p>
          </table:table-cell>
          <table:table-cell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rome--Missisquoi</text:p>
          </table:table-cell>
          <table:table-cell office:value-type="float" office:value="92591" calcext:value-type="float">
            <text:p>92591</text:p>
          </table:table-cell>
          <table:table-cell office:value-type="float" office:value="76636" calcext:value-type="float">
            <text:p>76636</text:p>
          </table:table-cell>
          <table:table-cell office:value-type="float" office:value="531" calcext:value-type="float">
            <text:p>5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rossard--La Prairie</text:p>
          </table:table-cell>
          <table:table-cell office:value-type="float" office:value="113985" calcext:value-type="float">
            <text:p>113985</text:p>
          </table:table-cell>
          <table:table-cell office:value-type="float" office:value="91662" calcext:value-type="float">
            <text:p>91662</text:p>
          </table:table-cell>
          <table:table-cell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ambly--Borduas</text:p>
          </table:table-cell>
          <table:table-cell office:value-type="float" office:value="116925" calcext:value-type="float">
            <text:p>116925</text:p>
          </table:table-cell>
          <table:table-cell office:value-type="float" office:value="93922" calcext:value-type="float">
            <text:p>93922</text:p>
          </table:table-cell>
          <table:table-cell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arlesbourg--Haute-Saint-Charles</text:p>
          </table:table-cell>
          <table:table-cell office:value-type="float" office:value="94522" calcext:value-type="float">
            <text:p>94522</text:p>
          </table:table-cell>
          <table:table-cell office:value-type="float" office:value="79791" calcext:value-type="float">
            <text:p>79791</text:p>
          </table:table-cell>
          <table:table-cell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âteauguay--Saint-Constant</text:p>
          </table:table-cell>
          <table:table-cell office:value-type="float" office:value="107165" calcext:value-type="float">
            <text:p>107165</text:p>
          </table:table-cell>
          <table:table-cell office:value-type="float" office:value="84347" calcext:value-type="float">
            <text:p>84347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icoutimi--Le Fjord</text:p>
          </table:table-cell>
          <table:table-cell office:value-type="float" office:value="96483" calcext:value-type="float">
            <text:p>96483</text:p>
          </table:table-cell>
          <table:table-cell office:value-type="float" office:value="77959" calcext:value-type="float">
            <text:p>77959</text:p>
          </table:table-cell>
          <table:table-cell office:value-type="float" office:value="756" calcext:value-type="float">
            <text:p>7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ompton--Stanstead</text:p>
          </table:table-cell>
          <table:table-cell office:value-type="float" office:value="100148" calcext:value-type="float">
            <text:p>100148</text:p>
          </table:table-cell>
          <table:table-cell office:value-type="float" office:value="78050" calcext:value-type="float">
            <text:p>78050</text:p>
          </table:table-cell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Drummond</text:p>
          </table:table-cell>
          <table:table-cell office:value-type="float" office:value="92982" calcext:value-type="float">
            <text:p>92982</text:p>
          </table:table-cell>
          <table:table-cell office:value-type="float" office:value="74630" calcext:value-type="float">
            <text:p>74630</text:p>
          </table:table-cell>
          <table:table-cell office:value-type="float" office:value="1022" calcext:value-type="float">
            <text:p>1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Gaspésie--Îles-de-la-Madeleine</text:p>
          </table:table-cell>
          <table:table-cell office:value-type="float" office:value="82007" calcext:value-type="float">
            <text:p>82007</text:p>
          </table:table-cell>
          <table:table-cell office:value-type="float" office:value="68270" calcext:value-type="float">
            <text:p>68270</text:p>
          </table:table-cell>
          <table:table-cell office:value-type="float" office:value="445" calcext:value-type="float">
            <text:p>4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Gatineau</text:p>
          </table:table-cell>
          <table:table-cell office:value-type="float" office:value="108742" calcext:value-type="float">
            <text:p>108742</text:p>
          </table:table-cell>
          <table:table-cell office:value-type="float" office:value="85970" calcext:value-type="float">
            <text:p>85970</text:p>
          </table:table-cell>
          <table:table-cell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aute-Gaspésie--La Mitis--Matane--Matapédia</text:p>
          </table:table-cell>
          <table:table-cell office:value-type="float" office:value="73140" calcext:value-type="float">
            <text:p>73140</text:p>
          </table:table-cell>
          <table:table-cell office:value-type="float" office:value="59340" calcext:value-type="float">
            <text:p>59340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ochelaga</text:p>
          </table:table-cell>
          <table:table-cell office:value-type="float" office:value="100915" calcext:value-type="float">
            <text:p>100915</text:p>
          </table:table-cell>
          <table:table-cell office:value-type="float" office:value="79542" calcext:value-type="float">
            <text:p>79542</text:p>
          </table:table-cell>
          <table:table-cell office:value-type="float" office:value="644" calcext:value-type="float">
            <text:p>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onoré-Mercier</text:p>
          </table:table-cell>
          <table:table-cell office:value-type="float" office:value="106196" calcext:value-type="float">
            <text:p>106196</text:p>
          </table:table-cell>
          <table:table-cell office:value-type="float" office:value="80429" calcext:value-type="float">
            <text:p>80429</text:p>
          </table:table-cell>
          <table:table-cell office:value-type="float" office:value="667" calcext:value-type="float">
            <text:p>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ull--Aylmer</text:p>
          </table:table-cell>
          <table:table-cell office:value-type="float" office:value="110902" calcext:value-type="float">
            <text:p>110902</text:p>
          </table:table-cell>
          <table:table-cell office:value-type="float" office:value="87036" calcext:value-type="float">
            <text:p>87036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eanne-Le Ber</text:p>
          </table:table-cell>
          <table:table-cell office:value-type="float" office:value="112863" calcext:value-type="float">
            <text:p>112863</text:p>
          </table:table-cell>
          <table:table-cell office:value-type="float" office:value="86201" calcext:value-type="float">
            <text:p>86201</text:p>
          </table:table-cell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oliette</text:p>
          </table:table-cell>
          <table:table-cell office:value-type="float" office:value="108169" calcext:value-type="float">
            <text:p>108169</text:p>
          </table:table-cell>
          <table:table-cell office:value-type="float" office:value="87702" calcext:value-type="float">
            <text:p>87702</text:p>
          </table:table-cell>
          <table:table-cell office:value-type="float" office:value="878" calcext:value-type="float">
            <text:p>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onquière--Alma</text:p>
          </table:table-cell>
          <table:table-cell office:value-type="float" office:value="97232" calcext:value-type="float">
            <text:p>97232</text:p>
          </table:table-cell>
          <table:table-cell office:value-type="float" office:value="79322" calcext:value-type="float">
            <text:p>79322</text:p>
          </table:table-cell>
          <table:table-cell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c-Saint-Louis</text:p>
          </table:table-cell>
          <table:table-cell office:value-type="float" office:value="105622" calcext:value-type="float">
            <text:p>105622</text:p>
          </table:table-cell>
          <table:table-cell office:value-type="float" office:value="80707" calcext:value-type="float">
            <text:p>80707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 Pointe-de-l'Île</text:p>
          </table:table-cell>
          <table:table-cell office:value-type="float" office:value="99685" calcext:value-type="float">
            <text:p>99685</text:p>
          </table:table-cell>
          <table:table-cell office:value-type="float" office:value="79049" calcext:value-type="float">
            <text:p>79049</text:p>
          </table:table-cell>
          <table:table-cell office:value-type="float" office:value="688" calcext:value-type="float">
            <text:p>6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Salle--Émard</text:p>
          </table:table-cell>
          <table:table-cell office:value-type="float" office:value="100327" calcext:value-type="float">
            <text:p>100327</text:p>
          </table:table-cell>
          <table:table-cell office:value-type="float" office:value="74505" calcext:value-type="float">
            <text:p>74505</text:p>
          </table:table-cell>
          <table:table-cell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urentides--Labelle</text:p>
          </table:table-cell>
          <table:table-cell office:value-type="float" office:value="105884" calcext:value-type="float">
            <text:p>105884</text:p>
          </table:table-cell>
          <table:table-cell office:value-type="float" office:value="88692" calcext:value-type="float">
            <text:p>88692</text:p>
          </table:table-cell>
          <table:table-cell office:value-type="float" office:value="570" calcext:value-type="float">
            <text:p>5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urier--Sainte-Marie</text:p>
          </table:table-cell>
          <table:table-cell office:value-type="float" office:value="101758" calcext:value-type="float">
            <text:p>101758</text:p>
          </table:table-cell>
          <table:table-cell office:value-type="float" office:value="79182" calcext:value-type="float">
            <text:p>79182</text:p>
          </table:table-cell>
          <table:table-cell office:value-type="float" office:value="406" calcext:value-type="float">
            <text:p>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val</text:p>
          </table:table-cell>
          <table:table-cell office:value-type="float" office:value="102230" calcext:value-type="float">
            <text:p>102230</text:p>
          </table:table-cell>
          <table:table-cell office:value-type="float" office:value="82362" calcext:value-type="float">
            <text:p>82362</text:p>
          </table:table-cell>
          <table:table-cell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val--Les Îles</text:p>
          </table:table-cell>
          <table:table-cell office:value-type="float" office:value="111958" calcext:value-type="float">
            <text:p>111958</text:p>
          </table:table-cell>
          <table:table-cell office:value-type="float" office:value="87749" calcext:value-type="float">
            <text:p>87749</text:p>
          </table:table-cell>
          <table:table-cell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évis--Bellechasse</text:p>
          </table:table-cell>
          <table:table-cell office:value-type="float" office:value="105927" calcext:value-type="float">
            <text:p>105927</text:p>
          </table:table-cell>
          <table:table-cell office:value-type="float" office:value="87830" calcext:value-type="float">
            <text:p>87830</text:p>
          </table:table-cell>
          <table:table-cell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ngueuil--Pierre-Boucher</text:p>
          </table:table-cell>
          <table:table-cell office:value-type="float" office:value="98032" calcext:value-type="float">
            <text:p>98032</text:p>
          </table:table-cell>
          <table:table-cell office:value-type="float" office:value="77111" calcext:value-type="float">
            <text:p>77111</text:p>
          </table:table-cell>
          <table:table-cell office:value-type="float" office:value="682" calcext:value-type="float">
            <text:p>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tbinière--Chutes-de-la-Chaudière</text:p>
          </table:table-cell>
          <table:table-cell office:value-type="float" office:value="100454" calcext:value-type="float">
            <text:p>100454</text:p>
          </table:table-cell>
          <table:table-cell office:value-type="float" office:value="79721" calcext:value-type="float">
            <text:p>79721</text:p>
          </table:table-cell>
          <table:table-cell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uis-Hébert</text:p>
          </table:table-cell>
          <table:table-cell office:value-type="float" office:value="101730" calcext:value-type="float">
            <text:p>101730</text:p>
          </table:table-cell>
          <table:table-cell office:value-type="float" office:value="83272" calcext:value-type="float">
            <text:p>83272</text:p>
          </table:table-cell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uis-Saint-Laurent</text:p>
          </table:table-cell>
          <table:table-cell office:value-type="float" office:value="96286" calcext:value-type="float">
            <text:p>96286</text:p>
          </table:table-cell>
          <table:table-cell office:value-type="float" office:value="81053" calcext:value-type="float">
            <text:p>81053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anicouagan</text:p>
          </table:table-cell>
          <table:table-cell office:value-type="float" office:value="83608" calcext:value-type="float">
            <text:p>83608</text:p>
          </table:table-cell>
          <table:table-cell office:value-type="float" office:value="63886" calcext:value-type="float">
            <text:p>63886</text:p>
          </table:table-cell>
          <table:table-cell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arc-Aurèle-Fortin</text:p>
          </table:table-cell>
          <table:table-cell office:value-type="float" office:value="107149" calcext:value-type="float">
            <text:p>107149</text:p>
          </table:table-cell>
          <table:table-cell office:value-type="float" office:value="84243" calcext:value-type="float">
            <text:p>84243</text:p>
          </table:table-cell>
          <table:table-cell office:value-type="float" office:value="661" calcext:value-type="float">
            <text:p>6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égantic--L'Érable</text:p>
          </table:table-cell>
          <table:table-cell office:value-type="float" office:value="87078" calcext:value-type="float">
            <text:p>87078</text:p>
          </table:table-cell>
          <table:table-cell office:value-type="float" office:value="69864" calcext:value-type="float">
            <text:p>69864</text:p>
          </table:table-cell>
          <table:table-cell office:value-type="float" office:value="688" calcext:value-type="float">
            <text:p>6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calm</text:p>
          </table:table-cell>
          <table:table-cell office:value-type="float" office:value="122825" calcext:value-type="float">
            <text:p>122825</text:p>
          </table:table-cell>
          <table:table-cell office:value-type="float" office:value="99604" calcext:value-type="float">
            <text:p>99604</text:p>
          </table:table-cell>
          <table:table-cell office:value-type="float" office:value="1296" calcext:value-type="float">
            <text:p>1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magny--L'Islet--Kamouraska--Rivière-du-Loup</text:p>
          </table:table-cell>
          <table:table-cell office:value-type="float" office:value="97492" calcext:value-type="float">
            <text:p>97492</text:p>
          </table:table-cell>
          <table:table-cell office:value-type="float" office:value="78377" calcext:value-type="float">
            <text:p>78377</text:p>
          </table:table-cell>
          <table:table-cell office:value-type="float" office:value="535" calcext:value-type="float">
            <text:p>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morency--Charlevoix--Haute-Côte-Nord</text:p>
          </table:table-cell>
          <table:table-cell office:value-type="float" office:value="90535" calcext:value-type="float">
            <text:p>90535</text:p>
          </table:table-cell>
          <table:table-cell office:value-type="float" office:value="74813" calcext:value-type="float">
            <text:p>74813</text:p>
          </table:table-cell>
          <table:table-cell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unt Royal/Mont-Royal</text:p>
          </table:table-cell>
          <table:table-cell office:value-type="float" office:value="98888" calcext:value-type="float">
            <text:p>98888</text:p>
          </table:table-cell>
          <table:table-cell office:value-type="float" office:value="68211" calcext:value-type="float">
            <text:p>68211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Notre-Dame-de-Grâce--Lachine</text:p>
          </table:table-cell>
          <table:table-cell office:value-type="float" office:value="104715" calcext:value-type="float">
            <text:p>104715</text:p>
          </table:table-cell>
          <table:table-cell office:value-type="float" office:value="76119" calcext:value-type="float">
            <text:p>76119</text:p>
          </table:table-cell>
          <table:table-cell office:value-type="float" office:value="396" calcext:value-type="float">
            <text:p>3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Outremont</text:p>
          </table:table-cell>
          <table:table-cell office:value-type="float" office:value="95771" calcext:value-type="float">
            <text:p>95771</text:p>
          </table:table-cell>
          <table:table-cell office:value-type="float" office:value="64556" calcext:value-type="float">
            <text:p>64556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apineau</text:p>
          </table:table-cell>
          <table:table-cell office:value-type="float" office:value="101019" calcext:value-type="float">
            <text:p>101019</text:p>
          </table:table-cell>
          <table:table-cell office:value-type="float" office:value="70115" calcext:value-type="float">
            <text:p>70115</text:p>
          </table:table-cell>
          <table:table-cell office:value-type="float" office:value="576" calcext:value-type="float">
            <text:p>5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ierrefonds--Dollard</text:p>
          </table:table-cell>
          <table:table-cell office:value-type="float" office:value="105504" calcext:value-type="float">
            <text:p>105504</text:p>
          </table:table-cell>
          <table:table-cell office:value-type="float" office:value="79630" calcext:value-type="float">
            <text:p>79630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ontiac</text:p>
          </table:table-cell>
          <table:table-cell office:value-type="float" office:value="99589" calcext:value-type="float">
            <text:p>99589</text:p>
          </table:table-cell>
          <table:table-cell office:value-type="float" office:value="79149" calcext:value-type="float">
            <text:p>79149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ortneuf--Jacques-Cartier</text:p>
          </table:table-cell>
          <table:table-cell office:value-type="float" office:value="93526" calcext:value-type="float">
            <text:p>93526</text:p>
          </table:table-cell>
          <table:table-cell office:value-type="float" office:value="75771" calcext:value-type="float">
            <text:p>75771</text:p>
          </table:table-cell>
          <table:table-cell office:value-type="float" office:value="1113" calcext:value-type="float">
            <text:p>1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Québec</text:p>
          </table:table-cell>
          <table:table-cell office:value-type="float" office:value="95433" calcext:value-type="float">
            <text:p>95433</text:p>
          </table:table-cell>
          <table:table-cell office:value-type="float" office:value="81468" calcext:value-type="float">
            <text:p>81468</text:p>
          </table:table-cell>
          <table:table-cell office:value-type="float" office:value="632" calcext:value-type="float">
            <text:p>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epentigny</text:p>
          </table:table-cell>
          <table:table-cell office:value-type="float" office:value="109636" calcext:value-type="float">
            <text:p>109636</text:p>
          </table:table-cell>
          <table:table-cell office:value-type="float" office:value="90070" calcext:value-type="float">
            <text:p>90070</text:p>
          </table:table-cell>
          <table:table-cell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chmond--Arthabaska</text:p>
          </table:table-cell>
          <table:table-cell office:value-type="float" office:value="100116" calcext:value-type="float">
            <text:p>100116</text:p>
          </table:table-cell>
          <table:table-cell office:value-type="float" office:value="80362" calcext:value-type="float">
            <text:p>80362</text:p>
          </table:table-cell>
          <table:table-cell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mouski-Neigette--Témiscouata--Les Basques</text:p>
          </table:table-cell>
          <table:table-cell office:value-type="float" office:value="84453" calcext:value-type="float">
            <text:p>84453</text:p>
          </table:table-cell>
          <table:table-cell office:value-type="float" office:value="68055" calcext:value-type="float">
            <text:p>68055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vière-des-Mille-Îles</text:p>
          </table:table-cell>
          <table:table-cell office:value-type="float" office:value="97258" calcext:value-type="float">
            <text:p>97258</text:p>
          </table:table-cell>
          <table:table-cell office:value-type="float" office:value="77006" calcext:value-type="float">
            <text:p>77006</text:p>
          </table:table-cell>
          <table:table-cell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vière-du-Nord</text:p>
          </table:table-cell>
          <table:table-cell office:value-type="float" office:value="101576" calcext:value-type="float">
            <text:p>101576</text:p>
          </table:table-cell>
          <table:table-cell office:value-type="float" office:value="85179" calcext:value-type="float">
            <text:p>85179</text:p>
          </table:table-cell>
          <table:table-cell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oberval--Lac-Saint-Jean</text:p>
          </table:table-cell>
          <table:table-cell office:value-type="float" office:value="78895" calcext:value-type="float">
            <text:p>78895</text:p>
          </table:table-cell>
          <table:table-cell office:value-type="float" office:value="63240" calcext:value-type="float">
            <text:p>63240</text:p>
          </table:table-cell>
          <table:table-cell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osemont--La Petite-Patrie</text:p>
          </table:table-cell>
          <table:table-cell office:value-type="float" office:value="105864" calcext:value-type="float">
            <text:p>105864</text:p>
          </table:table-cell>
          <table:table-cell office:value-type="float" office:value="82037" calcext:value-type="float">
            <text:p>82037</text:p>
          </table:table-cell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Bruno--Saint-Hubert</text:p>
          </table:table-cell>
          <table:table-cell office:value-type="float" office:value="101416" calcext:value-type="float">
            <text:p>101416</text:p>
          </table:table-cell>
          <table:table-cell office:value-type="float" office:value="79183" calcext:value-type="float">
            <text:p>79183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Hyacinthe--Bagot</text:p>
          </table:table-cell>
          <table:table-cell office:value-type="float" office:value="95983" calcext:value-type="float">
            <text:p>95983</text:p>
          </table:table-cell>
          <table:table-cell office:value-type="float" office:value="77536" calcext:value-type="float">
            <text:p>77536</text:p>
          </table:table-cell>
          <table:table-cell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Jean</text:p>
          </table:table-cell>
          <table:table-cell office:value-type="float" office:value="102902" calcext:value-type="float">
            <text:p>102902</text:p>
          </table:table-cell>
          <table:table-cell office:value-type="float" office:value="82869" calcext:value-type="float">
            <text:p>82869</text:p>
          </table:table-cell>
          <table:table-cell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ambert</text:p>
          </table:table-cell>
          <table:table-cell office:value-type="float" office:value="94541" calcext:value-type="float">
            <text:p>94541</text:p>
          </table:table-cell>
          <table:table-cell office:value-type="float" office:value="73935" calcext:value-type="float">
            <text:p>73935</text:p>
          </table:table-cell>
          <table:table-cell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109015" calcext:value-type="float">
            <text:p>109015</text:p>
          </table:table-cell>
          <table:table-cell office:value-type="float" office:value="76777" calcext:value-type="float">
            <text:p>76777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04786" calcext:value-type="float">
            <text:p>104786</text:p>
          </table:table-cell>
          <table:table-cell office:value-type="float" office:value="71692" calcext:value-type="float">
            <text:p>71692</text:p>
          </table:table-cell>
          <table:table-cell office:value-type="float" office:value="604" calcext:value-type="float">
            <text:p>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Maurice--Champlain</text:p>
          </table:table-cell>
          <table:table-cell office:value-type="float" office:value="96968" calcext:value-type="float">
            <text:p>96968</text:p>
          </table:table-cell>
          <table:table-cell office:value-type="float" office:value="80032" calcext:value-type="float">
            <text:p>80032</text:p>
          </table:table-cell>
          <table:table-cell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hefford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651" calcext:value-type="float">
            <text:p>81651</text:p>
          </table:table-cell>
          <table:table-cell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herbrooke</text:p>
          </table:table-cell>
          <table:table-cell office:value-type="float" office:value="101681" calcext:value-type="float">
            <text:p>101681</text:p>
          </table:table-cell>
          <table:table-cell office:value-type="float" office:value="81990" calcext:value-type="float">
            <text:p>81990</text:p>
          </table:table-cell>
          <table:table-cell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Terrebonne--Blainville</text:p>
          </table:table-cell>
          <table:table-cell office:value-type="float" office:value="107694" calcext:value-type="float">
            <text:p>107694</text:p>
          </table:table-cell>
          <table:table-cell office:value-type="float" office:value="83300" calcext:value-type="float">
            <text:p>83300</text:p>
          </table:table-cell>
          <table:table-cell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Trois-Rivières</text:p>
          </table:table-cell>
          <table:table-cell office:value-type="float" office:value="94272" calcext:value-type="float">
            <text:p>94272</text:p>
          </table:table-cell>
          <table:table-cell office:value-type="float" office:value="78105" calcext:value-type="float">
            <text:p>78105</text:p>
          </table:table-cell>
          <table:table-cell office:value-type="float" office:value="944" calcext:value-type="float">
            <text:p>9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Vaudreuil-Soulanges</text:p>
          </table:table-cell>
          <table:table-cell office:value-type="float" office:value="120395" calcext:value-type="float">
            <text:p>120395</text:p>
          </table:table-cell>
          <table:table-cell office:value-type="float" office:value="97618" calcext:value-type="float">
            <text:p>97618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Verchères--Les Patriotes</text:p>
          </table:table-cell>
          <table:table-cell office:value-type="float" office:value="97726" calcext:value-type="float">
            <text:p>97726</text:p>
          </table:table-cell>
          <table:table-cell office:value-type="float" office:value="76596" calcext:value-type="float">
            <text:p>76596</text:p>
          </table:table-cell>
          <table:table-cell office:value-type="float" office:value="766" calcext:value-type="float">
            <text:p>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Westmount--Ville-Marie</text:p>
          </table:table-cell>
          <table:table-cell office:value-type="float" office:value="100360" calcext:value-type="float">
            <text:p>100360</text:p>
          </table:table-cell>
          <table:table-cell office:value-type="float" office:value="77112" calcext:value-type="float">
            <text:p>77112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jax--Pickering</text:p>
          </table:table-cell>
          <table:table-cell office:value-type="float" office:value="117183" calcext:value-type="float">
            <text:p>117183</text:p>
          </table:table-cell>
          <table:table-cell office:value-type="float" office:value="86159" calcext:value-type="float">
            <text:p>86159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--Kapuskasing</text:p>
          </table:table-cell>
          <table:table-cell office:value-type="float" office:value="77961" calcext:value-type="float">
            <text:p>77961</text:p>
          </table:table-cell>
          <table:table-cell office:value-type="float" office:value="59595" calcext:value-type="float">
            <text:p>59595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ncaster--Dundas--Flamborough--Westdale</text:p>
          </table:table-cell>
          <table:table-cell office:value-type="float" office:value="111844" calcext:value-type="float">
            <text:p>111844</text:p>
          </table:table-cell>
          <table:table-cell office:value-type="float" office:value="85039" calcext:value-type="float">
            <text:p>85039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 office:value-type="float" office:value="128430" calcext:value-type="float">
            <text:p>128430</text:p>
          </table:table-cell>
          <table:table-cell office:value-type="float" office:value="91447" calcext:value-type="float">
            <text:p>91447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4831" calcext:value-type="float">
            <text:p>104831</text:p>
          </table:table-cell>
          <table:table-cell office:value-type="float" office:value="73832" calcext:value-type="float">
            <text:p>73832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</text:p>
          </table:table-cell>
          <table:table-cell office:value-type="float" office:value="152698" calcext:value-type="float">
            <text:p>152698</text:p>
          </table:table-cell>
          <table:table-cell office:value-type="float" office:value="100002" calcext:value-type="float">
            <text:p>100002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--Springdale</text:p>
          </table:table-cell>
          <table:table-cell office:value-type="float" office:value="131797" calcext:value-type="float">
            <text:p>131797</text:p>
          </table:table-cell>
          <table:table-cell office:value-type="float" office:value="84239" calcext:value-type="float">
            <text:p>84239</text:p>
          </table:table-cell>
          <table:table-cell office:value-type="float" office:value="419" calcext:value-type="float">
            <text:p>4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/Brampton-Ouest</text:p>
          </table:table-cell>
          <table:table-cell office:value-type="float" office:value="170422" calcext:value-type="float">
            <text:p>170422</text:p>
          </table:table-cell>
          <table:table-cell office:value-type="float" office:value="109151" calcext:value-type="float">
            <text:p>109151</text:p>
          </table:table-cell>
          <table:table-cell office:value-type="float" office:value="347" calcext:value-type="float">
            <text:p>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25136" calcext:value-type="float">
            <text:p>125136</text:p>
          </table:table-cell>
          <table:table-cell office:value-type="float" office:value="93181" calcext:value-type="float">
            <text:p>93181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--Owen Sound</text:p>
          </table:table-cell>
          <table:table-cell office:value-type="float" office:value="105947" calcext:value-type="float">
            <text:p>105947</text:p>
          </table:table-cell>
          <table:table-cell office:value-type="float" office:value="78882" calcext:value-type="float">
            <text:p>78882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118310" calcext:value-type="float">
            <text:p>118310</text:p>
          </table:table-cell>
          <table:table-cell office:value-type="float" office:value="90949" calcext:value-type="float">
            <text:p>90949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29434" calcext:value-type="float">
            <text:p>129434</text:p>
          </table:table-cell>
          <table:table-cell office:value-type="float" office:value="91935" calcext:value-type="float">
            <text:p>91935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Mississippi Mills</text:p>
          </table:table-cell>
          <table:table-cell office:value-type="float" office:value="128915" calcext:value-type="float">
            <text:p>128915</text:p>
          </table:table-cell>
          <table:table-cell office:value-type="float" office:value="99002" calcext:value-type="float">
            <text:p>99002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Kent--Essex</text:p>
          </table:table-cell>
          <table:table-cell office:value-type="float" office:value="109484" calcext:value-type="float">
            <text:p>109484</text:p>
          </table:table-cell>
          <table:table-cell office:value-type="float" office:value="74973" calcext:value-type="float">
            <text:p>74973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04615" calcext:value-type="float">
            <text:p>104615</text:p>
          </table:table-cell>
          <table:table-cell office:value-type="float" office:value="66189" calcext:value-type="float">
            <text:p>66189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/Don Valley-Est</text:p>
          </table:table-cell>
          <table:table-cell office:value-type="float" office:value="109640" calcext:value-type="float">
            <text:p>109640</text:p>
          </table:table-cell>
          <table:table-cell office:value-type="float" office:value="71366" calcext:value-type="float">
            <text:p>71366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/Don Valley-Ouest</text:p>
          </table:table-cell>
          <table:table-cell office:value-type="float" office:value="117083" calcext:value-type="float">
            <text:p>117083</text:p>
          </table:table-cell>
          <table:table-cell office:value-type="float" office:value="80864" calcext:value-type="float">
            <text:p>80864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Caledon</text:p>
          </table:table-cell>
          <table:table-cell office:value-type="float" office:value="111486" calcext:value-type="float">
            <text:p>111486</text:p>
          </table:table-cell>
          <table:table-cell office:value-type="float" office:value="77607" calcext:value-type="float">
            <text:p>77607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18500" calcext:value-type="float">
            <text:p>118500</text:p>
          </table:table-cell>
          <table:table-cell office:value-type="float" office:value="87636" calcext:value-type="float">
            <text:p>87636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10066" calcext:value-type="float">
            <text:p>110066</text:p>
          </table:table-cell>
          <table:table-cell office:value-type="float" office:value="73168" calcext:value-type="float">
            <text:p>73168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10028" calcext:value-type="float">
            <text:p>110028</text:p>
          </table:table-cell>
          <table:table-cell office:value-type="float" office:value="79894" calcext:value-type="float">
            <text:p>79894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23872" calcext:value-type="float">
            <text:p>123872</text:p>
          </table:table-cell>
          <table:table-cell office:value-type="float" office:value="88847" calcext:value-type="float">
            <text:p>88847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/Etobicoke-Centre</text:p>
          </table:table-cell>
          <table:table-cell office:value-type="float" office:value="111349" calcext:value-type="float">
            <text:p>111349</text:p>
          </table:table-cell>
          <table:table-cell office:value-type="float" office:value="80789" calcext:value-type="float">
            <text:p>80789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14641" calcext:value-type="float">
            <text:p>114641</text:p>
          </table:table-cell>
          <table:table-cell office:value-type="float" office:value="86386" calcext:value-type="float">
            <text:p>86386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/Etobicoke-Nord</text:p>
          </table:table-cell>
          <table:table-cell office:value-type="float" office:value="108501" calcext:value-type="float">
            <text:p>108501</text:p>
          </table:table-cell>
          <table:table-cell office:value-type="float" office:value="63700" calcext:value-type="float">
            <text:p>63700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104309" calcext:value-type="float">
            <text:p>104309</text:p>
          </table:table-cell>
          <table:table-cell office:value-type="float" office:value="81182" calcext:value-type="float">
            <text:p>81182</text:p>
          </table:table-cell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float" office:value="114943" calcext:value-type="float">
            <text:p>114943</text:p>
          </table:table-cell>
          <table:table-cell office:value-type="float" office:value="91463" calcext:value-type="float">
            <text:p>91463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107775" calcext:value-type="float">
            <text:p>107775</text:p>
          </table:table-cell>
          <table:table-cell office:value-type="float" office:value="79362" calcext:value-type="float">
            <text:p>79362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Kawartha Lakes--Brock</text:p>
          </table:table-cell>
          <table:table-cell office:value-type="float" office:value="119141" calcext:value-type="float">
            <text:p>119141</text:p>
          </table:table-cell>
          <table:table-cell office:value-type="float" office:value="90680" calcext:value-type="float">
            <text:p>90680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51943" calcext:value-type="float">
            <text:p>151943</text:p>
          </table:table-cell>
          <table:table-cell office:value-type="float" office:value="115255" calcext:value-type="float">
            <text:p>115255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Centre/Hamilton-Centre</text:p>
          </table:table-cell>
          <table:table-cell office:value-type="float" office:value="117509" calcext:value-type="float">
            <text:p>117509</text:p>
          </table:table-cell>
          <table:table-cell office:value-type="float" office:value="81170" calcext:value-type="float">
            <text:p>81170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--Stoney Creek/Hamilton-Est--Stoney Creek</text:p>
          </table:table-cell>
          <table:table-cell office:value-type="float" office:value="116434" calcext:value-type="float">
            <text:p>116434</text:p>
          </table:table-cell>
          <table:table-cell office:value-type="float" office:value="85802" calcext:value-type="float">
            <text:p>85802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22729" calcext:value-type="float">
            <text:p>122729</text:p>
          </table:table-cell>
          <table:table-cell office:value-type="float" office:value="88620" calcext:value-type="float">
            <text:p>88620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104313" calcext:value-type="float">
            <text:p>104313</text:p>
          </table:table-cell>
          <table:table-cell office:value-type="float" office:value="76964" calcext:value-type="float">
            <text:p>76964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</text:p>
          </table:table-cell>
          <table:table-cell office:value-type="float" office:value="64291" calcext:value-type="float">
            <text:p>64291</text:p>
          </table:table-cell>
          <table:table-cell office:value-type="float" office:value="42794" calcext:value-type="float">
            <text:p>42794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/Kingston et les Îles</text:p>
          </table:table-cell>
          <table:table-cell office:value-type="float" office:value="119069" calcext:value-type="float">
            <text:p>119069</text:p>
          </table:table-cell>
          <table:table-cell office:value-type="float" office:value="96955" calcext:value-type="float">
            <text:p>96955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/Kitchener-Centre</text:p>
          </table:table-cell>
          <table:table-cell office:value-type="float" office:value="107540" calcext:value-type="float">
            <text:p>107540</text:p>
          </table:table-cell>
          <table:table-cell office:value-type="float" office:value="79062" calcext:value-type="float">
            <text:p>79062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Conestoga</text:p>
          </table:table-cell>
          <table:table-cell office:value-type="float" office:value="114405" calcext:value-type="float">
            <text:p>114405</text:p>
          </table:table-cell>
          <table:table-cell office:value-type="float" office:value="84665" calcext:value-type="float">
            <text:p>84665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Waterloo</text:p>
          </table:table-cell>
          <table:table-cell office:value-type="float" office:value="126742" calcext:value-type="float">
            <text:p>126742</text:p>
          </table:table-cell>
          <table:table-cell office:value-type="float" office:value="97511" calcext:value-type="float">
            <text:p>97511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Kent--Middlesex</text:p>
          </table:table-cell>
          <table:table-cell office:value-type="float" office:value="107635" calcext:value-type="float">
            <text:p>107635</text:p>
          </table:table-cell>
          <table:table-cell office:value-type="float" office:value="78559" calcext:value-type="float">
            <text:p>78559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Frontenac--Lennox and Addington</text:p>
          </table:table-cell>
          <table:table-cell office:value-type="float" office:value="117389" calcext:value-type="float">
            <text:p>117389</text:p>
          </table:table-cell>
          <table:table-cell office:value-type="float" office:value="88966" calcext:value-type="float">
            <text:p>88966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9206" calcext:value-type="float">
            <text:p>99206</text:p>
          </table:table-cell>
          <table:table-cell office:value-type="float" office:value="75075" calcext:value-type="float">
            <text:p>75075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07218" calcext:value-type="float">
            <text:p>107218</text:p>
          </table:table-cell>
          <table:table-cell office:value-type="float" office:value="74810" calcext:value-type="float">
            <text:p>74810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/London-Centre-Nord</text:p>
          </table:table-cell>
          <table:table-cell office:value-type="float" office:value="115250" calcext:value-type="float">
            <text:p>115250</text:p>
          </table:table-cell>
          <table:table-cell office:value-type="float" office:value="94684" calcext:value-type="float">
            <text:p>94684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/London-Ouest</text:p>
          </table:table-cell>
          <table:table-cell office:value-type="float" office:value="118335" calcext:value-type="float">
            <text:p>118335</text:p>
          </table:table-cell>
          <table:table-cell office:value-type="float" office:value="91711" calcext:value-type="float">
            <text:p>91711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Unionville</text:p>
          </table:table-cell>
          <table:table-cell office:value-type="float" office:value="127191" calcext:value-type="float">
            <text:p>127191</text:p>
          </table:table-cell>
          <table:table-cell office:value-type="float" office:value="88931" calcext:value-type="float">
            <text:p>88931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Brampton South/Mississauga--Brampton-Sud</text:p>
          </table:table-cell>
          <table:table-cell office:value-type="float" office:value="136470" calcext:value-type="float">
            <text:p>136470</text:p>
          </table:table-cell>
          <table:table-cell office:value-type="float" office:value="90777" calcext:value-type="float">
            <text:p>90777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--Cooksville/Mississauga-Est--Cooksville</text:p>
          </table:table-cell>
          <table:table-cell office:value-type="float" office:value="126642" calcext:value-type="float">
            <text:p>126642</text:p>
          </table:table-cell>
          <table:table-cell office:value-type="float" office:value="83582" calcext:value-type="float">
            <text:p>83582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Erindale</text:p>
          </table:table-cell>
          <table:table-cell office:value-type="float" office:value="143361" calcext:value-type="float">
            <text:p>143361</text:p>
          </table:table-cell>
          <table:table-cell office:value-type="float" office:value="99774" calcext:value-type="float">
            <text:p>99774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/Mississauga-Sud</text:p>
          </table:table-cell>
          <table:table-cell office:value-type="float" office:value="110932" calcext:value-type="float">
            <text:p>110932</text:p>
          </table:table-cell>
          <table:table-cell office:value-type="float" office:value="77479" calcext:value-type="float">
            <text:p>77479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Streetsville</text:p>
          </table:table-cell>
          <table:table-cell office:value-type="float" office:value="130033" calcext:value-type="float">
            <text:p>130033</text:p>
          </table:table-cell>
          <table:table-cell office:value-type="float" office:value="85008" calcext:value-type="float">
            <text:p>85008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--Carleton</text:p>
          </table:table-cell>
          <table:table-cell office:value-type="float" office:value="133245" calcext:value-type="float">
            <text:p>133245</text:p>
          </table:table-cell>
          <table:table-cell office:value-type="float" office:value="103414" calcext:value-type="float">
            <text:p>103414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wmarket--Aurora</text:p>
          </table:table-cell>
          <table:table-cell office:value-type="float" office:value="121924" calcext:value-type="float">
            <text:p>121924</text:p>
          </table:table-cell>
          <table:table-cell office:value-type="float" office:value="86113" calcext:value-type="float">
            <text:p>86113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126696" calcext:value-type="float">
            <text:p>126696</text:p>
          </table:table-cell>
          <table:table-cell office:value-type="float" office:value="94676" calcext:value-type="float">
            <text:p>94676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West--Glanbrook/Niagara-Ouest--Glanbrook</text:p>
          </table:table-cell>
          <table:table-cell office:value-type="float" office:value="111024" calcext:value-type="float">
            <text:p>111024</text:p>
          </table:table-cell>
          <table:table-cell office:value-type="float" office:value="85132" calcext:value-type="float">
            <text:p>85132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9377" calcext:value-type="float">
            <text:p>89377</text:p>
          </table:table-cell>
          <table:table-cell office:value-type="float" office:value="71107" calcext:value-type="float">
            <text:p>71107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--Timiskaming</text:p>
          </table:table-cell>
          <table:table-cell office:value-type="float" office:value="90963" calcext:value-type="float">
            <text:p>90963</text:p>
          </table:table-cell>
          <table:table-cell office:value-type="float" office:value="70178" calcext:value-type="float">
            <text:p>70178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--Quinte West</text:p>
          </table:table-cell>
          <table:table-cell office:value-type="float" office:value="123706" calcext:value-type="float">
            <text:p>123706</text:p>
          </table:table-cell>
          <table:table-cell office:value-type="float" office:value="93620" calcext:value-type="float">
            <text:p>93620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 Ridges--Markham</text:p>
          </table:table-cell>
          <table:table-cell office:value-type="float" office:value="169642" calcext:value-type="float">
            <text:p>169642</text:p>
          </table:table-cell>
          <table:table-cell office:value-type="float" office:value="136755" calcext:value-type="float">
            <text:p>136755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13714" calcext:value-type="float">
            <text:p>113714</text:p>
          </table:table-cell>
          <table:table-cell office:value-type="float" office:value="83752" calcext:value-type="float">
            <text:p>83752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16881" calcext:value-type="float">
            <text:p>116881</text:p>
          </table:table-cell>
          <table:table-cell office:value-type="float" office:value="87638" calcext:value-type="float">
            <text:p>87638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/Ottawa-Centre</text:p>
          </table:table-cell>
          <table:table-cell office:value-type="float" office:value="109336" calcext:value-type="float">
            <text:p>109336</text:p>
          </table:table-cell>
          <table:table-cell office:value-type="float" office:value="92877" calcext:value-type="float">
            <text:p>92877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Orléans</text:p>
          </table:table-cell>
          <table:table-cell office:value-type="float" office:value="109950" calcext:value-type="float">
            <text:p>109950</text:p>
          </table:table-cell>
          <table:table-cell office:value-type="float" office:value="85456" calcext:value-type="float">
            <text:p>85456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/Ottawa-Sud</text:p>
          </table:table-cell>
          <table:table-cell office:value-type="float" office:value="117581" calcext:value-type="float">
            <text:p>117581</text:p>
          </table:table-cell>
          <table:table-cell office:value-type="float" office:value="87579" calcext:value-type="float">
            <text:p>87579</text:p>
          </table:table-cell>
          <table:table-cell office:value-type="float" office:value="346" calcext:value-type="float">
            <text:p>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01611" calcext:value-type="float">
            <text:p>101611</text:p>
          </table:table-cell>
          <table:table-cell office:value-type="float" office:value="81373" calcext:value-type="float">
            <text:p>81373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/Ottawa-Ouest--Nepean</text:p>
          </table:table-cell>
          <table:table-cell office:value-type="float" office:value="109735" calcext:value-type="float">
            <text:p>109735</text:p>
          </table:table-cell>
          <table:table-cell office:value-type="float" office:value="84427" calcext:value-type="float">
            <text:p>84427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102756" calcext:value-type="float">
            <text:p>102756</text:p>
          </table:table-cell>
          <table:table-cell office:value-type="float" office:value="75290" calcext:value-type="float">
            <text:p>75290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2142" calcext:value-type="float">
            <text:p>102142</text:p>
          </table:table-cell>
          <table:table-cell office:value-type="float" office:value="74899" calcext:value-type="float">
            <text:p>74899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90281" calcext:value-type="float">
            <text:p>90281</text:p>
          </table:table-cell>
          <table:table-cell office:value-type="float" office:value="69514" calcext:value-type="float">
            <text:p>69514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</text:p>
          </table:table-cell>
          <table:table-cell office:value-type="float" office:value="103874" calcext:value-type="float">
            <text:p>103874</text:p>
          </table:table-cell>
          <table:table-cell office:value-type="float" office:value="72944" calcext:value-type="float">
            <text:p>72944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16626" calcext:value-type="float">
            <text:p>116626</text:p>
          </table:table-cell>
          <table:table-cell office:value-type="float" office:value="92317" calcext:value-type="float">
            <text:p>92317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Scarborough East/Pickering--Scarborough-Est</text:p>
          </table:table-cell>
          <table:table-cell office:value-type="float" office:value="106602" calcext:value-type="float">
            <text:p>106602</text:p>
          </table:table-cell>
          <table:table-cell office:value-type="float" office:value="76709" calcext:value-type="float">
            <text:p>76709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113227" calcext:value-type="float">
            <text:p>113227</text:p>
          </table:table-cell>
          <table:table-cell office:value-type="float" office:value="88198" calcext:value-type="float">
            <text:p>88198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8803" calcext:value-type="float">
            <text:p>98803</text:p>
          </table:table-cell>
          <table:table-cell office:value-type="float" office:value="75223" calcext:value-type="float">
            <text:p>75223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float" office:value="122614" calcext:value-type="float">
            <text:p>122614</text:p>
          </table:table-cell>
          <table:table-cell office:value-type="float" office:value="88261" calcext:value-type="float">
            <text:p>88261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12869" calcext:value-type="float">
            <text:p>112869</text:p>
          </table:table-cell>
          <table:table-cell office:value-type="float" office:value="83836" calcext:value-type="float">
            <text:p>83836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11131" calcext:value-type="float">
            <text:p>111131</text:p>
          </table:table-cell>
          <table:table-cell office:value-type="float" office:value="81588" calcext:value-type="float">
            <text:p>81588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105360" calcext:value-type="float">
            <text:p>105360</text:p>
          </table:table-cell>
          <table:table-cell office:value-type="float" office:value="79371" calcext:value-type="float">
            <text:p>79371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9028" calcext:value-type="float">
            <text:p>89028</text:p>
          </table:table-cell>
          <table:table-cell office:value-type="float" office:value="69272" calcext:value-type="float">
            <text:p>69272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11867" calcext:value-type="float">
            <text:p>111867</text:p>
          </table:table-cell>
          <table:table-cell office:value-type="float" office:value="74734" calcext:value-type="float">
            <text:p>74734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/Scarborough-Centre</text:p>
          </table:table-cell>
          <table:table-cell office:value-type="float" office:value="108010" calcext:value-type="float">
            <text:p>108010</text:p>
          </table:table-cell>
          <table:table-cell office:value-type="float" office:value="71094" calcext:value-type="float">
            <text:p>71094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Guildwood</text:p>
          </table:table-cell>
          <table:table-cell office:value-type="float" office:value="108813" calcext:value-type="float">
            <text:p>108813</text:p>
          </table:table-cell>
          <table:table-cell office:value-type="float" office:value="67124" calcext:value-type="float">
            <text:p>67124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30974" calcext:value-type="float">
            <text:p>130974</text:p>
          </table:table-cell>
          <table:table-cell office:value-type="float" office:value="85505" calcext:value-type="float">
            <text:p>85505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/Scarborough-Sud-Ouest</text:p>
          </table:table-cell>
          <table:table-cell office:value-type="float" office:value="102196" calcext:value-type="float">
            <text:p>102196</text:p>
          </table:table-cell>
          <table:table-cell office:value-type="float" office:value="67988" calcext:value-type="float">
            <text:p>67988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25985" calcext:value-type="float">
            <text:p>125985</text:p>
          </table:table-cell>
          <table:table-cell office:value-type="float" office:value="93705" calcext:value-type="float">
            <text:p>93705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/Simcoe-Nord</text:p>
          </table:table-cell>
          <table:table-cell office:value-type="float" office:value="119400" calcext:value-type="float">
            <text:p>119400</text:p>
          </table:table-cell>
          <table:table-cell office:value-type="float" office:value="88470" calcext:value-type="float">
            <text:p>8847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South Glengarry</text:p>
          </table:table-cell>
          <table:table-cell office:value-type="float" office:value="99764" calcext:value-type="float">
            <text:p>99764</text:p>
          </table:table-cell>
          <table:table-cell office:value-type="float" office:value="75244" calcext:value-type="float">
            <text:p>75244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92161" calcext:value-type="float">
            <text:p>92161</text:p>
          </table:table-cell>
          <table:table-cell office:value-type="float" office:value="74228" calcext:value-type="float">
            <text:p>74228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31978" calcext:value-type="float">
            <text:p>131978</text:p>
          </table:table-cell>
          <table:table-cell office:value-type="float" office:value="96209" calcext:value-type="float">
            <text:p>96209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Rainy River</text:p>
          </table:table-cell>
          <table:table-cell office:value-type="float" office:value="85153" calcext:value-type="float">
            <text:p>85153</text:p>
          </table:table-cell>
          <table:table-cell office:value-type="float" office:value="63128" calcext:value-type="float">
            <text:p>63128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/Thunder Bay--Superior-Nord</text:p>
          </table:table-cell>
          <table:table-cell office:value-type="float" office:value="82589" calcext:value-type="float">
            <text:p>82589</text:p>
          </table:table-cell>
          <table:table-cell office:value-type="float" office:value="62338" calcext:value-type="float">
            <text:p>62338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/Timmins--Baie James</text:p>
          </table:table-cell>
          <table:table-cell office:value-type="float" office:value="80791" calcext:value-type="float">
            <text:p>80791</text:p>
          </table:table-cell>
          <table:table-cell office:value-type="float" office:value="59876" calcext:value-type="float">
            <text:p>59876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/Toronto-Centre</text:p>
          </table:table-cell>
          <table:table-cell office:value-type="float" office:value="121407" calcext:value-type="float">
            <text:p>121407</text:p>
          </table:table-cell>
          <table:table-cell office:value-type="float" office:value="89851" calcext:value-type="float">
            <text:p>89851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3655" calcext:value-type="float">
            <text:p>103655</text:p>
          </table:table-cell>
          <table:table-cell office:value-type="float" office:value="74826" calcext:value-type="float">
            <text:p>74826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115361" calcext:value-type="float">
            <text:p>115361</text:p>
          </table:table-cell>
          <table:table-cell office:value-type="float" office:value="96793" calcext:value-type="float">
            <text:p>96793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</text:p>
          </table:table-cell>
          <table:table-cell office:value-type="float" office:value="154206" calcext:value-type="float">
            <text:p>154206</text:p>
          </table:table-cell>
          <table:table-cell office:value-type="float" office:value="109604" calcext:value-type="float">
            <text:p>109604</text:p>
          </table:table-cell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</text:p>
          </table:table-cell>
          <table:table-cell office:value-type="float" office:value="112875" calcext:value-type="float">
            <text:p>112875</text:p>
          </table:table-cell>
          <table:table-cell office:value-type="float" office:value="86257" calcext:value-type="float">
            <text:p>86257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Halton Hills</text:p>
          </table:table-cell>
          <table:table-cell office:value-type="float" office:value="111241" calcext:value-type="float">
            <text:p>111241</text:p>
          </table:table-cell>
          <table:table-cell office:value-type="float" office:value="80378" calcext:value-type="float">
            <text:p>80378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--Oshawa</text:p>
          </table:table-cell>
          <table:table-cell office:value-type="float" office:value="135893" calcext:value-type="float">
            <text:p>135893</text:p>
          </table:table-cell>
          <table:table-cell office:value-type="float" office:value="99155" calcext:value-type="float">
            <text:p>99155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29356" calcext:value-type="float">
            <text:p>129356</text:p>
          </table:table-cell>
          <table:table-cell office:value-type="float" office:value="94934" calcext:value-type="float">
            <text:p>94934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Tecumseh</text:p>
          </table:table-cell>
          <table:table-cell office:value-type="float" office:value="118478" calcext:value-type="float">
            <text:p>118478</text:p>
          </table:table-cell>
          <table:table-cell office:value-type="float" office:value="85287" calcext:value-type="float">
            <text:p>85287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/Windsor-Ouest</text:p>
          </table:table-cell>
          <table:table-cell office:value-type="float" office:value="122219" calcext:value-type="float">
            <text:p>122219</text:p>
          </table:table-cell>
          <table:table-cell office:value-type="float" office:value="84245" calcext:value-type="float">
            <text:p>84245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/York-Centre</text:p>
          </table:table-cell>
          <table:table-cell office:value-type="float" office:value="113457" calcext:value-type="float">
            <text:p>113457</text:p>
          </table:table-cell>
          <table:table-cell office:value-type="float" office:value="71709" calcext:value-type="float">
            <text:p>71709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20371" calcext:value-type="float">
            <text:p>120371</text:p>
          </table:table-cell>
          <table:table-cell office:value-type="float" office:value="86461" calcext:value-type="float">
            <text:p>86461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/York-Sud--Weston</text:p>
          </table:table-cell>
          <table:table-cell office:value-type="float" office:value="114458" calcext:value-type="float">
            <text:p>114458</text:p>
          </table:table-cell>
          <table:table-cell office:value-type="float" office:value="68978" calcext:value-type="float">
            <text:p>68978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/York-Ouest</text:p>
          </table:table-cell>
          <table:table-cell office:value-type="float" office:value="103948" calcext:value-type="float">
            <text:p>103948</text:p>
          </table:table-cell>
          <table:table-cell office:value-type="float" office:value="59674" calcext:value-type="float">
            <text:p>59674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84602" calcext:value-type="float">
            <text:p>84602</text:p>
          </table:table-cell>
          <table:table-cell office:value-type="float" office:value="61449" calcext:value-type="float">
            <text:p>61449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--St. James--Assiniboia</text:p>
          </table:table-cell>
          <table:table-cell office:value-type="float" office:value="81469" calcext:value-type="float">
            <text:p>81469</text:p>
          </table:table-cell>
          <table:table-cell office:value-type="float" office:value="63508" calcext:value-type="float">
            <text:p>63508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5232" calcext:value-type="float">
            <text:p>75232</text:p>
          </table:table-cell>
          <table:table-cell office:value-type="float" office:value="46088" calcext:value-type="float">
            <text:p>46088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--Marquette</text:p>
          </table:table-cell>
          <table:table-cell office:value-type="float" office:value="75103" calcext:value-type="float">
            <text:p>75103</text:p>
          </table:table-cell>
          <table:table-cell office:value-type="float" office:value="54209" calcext:value-type="float">
            <text:p>54209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Elmwood--Transcona</text:p>
          </table:table-cell>
          <table:table-cell office:value-type="float" office:value="78700" calcext:value-type="float">
            <text:p>78700</text:p>
          </table:table-cell>
          <table:table-cell office:value-type="float" office:value="58216" calcext:value-type="float">
            <text:p>58216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Kildonan--St. Paul</text:p>
          </table:table-cell>
          <table:table-cell office:value-type="float" office:value="81532" calcext:value-type="float">
            <text:p>81532</text:p>
          </table:table-cell>
          <table:table-cell office:value-type="float" office:value="63508" calcext:value-type="float">
            <text:p>63508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85653" calcext:value-type="float">
            <text:p>85653</text:p>
          </table:table-cell>
          <table:table-cell office:value-type="float" office:value="60246" calcext:value-type="float">
            <text:p>60246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7737" calcext:value-type="float">
            <text:p>87737</text:p>
          </table:table-cell>
          <table:table-cell office:value-type="float" office:value="62392" calcext:value-type="float">
            <text:p>62392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/Saint-Boniface</text:p>
          </table:table-cell>
          <table:table-cell office:value-type="float" office:value="84473" calcext:value-type="float">
            <text:p>84473</text:p>
          </table:table-cell>
          <table:table-cell office:value-type="float" office:value="65460" calcext:value-type="float">
            <text:p>6546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</text:p>
          </table:table-cell>
          <table:table-cell office:value-type="float" office:value="90807" calcext:value-type="float">
            <text:p>90807</text:p>
          </table:table-cell>
          <table:table-cell office:value-type="float" office:value="66937" calcext:value-type="float">
            <text:p>66937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/Winnipeg-Centre</text:p>
          </table:table-cell>
          <table:table-cell office:value-type="float" office:value="81017" calcext:value-type="float">
            <text:p>81017</text:p>
          </table:table-cell>
          <table:table-cell office:value-type="float" office:value="58595" calcext:value-type="float">
            <text:p>58595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/Winnipeg-Nord</text:p>
          </table:table-cell>
          <table:table-cell office:value-type="float" office:value="79366" calcext:value-type="float">
            <text:p>79366</text:p>
          </table:table-cell>
          <table:table-cell office:value-type="float" office:value="52817" calcext:value-type="float">
            <text:p>52817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/Winnipeg-Sud</text:p>
          </table:table-cell>
          <table:table-cell office:value-type="float" office:value="84424" calcext:value-type="float">
            <text:p>84424</text:p>
          </table:table-cell>
          <table:table-cell office:value-type="float" office:value="62532" calcext:value-type="float">
            <text:p>62532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/Winnipeg-Centre-Sud</text:p>
          </table:table-cell>
          <table:table-cell office:value-type="float" office:value="78286" calcext:value-type="float">
            <text:p>78286</text:p>
          </table:table-cell>
          <table:table-cell office:value-type="float" office:value="59444" calcext:value-type="float">
            <text:p>59444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1184" calcext:value-type="float">
            <text:p>71184</text:p>
          </table:table-cell>
          <table:table-cell office:value-type="float" office:value="51039" calcext:value-type="float">
            <text:p>51039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6273" calcext:value-type="float">
            <text:p>76273</text:p>
          </table:table-cell>
          <table:table-cell office:value-type="float" office:value="59797" calcext:value-type="float">
            <text:p>59797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0551" calcext:value-type="float">
            <text:p>60551</text:p>
          </table:table-cell>
          <table:table-cell office:value-type="float" office:value="44478" calcext:value-type="float">
            <text:p>44478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Desnethé--Missinippi--Churchill River/Desnethé--Missinippi--Rivière Churchill</text:p>
          </table:table-cell>
          <table:table-cell office:value-type="float" office:value="67937" calcext:value-type="float">
            <text:p>67937</text:p>
          </table:table-cell>
          <table:table-cell office:value-type="float" office:value="43160" calcext:value-type="float">
            <text:p>43160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65956" calcext:value-type="float">
            <text:p>65956</text:p>
          </table:table-cell>
          <table:table-cell office:value-type="float" office:value="50094" calcext:value-type="float">
            <text:p>50094</text:p>
          </table:table-cell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1159" calcext:value-type="float">
            <text:p>71159</text:p>
          </table:table-cell>
          <table:table-cell office:value-type="float" office:value="51707" calcext:value-type="float">
            <text:p>51707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--Lake Centre</text:p>
          </table:table-cell>
          <table:table-cell office:value-type="float" office:value="65885" calcext:value-type="float">
            <text:p>65885</text:p>
          </table:table-cell>
          <table:table-cell office:value-type="float" office:value="49937" calcext:value-type="float">
            <text:p>49937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6698" calcext:value-type="float">
            <text:p>66698</text:p>
          </table:table-cell>
          <table:table-cell office:value-type="float" office:value="48075" calcext:value-type="float">
            <text:p>4807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5051" calcext:value-type="float">
            <text:p>75051</text:p>
          </table:table-cell>
          <table:table-cell office:value-type="float" office:value="56377" calcext:value-type="float">
            <text:p>56377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Rosetown--Biggar</text:p>
          </table:table-cell>
          <table:table-cell office:value-type="float" office:value="69547" calcext:value-type="float">
            <text:p>69547</text:p>
          </table:table-cell>
          <table:table-cell office:value-type="float" office:value="49314" calcext:value-type="float">
            <text:p>49314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Wanuskewin</text:p>
          </table:table-cell>
          <table:table-cell office:value-type="float" office:value="72867" calcext:value-type="float">
            <text:p>72867</text:p>
          </table:table-cell>
          <table:table-cell office:value-type="float" office:value="55327" calcext:value-type="float">
            <text:p>5532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63238" calcext:value-type="float">
            <text:p>63238</text:p>
          </table:table-cell>
          <table:table-cell office:value-type="float" office:value="46796" calcext:value-type="float">
            <text:p>46796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5717" calcext:value-type="float">
            <text:p>75717</text:p>
          </table:table-cell>
          <table:table-cell office:value-type="float" office:value="57746" calcext:value-type="float">
            <text:p>57746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66094" calcext:value-type="float">
            <text:p>66094</text:p>
          </table:table-cell>
          <table:table-cell office:value-type="float" office:value="51444" calcext:value-type="float">
            <text:p>51444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/Calgary-Centre</text:p>
          </table:table-cell>
          <table:table-cell office:value-type="float" office:value="124197" calcext:value-type="float">
            <text:p>124197</text:p>
          </table:table-cell>
          <table:table-cell office:value-type="float" office:value="88677" calcext:value-type="float">
            <text:p>88677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-North/Calgary-Centre-Nord</text:p>
          </table:table-cell>
          <table:table-cell office:value-type="float" office:value="114615" calcext:value-type="float">
            <text:p>114615</text:p>
          </table:table-cell>
          <table:table-cell office:value-type="float" office:value="86287" calcext:value-type="float">
            <text:p>86287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/Calgary-Est</text:p>
          </table:table-cell>
          <table:table-cell office:value-type="float" office:value="110479" calcext:value-type="float">
            <text:p>110479</text:p>
          </table:table-cell>
          <table:table-cell office:value-type="float" office:value="77083" calcext:value-type="float">
            <text:p>77083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/Calgary-Nord-Est</text:p>
          </table:table-cell>
          <table:table-cell office:value-type="float" office:value="129015" calcext:value-type="float">
            <text:p>129015</text:p>
          </table:table-cell>
          <table:table-cell office:value-type="float" office:value="83214" calcext:value-type="float">
            <text:p>83214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--Nose Hill</text:p>
          </table:table-cell>
          <table:table-cell office:value-type="float" office:value="130942" calcext:value-type="float">
            <text:p>130942</text:p>
          </table:table-cell>
          <table:table-cell office:value-type="float" office:value="93731" calcext:value-type="float">
            <text:p>93731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/Calgary-Sud-Est</text:p>
          </table:table-cell>
          <table:table-cell office:value-type="float" office:value="125738" calcext:value-type="float">
            <text:p>125738</text:p>
          </table:table-cell>
          <table:table-cell office:value-type="float" office:value="98343" calcext:value-type="float">
            <text:p>98343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/Calgary-Sud-Ouest</text:p>
          </table:table-cell>
          <table:table-cell office:value-type="float" office:value="120750" calcext:value-type="float">
            <text:p>120750</text:p>
          </table:table-cell>
          <table:table-cell office:value-type="float" office:value="90756" calcext:value-type="float">
            <text:p>90756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/Calgary-Ouest</text:p>
          </table:table-cell>
          <table:table-cell office:value-type="float" office:value="132162" calcext:value-type="float">
            <text:p>132162</text:p>
          </table:table-cell>
          <table:table-cell office:value-type="float" office:value="99255" calcext:value-type="float">
            <text:p>99255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114825" calcext:value-type="float">
            <text:p>114825</text:p>
          </table:table-cell>
          <table:table-cell office:value-type="float" office:value="87644" calcext:value-type="float">
            <text:p>87644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/Edmonton-Centre</text:p>
          </table:table-cell>
          <table:table-cell office:value-type="float" office:value="120326" calcext:value-type="float">
            <text:p>120326</text:p>
          </table:table-cell>
          <table:table-cell office:value-type="float" office:value="89777" calcext:value-type="float">
            <text:p>89777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/Edmonton-Est</text:p>
          </table:table-cell>
          <table:table-cell office:value-type="float" office:value="128199" calcext:value-type="float">
            <text:p>128199</text:p>
          </table:table-cell>
          <table:table-cell office:value-type="float" office:value="92495" calcext:value-type="float">
            <text:p>92495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Leduc</text:p>
          </table:table-cell>
          <table:table-cell office:value-type="float" office:value="116986" calcext:value-type="float">
            <text:p>116986</text:p>
          </table:table-cell>
          <table:table-cell office:value-type="float" office:value="92861" calcext:value-type="float">
            <text:p>92861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Mill Woods--Beaumont</text:p>
          </table:table-cell>
          <table:table-cell office:value-type="float" office:value="112919" calcext:value-type="float">
            <text:p>112919</text:p>
          </table:table-cell>
          <table:table-cell office:value-type="float" office:value="80250" calcext:value-type="float">
            <text:p>80250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. Albert</text:p>
          </table:table-cell>
          <table:table-cell office:value-type="float" office:value="126447" calcext:value-type="float">
            <text:p>126447</text:p>
          </table:table-cell>
          <table:table-cell office:value-type="float" office:value="95226" calcext:value-type="float">
            <text:p>95226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herwood Park</text:p>
          </table:table-cell>
          <table:table-cell office:value-type="float" office:value="118073" calcext:value-type="float">
            <text:p>118073</text:p>
          </table:table-cell>
          <table:table-cell office:value-type="float" office:value="89520" calcext:value-type="float">
            <text:p>89520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pruce Grove</text:p>
          </table:table-cell>
          <table:table-cell office:value-type="float" office:value="128945" calcext:value-type="float">
            <text:p>128945</text:p>
          </table:table-cell>
          <table:table-cell office:value-type="float" office:value="99397" calcext:value-type="float">
            <text:p>99397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9267" calcext:value-type="float">
            <text:p>99267</text:p>
          </table:table-cell>
          <table:table-cell office:value-type="float" office:value="75254" calcext:value-type="float">
            <text:p>75254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Fort McMurray--Athabasca</text:p>
          </table:table-cell>
          <table:table-cell office:value-type="float" office:value="100805" calcext:value-type="float">
            <text:p>100805</text:p>
          </table:table-cell>
          <table:table-cell office:value-type="float" office:value="71621" calcext:value-type="float">
            <text:p>71621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13531" calcext:value-type="float">
            <text:p>113531</text:p>
          </table:table-cell>
          <table:table-cell office:value-type="float" office:value="89136" calcext:value-type="float">
            <text:p>89136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107638" calcext:value-type="float">
            <text:p>107638</text:p>
          </table:table-cell>
          <table:table-cell office:value-type="float" office:value="81141" calcext:value-type="float">
            <text:p>81141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113085" calcext:value-type="float">
            <text:p>113085</text:p>
          </table:table-cell>
          <table:table-cell office:value-type="float" office:value="82528" calcext:value-type="float">
            <text:p>82528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38009" calcext:value-type="float">
            <text:p>138009</text:p>
          </table:table-cell>
          <table:table-cell office:value-type="float" office:value="96378" calcext:value-type="float">
            <text:p>96378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24063" calcext:value-type="float">
            <text:p>124063</text:p>
          </table:table-cell>
          <table:table-cell office:value-type="float" office:value="91201" calcext:value-type="float">
            <text:p>91201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--Wainwright</text:p>
          </table:table-cell>
          <table:table-cell office:value-type="float" office:value="111427" calcext:value-type="float">
            <text:p>111427</text:p>
          </table:table-cell>
          <table:table-cell office:value-type="float" office:value="83038" calcext:value-type="float">
            <text:p>83038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stlock--St. Paul</text:p>
          </table:table-cell>
          <table:table-cell office:value-type="float" office:value="101010" calcext:value-type="float">
            <text:p>101010</text:p>
          </table:table-cell>
          <table:table-cell office:value-type="float" office:value="73791" calcext:value-type="float">
            <text:p>73791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107914" calcext:value-type="float">
            <text:p>107914</text:p>
          </table:table-cell>
          <table:table-cell office:value-type="float" office:value="79862" calcext:value-type="float">
            <text:p>79862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115872" calcext:value-type="float">
            <text:p>115872</text:p>
          </table:table-cell>
          <table:table-cell office:value-type="float" office:value="90193" calcext:value-type="float">
            <text:p>90193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103111" calcext:value-type="float">
            <text:p>103111</text:p>
          </table:table-cell>
          <table:table-cell office:value-type="float" office:value="75036" calcext:value-type="float">
            <text:p>75036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Abbotsford</text:p>
          </table:table-cell>
          <table:table-cell office:value-type="float" office:value="124515" calcext:value-type="float">
            <text:p>124515</text:p>
          </table:table-cell>
          <table:table-cell office:value-type="float" office:value="82332" calcext:value-type="float">
            <text:p>82332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ritish Columbia Southern Interior/Colombie-Britannique-Southern Interior</text:p>
          </table:table-cell>
          <table:table-cell office:value-type="float" office:value="95477" calcext:value-type="float">
            <text:p>95477</text:p>
          </table:table-cell>
          <table:table-cell office:value-type="float" office:value="74996" calcext:value-type="float">
            <text:p>74996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urnaby--Douglas</text:p>
          </table:table-cell>
          <table:table-cell office:value-type="float" office:value="112119" calcext:value-type="float">
            <text:p>112119</text:p>
          </table:table-cell>
          <table:table-cell office:value-type="float" office:value="82291" calcext:value-type="float">
            <text:p>82291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urnaby--New Westminster</text:p>
          </table:table-cell>
          <table:table-cell office:value-type="float" office:value="118713" calcext:value-type="float">
            <text:p>118713</text:p>
          </table:table-cell>
          <table:table-cell office:value-type="float" office:value="80110" calcext:value-type="float">
            <text:p>80110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ariboo--Prince George</text:p>
          </table:table-cell>
          <table:table-cell office:value-type="float" office:value="106382" calcext:value-type="float">
            <text:p>106382</text:p>
          </table:table-cell>
          <table:table-cell office:value-type="float" office:value="75516" calcext:value-type="float">
            <text:p>75516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hilliwack--Fraser Canyon</text:p>
          </table:table-cell>
          <table:table-cell office:value-type="float" office:value="112118" calcext:value-type="float">
            <text:p>112118</text:p>
          </table:table-cell>
          <table:table-cell office:value-type="float" office:value="81677" calcext:value-type="float">
            <text:p>81677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Delta--Richmond East/Delta--Richmond-Est</text:p>
          </table:table-cell>
          <table:table-cell office:value-type="float" office:value="106103" calcext:value-type="float">
            <text:p>106103</text:p>
          </table:table-cell>
          <table:table-cell office:value-type="float" office:value="78706" calcext:value-type="float">
            <text:p>78706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Esquimalt--Juan de Fuca</text:p>
          </table:table-cell>
          <table:table-cell office:value-type="float" office:value="120669" calcext:value-type="float">
            <text:p>120669</text:p>
          </table:table-cell>
          <table:table-cell office:value-type="float" office:value="91003" calcext:value-type="float">
            <text:p>91003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Fleetwood--Port Kells</text:p>
          </table:table-cell>
          <table:table-cell office:value-type="float" office:value="123243" calcext:value-type="float">
            <text:p>123243</text:p>
          </table:table-cell>
          <table:table-cell office:value-type="float" office:value="86503" calcext:value-type="float">
            <text:p>86503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amloops--Thompson--Cariboo</text:p>
          </table:table-cell>
          <table:table-cell office:value-type="float" office:value="114675" calcext:value-type="float">
            <text:p>114675</text:p>
          </table:table-cell>
          <table:table-cell office:value-type="float" office:value="88275" calcext:value-type="float">
            <text:p>88275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elowna--Lake Country</text:p>
          </table:table-cell>
          <table:table-cell office:value-type="float" office:value="122214" calcext:value-type="float">
            <text:p>122214</text:p>
          </table:table-cell>
          <table:table-cell office:value-type="float" office:value="97351" calcext:value-type="float">
            <text:p>97351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ootenay--Columbia</text:p>
          </table:table-cell>
          <table:table-cell office:value-type="float" office:value="86811" calcext:value-type="float">
            <text:p>86811</text:p>
          </table:table-cell>
          <table:table-cell office:value-type="float" office:value="65932" calcext:value-type="float">
            <text:p>65932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Langley</text:p>
          </table:table-cell>
          <table:table-cell office:value-type="float" office:value="117858" calcext:value-type="float">
            <text:p>117858</text:p>
          </table:table-cell>
          <table:table-cell office:value-type="float" office:value="85861" calcext:value-type="float">
            <text:p>85861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anaimo--Alberni</text:p>
          </table:table-cell>
          <table:table-cell office:value-type="float" office:value="121434" calcext:value-type="float">
            <text:p>121434</text:p>
          </table:table-cell>
          <table:table-cell office:value-type="float" office:value="95882" calcext:value-type="float">
            <text:p>95882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anaimo--Cowichan</text:p>
          </table:table-cell>
          <table:table-cell office:value-type="float" office:value="125149" calcext:value-type="float">
            <text:p>125149</text:p>
          </table:table-cell>
          <table:table-cell office:value-type="float" office:value="96034" calcext:value-type="float">
            <text:p>96034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ewton--North Delta/Newton--Delta-Nord</text:p>
          </table:table-cell>
          <table:table-cell office:value-type="float" office:value="118649" calcext:value-type="float">
            <text:p>118649</text:p>
          </table:table-cell>
          <table:table-cell office:value-type="float" office:value="73317" calcext:value-type="float">
            <text:p>73317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ew Westminster--Coquitlam</text:p>
          </table:table-cell>
          <table:table-cell office:value-type="float" office:value="111231" calcext:value-type="float">
            <text:p>111231</text:p>
          </table:table-cell>
          <table:table-cell office:value-type="float" office:value="80755" calcext:value-type="float">
            <text:p>80755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orth Vancouver</text:p>
          </table:table-cell>
          <table:table-cell office:value-type="float" office:value="122371" calcext:value-type="float">
            <text:p>122371</text:p>
          </table:table-cell>
          <table:table-cell office:value-type="float" office:value="87034" calcext:value-type="float">
            <text:p>87034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Okanagan--Coquihalla</text:p>
          </table:table-cell>
          <table:table-cell office:value-type="float" office:value="107316" calcext:value-type="float">
            <text:p>107316</text:p>
          </table:table-cell>
          <table:table-cell office:value-type="float" office:value="83242" calcext:value-type="float">
            <text:p>83242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Okanagan--Shuswap</text:p>
          </table:table-cell>
          <table:table-cell office:value-type="float" office:value="116236" calcext:value-type="float">
            <text:p>116236</text:p>
          </table:table-cell>
          <table:table-cell office:value-type="float" office:value="89400" calcext:value-type="float">
            <text:p>89400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itt Meadows--Maple Ridge--Mission</text:p>
          </table:table-cell>
          <table:table-cell office:value-type="float" office:value="120662" calcext:value-type="float">
            <text:p>120662</text:p>
          </table:table-cell>
          <table:table-cell office:value-type="float" office:value="85174" calcext:value-type="float">
            <text:p>85174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ort Moody--Westwood--Port Coquitlam</text:p>
          </table:table-cell>
          <table:table-cell office:value-type="float" office:value="116563" calcext:value-type="float">
            <text:p>116563</text:p>
          </table:table-cell>
          <table:table-cell office:value-type="float" office:value="79772" calcext:value-type="float">
            <text:p>79772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rince George--Peace River</text:p>
          </table:table-cell>
          <table:table-cell office:value-type="float" office:value="105865" calcext:value-type="float">
            <text:p>105865</text:p>
          </table:table-cell>
          <table:table-cell office:value-type="float" office:value="72063" calcext:value-type="float">
            <text:p>72063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Richmond</text:p>
          </table:table-cell>
          <table:table-cell office:value-type="float" office:value="114137" calcext:value-type="float">
            <text:p>114137</text:p>
          </table:table-cell>
          <table:table-cell office:value-type="float" office:value="82850" calcext:value-type="float">
            <text:p>82850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aanich--Gulf Islands</text:p>
          </table:table-cell>
          <table:table-cell office:value-type="float" office:value="115724" calcext:value-type="float">
            <text:p>115724</text:p>
          </table:table-cell>
          <table:table-cell office:value-type="float" office:value="91822" calcext:value-type="float">
            <text:p>91822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keena--Bulkley Valley</text:p>
          </table:table-cell>
          <table:table-cell office:value-type="float" office:value="91926" calcext:value-type="float">
            <text:p>91926</text:p>
          </table:table-cell>
          <table:table-cell office:value-type="float" office:value="61318" calcext:value-type="float">
            <text:p>61318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outh Surrey--White Rock--Cloverdale/Surrey-Sud--White Rock--Cloverdale</text:p>
          </table:table-cell>
          <table:table-cell office:value-type="float" office:value="111756" calcext:value-type="float">
            <text:p>111756</text:p>
          </table:table-cell>
          <table:table-cell office:value-type="float" office:value="84964" calcext:value-type="float">
            <text:p>84964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urrey North/Surrey-Nord</text:p>
          </table:table-cell>
          <table:table-cell office:value-type="float" office:value="111960" calcext:value-type="float">
            <text:p>111960</text:p>
          </table:table-cell>
          <table:table-cell office:value-type="float" office:value="68137" calcext:value-type="float">
            <text:p>68137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Centre/Vancouver-Centre</text:p>
          </table:table-cell>
          <table:table-cell office:value-type="float" office:value="123701" calcext:value-type="float">
            <text:p>123701</text:p>
          </table:table-cell>
          <table:table-cell office:value-type="float" office:value="95537" calcext:value-type="float">
            <text:p>95537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East/Vancouver-Est</text:p>
          </table:table-cell>
          <table:table-cell office:value-type="float" office:value="106816" calcext:value-type="float">
            <text:p>106816</text:p>
          </table:table-cell>
          <table:table-cell office:value-type="float" office:value="77817" calcext:value-type="float">
            <text:p>77817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Island North/Île de Vancouver-Nord</text:p>
          </table:table-cell>
          <table:table-cell office:value-type="float" office:value="113356" calcext:value-type="float">
            <text:p>113356</text:p>
          </table:table-cell>
          <table:table-cell office:value-type="float" office:value="88077" calcext:value-type="float">
            <text:p>88077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Kingsway</text:p>
          </table:table-cell>
          <table:table-cell office:value-type="float" office:value="119815" calcext:value-type="float">
            <text:p>119815</text:p>
          </table:table-cell>
          <table:table-cell office:value-type="float" office:value="80817" calcext:value-type="float">
            <text:p>80817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Quadra</text:p>
          </table:table-cell>
          <table:table-cell office:value-type="float" office:value="119627" calcext:value-type="float">
            <text:p>119627</text:p>
          </table:table-cell>
          <table:table-cell office:value-type="float" office:value="88146" calcext:value-type="float">
            <text:p>88146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South/Vancouver-Sud</text:p>
          </table:table-cell>
          <table:table-cell office:value-type="float" office:value="120284" calcext:value-type="float">
            <text:p>120284</text:p>
          </table:table-cell>
          <table:table-cell office:value-type="float" office:value="80271" calcext:value-type="float">
            <text:p>80271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ictoria</text:p>
          </table:table-cell>
          <table:table-cell office:value-type="float" office:value="108771" calcext:value-type="float">
            <text:p>108771</text:p>
          </table:table-cell>
          <table:table-cell office:value-type="float" office:value="88118" calcext:value-type="float">
            <text:p>88118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West Vancouver--Sunshine Coast--Sea to Sky Country</text:p>
          </table:table-cell>
          <table:table-cell office:value-type="float" office:value="129241" calcext:value-type="float">
            <text:p>129241</text:p>
          </table:table-cell>
          <table:table-cell office:value-type="float" office:value="95764" calcext:value-type="float">
            <text:p>95764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30372" calcext:value-type="float">
            <text:p>30372</text:p>
          </table:table-cell>
          <table:table-cell office:value-type="float" office:value="23281" calcext:value-type="float">
            <text:p>23281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/Territoires du Nord-Ouest</text:p>
          </table:table-cell>
          <table:table-cell office:value-type="string" calcext:value-type="string">
            <text:p>Western Arctic</text:p>
          </table:table-cell>
          <table:table-cell office:value-type="float" office:value="41464" calcext:value-type="float">
            <text:p>41464</text:p>
          </table:table-cell>
          <table:table-cell office:value-type="float" office:value="28787" calcext:value-type="float">
            <text:p>28787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29474" calcext:value-type="float">
            <text:p>29474</text:p>
          </table:table-cell>
          <table:table-cell office:value-type="float" office:value="17089" calcext:value-type="float">
            <text:p>1708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</table:table>
      <table:table table:name="41" table:style-name="ta1"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Avalon</text:p>
          </table:table-cell>
          <table:table-cell office:value-type="float" office:value="78381" calcext:value-type="float">
            <text:p>78381</text:p>
          </table:table-cell>
          <table:table-cell office:value-type="float" office:value="64424" calcext:value-type="float">
            <text:p>64424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Bonavista--Gander--Grand Falls--Windsor</text:p>
          </table:table-cell>
          <table:table-cell office:value-type="float" office:value="86394" calcext:value-type="float">
            <text:p>86394</text:p>
          </table:table-cell>
          <table:table-cell office:value-type="float" office:value="69936" calcext:value-type="float">
            <text:p>69936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Humber--St. Barbe--Baie Verte</text:p>
          </table:table-cell>
          <table:table-cell office:value-type="float" office:value="73171" calcext:value-type="float">
            <text:p>73171</text:p>
          </table:table-cell>
          <table:table-cell office:value-type="float" office:value="59109" calcext:value-type="float">
            <text:p>59109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Labrador</text:p>
          </table:table-cell>
          <table:table-cell office:value-type="float" office:value="26364" calcext:value-type="float">
            <text:p>26364</text:p>
          </table:table-cell>
          <table:table-cell office:value-type="float" office:value="20305" calcext:value-type="float">
            <text:p>20305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Random--Burin--St. George's</text:p>
          </table:table-cell>
          <table:table-cell office:value-type="float" office:value="71219" calcext:value-type="float">
            <text:p>71219</text:p>
          </table:table-cell>
          <table:table-cell office:value-type="float" office:value="57556" calcext:value-type="float">
            <text:p>5755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St. John's East/St. John's-Est</text:p>
          </table:table-cell>
          <table:table-cell office:value-type="float" office:value="88002" calcext:value-type="float">
            <text:p>88002</text:p>
          </table:table-cell>
          <table:table-cell office:value-type="float" office:value="76424" calcext:value-type="float">
            <text:p>76424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St. John's South--Mount Pearl/St. John's-Sud--Mount Pearl</text:p>
          </table:table-cell>
          <table:table-cell office:value-type="float" office:value="81938" calcext:value-type="float">
            <text:p>81938</text:p>
          </table:table-cell>
          <table:table-cell office:value-type="float" office:value="67025" calcext:value-type="float">
            <text:p>67025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Cardigan</text:p>
          </table:table-cell>
          <table:table-cell office:value-type="float" office:value="35067" calcext:value-type="float">
            <text:p>35067</text:p>
          </table:table-cell>
          <table:table-cell office:value-type="float" office:value="27581" calcext:value-type="float">
            <text:p>2758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Charlottetown</text:p>
          </table:table-cell>
          <table:table-cell office:value-type="float" office:value="32174" calcext:value-type="float">
            <text:p>32174</text:p>
          </table:table-cell>
          <table:table-cell office:value-type="float" office:value="26760" calcext:value-type="float">
            <text:p>26760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Egmont</text:p>
          </table:table-cell>
          <table:table-cell office:value-type="float" office:value="34814" calcext:value-type="float">
            <text:p>34814</text:p>
          </table:table-cell>
          <table:table-cell office:value-type="float" office:value="27197" calcext:value-type="float">
            <text:p>27197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Malpeque</text:p>
          </table:table-cell>
          <table:table-cell office:value-type="float" office:value="33796" calcext:value-type="float">
            <text:p>33796</text:p>
          </table:table-cell>
          <table:table-cell office:value-type="float" office:value="26918" calcext:value-type="float">
            <text:p>26918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ape Breton--Canso</text:p>
          </table:table-cell>
          <table:table-cell office:value-type="float" office:value="71968" calcext:value-type="float">
            <text:p>71968</text:p>
          </table:table-cell>
          <table:table-cell office:value-type="float" office:value="57331" calcext:value-type="float">
            <text:p>57331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entral Nova/Nova-Centre</text:p>
          </table:table-cell>
          <table:table-cell office:value-type="float" office:value="72966" calcext:value-type="float">
            <text:p>72966</text:p>
          </table:table-cell>
          <table:table-cell office:value-type="float" office:value="57963" calcext:value-type="float">
            <text:p>57963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umberland--Colchester--Musquodoboit Valley</text:p>
          </table:table-cell>
          <table:table-cell office:value-type="float" office:value="87895" calcext:value-type="float">
            <text:p>87895</text:p>
          </table:table-cell>
          <table:table-cell office:value-type="float" office:value="69188" calcext:value-type="float">
            <text:p>69188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Dartmouth--Cole Harbour</text:p>
          </table:table-cell>
          <table:table-cell office:value-type="float" office:value="87886" calcext:value-type="float">
            <text:p>87886</text:p>
          </table:table-cell>
          <table:table-cell office:value-type="float" office:value="70756" calcext:value-type="float">
            <text:p>70756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Halifax</text:p>
          </table:table-cell>
          <table:table-cell office:value-type="float" office:value="89448" calcext:value-type="float">
            <text:p>89448</text:p>
          </table:table-cell>
          <table:table-cell office:value-type="float" office:value="73357" calcext:value-type="float">
            <text:p>73357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Halifax West/Halifax-Ouest</text:p>
          </table:table-cell>
          <table:table-cell office:value-type="float" office:value="88756" calcext:value-type="float">
            <text:p>88756</text:p>
          </table:table-cell>
          <table:table-cell office:value-type="float" office:value="72862" calcext:value-type="float">
            <text:p>72862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Kings--Hants</text:p>
          </table:table-cell>
          <table:table-cell office:value-type="float" office:value="81531" calcext:value-type="float">
            <text:p>81531</text:p>
          </table:table-cell>
          <table:table-cell office:value-type="float" office:value="65355" calcext:value-type="float">
            <text:p>65355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ackville--Eastern Shore</text:p>
          </table:table-cell>
          <table:table-cell office:value-type="float" office:value="86963" calcext:value-type="float">
            <text:p>86963</text:p>
          </table:table-cell>
          <table:table-cell office:value-type="float" office:value="70329" calcext:value-type="float">
            <text:p>70329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outh Shore--St. Margaret's</text:p>
          </table:table-cell>
          <table:table-cell office:value-type="float" office:value="82855" calcext:value-type="float">
            <text:p>82855</text:p>
          </table:table-cell>
          <table:table-cell office:value-type="float" office:value="67296" calcext:value-type="float">
            <text:p>67296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ydney--Victoria</text:p>
          </table:table-cell>
          <table:table-cell office:value-type="float" office:value="76801" calcext:value-type="float">
            <text:p>76801</text:p>
          </table:table-cell>
          <table:table-cell office:value-type="float" office:value="60719" calcext:value-type="float">
            <text:p>60719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West Nova/Nova-Ouest</text:p>
          </table:table-cell>
          <table:table-cell office:value-type="float" office:value="86393" calcext:value-type="float">
            <text:p>86393</text:p>
          </table:table-cell>
          <table:table-cell office:value-type="float" office:value="67938" calcext:value-type="float">
            <text:p>67938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Acadie--Bathurst</text:p>
          </table:table-cell>
          <table:table-cell office:value-type="float" office:value="78948" calcext:value-type="float">
            <text:p>78948</text:p>
          </table:table-cell>
          <table:table-cell office:value-type="float" office:value="66298" calcext:value-type="float">
            <text:p>66298</text:p>
          </table:table-cell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Beauséjour</text:p>
          </table:table-cell>
          <table:table-cell office:value-type="float" office:value="76259" calcext:value-type="float">
            <text:p>76259</text:p>
          </table:table-cell>
          <table:table-cell office:value-type="float" office:value="63267" calcext:value-type="float">
            <text:p>63267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Fredericton</text:p>
          </table:table-cell>
          <table:table-cell office:value-type="float" office:value="85886" calcext:value-type="float">
            <text:p>85886</text:p>
          </table:table-cell>
          <table:table-cell office:value-type="float" office:value="69732" calcext:value-type="float">
            <text:p>69732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Fundy Royal</text:p>
          </table:table-cell>
          <table:table-cell office:value-type="float" office:value="69471" calcext:value-type="float">
            <text:p>69471</text:p>
          </table:table-cell>
          <table:table-cell office:value-type="float" office:value="56795" calcext:value-type="float">
            <text:p>56795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62593" calcext:value-type="float">
            <text:p>62593</text:p>
          </table:table-cell>
          <table:table-cell office:value-type="float" office:value="50966" calcext:value-type="float">
            <text:p>50966</text:p>
          </table:table-cell>
          <table:table-cell office:value-type="float" office:value="577" calcext:value-type="float">
            <text:p>5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iramichi</text:p>
          </table:table-cell>
          <table:table-cell office:value-type="float" office:value="53844" calcext:value-type="float">
            <text:p>53844</text:p>
          </table:table-cell>
          <table:table-cell office:value-type="float" office:value="43547" calcext:value-type="float">
            <text:p>43547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9334" calcext:value-type="float">
            <text:p>89334</text:p>
          </table:table-cell>
          <table:table-cell office:value-type="float" office:value="75298" calcext:value-type="float">
            <text:p>75298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New Brunswick Southwest/Nouveau-Brunswick-Sud-Ouest</text:p>
          </table:table-cell>
          <table:table-cell office:value-type="float" office:value="63232" calcext:value-type="float">
            <text:p>63232</text:p>
          </table:table-cell>
          <table:table-cell office:value-type="float" office:value="49578" calcext:value-type="float">
            <text:p>49578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Saint John</text:p>
          </table:table-cell>
          <table:table-cell office:value-type="float" office:value="82078" calcext:value-type="float">
            <text:p>82078</text:p>
          </table:table-cell>
          <table:table-cell office:value-type="float" office:value="64264" calcext:value-type="float">
            <text:p>64264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Tobique--Mactaquac</text:p>
          </table:table-cell>
          <table:table-cell office:value-type="float" office:value="68352" calcext:value-type="float">
            <text:p>68352</text:p>
          </table:table-cell>
          <table:table-cell office:value-type="float" office:value="53073" calcext:value-type="float">
            <text:p>53073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bitibi--Baie-James--Nunavik--Eeyou</text:p>
          </table:table-cell>
          <table:table-cell office:value-type="float" office:value="80894" calcext:value-type="float">
            <text:p>80894</text:p>
          </table:table-cell>
          <table:table-cell office:value-type="float" office:value="59325" calcext:value-type="float">
            <text:p>59325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bitibi--Témiscamingue</text:p>
          </table:table-cell>
          <table:table-cell office:value-type="float" office:value="102795" calcext:value-type="float">
            <text:p>102795</text:p>
          </table:table-cell>
          <table:table-cell office:value-type="float" office:value="82079" calcext:value-type="float">
            <text:p>82079</text:p>
          </table:table-cell>
          <table:table-cell office:value-type="float" office:value="654" calcext:value-type="float">
            <text:p>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huntsic</text:p>
          </table:table-cell>
          <table:table-cell office:value-type="float" office:value="100471" calcext:value-type="float">
            <text:p>100471</text:p>
          </table:table-cell>
          <table:table-cell office:value-type="float" office:value="73254" calcext:value-type="float">
            <text:p>73254</text:p>
          </table:table-cell>
          <table:table-cell office:value-type="float" office:value="516" calcext:value-type="float">
            <text:p>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lfred-Pellan</text:p>
          </table:table-cell>
          <table:table-cell office:value-type="float" office:value="104765" calcext:value-type="float">
            <text:p>104765</text:p>
          </table:table-cell>
          <table:table-cell office:value-type="float" office:value="84630" calcext:value-type="float">
            <text:p>84630</text:p>
          </table:table-cell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rgenteuil--Papineau--Mirabel</text:p>
          </table:table-cell>
          <table:table-cell office:value-type="float" office:value="111534" calcext:value-type="float">
            <text:p>111534</text:p>
          </table:table-cell>
          <table:table-cell office:value-type="float" office:value="96723" calcext:value-type="float">
            <text:p>96723</text:p>
          </table:table-cell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as-Richelieu--Nicolet--Bécancour</text:p>
          </table:table-cell>
          <table:table-cell office:value-type="float" office:value="91745" calcext:value-type="float">
            <text:p>91745</text:p>
          </table:table-cell>
          <table:table-cell office:value-type="float" office:value="77290" calcext:value-type="float">
            <text:p>77290</text:p>
          </table:table-cell>
          <table:table-cell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ce</text:p>
          </table:table-cell>
          <table:table-cell office:value-type="float" office:value="103617" calcext:value-type="float">
            <text:p>103617</text:p>
          </table:table-cell>
          <table:table-cell office:value-type="float" office:value="84941" calcext:value-type="float">
            <text:p>84941</text:p>
          </table:table-cell>
          <table:table-cell office:value-type="float" office:value="681" calcext:value-type="float">
            <text:p>6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harnois--Salaberry</text:p>
          </table:table-cell>
          <table:table-cell office:value-type="float" office:value="106856" calcext:value-type="float">
            <text:p>106856</text:p>
          </table:table-cell>
          <table:table-cell office:value-type="float" office:value="89454" calcext:value-type="float">
            <text:p>89454</text:p>
          </table:table-cell>
          <table:table-cell office:value-type="float" office:value="778" calcext:value-type="float">
            <text:p>7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port--Limoilou</text:p>
          </table:table-cell>
          <table:table-cell office:value-type="float" office:value="101331" calcext:value-type="float">
            <text:p>101331</text:p>
          </table:table-cell>
          <table:table-cell office:value-type="float" office:value="84859" calcext:value-type="float">
            <text:p>84859</text:p>
          </table:table-cell>
          <table:table-cell office:value-type="float" office:value="843" calcext:value-type="float">
            <text:p>8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rthier--Maskinongé</text:p>
          </table:table-cell>
          <table:table-cell office:value-type="float" office:value="107911" calcext:value-type="float">
            <text:p>107911</text:p>
          </table:table-cell>
          <table:table-cell office:value-type="float" office:value="90838" calcext:value-type="float">
            <text:p>90838</text:p>
          </table:table-cell>
          <table:table-cell office:value-type="float" office:value="1142" calcext:value-type="float">
            <text:p>1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ourassa</text:p>
          </table:table-cell>
          <table:table-cell office:value-type="float" office:value="100683" calcext:value-type="float">
            <text:p>100683</text:p>
          </table:table-cell>
          <table:table-cell office:value-type="float" office:value="70207" calcext:value-type="float">
            <text:p>70207</text:p>
          </table:table-cell>
          <table:table-cell office:value-type="float" office:value="685" calcext:value-type="float">
            <text:p>6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rome--Missisquoi</text:p>
          </table:table-cell>
          <table:table-cell office:value-type="float" office:value="92591" calcext:value-type="float">
            <text:p>92591</text:p>
          </table:table-cell>
          <table:table-cell office:value-type="float" office:value="80371" calcext:value-type="float">
            <text:p>80371</text:p>
          </table:table-cell>
          <table:table-cell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rossard--La Prairie</text:p>
          </table:table-cell>
          <table:table-cell office:value-type="float" office:value="113985" calcext:value-type="float">
            <text:p>113985</text:p>
          </table:table-cell>
          <table:table-cell office:value-type="float" office:value="96795" calcext:value-type="float">
            <text:p>96795</text:p>
          </table:table-cell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ambly--Borduas</text:p>
          </table:table-cell>
          <table:table-cell office:value-type="float" office:value="116925" calcext:value-type="float">
            <text:p>116925</text:p>
          </table:table-cell>
          <table:table-cell office:value-type="float" office:value="99210" calcext:value-type="float">
            <text:p>99210</text:p>
          </table:table-cell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arlesbourg--Haute-Saint-Charles</text:p>
          </table:table-cell>
          <table:table-cell office:value-type="float" office:value="94522" calcext:value-type="float">
            <text:p>94522</text:p>
          </table:table-cell>
          <table:table-cell office:value-type="float" office:value="82345" calcext:value-type="float">
            <text:p>82345</text:p>
          </table:table-cell>
          <table:table-cell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âteauguay--Saint-Constant</text:p>
          </table:table-cell>
          <table:table-cell office:value-type="float" office:value="107165" calcext:value-type="float">
            <text:p>107165</text:p>
          </table:table-cell>
          <table:table-cell office:value-type="float" office:value="88908" calcext:value-type="float">
            <text:p>88908</text:p>
          </table:table-cell>
          <table:table-cell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icoutimi--Le Fjord</text:p>
          </table:table-cell>
          <table:table-cell office:value-type="float" office:value="96483" calcext:value-type="float">
            <text:p>96483</text:p>
          </table:table-cell>
          <table:table-cell office:value-type="float" office:value="79369" calcext:value-type="float">
            <text:p>79369</text:p>
          </table:table-cell>
          <table:table-cell office:value-type="float" office:value="678" calcext:value-type="float">
            <text:p>6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ompton--Stanstead</text:p>
          </table:table-cell>
          <table:table-cell office:value-type="float" office:value="100148" calcext:value-type="float">
            <text:p>100148</text:p>
          </table:table-cell>
          <table:table-cell office:value-type="float" office:value="80470" calcext:value-type="float">
            <text:p>80470</text:p>
          </table:table-cell>
          <table:table-cell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Drummond</text:p>
          </table:table-cell>
          <table:table-cell office:value-type="float" office:value="92982" calcext:value-type="float">
            <text:p>92982</text:p>
          </table:table-cell>
          <table:table-cell office:value-type="float" office:value="77280" calcext:value-type="float">
            <text:p>77280</text:p>
          </table:table-cell>
          <table:table-cell office:value-type="float" office:value="878" calcext:value-type="float">
            <text:p>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Gaspésie--Îles-de-la-Madeleine</text:p>
          </table:table-cell>
          <table:table-cell office:value-type="float" office:value="82007" calcext:value-type="float">
            <text:p>82007</text:p>
          </table:table-cell>
          <table:table-cell office:value-type="float" office:value="69429" calcext:value-type="float">
            <text:p>69429</text:p>
          </table:table-cell>
          <table:table-cell office:value-type="float" office:value="571" calcext:value-type="float">
            <text:p>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Gatineau</text:p>
          </table:table-cell>
          <table:table-cell office:value-type="float" office:value="108742" calcext:value-type="float">
            <text:p>108742</text:p>
          </table:table-cell>
          <table:table-cell office:value-type="float" office:value="89537" calcext:value-type="float">
            <text:p>89537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aute-Gaspésie--La Mitis--Matane--Matapédia</text:p>
          </table:table-cell>
          <table:table-cell office:value-type="float" office:value="73140" calcext:value-type="float">
            <text:p>73140</text:p>
          </table:table-cell>
          <table:table-cell office:value-type="float" office:value="59397" calcext:value-type="float">
            <text:p>59397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ochelaga</text:p>
          </table:table-cell>
          <table:table-cell office:value-type="float" office:value="100915" calcext:value-type="float">
            <text:p>100915</text:p>
          </table:table-cell>
          <table:table-cell office:value-type="float" office:value="80515" calcext:value-type="float">
            <text:p>80515</text:p>
          </table:table-cell>
          <table:table-cell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onoré-Mercier</text:p>
          </table:table-cell>
          <table:table-cell office:value-type="float" office:value="106196" calcext:value-type="float">
            <text:p>106196</text:p>
          </table:table-cell>
          <table:table-cell office:value-type="float" office:value="81736" calcext:value-type="float">
            <text:p>81736</text:p>
          </table:table-cell>
          <table:table-cell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ull--Aylmer</text:p>
          </table:table-cell>
          <table:table-cell office:value-type="float" office:value="110902" calcext:value-type="float">
            <text:p>110902</text:p>
          </table:table-cell>
          <table:table-cell office:value-type="float" office:value="91958" calcext:value-type="float">
            <text:p>91958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eanne-Le Ber</text:p>
          </table:table-cell>
          <table:table-cell office:value-type="float" office:value="112863" calcext:value-type="float">
            <text:p>112863</text:p>
          </table:table-cell>
          <table:table-cell office:value-type="float" office:value="89365" calcext:value-type="float">
            <text:p>89365</text:p>
          </table:table-cell>
          <table:table-cell office:value-type="float" office:value="637" calcext:value-type="float">
            <text:p>6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oliette</text:p>
          </table:table-cell>
          <table:table-cell office:value-type="float" office:value="108169" calcext:value-type="float">
            <text:p>108169</text:p>
          </table:table-cell>
          <table:table-cell office:value-type="float" office:value="91695" calcext:value-type="float">
            <text:p>91695</text:p>
          </table:table-cell>
          <table:table-cell office:value-type="float" office:value="904" calcext:value-type="float">
            <text:p>9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onquière--Alma</text:p>
          </table:table-cell>
          <table:table-cell office:value-type="float" office:value="97232" calcext:value-type="float">
            <text:p>97232</text:p>
          </table:table-cell>
          <table:table-cell office:value-type="float" office:value="81098" calcext:value-type="float">
            <text:p>81098</text:p>
          </table:table-cell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c-Saint-Louis</text:p>
          </table:table-cell>
          <table:table-cell office:value-type="float" office:value="105622" calcext:value-type="float">
            <text:p>105622</text:p>
          </table:table-cell>
          <table:table-cell office:value-type="float" office:value="82542" calcext:value-type="float">
            <text:p>82542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 Pointe-de-l'Île</text:p>
          </table:table-cell>
          <table:table-cell office:value-type="float" office:value="99685" calcext:value-type="float">
            <text:p>99685</text:p>
          </table:table-cell>
          <table:table-cell office:value-type="float" office:value="80201" calcext:value-type="float">
            <text:p>80201</text:p>
          </table:table-cell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Salle--Émard</text:p>
          </table:table-cell>
          <table:table-cell office:value-type="float" office:value="100327" calcext:value-type="float">
            <text:p>100327</text:p>
          </table:table-cell>
          <table:table-cell office:value-type="float" office:value="74755" calcext:value-type="float">
            <text:p>74755</text:p>
          </table:table-cell>
          <table:table-cell office:value-type="float" office:value="578" calcext:value-type="float">
            <text:p>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urentides--Labelle</text:p>
          </table:table-cell>
          <table:table-cell office:value-type="float" office:value="105884" calcext:value-type="float">
            <text:p>105884</text:p>
          </table:table-cell>
          <table:table-cell office:value-type="float" office:value="92025" calcext:value-type="float">
            <text:p>92025</text:p>
          </table:table-cell>
          <table:table-cell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urier--Sainte-Marie</text:p>
          </table:table-cell>
          <table:table-cell office:value-type="float" office:value="101758" calcext:value-type="float">
            <text:p>101758</text:p>
          </table:table-cell>
          <table:table-cell office:value-type="float" office:value="79772" calcext:value-type="float">
            <text:p>79772</text:p>
          </table:table-cell>
          <table:table-cell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val</text:p>
          </table:table-cell>
          <table:table-cell office:value-type="float" office:value="102230" calcext:value-type="float">
            <text:p>102230</text:p>
          </table:table-cell>
          <table:table-cell office:value-type="float" office:value="85204" calcext:value-type="float">
            <text:p>85204</text:p>
          </table:table-cell>
          <table:table-cell office:value-type="float" office:value="738" calcext:value-type="float">
            <text:p>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val--Les Îles</text:p>
          </table:table-cell>
          <table:table-cell office:value-type="float" office:value="111958" calcext:value-type="float">
            <text:p>111958</text:p>
          </table:table-cell>
          <table:table-cell office:value-type="float" office:value="92755" calcext:value-type="float">
            <text:p>92755</text:p>
          </table:table-cell>
          <table:table-cell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évis--Bellechasse</text:p>
          </table:table-cell>
          <table:table-cell office:value-type="float" office:value="105927" calcext:value-type="float">
            <text:p>105927</text:p>
          </table:table-cell>
          <table:table-cell office:value-type="float" office:value="90515" calcext:value-type="float">
            <text:p>90515</text:p>
          </table:table-cell>
          <table:table-cell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ngueuil--Pierre-Boucher</text:p>
          </table:table-cell>
          <table:table-cell office:value-type="float" office:value="98032" calcext:value-type="float">
            <text:p>98032</text:p>
          </table:table-cell>
          <table:table-cell office:value-type="float" office:value="78791" calcext:value-type="float">
            <text:p>78791</text:p>
          </table:table-cell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tbinière--Chutes-de-la-Chaudière</text:p>
          </table:table-cell>
          <table:table-cell office:value-type="float" office:value="100454" calcext:value-type="float">
            <text:p>100454</text:p>
          </table:table-cell>
          <table:table-cell office:value-type="float" office:value="82725" calcext:value-type="float">
            <text:p>82725</text:p>
          </table:table-cell>
          <table:table-cell office:value-type="float" office:value="926" calcext:value-type="float">
            <text:p>9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uis-Hébert</text:p>
          </table:table-cell>
          <table:table-cell office:value-type="float" office:value="101730" calcext:value-type="float">
            <text:p>101730</text:p>
          </table:table-cell>
          <table:table-cell office:value-type="float" office:value="82760" calcext:value-type="float">
            <text:p>82760</text:p>
          </table:table-cell>
          <table:table-cell office:value-type="float" office:value="636" calcext:value-type="float">
            <text:p>6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uis-Saint-Laurent</text:p>
          </table:table-cell>
          <table:table-cell office:value-type="float" office:value="96286" calcext:value-type="float">
            <text:p>96286</text:p>
          </table:table-cell>
          <table:table-cell office:value-type="float" office:value="86945" calcext:value-type="float">
            <text:p>86945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anicouagan</text:p>
          </table:table-cell>
          <table:table-cell office:value-type="float" office:value="83608" calcext:value-type="float">
            <text:p>83608</text:p>
          </table:table-cell>
          <table:table-cell office:value-type="float" office:value="65648" calcext:value-type="float">
            <text:p>65648</text:p>
          </table:table-cell>
          <table:table-cell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arc-Aurèle-Fortin</text:p>
          </table:table-cell>
          <table:table-cell office:value-type="float" office:value="107149" calcext:value-type="float">
            <text:p>107149</text:p>
          </table:table-cell>
          <table:table-cell office:value-type="float" office:value="87923" calcext:value-type="float">
            <text:p>87923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égantic--L'Érable</text:p>
          </table:table-cell>
          <table:table-cell office:value-type="float" office:value="87078" calcext:value-type="float">
            <text:p>87078</text:p>
          </table:table-cell>
          <table:table-cell office:value-type="float" office:value="70238" calcext:value-type="float">
            <text:p>70238</text:p>
          </table:table-cell>
          <table:table-cell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calm</text:p>
          </table:table-cell>
          <table:table-cell office:value-type="float" office:value="122825" calcext:value-type="float">
            <text:p>122825</text:p>
          </table:table-cell>
          <table:table-cell office:value-type="float" office:value="107677" calcext:value-type="float">
            <text:p>107677</text:p>
          </table:table-cell>
          <table:table-cell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magny--L'Islet--Kamouraska--Rivière-du-Loup</text:p>
          </table:table-cell>
          <table:table-cell office:value-type="float" office:value="97492" calcext:value-type="float">
            <text:p>97492</text:p>
          </table:table-cell>
          <table:table-cell office:value-type="float" office:value="78969" calcext:value-type="float">
            <text:p>78969</text:p>
          </table:table-cell>
          <table:table-cell office:value-type="float" office:value="677" calcext:value-type="float">
            <text:p>6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morency--Charlevoix--Haute-Côte-Nord</text:p>
          </table:table-cell>
          <table:table-cell office:value-type="float" office:value="90535" calcext:value-type="float">
            <text:p>90535</text:p>
          </table:table-cell>
          <table:table-cell office:value-type="float" office:value="76661" calcext:value-type="float">
            <text:p>76661</text:p>
          </table:table-cell>
          <table:table-cell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unt Royal/Mont-Royal</text:p>
          </table:table-cell>
          <table:table-cell office:value-type="float" office:value="98888" calcext:value-type="float">
            <text:p>98888</text:p>
          </table:table-cell>
          <table:table-cell office:value-type="float" office:value="68556" calcext:value-type="float">
            <text:p>68556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Notre-Dame-de-Grâce--Lachine</text:p>
          </table:table-cell>
          <table:table-cell office:value-type="float" office:value="104715" calcext:value-type="float">
            <text:p>104715</text:p>
          </table:table-cell>
          <table:table-cell office:value-type="float" office:value="77977" calcext:value-type="float">
            <text:p>77977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Outremont</text:p>
          </table:table-cell>
          <table:table-cell office:value-type="float" office:value="95771" calcext:value-type="float">
            <text:p>95771</text:p>
          </table:table-cell>
          <table:table-cell office:value-type="float" office:value="65573" calcext:value-type="float">
            <text:p>65573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apineau</text:p>
          </table:table-cell>
          <table:table-cell office:value-type="float" office:value="101019" calcext:value-type="float">
            <text:p>101019</text:p>
          </table:table-cell>
          <table:table-cell office:value-type="float" office:value="70973" calcext:value-type="float">
            <text:p>70973</text:p>
          </table:table-cell>
          <table:table-cell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ierrefonds--Dollard</text:p>
          </table:table-cell>
          <table:table-cell office:value-type="float" office:value="105504" calcext:value-type="float">
            <text:p>105504</text:p>
          </table:table-cell>
          <table:table-cell office:value-type="float" office:value="81767" calcext:value-type="float">
            <text:p>81767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ontiac</text:p>
          </table:table-cell>
          <table:table-cell office:value-type="float" office:value="99589" calcext:value-type="float">
            <text:p>99589</text:p>
          </table:table-cell>
          <table:table-cell office:value-type="float" office:value="82670" calcext:value-type="float">
            <text:p>82670</text:p>
          </table:table-cell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ortneuf--Jacques-Cartier</text:p>
          </table:table-cell>
          <table:table-cell office:value-type="float" office:value="93526" calcext:value-type="float">
            <text:p>93526</text:p>
          </table:table-cell>
          <table:table-cell office:value-type="float" office:value="81093" calcext:value-type="float">
            <text:p>81093</text:p>
          </table:table-cell>
          <table:table-cell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Québec</text:p>
          </table:table-cell>
          <table:table-cell office:value-type="float" office:value="95433" calcext:value-type="float">
            <text:p>95433</text:p>
          </table:table-cell>
          <table:table-cell office:value-type="float" office:value="80608" calcext:value-type="float">
            <text:p>80608</text:p>
          </table:table-cell>
          <table:table-cell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epentigny</text:p>
          </table:table-cell>
          <table:table-cell office:value-type="float" office:value="109636" calcext:value-type="float">
            <text:p>109636</text:p>
          </table:table-cell>
          <table:table-cell office:value-type="float" office:value="94047" calcext:value-type="float">
            <text:p>94047</text:p>
          </table:table-cell>
          <table:table-cell office:value-type="float" office:value="934" calcext:value-type="float">
            <text:p>9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chmond--Arthabaska</text:p>
          </table:table-cell>
          <table:table-cell office:value-type="float" office:value="100116" calcext:value-type="float">
            <text:p>100116</text:p>
          </table:table-cell>
          <table:table-cell office:value-type="float" office:value="82637" calcext:value-type="float">
            <text:p>82637</text:p>
          </table:table-cell>
          <table:table-cell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mouski-Neigette--Témiscouata--Les Basques</text:p>
          </table:table-cell>
          <table:table-cell office:value-type="float" office:value="84453" calcext:value-type="float">
            <text:p>84453</text:p>
          </table:table-cell>
          <table:table-cell office:value-type="float" office:value="68625" calcext:value-type="float">
            <text:p>68625</text:p>
          </table:table-cell>
          <table:table-cell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vière-des-Mille-Îles</text:p>
          </table:table-cell>
          <table:table-cell office:value-type="float" office:value="97258" calcext:value-type="float">
            <text:p>97258</text:p>
          </table:table-cell>
          <table:table-cell office:value-type="float" office:value="79689" calcext:value-type="float">
            <text:p>79689</text:p>
          </table:table-cell>
          <table:table-cell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vière-du-Nord</text:p>
          </table:table-cell>
          <table:table-cell office:value-type="float" office:value="101576" calcext:value-type="float">
            <text:p>101576</text:p>
          </table:table-cell>
          <table:table-cell office:value-type="float" office:value="90638" calcext:value-type="float">
            <text:p>90638</text:p>
          </table:table-cell>
          <table:table-cell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oberval--Lac-Saint-Jean</text:p>
          </table:table-cell>
          <table:table-cell office:value-type="float" office:value="78895" calcext:value-type="float">
            <text:p>78895</text:p>
          </table:table-cell>
          <table:table-cell office:value-type="float" office:value="63645" calcext:value-type="float">
            <text:p>63645</text:p>
          </table:table-cell>
          <table:table-cell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osemont--La Petite-Patrie</text:p>
          </table:table-cell>
          <table:table-cell office:value-type="float" office:value="105864" calcext:value-type="float">
            <text:p>105864</text:p>
          </table:table-cell>
          <table:table-cell office:value-type="float" office:value="81961" calcext:value-type="float">
            <text:p>81961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Bruno--Saint-Hubert</text:p>
          </table:table-cell>
          <table:table-cell office:value-type="float" office:value="101416" calcext:value-type="float">
            <text:p>101416</text:p>
          </table:table-cell>
          <table:table-cell office:value-type="float" office:value="82381" calcext:value-type="float">
            <text:p>82381</text:p>
          </table:table-cell>
          <table:table-cell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Hyacinthe--Bagot</text:p>
          </table:table-cell>
          <table:table-cell office:value-type="float" office:value="95983" calcext:value-type="float">
            <text:p>95983</text:p>
          </table:table-cell>
          <table:table-cell office:value-type="float" office:value="79289" calcext:value-type="float">
            <text:p>79289</text:p>
          </table:table-cell>
          <table:table-cell office:value-type="float" office:value="863" calcext:value-type="float">
            <text:p>8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Jean</text:p>
          </table:table-cell>
          <table:table-cell office:value-type="float" office:value="102902" calcext:value-type="float">
            <text:p>102902</text:p>
          </table:table-cell>
          <table:table-cell office:value-type="float" office:value="85777" calcext:value-type="float">
            <text:p>85777</text:p>
          </table:table-cell>
          <table:table-cell office:value-type="float" office:value="862" calcext:value-type="float">
            <text:p>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ambert</text:p>
          </table:table-cell>
          <table:table-cell office:value-type="float" office:value="94541" calcext:value-type="float">
            <text:p>94541</text:p>
          </table:table-cell>
          <table:table-cell office:value-type="float" office:value="73523" calcext:value-type="float">
            <text:p>73523</text:p>
          </table:table-cell>
          <table:table-cell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aurent--Cartierville</text:p>
          </table:table-cell>
          <table:table-cell office:value-type="float" office:value="109015" calcext:value-type="float">
            <text:p>109015</text:p>
          </table:table-cell>
          <table:table-cell office:value-type="float" office:value="78870" calcext:value-type="float">
            <text:p>78870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04786" calcext:value-type="float">
            <text:p>104786</text:p>
          </table:table-cell>
          <table:table-cell office:value-type="float" office:value="71999" calcext:value-type="float">
            <text:p>71999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Maurice--Champlain</text:p>
          </table:table-cell>
          <table:table-cell office:value-type="float" office:value="96968" calcext:value-type="float">
            <text:p>96968</text:p>
          </table:table-cell>
          <table:table-cell office:value-type="float" office:value="80534" calcext:value-type="float">
            <text:p>80534</text:p>
          </table:table-cell>
          <table:table-cell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hefford</text:p>
          </table:table-cell>
          <table:table-cell office:value-type="float" office:value="100000" calcext:value-type="float">
            <text:p>100000</text:p>
          </table:table-cell>
          <table:table-cell office:value-type="float" office:value="84666" calcext:value-type="float">
            <text:p>84666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herbrooke</text:p>
          </table:table-cell>
          <table:table-cell office:value-type="float" office:value="101681" calcext:value-type="float">
            <text:p>101681</text:p>
          </table:table-cell>
          <table:table-cell office:value-type="float" office:value="82918" calcext:value-type="float">
            <text:p>82918</text:p>
          </table:table-cell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Terrebonne--Blainville</text:p>
          </table:table-cell>
          <table:table-cell office:value-type="float" office:value="107694" calcext:value-type="float">
            <text:p>107694</text:p>
          </table:table-cell>
          <table:table-cell office:value-type="float" office:value="88734" calcext:value-type="float">
            <text:p>88734</text:p>
          </table:table-cell>
          <table:table-cell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Trois-Rivières</text:p>
          </table:table-cell>
          <table:table-cell office:value-type="float" office:value="94272" calcext:value-type="float">
            <text:p>94272</text:p>
          </table:table-cell>
          <table:table-cell office:value-type="float" office:value="79520" calcext:value-type="float">
            <text:p>79520</text:p>
          </table:table-cell>
          <table:table-cell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Vaudreuil-Soulanges</text:p>
          </table:table-cell>
          <table:table-cell office:value-type="float" office:value="120395" calcext:value-type="float">
            <text:p>120395</text:p>
          </table:table-cell>
          <table:table-cell office:value-type="float" office:value="104325" calcext:value-type="float">
            <text:p>104325</text:p>
          </table:table-cell>
          <table:table-cell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Verchères--Les Patriotes</text:p>
          </table:table-cell>
          <table:table-cell office:value-type="float" office:value="97726" calcext:value-type="float">
            <text:p>97726</text:p>
          </table:table-cell>
          <table:table-cell office:value-type="float" office:value="80472" calcext:value-type="float">
            <text:p>80472</text:p>
          </table:table-cell>
          <table:table-cell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Westmount--Ville-Marie</text:p>
          </table:table-cell>
          <table:table-cell office:value-type="float" office:value="100360" calcext:value-type="float">
            <text:p>100360</text:p>
          </table:table-cell>
          <table:table-cell office:value-type="float" office:value="77656" calcext:value-type="float">
            <text:p>77656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jax--Pickering</text:p>
          </table:table-cell>
          <table:table-cell office:value-type="float" office:value="117183" calcext:value-type="float">
            <text:p>117183</text:p>
          </table:table-cell>
          <table:table-cell office:value-type="float" office:value="93565" calcext:value-type="float">
            <text:p>93565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--Kapuskasing</text:p>
          </table:table-cell>
          <table:table-cell office:value-type="float" office:value="77961" calcext:value-type="float">
            <text:p>77961</text:p>
          </table:table-cell>
          <table:table-cell office:value-type="float" office:value="58857" calcext:value-type="float">
            <text:p>58857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ncaster--Dundas--Flamborough--Westdale</text:p>
          </table:table-cell>
          <table:table-cell office:value-type="float" office:value="111844" calcext:value-type="float">
            <text:p>111844</text:p>
          </table:table-cell>
          <table:table-cell office:value-type="float" office:value="86382" calcext:value-type="float">
            <text:p>86382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</text:p>
          </table:table-cell>
          <table:table-cell office:value-type="float" office:value="128430" calcext:value-type="float">
            <text:p>128430</text:p>
          </table:table-cell>
          <table:table-cell office:value-type="float" office:value="94939" calcext:value-type="float">
            <text:p>94939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4831" calcext:value-type="float">
            <text:p>104831</text:p>
          </table:table-cell>
          <table:table-cell office:value-type="float" office:value="73302" calcext:value-type="float">
            <text:p>73302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alea--Gore--Malton</text:p>
          </table:table-cell>
          <table:table-cell office:value-type="float" office:value="152698" calcext:value-type="float">
            <text:p>152698</text:p>
          </table:table-cell>
          <table:table-cell office:value-type="float" office:value="108751" calcext:value-type="float">
            <text:p>108751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--Springdale</text:p>
          </table:table-cell>
          <table:table-cell office:value-type="float" office:value="131797" calcext:value-type="float">
            <text:p>131797</text:p>
          </table:table-cell>
          <table:table-cell office:value-type="float" office:value="89017" calcext:value-type="float">
            <text:p>89017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/Brampton-Ouest</text:p>
          </table:table-cell>
          <table:table-cell office:value-type="float" office:value="170422" calcext:value-type="float">
            <text:p>170422</text:p>
          </table:table-cell>
          <table:table-cell office:value-type="float" office:value="117926" calcext:value-type="float">
            <text:p>117926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</text:p>
          </table:table-cell>
          <table:table-cell office:value-type="float" office:value="125136" calcext:value-type="float">
            <text:p>125136</text:p>
          </table:table-cell>
          <table:table-cell office:value-type="float" office:value="95508" calcext:value-type="float">
            <text:p>95508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--Owen Sound</text:p>
          </table:table-cell>
          <table:table-cell office:value-type="float" office:value="105947" calcext:value-type="float">
            <text:p>105947</text:p>
          </table:table-cell>
          <table:table-cell office:value-type="float" office:value="79977" calcext:value-type="float">
            <text:p>79977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118310" calcext:value-type="float">
            <text:p>118310</text:p>
          </table:table-cell>
          <table:table-cell office:value-type="float" office:value="91716" calcext:value-type="float">
            <text:p>91716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29434" calcext:value-type="float">
            <text:p>129434</text:p>
          </table:table-cell>
          <table:table-cell office:value-type="float" office:value="94591" calcext:value-type="float">
            <text:p>94591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--Mississippi Mills</text:p>
          </table:table-cell>
          <table:table-cell office:value-type="float" office:value="128915" calcext:value-type="float">
            <text:p>128915</text:p>
          </table:table-cell>
          <table:table-cell office:value-type="float" office:value="107407" calcext:value-type="float">
            <text:p>107407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Kent--Essex</text:p>
          </table:table-cell>
          <table:table-cell office:value-type="float" office:value="109484" calcext:value-type="float">
            <text:p>109484</text:p>
          </table:table-cell>
          <table:table-cell office:value-type="float" office:value="74231" calcext:value-type="float">
            <text:p>74231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04615" calcext:value-type="float">
            <text:p>104615</text:p>
          </table:table-cell>
          <table:table-cell office:value-type="float" office:value="66731" calcext:value-type="float">
            <text:p>66731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/Don Valley-Est</text:p>
          </table:table-cell>
          <table:table-cell office:value-type="float" office:value="109640" calcext:value-type="float">
            <text:p>109640</text:p>
          </table:table-cell>
          <table:table-cell office:value-type="float" office:value="69690" calcext:value-type="float">
            <text:p>69690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/Don Valley-Ouest</text:p>
          </table:table-cell>
          <table:table-cell office:value-type="float" office:value="117083" calcext:value-type="float">
            <text:p>117083</text:p>
          </table:table-cell>
          <table:table-cell office:value-type="float" office:value="82107" calcext:value-type="float">
            <text:p>82107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Caledon</text:p>
          </table:table-cell>
          <table:table-cell office:value-type="float" office:value="111486" calcext:value-type="float">
            <text:p>111486</text:p>
          </table:table-cell>
          <table:table-cell office:value-type="float" office:value="81155" calcext:value-type="float">
            <text:p>81155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18500" calcext:value-type="float">
            <text:p>118500</text:p>
          </table:table-cell>
          <table:table-cell office:value-type="float" office:value="92470" calcext:value-type="float">
            <text:p>92470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10066" calcext:value-type="float">
            <text:p>110066</text:p>
          </table:table-cell>
          <table:table-cell office:value-type="float" office:value="73522" calcext:value-type="float">
            <text:p>73522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10028" calcext:value-type="float">
            <text:p>110028</text:p>
          </table:table-cell>
          <table:table-cell office:value-type="float" office:value="81661" calcext:value-type="float">
            <text:p>8166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23872" calcext:value-type="float">
            <text:p>123872</text:p>
          </table:table-cell>
          <table:table-cell office:value-type="float" office:value="90421" calcext:value-type="float">
            <text:p>90421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/Etobicoke-Centre</text:p>
          </table:table-cell>
          <table:table-cell office:value-type="float" office:value="111349" calcext:value-type="float">
            <text:p>111349</text:p>
          </table:table-cell>
          <table:table-cell office:value-type="float" office:value="81765" calcext:value-type="float">
            <text:p>81765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14641" calcext:value-type="float">
            <text:p>114641</text:p>
          </table:table-cell>
          <table:table-cell office:value-type="float" office:value="87188" calcext:value-type="float">
            <text:p>87188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/Etobicoke-Nord</text:p>
          </table:table-cell>
          <table:table-cell office:value-type="float" office:value="108501" calcext:value-type="float">
            <text:p>108501</text:p>
          </table:table-cell>
          <table:table-cell office:value-type="float" office:value="63014" calcext:value-type="float">
            <text:p>63014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104309" calcext:value-type="float">
            <text:p>104309</text:p>
          </table:table-cell>
          <table:table-cell office:value-type="float" office:value="85413" calcext:value-type="float">
            <text:p>85413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float" office:value="114943" calcext:value-type="float">
            <text:p>114943</text:p>
          </table:table-cell>
          <table:table-cell office:value-type="float" office:value="91316" calcext:value-type="float">
            <text:p>91316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107775" calcext:value-type="float">
            <text:p>107775</text:p>
          </table:table-cell>
          <table:table-cell office:value-type="float" office:value="80640" calcext:value-type="float">
            <text:p>80640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Kawartha Lakes--Brock</text:p>
          </table:table-cell>
          <table:table-cell office:value-type="float" office:value="119141" calcext:value-type="float">
            <text:p>119141</text:p>
          </table:table-cell>
          <table:table-cell office:value-type="float" office:value="93250" calcext:value-type="float">
            <text:p>93250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ton</text:p>
          </table:table-cell>
          <table:table-cell office:value-type="float" office:value="151943" calcext:value-type="float">
            <text:p>151943</text:p>
          </table:table-cell>
          <table:table-cell office:value-type="float" office:value="131924" calcext:value-type="float">
            <text:p>131924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Centre/Hamilton-Centre</text:p>
          </table:table-cell>
          <table:table-cell office:value-type="float" office:value="117509" calcext:value-type="float">
            <text:p>117509</text:p>
          </table:table-cell>
          <table:table-cell office:value-type="float" office:value="78562" calcext:value-type="float">
            <text:p>78562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--Stoney Creek/Hamilton-Est--Stoney Creek</text:p>
          </table:table-cell>
          <table:table-cell office:value-type="float" office:value="116434" calcext:value-type="float">
            <text:p>116434</text:p>
          </table:table-cell>
          <table:table-cell office:value-type="float" office:value="85710" calcext:value-type="float">
            <text:p>85710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22729" calcext:value-type="float">
            <text:p>122729</text:p>
          </table:table-cell>
          <table:table-cell office:value-type="float" office:value="89312" calcext:value-type="float">
            <text:p>89312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104313" calcext:value-type="float">
            <text:p>104313</text:p>
          </table:table-cell>
          <table:table-cell office:value-type="float" office:value="78695" calcext:value-type="float">
            <text:p>78695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</text:p>
          </table:table-cell>
          <table:table-cell office:value-type="float" office:value="64291" calcext:value-type="float">
            <text:p>64291</text:p>
          </table:table-cell>
          <table:table-cell office:value-type="float" office:value="42036" calcext:value-type="float">
            <text:p>42036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/Kingston et les Îles</text:p>
          </table:table-cell>
          <table:table-cell office:value-type="float" office:value="119069" calcext:value-type="float">
            <text:p>119069</text:p>
          </table:table-cell>
          <table:table-cell office:value-type="float" office:value="96049" calcext:value-type="float">
            <text:p>96049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/Kitchener-Centre</text:p>
          </table:table-cell>
          <table:table-cell office:value-type="float" office:value="107540" calcext:value-type="float">
            <text:p>107540</text:p>
          </table:table-cell>
          <table:table-cell office:value-type="float" office:value="80480" calcext:value-type="float">
            <text:p>80480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Conestoga</text:p>
          </table:table-cell>
          <table:table-cell office:value-type="float" office:value="114405" calcext:value-type="float">
            <text:p>114405</text:p>
          </table:table-cell>
          <table:table-cell office:value-type="float" office:value="88766" calcext:value-type="float">
            <text:p>88766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Waterloo</text:p>
          </table:table-cell>
          <table:table-cell office:value-type="float" office:value="126742" calcext:value-type="float">
            <text:p>126742</text:p>
          </table:table-cell>
          <table:table-cell office:value-type="float" office:value="95966" calcext:value-type="float">
            <text:p>95966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Kent--Middlesex</text:p>
          </table:table-cell>
          <table:table-cell office:value-type="float" office:value="107635" calcext:value-type="float">
            <text:p>107635</text:p>
          </table:table-cell>
          <table:table-cell office:value-type="float" office:value="79754" calcext:value-type="float">
            <text:p>79754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Frontenac--Lennox and Addington</text:p>
          </table:table-cell>
          <table:table-cell office:value-type="float" office:value="117389" calcext:value-type="float">
            <text:p>117389</text:p>
          </table:table-cell>
          <table:table-cell office:value-type="float" office:value="91463" calcext:value-type="float">
            <text:p>91463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</text:p>
          </table:table-cell>
          <table:table-cell office:value-type="float" office:value="99206" calcext:value-type="float">
            <text:p>99206</text:p>
          </table:table-cell>
          <table:table-cell office:value-type="float" office:value="76802" calcext:value-type="float">
            <text:p>76802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07218" calcext:value-type="float">
            <text:p>107218</text:p>
          </table:table-cell>
          <table:table-cell office:value-type="float" office:value="75138" calcext:value-type="float">
            <text:p>75138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/London-Centre-Nord</text:p>
          </table:table-cell>
          <table:table-cell office:value-type="float" office:value="115250" calcext:value-type="float">
            <text:p>115250</text:p>
          </table:table-cell>
          <table:table-cell office:value-type="float" office:value="88478" calcext:value-type="float">
            <text:p>88478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/London-Ouest</text:p>
          </table:table-cell>
          <table:table-cell office:value-type="float" office:value="118335" calcext:value-type="float">
            <text:p>118335</text:p>
          </table:table-cell>
          <table:table-cell office:value-type="float" office:value="93915" calcext:value-type="float">
            <text:p>93915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Unionville</text:p>
          </table:table-cell>
          <table:table-cell office:value-type="float" office:value="127191" calcext:value-type="float">
            <text:p>127191</text:p>
          </table:table-cell>
          <table:table-cell office:value-type="float" office:value="92638" calcext:value-type="float">
            <text:p>92638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Brampton South/Mississauga--Brampton-Sud</text:p>
          </table:table-cell>
          <table:table-cell office:value-type="float" office:value="136470" calcext:value-type="float">
            <text:p>136470</text:p>
          </table:table-cell>
          <table:table-cell office:value-type="float" office:value="94531" calcext:value-type="float">
            <text:p>94531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--Cooksville/Mississauga-Est--Cooksville</text:p>
          </table:table-cell>
          <table:table-cell office:value-type="float" office:value="126642" calcext:value-type="float">
            <text:p>126642</text:p>
          </table:table-cell>
          <table:table-cell office:value-type="float" office:value="85018" calcext:value-type="float">
            <text:p>85018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Erindale</text:p>
          </table:table-cell>
          <table:table-cell office:value-type="float" office:value="143361" calcext:value-type="float">
            <text:p>143361</text:p>
          </table:table-cell>
          <table:table-cell office:value-type="float" office:value="105430" calcext:value-type="float">
            <text:p>105430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South/Mississauga-Sud</text:p>
          </table:table-cell>
          <table:table-cell office:value-type="float" office:value="110932" calcext:value-type="float">
            <text:p>110932</text:p>
          </table:table-cell>
          <table:table-cell office:value-type="float" office:value="78551" calcext:value-type="float">
            <text:p>78551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Streetsville</text:p>
          </table:table-cell>
          <table:table-cell office:value-type="float" office:value="130033" calcext:value-type="float">
            <text:p>130033</text:p>
          </table:table-cell>
          <table:table-cell office:value-type="float" office:value="87480" calcext:value-type="float">
            <text:p>87480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--Carleton</text:p>
          </table:table-cell>
          <table:table-cell office:value-type="float" office:value="133245" calcext:value-type="float">
            <text:p>133245</text:p>
          </table:table-cell>
          <table:table-cell office:value-type="float" office:value="112535" calcext:value-type="float">
            <text:p>112535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wmarket--Aurora</text:p>
          </table:table-cell>
          <table:table-cell office:value-type="float" office:value="121924" calcext:value-type="float">
            <text:p>121924</text:p>
          </table:table-cell>
          <table:table-cell office:value-type="float" office:value="92731" calcext:value-type="float">
            <text:p>92731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126696" calcext:value-type="float">
            <text:p>126696</text:p>
          </table:table-cell>
          <table:table-cell office:value-type="float" office:value="96176" calcext:value-type="float">
            <text:p>96176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West--Glanbrook/Niagara-Ouest--Glanbrook</text:p>
          </table:table-cell>
          <table:table-cell office:value-type="float" office:value="111024" calcext:value-type="float">
            <text:p>111024</text:p>
          </table:table-cell>
          <table:table-cell office:value-type="float" office:value="89763" calcext:value-type="float">
            <text:p>89763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89377" calcext:value-type="float">
            <text:p>89377</text:p>
          </table:table-cell>
          <table:table-cell office:value-type="float" office:value="72280" calcext:value-type="float">
            <text:p>72280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--Timiskaming</text:p>
          </table:table-cell>
          <table:table-cell office:value-type="float" office:value="90963" calcext:value-type="float">
            <text:p>90963</text:p>
          </table:table-cell>
          <table:table-cell office:value-type="float" office:value="70754" calcext:value-type="float">
            <text:p>70754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--Quinte West</text:p>
          </table:table-cell>
          <table:table-cell office:value-type="float" office:value="123706" calcext:value-type="float">
            <text:p>123706</text:p>
          </table:table-cell>
          <table:table-cell office:value-type="float" office:value="96154" calcext:value-type="float">
            <text:p>96154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 Ridges--Markham</text:p>
          </table:table-cell>
          <table:table-cell office:value-type="float" office:value="169642" calcext:value-type="float">
            <text:p>169642</text:p>
          </table:table-cell>
          <table:table-cell office:value-type="float" office:value="153972" calcext:value-type="float">
            <text:p>153972</text:p>
          </table:table-cell>
          <table:table-cell office:value-type="float" office:value="430" calcext:value-type="float">
            <text:p>4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13714" calcext:value-type="float">
            <text:p>113714</text:p>
          </table:table-cell>
          <table:table-cell office:value-type="float" office:value="85920" calcext:value-type="float">
            <text:p>85920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16881" calcext:value-type="float">
            <text:p>116881</text:p>
          </table:table-cell>
          <table:table-cell office:value-type="float" office:value="89635" calcext:value-type="float">
            <text:p>89635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/Ottawa-Centre</text:p>
          </table:table-cell>
          <table:table-cell office:value-type="float" office:value="109336" calcext:value-type="float">
            <text:p>109336</text:p>
          </table:table-cell>
          <table:table-cell office:value-type="float" office:value="90008" calcext:value-type="float">
            <text:p>90008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Orléans</text:p>
          </table:table-cell>
          <table:table-cell office:value-type="float" office:value="109950" calcext:value-type="float">
            <text:p>109950</text:p>
          </table:table-cell>
          <table:table-cell office:value-type="float" office:value="89802" calcext:value-type="float">
            <text:p>89802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/Ottawa-Sud</text:p>
          </table:table-cell>
          <table:table-cell office:value-type="float" office:value="117581" calcext:value-type="float">
            <text:p>117581</text:p>
          </table:table-cell>
          <table:table-cell office:value-type="float" office:value="87399" calcext:value-type="float">
            <text:p>87399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01611" calcext:value-type="float">
            <text:p>101611</text:p>
          </table:table-cell>
          <table:table-cell office:value-type="float" office:value="79309" calcext:value-type="float">
            <text:p>79309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/Ottawa-Ouest--Nepean</text:p>
          </table:table-cell>
          <table:table-cell office:value-type="float" office:value="109735" calcext:value-type="float">
            <text:p>109735</text:p>
          </table:table-cell>
          <table:table-cell office:value-type="float" office:value="82874" calcext:value-type="float">
            <text:p>82874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102756" calcext:value-type="float">
            <text:p>102756</text:p>
          </table:table-cell>
          <table:table-cell office:value-type="float" office:value="77035" calcext:value-type="float">
            <text:p>77035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2142" calcext:value-type="float">
            <text:p>102142</text:p>
          </table:table-cell>
          <table:table-cell office:value-type="float" office:value="74463" calcext:value-type="float">
            <text:p>74463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90281" calcext:value-type="float">
            <text:p>90281</text:p>
          </table:table-cell>
          <table:table-cell office:value-type="float" office:value="71477" calcext:value-type="float">
            <text:p>71477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</text:p>
          </table:table-cell>
          <table:table-cell office:value-type="float" office:value="103874" calcext:value-type="float">
            <text:p>103874</text:p>
          </table:table-cell>
          <table:table-cell office:value-type="float" office:value="73391" calcext:value-type="float">
            <text:p>73391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</text:p>
          </table:table-cell>
          <table:table-cell office:value-type="float" office:value="116626" calcext:value-type="float">
            <text:p>116626</text:p>
          </table:table-cell>
          <table:table-cell office:value-type="float" office:value="91709" calcext:value-type="float">
            <text:p>91709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Scarborough East/Pickering--Scarborough-Est</text:p>
          </table:table-cell>
          <table:table-cell office:value-type="float" office:value="106602" calcext:value-type="float">
            <text:p>106602</text:p>
          </table:table-cell>
          <table:table-cell office:value-type="float" office:value="78501" calcext:value-type="float">
            <text:p>78501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rince Edward--Hastings</text:p>
          </table:table-cell>
          <table:table-cell office:value-type="float" office:value="113227" calcext:value-type="float">
            <text:p>113227</text:p>
          </table:table-cell>
          <table:table-cell office:value-type="float" office:value="89208" calcext:value-type="float">
            <text:p>89208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98803" calcext:value-type="float">
            <text:p>98803</text:p>
          </table:table-cell>
          <table:table-cell office:value-type="float" office:value="78307" calcext:value-type="float">
            <text:p>78307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float" office:value="122614" calcext:value-type="float">
            <text:p>122614</text:p>
          </table:table-cell>
          <table:table-cell office:value-type="float" office:value="90924" calcext:value-type="float">
            <text:p>90924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12869" calcext:value-type="float">
            <text:p>112869</text:p>
          </table:table-cell>
          <table:table-cell office:value-type="float" office:value="83475" calcext:value-type="float">
            <text:p>83475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Paul's</text:p>
          </table:table-cell>
          <table:table-cell office:value-type="float" office:value="111131" calcext:value-type="float">
            <text:p>111131</text:p>
          </table:table-cell>
          <table:table-cell office:value-type="float" office:value="83367" calcext:value-type="float">
            <text:p>83367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105360" calcext:value-type="float">
            <text:p>105360</text:p>
          </table:table-cell>
          <table:table-cell office:value-type="float" office:value="79688" calcext:value-type="float">
            <text:p>79688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9028" calcext:value-type="float">
            <text:p>89028</text:p>
          </table:table-cell>
          <table:table-cell office:value-type="float" office:value="69259" calcext:value-type="float">
            <text:p>69259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11867" calcext:value-type="float">
            <text:p>111867</text:p>
          </table:table-cell>
          <table:table-cell office:value-type="float" office:value="73205" calcext:value-type="float">
            <text:p>73205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/Scarborough-Centre</text:p>
          </table:table-cell>
          <table:table-cell office:value-type="float" office:value="108010" calcext:value-type="float">
            <text:p>108010</text:p>
          </table:table-cell>
          <table:table-cell office:value-type="float" office:value="70274" calcext:value-type="float">
            <text:p>70274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Guildwood</text:p>
          </table:table-cell>
          <table:table-cell office:value-type="float" office:value="108813" calcext:value-type="float">
            <text:p>108813</text:p>
          </table:table-cell>
          <table:table-cell office:value-type="float" office:value="67728" calcext:value-type="float">
            <text:p>67728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River</text:p>
          </table:table-cell>
          <table:table-cell office:value-type="float" office:value="130974" calcext:value-type="float">
            <text:p>130974</text:p>
          </table:table-cell>
          <table:table-cell office:value-type="float" office:value="85183" calcext:value-type="float">
            <text:p>85183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/Scarborough-Sud-Ouest</text:p>
          </table:table-cell>
          <table:table-cell office:value-type="float" office:value="102196" calcext:value-type="float">
            <text:p>102196</text:p>
          </table:table-cell>
          <table:table-cell office:value-type="float" office:value="69389" calcext:value-type="float">
            <text:p>69389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25985" calcext:value-type="float">
            <text:p>125985</text:p>
          </table:table-cell>
          <table:table-cell office:value-type="float" office:value="99354" calcext:value-type="float">
            <text:p>99354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/Simcoe-Nord</text:p>
          </table:table-cell>
          <table:table-cell office:value-type="float" office:value="119400" calcext:value-type="float">
            <text:p>119400</text:p>
          </table:table-cell>
          <table:table-cell office:value-type="float" office:value="90779" calcext:value-type="float">
            <text:p>90779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South Glengarry</text:p>
          </table:table-cell>
          <table:table-cell office:value-type="float" office:value="99764" calcext:value-type="float">
            <text:p>99764</text:p>
          </table:table-cell>
          <table:table-cell office:value-type="float" office:value="76915" calcext:value-type="float">
            <text:p>76915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92161" calcext:value-type="float">
            <text:p>92161</text:p>
          </table:table-cell>
          <table:table-cell office:value-type="float" office:value="72019" calcext:value-type="float">
            <text:p>72019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31978" calcext:value-type="float">
            <text:p>131978</text:p>
          </table:table-cell>
          <table:table-cell office:value-type="float" office:value="99867" calcext:value-type="float">
            <text:p>99867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Rainy River</text:p>
          </table:table-cell>
          <table:table-cell office:value-type="float" office:value="85153" calcext:value-type="float">
            <text:p>85153</text:p>
          </table:table-cell>
          <table:table-cell office:value-type="float" office:value="62765" calcext:value-type="float">
            <text:p>62765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/Thunder Bay--Superior-Nord</text:p>
          </table:table-cell>
          <table:table-cell office:value-type="float" office:value="82589" calcext:value-type="float">
            <text:p>82589</text:p>
          </table:table-cell>
          <table:table-cell office:value-type="float" office:value="61546" calcext:value-type="float">
            <text:p>61546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/Timmins--Baie James</text:p>
          </table:table-cell>
          <table:table-cell office:value-type="float" office:value="80791" calcext:value-type="float">
            <text:p>80791</text:p>
          </table:table-cell>
          <table:table-cell office:value-type="float" office:value="60095" calcext:value-type="float">
            <text:p>60095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/Toronto-Centre</text:p>
          </table:table-cell>
          <table:table-cell office:value-type="float" office:value="121407" calcext:value-type="float">
            <text:p>121407</text:p>
          </table:table-cell>
          <table:table-cell office:value-type="float" office:value="88810" calcext:value-type="float">
            <text:p>88810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3655" calcext:value-type="float">
            <text:p>103655</text:p>
          </table:table-cell>
          <table:table-cell office:value-type="float" office:value="74409" calcext:value-type="float">
            <text:p>74409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rinity--Spadina</text:p>
          </table:table-cell>
          <table:table-cell office:value-type="float" office:value="115361" calcext:value-type="float">
            <text:p>115361</text:p>
          </table:table-cell>
          <table:table-cell office:value-type="float" office:value="101020" calcext:value-type="float">
            <text:p>101020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</text:p>
          </table:table-cell>
          <table:table-cell office:value-type="float" office:value="154206" calcext:value-type="float">
            <text:p>154206</text:p>
          </table:table-cell>
          <table:table-cell office:value-type="float" office:value="125059" calcext:value-type="float">
            <text:p>125059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and</text:p>
          </table:table-cell>
          <table:table-cell office:value-type="float" office:value="112875" calcext:value-type="float">
            <text:p>112875</text:p>
          </table:table-cell>
          <table:table-cell office:value-type="float" office:value="85007" calcext:value-type="float">
            <text:p>85007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Halton Hills</text:p>
          </table:table-cell>
          <table:table-cell office:value-type="float" office:value="111241" calcext:value-type="float">
            <text:p>111241</text:p>
          </table:table-cell>
          <table:table-cell office:value-type="float" office:value="83499" calcext:value-type="float">
            <text:p>83499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--Oshawa</text:p>
          </table:table-cell>
          <table:table-cell office:value-type="float" office:value="135893" calcext:value-type="float">
            <text:p>135893</text:p>
          </table:table-cell>
          <table:table-cell office:value-type="float" office:value="103125" calcext:value-type="float">
            <text:p>103125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29356" calcext:value-type="float">
            <text:p>129356</text:p>
          </table:table-cell>
          <table:table-cell office:value-type="float" office:value="93584" calcext:value-type="float">
            <text:p>93584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Tecumseh</text:p>
          </table:table-cell>
          <table:table-cell office:value-type="float" office:value="118478" calcext:value-type="float">
            <text:p>118478</text:p>
          </table:table-cell>
          <table:table-cell office:value-type="float" office:value="84458" calcext:value-type="float">
            <text:p>84458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/Windsor-Ouest</text:p>
          </table:table-cell>
          <table:table-cell office:value-type="float" office:value="122219" calcext:value-type="float">
            <text:p>122219</text:p>
          </table:table-cell>
          <table:table-cell office:value-type="float" office:value="81984" calcext:value-type="float">
            <text:p>81984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/York-Centre</text:p>
          </table:table-cell>
          <table:table-cell office:value-type="float" office:value="113457" calcext:value-type="float">
            <text:p>113457</text:p>
          </table:table-cell>
          <table:table-cell office:value-type="float" office:value="71753" calcext:value-type="float">
            <text:p>71753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120371" calcext:value-type="float">
            <text:p>120371</text:p>
          </table:table-cell>
          <table:table-cell office:value-type="float" office:value="91662" calcext:value-type="float">
            <text:p>91662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/York-Sud--Weston</text:p>
          </table:table-cell>
          <table:table-cell office:value-type="float" office:value="114458" calcext:value-type="float">
            <text:p>114458</text:p>
          </table:table-cell>
          <table:table-cell office:value-type="float" office:value="68361" calcext:value-type="float">
            <text:p>68361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West/York-Ouest</text:p>
          </table:table-cell>
          <table:table-cell office:value-type="float" office:value="103948" calcext:value-type="float">
            <text:p>103948</text:p>
          </table:table-cell>
          <table:table-cell office:value-type="float" office:value="58090" calcext:value-type="float">
            <text:p>58090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84602" calcext:value-type="float">
            <text:p>84602</text:p>
          </table:table-cell>
          <table:table-cell office:value-type="float" office:value="61289" calcext:value-type="float">
            <text:p>61289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--St. James--Assiniboia</text:p>
          </table:table-cell>
          <table:table-cell office:value-type="float" office:value="81469" calcext:value-type="float">
            <text:p>81469</text:p>
          </table:table-cell>
          <table:table-cell office:value-type="float" office:value="62609" calcext:value-type="float">
            <text:p>62609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</text:p>
          </table:table-cell>
          <table:table-cell office:value-type="float" office:value="75232" calcext:value-type="float">
            <text:p>75232</text:p>
          </table:table-cell>
          <table:table-cell office:value-type="float" office:value="46068" calcext:value-type="float">
            <text:p>46068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--Marquette</text:p>
          </table:table-cell>
          <table:table-cell office:value-type="float" office:value="75103" calcext:value-type="float">
            <text:p>75103</text:p>
          </table:table-cell>
          <table:table-cell office:value-type="float" office:value="53701" calcext:value-type="float">
            <text:p>53701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Elmwood--Transcona</text:p>
          </table:table-cell>
          <table:table-cell office:value-type="float" office:value="78700" calcext:value-type="float">
            <text:p>78700</text:p>
          </table:table-cell>
          <table:table-cell office:value-type="float" office:value="59154" calcext:value-type="float">
            <text:p>59154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Kildonan--St. Paul</text:p>
          </table:table-cell>
          <table:table-cell office:value-type="float" office:value="81532" calcext:value-type="float">
            <text:p>81532</text:p>
          </table:table-cell>
          <table:table-cell office:value-type="float" office:value="63866" calcext:value-type="float">
            <text:p>63866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85653" calcext:value-type="float">
            <text:p>85653</text:p>
          </table:table-cell>
          <table:table-cell office:value-type="float" office:value="59799" calcext:value-type="float">
            <text:p>59799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7737" calcext:value-type="float">
            <text:p>87737</text:p>
          </table:table-cell>
          <table:table-cell office:value-type="float" office:value="64104" calcext:value-type="float">
            <text:p>64104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/Saint-Boniface</text:p>
          </table:table-cell>
          <table:table-cell office:value-type="float" office:value="84473" calcext:value-type="float">
            <text:p>84473</text:p>
          </table:table-cell>
          <table:table-cell office:value-type="float" office:value="65604" calcext:value-type="float">
            <text:p>65604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</text:p>
          </table:table-cell>
          <table:table-cell office:value-type="float" office:value="90807" calcext:value-type="float">
            <text:p>90807</text:p>
          </table:table-cell>
          <table:table-cell office:value-type="float" office:value="66370" calcext:value-type="float">
            <text:p>6637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/Winnipeg-Centre</text:p>
          </table:table-cell>
          <table:table-cell office:value-type="float" office:value="81017" calcext:value-type="float">
            <text:p>81017</text:p>
          </table:table-cell>
          <table:table-cell office:value-type="float" office:value="54364" calcext:value-type="float">
            <text:p>54364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/Winnipeg-Nord</text:p>
          </table:table-cell>
          <table:table-cell office:value-type="float" office:value="79366" calcext:value-type="float">
            <text:p>79366</text:p>
          </table:table-cell>
          <table:table-cell office:value-type="float" office:value="51894" calcext:value-type="float">
            <text:p>51894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/Winnipeg-Sud</text:p>
          </table:table-cell>
          <table:table-cell office:value-type="float" office:value="84424" calcext:value-type="float">
            <text:p>84424</text:p>
          </table:table-cell>
          <table:table-cell office:value-type="float" office:value="64144" calcext:value-type="float">
            <text:p>64144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/Winnipeg-Centre-Sud</text:p>
          </table:table-cell>
          <table:table-cell office:value-type="float" office:value="78286" calcext:value-type="float">
            <text:p>78286</text:p>
          </table:table-cell>
          <table:table-cell office:value-type="float" office:value="58075" calcext:value-type="float">
            <text:p>58075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1184" calcext:value-type="float">
            <text:p>71184</text:p>
          </table:table-cell>
          <table:table-cell office:value-type="float" office:value="50655" calcext:value-type="float">
            <text:p>50655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lackstrap</text:p>
          </table:table-cell>
          <table:table-cell office:value-type="float" office:value="76273" calcext:value-type="float">
            <text:p>76273</text:p>
          </table:table-cell>
          <table:table-cell office:value-type="float" office:value="61955" calcext:value-type="float">
            <text:p>61955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0551" calcext:value-type="float">
            <text:p>60551</text:p>
          </table:table-cell>
          <table:table-cell office:value-type="float" office:value="44539" calcext:value-type="float">
            <text:p>44539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Desnethé--Missinippi--Churchill River/Desnethé--Missinippi--Rivière Churchill</text:p>
          </table:table-cell>
          <table:table-cell office:value-type="float" office:value="67937" calcext:value-type="float">
            <text:p>67937</text:p>
          </table:table-cell>
          <table:table-cell office:value-type="float" office:value="43739" calcext:value-type="float">
            <text:p>43739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alliser</text:p>
          </table:table-cell>
          <table:table-cell office:value-type="float" office:value="65956" calcext:value-type="float">
            <text:p>65956</text:p>
          </table:table-cell>
          <table:table-cell office:value-type="float" office:value="50175" calcext:value-type="float">
            <text:p>50175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1159" calcext:value-type="float">
            <text:p>71159</text:p>
          </table:table-cell>
          <table:table-cell office:value-type="float" office:value="51656" calcext:value-type="float">
            <text:p>51656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umsden--Lake Centre</text:p>
          </table:table-cell>
          <table:table-cell office:value-type="float" office:value="65885" calcext:value-type="float">
            <text:p>65885</text:p>
          </table:table-cell>
          <table:table-cell office:value-type="float" office:value="51380" calcext:value-type="float">
            <text:p>5138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66698" calcext:value-type="float">
            <text:p>66698</text:p>
          </table:table-cell>
          <table:table-cell office:value-type="float" office:value="49386" calcext:value-type="float">
            <text:p>49386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Humboldt</text:p>
          </table:table-cell>
          <table:table-cell office:value-type="float" office:value="75051" calcext:value-type="float">
            <text:p>75051</text:p>
          </table:table-cell>
          <table:table-cell office:value-type="float" office:value="57055" calcext:value-type="float">
            <text:p>57055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Rosetown--Biggar</text:p>
          </table:table-cell>
          <table:table-cell office:value-type="float" office:value="69547" calcext:value-type="float">
            <text:p>69547</text:p>
          </table:table-cell>
          <table:table-cell office:value-type="float" office:value="49947" calcext:value-type="float">
            <text:p>49947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Wanuskewin</text:p>
          </table:table-cell>
          <table:table-cell office:value-type="float" office:value="72867" calcext:value-type="float">
            <text:p>72867</text:p>
          </table:table-cell>
          <table:table-cell office:value-type="float" office:value="57654" calcext:value-type="float">
            <text:p>57654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63238" calcext:value-type="float">
            <text:p>63238</text:p>
          </table:table-cell>
          <table:table-cell office:value-type="float" office:value="47061" calcext:value-type="float">
            <text:p>47061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Wascana</text:p>
          </table:table-cell>
          <table:table-cell office:value-type="float" office:value="75717" calcext:value-type="float">
            <text:p>75717</text:p>
          </table:table-cell>
          <table:table-cell office:value-type="float" office:value="57815" calcext:value-type="float">
            <text:p>57815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66094" calcext:value-type="float">
            <text:p>66094</text:p>
          </table:table-cell>
          <table:table-cell office:value-type="float" office:value="50797" calcext:value-type="float">
            <text:p>5079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/Calgary-Centre</text:p>
          </table:table-cell>
          <table:table-cell office:value-type="float" office:value="124197" calcext:value-type="float">
            <text:p>124197</text:p>
          </table:table-cell>
          <table:table-cell office:value-type="float" office:value="89536" calcext:value-type="float">
            <text:p>89536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-North/Calgary-Centre-Nord</text:p>
          </table:table-cell>
          <table:table-cell office:value-type="float" office:value="114615" calcext:value-type="float">
            <text:p>114615</text:p>
          </table:table-cell>
          <table:table-cell office:value-type="float" office:value="84609" calcext:value-type="float">
            <text:p>84609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East/Calgary-Est</text:p>
          </table:table-cell>
          <table:table-cell office:value-type="float" office:value="110479" calcext:value-type="float">
            <text:p>110479</text:p>
          </table:table-cell>
          <table:table-cell office:value-type="float" office:value="75850" calcext:value-type="float">
            <text:p>75850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rtheast/Calgary-Nord-Est</text:p>
          </table:table-cell>
          <table:table-cell office:value-type="float" office:value="129015" calcext:value-type="float">
            <text:p>129015</text:p>
          </table:table-cell>
          <table:table-cell office:value-type="float" office:value="87307" calcext:value-type="float">
            <text:p>87307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--Nose Hill</text:p>
          </table:table-cell>
          <table:table-cell office:value-type="float" office:value="130942" calcext:value-type="float">
            <text:p>130942</text:p>
          </table:table-cell>
          <table:table-cell office:value-type="float" office:value="101910" calcext:value-type="float">
            <text:p>10191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east/Calgary-Sud-Est</text:p>
          </table:table-cell>
          <table:table-cell office:value-type="float" office:value="125738" calcext:value-type="float">
            <text:p>125738</text:p>
          </table:table-cell>
          <table:table-cell office:value-type="float" office:value="106439" calcext:value-type="float">
            <text:p>106439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outhwest/Calgary-Sud-Ouest</text:p>
          </table:table-cell>
          <table:table-cell office:value-type="float" office:value="120750" calcext:value-type="float">
            <text:p>120750</text:p>
          </table:table-cell>
          <table:table-cell office:value-type="float" office:value="95026" calcext:value-type="float">
            <text:p>95026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West/Calgary-Ouest</text:p>
          </table:table-cell>
          <table:table-cell office:value-type="float" office:value="132162" calcext:value-type="float">
            <text:p>132162</text:p>
          </table:table-cell>
          <table:table-cell office:value-type="float" office:value="103812" calcext:value-type="float">
            <text:p>103812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rowfoot</text:p>
          </table:table-cell>
          <table:table-cell office:value-type="float" office:value="114825" calcext:value-type="float">
            <text:p>114825</text:p>
          </table:table-cell>
          <table:table-cell office:value-type="float" office:value="88881" calcext:value-type="float">
            <text:p>88881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/Edmonton-Centre</text:p>
          </table:table-cell>
          <table:table-cell office:value-type="float" office:value="120326" calcext:value-type="float">
            <text:p>120326</text:p>
          </table:table-cell>
          <table:table-cell office:value-type="float" office:value="86408" calcext:value-type="float">
            <text:p>86408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East/Edmonton-Est</text:p>
          </table:table-cell>
          <table:table-cell office:value-type="float" office:value="128199" calcext:value-type="float">
            <text:p>128199</text:p>
          </table:table-cell>
          <table:table-cell office:value-type="float" office:value="92507" calcext:value-type="float">
            <text:p>92507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Leduc</text:p>
          </table:table-cell>
          <table:table-cell office:value-type="float" office:value="116986" calcext:value-type="float">
            <text:p>116986</text:p>
          </table:table-cell>
          <table:table-cell office:value-type="float" office:value="101532" calcext:value-type="float">
            <text:p>101532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Mill Woods--Beaumont</text:p>
          </table:table-cell>
          <table:table-cell office:value-type="float" office:value="112919" calcext:value-type="float">
            <text:p>112919</text:p>
          </table:table-cell>
          <table:table-cell office:value-type="float" office:value="86529" calcext:value-type="float">
            <text:p>86529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. Albert</text:p>
          </table:table-cell>
          <table:table-cell office:value-type="float" office:value="126447" calcext:value-type="float">
            <text:p>126447</text:p>
          </table:table-cell>
          <table:table-cell office:value-type="float" office:value="97504" calcext:value-type="float">
            <text:p>97504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herwood Park</text:p>
          </table:table-cell>
          <table:table-cell office:value-type="float" office:value="118073" calcext:value-type="float">
            <text:p>118073</text:p>
          </table:table-cell>
          <table:table-cell office:value-type="float" office:value="94602" calcext:value-type="float">
            <text:p>94602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pruce Grove</text:p>
          </table:table-cell>
          <table:table-cell office:value-type="float" office:value="128945" calcext:value-type="float">
            <text:p>128945</text:p>
          </table:table-cell>
          <table:table-cell office:value-type="float" office:value="105599" calcext:value-type="float">
            <text:p>105599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Strathcona</text:p>
          </table:table-cell>
          <table:table-cell office:value-type="float" office:value="99267" calcext:value-type="float">
            <text:p>99267</text:p>
          </table:table-cell>
          <table:table-cell office:value-type="float" office:value="73444" calcext:value-type="float">
            <text:p>73444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Fort McMurray--Athabasca</text:p>
          </table:table-cell>
          <table:table-cell office:value-type="float" office:value="100805" calcext:value-type="float">
            <text:p>100805</text:p>
          </table:table-cell>
          <table:table-cell office:value-type="float" office:value="76298" calcext:value-type="float">
            <text:p>76298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13531" calcext:value-type="float">
            <text:p>113531</text:p>
          </table:table-cell>
          <table:table-cell office:value-type="float" office:value="90036" calcext:value-type="float">
            <text:p>90036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acleod</text:p>
          </table:table-cell>
          <table:table-cell office:value-type="float" office:value="107638" calcext:value-type="float">
            <text:p>107638</text:p>
          </table:table-cell>
          <table:table-cell office:value-type="float" office:value="85720" calcext:value-type="float">
            <text:p>85720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</text:p>
          </table:table-cell>
          <table:table-cell office:value-type="float" office:value="113085" calcext:value-type="float">
            <text:p>113085</text:p>
          </table:table-cell>
          <table:table-cell office:value-type="float" office:value="82599" calcext:value-type="float">
            <text:p>82599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</text:p>
          </table:table-cell>
          <table:table-cell office:value-type="float" office:value="138009" calcext:value-type="float">
            <text:p>138009</text:p>
          </table:table-cell>
          <table:table-cell office:value-type="float" office:value="98135" calcext:value-type="float">
            <text:p>98135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</text:p>
          </table:table-cell>
          <table:table-cell office:value-type="float" office:value="124063" calcext:value-type="float">
            <text:p>124063</text:p>
          </table:table-cell>
          <table:table-cell office:value-type="float" office:value="93723" calcext:value-type="float">
            <text:p>9372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Vegreville--Wainwright</text:p>
          </table:table-cell>
          <table:table-cell office:value-type="float" office:value="111427" calcext:value-type="float">
            <text:p>111427</text:p>
          </table:table-cell>
          <table:table-cell office:value-type="float" office:value="83790" calcext:value-type="float">
            <text:p>83790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stlock--St. Paul</text:p>
          </table:table-cell>
          <table:table-cell office:value-type="float" office:value="101010" calcext:value-type="float">
            <text:p>101010</text:p>
          </table:table-cell>
          <table:table-cell office:value-type="float" office:value="76291" calcext:value-type="float">
            <text:p>76291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taskiwin</text:p>
          </table:table-cell>
          <table:table-cell office:value-type="float" office:value="107914" calcext:value-type="float">
            <text:p>107914</text:p>
          </table:table-cell>
          <table:table-cell office:value-type="float" office:value="80262" calcext:value-type="float">
            <text:p>80262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ild Rose</text:p>
          </table:table-cell>
          <table:table-cell office:value-type="float" office:value="115872" calcext:value-type="float">
            <text:p>115872</text:p>
          </table:table-cell>
          <table:table-cell office:value-type="float" office:value="95631" calcext:value-type="float">
            <text:p>95631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103111" calcext:value-type="float">
            <text:p>103111</text:p>
          </table:table-cell>
          <table:table-cell office:value-type="float" office:value="75410" calcext:value-type="float">
            <text:p>75410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Abbotsford</text:p>
          </table:table-cell>
          <table:table-cell office:value-type="float" office:value="124515" calcext:value-type="float">
            <text:p>124515</text:p>
          </table:table-cell>
          <table:table-cell office:value-type="float" office:value="85143" calcext:value-type="float">
            <text:p>85143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ritish Columbia Southern Interior/Colombie-Britannique-Southern Interior</text:p>
          </table:table-cell>
          <table:table-cell office:value-type="float" office:value="95477" calcext:value-type="float">
            <text:p>95477</text:p>
          </table:table-cell>
          <table:table-cell office:value-type="float" office:value="75751" calcext:value-type="float">
            <text:p>7575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urnaby--Douglas</text:p>
          </table:table-cell>
          <table:table-cell office:value-type="float" office:value="112119" calcext:value-type="float">
            <text:p>112119</text:p>
          </table:table-cell>
          <table:table-cell office:value-type="float" office:value="84911" calcext:value-type="float">
            <text:p>84911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urnaby--New Westminster</text:p>
          </table:table-cell>
          <table:table-cell office:value-type="float" office:value="118713" calcext:value-type="float">
            <text:p>118713</text:p>
          </table:table-cell>
          <table:table-cell office:value-type="float" office:value="84271" calcext:value-type="float">
            <text:p>84271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ariboo--Prince George</text:p>
          </table:table-cell>
          <table:table-cell office:value-type="float" office:value="106382" calcext:value-type="float">
            <text:p>106382</text:p>
          </table:table-cell>
          <table:table-cell office:value-type="float" office:value="76216" calcext:value-type="float">
            <text:p>76216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hilliwack--Fraser Canyon</text:p>
          </table:table-cell>
          <table:table-cell office:value-type="float" office:value="112118" calcext:value-type="float">
            <text:p>112118</text:p>
          </table:table-cell>
          <table:table-cell office:value-type="float" office:value="84930" calcext:value-type="float">
            <text:p>84930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Delta--Richmond East/Delta--Richmond-Est</text:p>
          </table:table-cell>
          <table:table-cell office:value-type="float" office:value="106103" calcext:value-type="float">
            <text:p>106103</text:p>
          </table:table-cell>
          <table:table-cell office:value-type="float" office:value="80821" calcext:value-type="float">
            <text:p>80821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Esquimalt--Juan de Fuca</text:p>
          </table:table-cell>
          <table:table-cell office:value-type="float" office:value="120669" calcext:value-type="float">
            <text:p>120669</text:p>
          </table:table-cell>
          <table:table-cell office:value-type="float" office:value="98477" calcext:value-type="float">
            <text:p>98477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Fleetwood--Port Kells</text:p>
          </table:table-cell>
          <table:table-cell office:value-type="float" office:value="123243" calcext:value-type="float">
            <text:p>123243</text:p>
          </table:table-cell>
          <table:table-cell office:value-type="float" office:value="95797" calcext:value-type="float">
            <text:p>95797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amloops--Thompson--Cariboo</text:p>
          </table:table-cell>
          <table:table-cell office:value-type="float" office:value="114675" calcext:value-type="float">
            <text:p>114675</text:p>
          </table:table-cell>
          <table:table-cell office:value-type="float" office:value="90855" calcext:value-type="float">
            <text:p>90855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elowna--Lake Country</text:p>
          </table:table-cell>
          <table:table-cell office:value-type="float" office:value="122214" calcext:value-type="float">
            <text:p>122214</text:p>
          </table:table-cell>
          <table:table-cell office:value-type="float" office:value="100884" calcext:value-type="float">
            <text:p>100884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ootenay--Columbia</text:p>
          </table:table-cell>
          <table:table-cell office:value-type="float" office:value="86811" calcext:value-type="float">
            <text:p>86811</text:p>
          </table:table-cell>
          <table:table-cell office:value-type="float" office:value="67663" calcext:value-type="float">
            <text:p>67663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Langley</text:p>
          </table:table-cell>
          <table:table-cell office:value-type="float" office:value="117858" calcext:value-type="float">
            <text:p>117858</text:p>
          </table:table-cell>
          <table:table-cell office:value-type="float" office:value="90225" calcext:value-type="float">
            <text:p>90225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anaimo--Alberni</text:p>
          </table:table-cell>
          <table:table-cell office:value-type="float" office:value="121434" calcext:value-type="float">
            <text:p>121434</text:p>
          </table:table-cell>
          <table:table-cell office:value-type="float" office:value="98657" calcext:value-type="float">
            <text:p>98657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anaimo--Cowichan</text:p>
          </table:table-cell>
          <table:table-cell office:value-type="float" office:value="125149" calcext:value-type="float">
            <text:p>125149</text:p>
          </table:table-cell>
          <table:table-cell office:value-type="float" office:value="99872" calcext:value-type="float">
            <text:p>99872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ewton--North Delta/Newton--Delta-Nord</text:p>
          </table:table-cell>
          <table:table-cell office:value-type="float" office:value="118649" calcext:value-type="float">
            <text:p>118649</text:p>
          </table:table-cell>
          <table:table-cell office:value-type="float" office:value="75535" calcext:value-type="float">
            <text:p>75535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ew Westminster--Coquitlam</text:p>
          </table:table-cell>
          <table:table-cell office:value-type="float" office:value="111231" calcext:value-type="float">
            <text:p>111231</text:p>
          </table:table-cell>
          <table:table-cell office:value-type="float" office:value="84337" calcext:value-type="float">
            <text:p>84337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orth Vancouver</text:p>
          </table:table-cell>
          <table:table-cell office:value-type="float" office:value="122371" calcext:value-type="float">
            <text:p>122371</text:p>
          </table:table-cell>
          <table:table-cell office:value-type="float" office:value="89416" calcext:value-type="float">
            <text:p>89416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Okanagan--Coquihalla</text:p>
          </table:table-cell>
          <table:table-cell office:value-type="float" office:value="107316" calcext:value-type="float">
            <text:p>107316</text:p>
          </table:table-cell>
          <table:table-cell office:value-type="float" office:value="86195" calcext:value-type="float">
            <text:p>86195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Okanagan--Shuswap</text:p>
          </table:table-cell>
          <table:table-cell office:value-type="float" office:value="116236" calcext:value-type="float">
            <text:p>116236</text:p>
          </table:table-cell>
          <table:table-cell office:value-type="float" office:value="91762" calcext:value-type="float">
            <text:p>91762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itt Meadows--Maple Ridge--Mission</text:p>
          </table:table-cell>
          <table:table-cell office:value-type="float" office:value="120662" calcext:value-type="float">
            <text:p>120662</text:p>
          </table:table-cell>
          <table:table-cell office:value-type="float" office:value="89613" calcext:value-type="float">
            <text:p>89613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ort Moody--Westwood--Port Coquitlam</text:p>
          </table:table-cell>
          <table:table-cell office:value-type="float" office:value="116563" calcext:value-type="float">
            <text:p>116563</text:p>
          </table:table-cell>
          <table:table-cell office:value-type="float" office:value="86190" calcext:value-type="float">
            <text:p>86190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rince George--Peace River</text:p>
          </table:table-cell>
          <table:table-cell office:value-type="float" office:value="105865" calcext:value-type="float">
            <text:p>105865</text:p>
          </table:table-cell>
          <table:table-cell office:value-type="float" office:value="72580" calcext:value-type="float">
            <text:p>72580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Richmond</text:p>
          </table:table-cell>
          <table:table-cell office:value-type="float" office:value="114137" calcext:value-type="float">
            <text:p>114137</text:p>
          </table:table-cell>
          <table:table-cell office:value-type="float" office:value="85643" calcext:value-type="float">
            <text:p>85643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aanich--Gulf Islands</text:p>
          </table:table-cell>
          <table:table-cell office:value-type="float" office:value="115724" calcext:value-type="float">
            <text:p>115724</text:p>
          </table:table-cell>
          <table:table-cell office:value-type="float" office:value="93380" calcext:value-type="float">
            <text:p>9338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keena--Bulkley Valley</text:p>
          </table:table-cell>
          <table:table-cell office:value-type="float" office:value="91926" calcext:value-type="float">
            <text:p>91926</text:p>
          </table:table-cell>
          <table:table-cell office:value-type="float" office:value="61043" calcext:value-type="float">
            <text:p>61043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outh Surrey--White Rock--Cloverdale/Surrey-Sud--White Rock--Cloverdale</text:p>
          </table:table-cell>
          <table:table-cell office:value-type="float" office:value="111756" calcext:value-type="float">
            <text:p>111756</text:p>
          </table:table-cell>
          <table:table-cell office:value-type="float" office:value="91485" calcext:value-type="float">
            <text:p>91485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urrey North/Surrey-Nord</text:p>
          </table:table-cell>
          <table:table-cell office:value-type="float" office:value="111960" calcext:value-type="float">
            <text:p>111960</text:p>
          </table:table-cell>
          <table:table-cell office:value-type="float" office:value="72145" calcext:value-type="float">
            <text:p>72145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Centre/Vancouver-Centre</text:p>
          </table:table-cell>
          <table:table-cell office:value-type="float" office:value="123701" calcext:value-type="float">
            <text:p>123701</text:p>
          </table:table-cell>
          <table:table-cell office:value-type="float" office:value="102201" calcext:value-type="float">
            <text:p>102201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East/Vancouver-Est</text:p>
          </table:table-cell>
          <table:table-cell office:value-type="float" office:value="106816" calcext:value-type="float">
            <text:p>106816</text:p>
          </table:table-cell>
          <table:table-cell office:value-type="float" office:value="81801" calcext:value-type="float">
            <text:p>81801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Island North/Île de Vancouver-Nord</text:p>
          </table:table-cell>
          <table:table-cell office:value-type="float" office:value="113356" calcext:value-type="float">
            <text:p>113356</text:p>
          </table:table-cell>
          <table:table-cell office:value-type="float" office:value="90374" calcext:value-type="float">
            <text:p>90374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Kingsway</text:p>
          </table:table-cell>
          <table:table-cell office:value-type="float" office:value="119815" calcext:value-type="float">
            <text:p>119815</text:p>
          </table:table-cell>
          <table:table-cell office:value-type="float" office:value="82619" calcext:value-type="float">
            <text:p>82619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Quadra</text:p>
          </table:table-cell>
          <table:table-cell office:value-type="float" office:value="119627" calcext:value-type="float">
            <text:p>119627</text:p>
          </table:table-cell>
          <table:table-cell office:value-type="float" office:value="87224" calcext:value-type="float">
            <text:p>87224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South/Vancouver-Sud</text:p>
          </table:table-cell>
          <table:table-cell office:value-type="float" office:value="120284" calcext:value-type="float">
            <text:p>120284</text:p>
          </table:table-cell>
          <table:table-cell office:value-type="float" office:value="82509" calcext:value-type="float">
            <text:p>82509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ictoria</text:p>
          </table:table-cell>
          <table:table-cell office:value-type="float" office:value="108771" calcext:value-type="float">
            <text:p>108771</text:p>
          </table:table-cell>
          <table:table-cell office:value-type="float" office:value="89750" calcext:value-type="float">
            <text:p>89750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West Vancouver--Sunshine Coast--Sea to Sky Country</text:p>
          </table:table-cell>
          <table:table-cell office:value-type="float" office:value="129241" calcext:value-type="float">
            <text:p>129241</text:p>
          </table:table-cell>
          <table:table-cell office:value-type="float" office:value="99642" calcext:value-type="float">
            <text:p>99642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30372" calcext:value-type="float">
            <text:p>30372</text:p>
          </table:table-cell>
          <table:table-cell office:value-type="float" office:value="24341" calcext:value-type="float">
            <text:p>24341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west Territories/Territoires du Nord-Ouest</text:p>
          </table:table-cell>
          <table:table-cell office:value-type="string" calcext:value-type="string">
            <text:p>Western Arctic</text:p>
          </table:table-cell>
          <table:table-cell office:value-type="float" office:value="41464" calcext:value-type="float">
            <text:p>41464</text:p>
          </table:table-cell>
          <table:table-cell office:value-type="float" office:value="29020" calcext:value-type="float">
            <text:p>29020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29474" calcext:value-type="float">
            <text:p>29474</text:p>
          </table:table-cell>
          <table:table-cell office:value-type="float" office:value="17349" calcext:value-type="float">
            <text:p>17349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</table:table>
      <table:table table:name="42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1022" table:default-cell-style-name="Default"/>
        <table:table-row table:style-name="ro1"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Electors on List</text:p>
          </table:table-cell>
          <table:table-cell table:style-name="ce1" office:value-type="string" calcext:value-type="string">
            <text:p>Rejected Ballo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Avalon</text:p>
          </table:table-cell>
          <table:table-cell office:value-type="float" office:value="81540" calcext:value-type="float">
            <text:p>81540</text:p>
          </table:table-cell>
          <table:table-cell office:value-type="float" office:value="68487" calcext:value-type="float">
            <text:p>68487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Bonavista--Burin--Trinity</text:p>
          </table:table-cell>
          <table:table-cell office:value-type="float" office:value="76704" calcext:value-type="float">
            <text:p>76704</text:p>
          </table:table-cell>
          <table:table-cell office:value-type="float" office:value="62462" calcext:value-type="float">
            <text:p>62462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Coast of Bays--Central--Notre Dame</text:p>
          </table:table-cell>
          <table:table-cell office:value-type="float" office:value="78092" calcext:value-type="float">
            <text:p>78092</text:p>
          </table:table-cell>
          <table:table-cell office:value-type="float" office:value="64226" calcext:value-type="float">
            <text:p>64226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Labrador</text:p>
          </table:table-cell>
          <table:table-cell office:value-type="float" office:value="26728" calcext:value-type="float">
            <text:p>26728</text:p>
          </table:table-cell>
          <table:table-cell office:value-type="float" office:value="20045" calcext:value-type="float">
            <text:p>20045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Long Range Mountains</text:p>
          </table:table-cell>
          <table:table-cell office:value-type="float" office:value="87592" calcext:value-type="float">
            <text:p>87592</text:p>
          </table:table-cell>
          <table:table-cell office:value-type="float" office:value="71918" calcext:value-type="float">
            <text:p>71918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St. John's East/St. John's-Est</text:p>
          </table:table-cell>
          <table:table-cell office:value-type="float" office:value="81936" calcext:value-type="float">
            <text:p>81936</text:p>
          </table:table-cell>
          <table:table-cell office:value-type="float" office:value="66304" calcext:value-type="float">
            <text:p>66304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foundland and Labrador/Terre-Neuve-et-Labrador</text:p>
          </table:table-cell>
          <table:table-cell office:value-type="string" calcext:value-type="string">
            <text:p>St. John's South--Mount Pearl/St. John's-Sud--Mount Pearl</text:p>
          </table:table-cell>
          <table:table-cell office:value-type="float" office:value="81944" calcext:value-type="float">
            <text:p>81944</text:p>
          </table:table-cell>
          <table:table-cell office:value-type="float" office:value="67596" calcext:value-type="float">
            <text:p>67596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Cardigan</text:p>
          </table:table-cell>
          <table:table-cell office:value-type="float" office:value="36005" calcext:value-type="float">
            <text:p>36005</text:p>
          </table:table-cell>
          <table:table-cell office:value-type="float" office:value="28889" calcext:value-type="float">
            <text:p>28889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Charlottetown</text:p>
          </table:table-cell>
          <table:table-cell office:value-type="float" office:value="34562" calcext:value-type="float">
            <text:p>34562</text:p>
          </table:table-cell>
          <table:table-cell office:value-type="float" office:value="28129" calcext:value-type="float">
            <text:p>28129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Egmont</text:p>
          </table:table-cell>
          <table:table-cell office:value-type="float" office:value="34598" calcext:value-type="float">
            <text:p>34598</text:p>
          </table:table-cell>
          <table:table-cell office:value-type="float" office:value="27858" calcext:value-type="float">
            <text:p>27858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ce Edward Island/Île-du-Prince-Édouard</text:p>
          </table:table-cell>
          <table:table-cell office:value-type="string" calcext:value-type="string">
            <text:p>Malpeque</text:p>
          </table:table-cell>
          <table:table-cell office:value-type="float" office:value="35039" calcext:value-type="float">
            <text:p>35039</text:p>
          </table:table-cell>
          <table:table-cell office:value-type="float" office:value="28629" calcext:value-type="float">
            <text:p>28629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ape Breton--Canso</text:p>
          </table:table-cell>
          <table:table-cell office:value-type="float" office:value="75247" calcext:value-type="float">
            <text:p>75247</text:p>
          </table:table-cell>
          <table:table-cell office:value-type="float" office:value="60785" calcext:value-type="float">
            <text:p>60785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entral Nova/Nova-Centre</text:p>
          </table:table-cell>
          <table:table-cell office:value-type="float" office:value="74597" calcext:value-type="float">
            <text:p>74597</text:p>
          </table:table-cell>
          <table:table-cell office:value-type="float" office:value="60594" calcext:value-type="float">
            <text:p>60594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Cumberland--Colchester</text:p>
          </table:table-cell>
          <table:table-cell office:value-type="float" office:value="82321" calcext:value-type="float">
            <text:p>82321</text:p>
          </table:table-cell>
          <table:table-cell office:value-type="float" office:value="65461" calcext:value-type="float">
            <text:p>65461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Dartmouth--Cole Harbour</text:p>
          </table:table-cell>
          <table:table-cell office:value-type="float" office:value="91212" calcext:value-type="float">
            <text:p>91212</text:p>
          </table:table-cell>
          <table:table-cell office:value-type="float" office:value="73710" calcext:value-type="float">
            <text:p>73710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Halifax</text:p>
          </table:table-cell>
          <table:table-cell office:value-type="float" office:value="92643" calcext:value-type="float">
            <text:p>92643</text:p>
          </table:table-cell>
          <table:table-cell office:value-type="float" office:value="73379" calcext:value-type="float">
            <text:p>73379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Halifax West/Halifax-Ouest</text:p>
          </table:table-cell>
          <table:table-cell office:value-type="float" office:value="87275" calcext:value-type="float">
            <text:p>87275</text:p>
          </table:table-cell>
          <table:table-cell office:value-type="float" office:value="70515" calcext:value-type="float">
            <text:p>70515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Kings--Hants</text:p>
          </table:table-cell>
          <table:table-cell office:value-type="float" office:value="83306" calcext:value-type="float">
            <text:p>83306</text:p>
          </table:table-cell>
          <table:table-cell office:value-type="float" office:value="67213" calcext:value-type="float">
            <text:p>67213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ackville--Preston--Chezzetcook</text:p>
          </table:table-cell>
          <table:table-cell office:value-type="float" office:value="85583" calcext:value-type="float">
            <text:p>85583</text:p>
          </table:table-cell>
          <table:table-cell office:value-type="float" office:value="68040" calcext:value-type="float">
            <text:p>6804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outh Shore--St. Margarets</text:p>
          </table:table-cell>
          <table:table-cell office:value-type="float" office:value="92561" calcext:value-type="float">
            <text:p>92561</text:p>
          </table:table-cell>
          <table:table-cell office:value-type="float" office:value="76181" calcext:value-type="float">
            <text:p>76181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Sydney--Victoria</text:p>
          </table:table-cell>
          <table:table-cell office:value-type="float" office:value="73328" calcext:value-type="float">
            <text:p>73328</text:p>
          </table:table-cell>
          <table:table-cell office:value-type="float" office:value="59994" calcext:value-type="float">
            <text:p>59994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va Scotia/Nouvelle-Écosse</text:p>
          </table:table-cell>
          <table:table-cell office:value-type="string" calcext:value-type="string">
            <text:p>West Nova/Nova-Ouest</text:p>
          </table:table-cell>
          <table:table-cell office:value-type="float" office:value="83654" calcext:value-type="float">
            <text:p>83654</text:p>
          </table:table-cell>
          <table:table-cell office:value-type="float" office:value="67059" calcext:value-type="float">
            <text:p>67059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Acadie--Bathurst</text:p>
          </table:table-cell>
          <table:table-cell office:value-type="float" office:value="79340" calcext:value-type="float">
            <text:p>79340</text:p>
          </table:table-cell>
          <table:table-cell office:value-type="float" office:value="66799" calcext:value-type="float">
            <text:p>66799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Beauséjour</text:p>
          </table:table-cell>
          <table:table-cell office:value-type="float" office:value="80416" calcext:value-type="float">
            <text:p>80416</text:p>
          </table:table-cell>
          <table:table-cell office:value-type="float" office:value="66891" calcext:value-type="float">
            <text:p>66891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Fredericton</text:p>
          </table:table-cell>
          <table:table-cell office:value-type="float" office:value="81759" calcext:value-type="float">
            <text:p>81759</text:p>
          </table:table-cell>
          <table:table-cell office:value-type="float" office:value="61947" calcext:value-type="float">
            <text:p>61947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Fundy Royal</text:p>
          </table:table-cell>
          <table:table-cell office:value-type="float" office:value="79331" calcext:value-type="float">
            <text:p>79331</text:p>
          </table:table-cell>
          <table:table-cell office:value-type="float" office:value="63089" calcext:value-type="float">
            <text:p>63089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adawaska--Restigouche</text:p>
          </table:table-cell>
          <table:table-cell office:value-type="float" office:value="62540" calcext:value-type="float">
            <text:p>62540</text:p>
          </table:table-cell>
          <table:table-cell office:value-type="float" office:value="50907" calcext:value-type="float">
            <text:p>50907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iramichi--Grand Lake</text:p>
          </table:table-cell>
          <table:table-cell office:value-type="float" office:value="59343" calcext:value-type="float">
            <text:p>59343</text:p>
          </table:table-cell>
          <table:table-cell office:value-type="float" office:value="48331" calcext:value-type="float">
            <text:p>48331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Moncton--Riverview--Dieppe</text:p>
          </table:table-cell>
          <table:table-cell office:value-type="float" office:value="89484" calcext:value-type="float">
            <text:p>89484</text:p>
          </table:table-cell>
          <table:table-cell office:value-type="float" office:value="71982" calcext:value-type="float">
            <text:p>71982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New Brunswick Southwest/Nouveau-Brunswick-Sud-Ouest</text:p>
          </table:table-cell>
          <table:table-cell office:value-type="float" office:value="66197" calcext:value-type="float">
            <text:p>66197</text:p>
          </table:table-cell>
          <table:table-cell office:value-type="float" office:value="51729" calcext:value-type="float">
            <text:p>51729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Saint John--Rothesay</text:p>
          </table:table-cell>
          <table:table-cell office:value-type="float" office:value="82129" calcext:value-type="float">
            <text:p>82129</text:p>
          </table:table-cell>
          <table:table-cell office:value-type="float" office:value="61722" calcext:value-type="float">
            <text:p>61722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Brunswick/Nouveau-Brunswick</text:p>
          </table:table-cell>
          <table:table-cell office:value-type="string" calcext:value-type="string">
            <text:p>Tobique--Mactaquac</text:p>
          </table:table-cell>
          <table:table-cell office:value-type="float" office:value="70632" calcext:value-type="float">
            <text:p>70632</text:p>
          </table:table-cell>
          <table:table-cell office:value-type="float" office:value="54145" calcext:value-type="float">
            <text:p>54145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bitibi--Baie-James--Nunavik--Eeyou</text:p>
          </table:table-cell>
          <table:table-cell office:value-type="float" office:value="85475" calcext:value-type="float">
            <text:p>85475</text:p>
          </table:table-cell>
          <table:table-cell office:value-type="float" office:value="63632" calcext:value-type="float">
            <text:p>63632</text:p>
          </table:table-cell>
          <table:table-cell office:value-type="float" office:value="609" calcext:value-type="float">
            <text:p>6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bitibi--Témiscamingue</text:p>
          </table:table-cell>
          <table:table-cell office:value-type="float" office:value="102794" calcext:value-type="float">
            <text:p>102794</text:p>
          </table:table-cell>
          <table:table-cell office:value-type="float" office:value="82968" calcext:value-type="float">
            <text:p>82968</text:p>
          </table:table-cell>
          <table:table-cell office:value-type="float" office:value="741" calcext:value-type="float">
            <text:p>7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huntsic-Cartierville</text:p>
          </table:table-cell>
          <table:table-cell office:value-type="float" office:value="110473" calcext:value-type="float">
            <text:p>110473</text:p>
          </table:table-cell>
          <table:table-cell office:value-type="float" office:value="83208" calcext:value-type="float">
            <text:p>83208</text:p>
          </table:table-cell>
          <table:table-cell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lfred-Pellan</text:p>
          </table:table-cell>
          <table:table-cell office:value-type="float" office:value="98045" calcext:value-type="float">
            <text:p>98045</text:p>
          </table:table-cell>
          <table:table-cell office:value-type="float" office:value="78524" calcext:value-type="float">
            <text:p>78524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rgenteuil--La Petite-Nation</text:p>
          </table:table-cell>
          <table:table-cell office:value-type="float" office:value="94208" calcext:value-type="float">
            <text:p>94208</text:p>
          </table:table-cell>
          <table:table-cell office:value-type="float" office:value="78836" calcext:value-type="float">
            <text:p>78836</text:p>
          </table:table-cell>
          <table:table-cell office:value-type="float" office:value="601" calcext:value-type="float">
            <text:p>6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Avignon--La Mitis--Matane--Matapédia</text:p>
          </table:table-cell>
          <table:table-cell office:value-type="float" office:value="74547" calcext:value-type="float">
            <text:p>74547</text:p>
          </table:table-cell>
          <table:table-cell office:value-type="float" office:value="60890" calcext:value-type="float">
            <text:p>60890</text:p>
          </table:table-cell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ce</text:p>
          </table:table-cell>
          <table:table-cell office:value-type="float" office:value="106337" calcext:value-type="float">
            <text:p>106337</text:p>
          </table:table-cell>
          <table:table-cell office:value-type="float" office:value="85698" calcext:value-type="float">
            <text:p>85698</text:p>
          </table:table-cell>
          <table:table-cell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port--Côte-de-Beaupré--Île d'Orléans--Charlevoix</text:p>
          </table:table-cell>
          <table:table-cell office:value-type="float" office:value="92496" calcext:value-type="float">
            <text:p>92496</text:p>
          </table:table-cell>
          <table:table-cell office:value-type="float" office:value="76528" calcext:value-type="float">
            <text:p>76528</text:p>
          </table:table-cell>
          <table:table-cell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auport--Limoilou</text:p>
          </table:table-cell>
          <table:table-cell office:value-type="float" office:value="92944" calcext:value-type="float">
            <text:p>92944</text:p>
          </table:table-cell>
          <table:table-cell office:value-type="float" office:value="78799" calcext:value-type="float">
            <text:p>78799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écancour--Nicolet--Saurel</text:p>
          </table:table-cell>
          <table:table-cell office:value-type="float" office:value="93779" calcext:value-type="float">
            <text:p>93779</text:p>
          </table:table-cell>
          <table:table-cell office:value-type="float" office:value="78734" calcext:value-type="float">
            <text:p>78734</text:p>
          </table:table-cell>
          <table:table-cell office:value-type="float" office:value="958" calcext:value-type="float">
            <text:p>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llechasse--Les Etchemins--Lévis</text:p>
          </table:table-cell>
          <table:table-cell office:value-type="float" office:value="112385" calcext:value-type="float">
            <text:p>112385</text:p>
          </table:table-cell>
          <table:table-cell office:value-type="float" office:value="92719" calcext:value-type="float">
            <text:p>92719</text:p>
          </table:table-cell>
          <table:table-cell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loeil--Chambly</text:p>
          </table:table-cell>
          <table:table-cell office:value-type="float" office:value="109955" calcext:value-type="float">
            <text:p>109955</text:p>
          </table:table-cell>
          <table:table-cell office:value-type="float" office:value="91204" calcext:value-type="float">
            <text:p>91204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erthier--Maskinongé</text:p>
          </table:table-cell>
          <table:table-cell office:value-type="float" office:value="98590" calcext:value-type="float">
            <text:p>98590</text:p>
          </table:table-cell>
          <table:table-cell office:value-type="float" office:value="82996" calcext:value-type="float">
            <text:p>82996</text:p>
          </table:table-cell>
          <table:table-cell office:value-type="float" office:value="844" calcext:value-type="float">
            <text:p>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ourassa</text:p>
          </table:table-cell>
          <table:table-cell office:value-type="float" office:value="100286" calcext:value-type="float">
            <text:p>100286</text:p>
          </table:table-cell>
          <table:table-cell office:value-type="float" office:value="71070" calcext:value-type="float">
            <text:p>71070</text:p>
          </table:table-cell>
          <table:table-cell office:value-type="float" office:value="859" calcext:value-type="float">
            <text:p>8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rome--Missisquoi</text:p>
          </table:table-cell>
          <table:table-cell office:value-type="float" office:value="98616" calcext:value-type="float">
            <text:p>98616</text:p>
          </table:table-cell>
          <table:table-cell office:value-type="float" office:value="85118" calcext:value-type="float">
            <text:p>85118</text:p>
          </table:table-cell>
          <table:table-cell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Brossard--Saint-Lambert</text:p>
          </table:table-cell>
          <table:table-cell office:value-type="float" office:value="100828" calcext:value-type="float">
            <text:p>100828</text:p>
          </table:table-cell>
          <table:table-cell office:value-type="float" office:value="83766" calcext:value-type="float">
            <text:p>83766</text:p>
          </table:table-cell>
          <table:table-cell office:value-type="float" office:value="549" calcext:value-type="float">
            <text:p>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arlesbourg--Haute-Saint-Charles</text:p>
          </table:table-cell>
          <table:table-cell office:value-type="float" office:value="103331" calcext:value-type="float">
            <text:p>103331</text:p>
          </table:table-cell>
          <table:table-cell office:value-type="float" office:value="84830" calcext:value-type="float">
            <text:p>84830</text:p>
          </table:table-cell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âteauguay--Lacolle</text:p>
          </table:table-cell>
          <table:table-cell office:value-type="float" office:value="92169" calcext:value-type="float">
            <text:p>92169</text:p>
          </table:table-cell>
          <table:table-cell office:value-type="float" office:value="76129" calcext:value-type="float">
            <text:p>76129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hicoutimi--Le Fjord</text:p>
          </table:table-cell>
          <table:table-cell office:value-type="float" office:value="81501" calcext:value-type="float">
            <text:p>81501</text:p>
          </table:table-cell>
          <table:table-cell office:value-type="float" office:value="66821" calcext:value-type="float">
            <text:p>66821</text:p>
          </table:table-cell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Compton--Stanstead</text:p>
          </table:table-cell>
          <table:table-cell office:value-type="float" office:value="101946" calcext:value-type="float">
            <text:p>101946</text:p>
          </table:table-cell>
          <table:table-cell office:value-type="float" office:value="82237" calcext:value-type="float">
            <text:p>82237</text:p>
          </table:table-cell>
          <table:table-cell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Dorval--Lachine--LaSalle</text:p>
          </table:table-cell>
          <table:table-cell office:value-type="float" office:value="106886" calcext:value-type="float">
            <text:p>106886</text:p>
          </table:table-cell>
          <table:table-cell office:value-type="float" office:value="85769" calcext:value-type="float">
            <text:p>85769</text:p>
          </table:table-cell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Drummond</text:p>
          </table:table-cell>
          <table:table-cell office:value-type="float" office:value="98681" calcext:value-type="float">
            <text:p>98681</text:p>
          </table:table-cell>
          <table:table-cell office:value-type="float" office:value="81455" calcext:value-type="float">
            <text:p>81455</text:p>
          </table:table-cell>
          <table:table-cell office:value-type="float" office:value="1098" calcext:value-type="float">
            <text:p>10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Gaspésie--Les Îles-de-la-Madeleine</text:p>
          </table:table-cell>
          <table:table-cell office:value-type="float" office:value="78833" calcext:value-type="float">
            <text:p>78833</text:p>
          </table:table-cell>
          <table:table-cell office:value-type="float" office:value="65783" calcext:value-type="float">
            <text:p>65783</text:p>
          </table:table-cell>
          <table:table-cell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Gatineau</text:p>
          </table:table-cell>
          <table:table-cell office:value-type="float" office:value="106424" calcext:value-type="float">
            <text:p>106424</text:p>
          </table:table-cell>
          <table:table-cell office:value-type="float" office:value="84377" calcext:value-type="float">
            <text:p>84377</text:p>
          </table:table-cell>
          <table:table-cell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ochelaga</text:p>
          </table:table-cell>
          <table:table-cell office:value-type="float" office:value="103436" calcext:value-type="float">
            <text:p>103436</text:p>
          </table:table-cell>
          <table:table-cell office:value-type="float" office:value="83088" calcext:value-type="float">
            <text:p>83088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onoré-Mercier</text:p>
          </table:table-cell>
          <table:table-cell office:value-type="float" office:value="102587" calcext:value-type="float">
            <text:p>102587</text:p>
          </table:table-cell>
          <table:table-cell office:value-type="float" office:value="79033" calcext:value-type="float">
            <text:p>79033</text:p>
          </table:table-cell>
          <table:table-cell office:value-type="float" office:value="682" calcext:value-type="float">
            <text:p>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Hull--Aylmer</text:p>
          </table:table-cell>
          <table:table-cell office:value-type="float" office:value="103447" calcext:value-type="float">
            <text:p>103447</text:p>
          </table:table-cell>
          <table:table-cell office:value-type="float" office:value="79329" calcext:value-type="float">
            <text:p>79329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oliette</text:p>
          </table:table-cell>
          <table:table-cell office:value-type="float" office:value="100683" calcext:value-type="float">
            <text:p>100683</text:p>
          </table:table-cell>
          <table:table-cell office:value-type="float" office:value="86287" calcext:value-type="float">
            <text:p>86287</text:p>
          </table:table-cell>
          <table:table-cell office:value-type="float" office:value="1109" calcext:value-type="float">
            <text:p>1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Jonquière</text:p>
          </table:table-cell>
          <table:table-cell office:value-type="float" office:value="87596" calcext:value-type="float">
            <text:p>87596</text:p>
          </table:table-cell>
          <table:table-cell office:value-type="float" office:value="73099" calcext:value-type="float">
            <text:p>73099</text:p>
          </table:table-cell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 Pointe-de-l'Île</text:p>
          </table:table-cell>
          <table:table-cell office:value-type="float" office:value="103512" calcext:value-type="float">
            <text:p>103512</text:p>
          </table:table-cell>
          <table:table-cell office:value-type="float" office:value="84769" calcext:value-type="float">
            <text:p>84769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 Prairie</text:p>
          </table:table-cell>
          <table:table-cell office:value-type="float" office:value="99811" calcext:value-type="float">
            <text:p>99811</text:p>
          </table:table-cell>
          <table:table-cell office:value-type="float" office:value="82472" calcext:value-type="float">
            <text:p>82472</text:p>
          </table:table-cell>
          <table:table-cell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c-Saint-Jean</text:p>
          </table:table-cell>
          <table:table-cell office:value-type="float" office:value="105783" calcext:value-type="float">
            <text:p>105783</text:p>
          </table:table-cell>
          <table:table-cell office:value-type="float" office:value="85445" calcext:value-type="float">
            <text:p>85445</text:p>
          </table:table-cell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c-Saint-Louis</text:p>
          </table:table-cell>
          <table:table-cell office:value-type="float" office:value="108795" calcext:value-type="float">
            <text:p>108795</text:p>
          </table:table-cell>
          <table:table-cell office:value-type="float" office:value="85870" calcext:value-type="float">
            <text:p>85870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Salle--Émard--Verdun</text:p>
          </table:table-cell>
          <table:table-cell office:value-type="float" office:value="105317" calcext:value-type="float">
            <text:p>105317</text:p>
          </table:table-cell>
          <table:table-cell office:value-type="float" office:value="84192" calcext:value-type="float">
            <text:p>84192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urentides--Labelle</text:p>
          </table:table-cell>
          <table:table-cell office:value-type="float" office:value="111357" calcext:value-type="float">
            <text:p>111357</text:p>
          </table:table-cell>
          <table:table-cell office:value-type="float" office:value="96848" calcext:value-type="float">
            <text:p>96848</text:p>
          </table:table-cell>
          <table:table-cell office:value-type="float" office:value="1030" calcext:value-type="float">
            <text:p>1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urier--Sainte-Marie</text:p>
          </table:table-cell>
          <table:table-cell office:value-type="float" office:value="107034" calcext:value-type="float">
            <text:p>107034</text:p>
          </table:table-cell>
          <table:table-cell office:value-type="float" office:value="85056" calcext:value-type="float">
            <text:p>85056</text:p>
          </table:table-cell>
          <table:table-cell office:value-type="float" office:value="594" calcext:value-type="float">
            <text:p>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aval--Les Îles</text:p>
          </table:table-cell>
          <table:table-cell office:value-type="float" office:value="103053" calcext:value-type="float">
            <text:p>103053</text:p>
          </table:table-cell>
          <table:table-cell office:value-type="float" office:value="82438" calcext:value-type="float">
            <text:p>82438</text:p>
          </table:table-cell>
          <table:table-cell office:value-type="float" office:value="683" calcext:value-type="float">
            <text:p>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évis--Lotbinière</text:p>
          </table:table-cell>
          <table:table-cell office:value-type="float" office:value="107593" calcext:value-type="float">
            <text:p>107593</text:p>
          </table:table-cell>
          <table:table-cell office:value-type="float" office:value="87339" calcext:value-type="float">
            <text:p>87339</text:p>
          </table:table-cell>
          <table:table-cell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ngueuil--Charles-LeMoyne</text:p>
          </table:table-cell>
          <table:table-cell office:value-type="float" office:value="104895" calcext:value-type="float">
            <text:p>104895</text:p>
          </table:table-cell>
          <table:table-cell office:value-type="float" office:value="83844" calcext:value-type="float">
            <text:p>83844</text:p>
          </table:table-cell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ngueuil--Saint-Hubert</text:p>
          </table:table-cell>
          <table:table-cell office:value-type="float" office:value="104366" calcext:value-type="float">
            <text:p>104366</text:p>
          </table:table-cell>
          <table:table-cell office:value-type="float" office:value="85972" calcext:value-type="float">
            <text:p>85972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uis-Hébert</text:p>
          </table:table-cell>
          <table:table-cell office:value-type="float" office:value="104038" calcext:value-type="float">
            <text:p>104038</text:p>
          </table:table-cell>
          <table:table-cell office:value-type="float" office:value="81376" calcext:value-type="float">
            <text:p>81376</text:p>
          </table:table-cell>
          <table:table-cell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Louis-Saint-Laurent</text:p>
          </table:table-cell>
          <table:table-cell office:value-type="float" office:value="106888" calcext:value-type="float">
            <text:p>106888</text:p>
          </table:table-cell>
          <table:table-cell office:value-type="float" office:value="92372" calcext:value-type="float">
            <text:p>92372</text:p>
          </table:table-cell>
          <table:table-cell office:value-type="float" office:value="852" calcext:value-type="float">
            <text:p>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anicouagan</text:p>
          </table:table-cell>
          <table:table-cell office:value-type="float" office:value="94766" calcext:value-type="float">
            <text:p>94766</text:p>
          </table:table-cell>
          <table:table-cell office:value-type="float" office:value="75229" calcext:value-type="float">
            <text:p>75229</text:p>
          </table:table-cell>
          <table:table-cell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arc-Aurèle-Fortin</text:p>
          </table:table-cell>
          <table:table-cell office:value-type="float" office:value="96082" calcext:value-type="float">
            <text:p>96082</text:p>
          </table:table-cell>
          <table:table-cell office:value-type="float" office:value="76396" calcext:value-type="float">
            <text:p>76396</text:p>
          </table:table-cell>
          <table:table-cell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égantic--L'Érable</text:p>
          </table:table-cell>
          <table:table-cell office:value-type="float" office:value="88745" calcext:value-type="float">
            <text:p>88745</text:p>
          </table:table-cell>
          <table:table-cell office:value-type="float" office:value="71653" calcext:value-type="float">
            <text:p>71653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irabel</text:p>
          </table:table-cell>
          <table:table-cell office:value-type="float" office:value="103536" calcext:value-type="float">
            <text:p>103536</text:p>
          </table:table-cell>
          <table:table-cell office:value-type="float" office:value="87938" calcext:value-type="float">
            <text:p>87938</text:p>
          </table:table-cell>
          <table:table-cell office:value-type="float" office:value="1178" calcext:value-type="float">
            <text:p>1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arville</text:p>
          </table:table-cell>
          <table:table-cell office:value-type="float" office:value="95095" calcext:value-type="float">
            <text:p>95095</text:p>
          </table:table-cell>
          <table:table-cell office:value-type="float" office:value="75693" calcext:value-type="float">
            <text:p>75693</text:p>
          </table:table-cell>
          <table:table-cell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calm</text:p>
          </table:table-cell>
          <table:table-cell office:value-type="float" office:value="99518" calcext:value-type="float">
            <text:p>99518</text:p>
          </table:table-cell>
          <table:table-cell office:value-type="float" office:value="83808" calcext:value-type="float">
            <text:p>83808</text:p>
          </table:table-cell>
          <table:table-cell office:value-type="float" office:value="1226" calcext:value-type="float">
            <text:p>1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ntmagny--L'Islet--Kamouraska--Rivière-du-Loup</text:p>
          </table:table-cell>
          <table:table-cell office:value-type="float" office:value="97261" calcext:value-type="float">
            <text:p>97261</text:p>
          </table:table-cell>
          <table:table-cell office:value-type="float" office:value="78672" calcext:value-type="float">
            <text:p>78672</text:p>
          </table:table-cell>
          <table:table-cell office:value-type="float" office:value="777" calcext:value-type="float">
            <text:p>7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Mount Royal/Mont-Royal</text:p>
          </table:table-cell>
          <table:table-cell office:value-type="float" office:value="101258" calcext:value-type="float">
            <text:p>101258</text:p>
          </table:table-cell>
          <table:table-cell office:value-type="float" office:value="74416" calcext:value-type="float">
            <text:p>74416</text:p>
          </table:table-cell>
          <table:table-cell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Notre-Dame-de-Grâce--Westmount</text:p>
          </table:table-cell>
          <table:table-cell office:value-type="float" office:value="104410" calcext:value-type="float">
            <text:p>104410</text:p>
          </table:table-cell>
          <table:table-cell office:value-type="float" office:value="79832" calcext:value-type="float">
            <text:p>79832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Outremont</text:p>
          </table:table-cell>
          <table:table-cell office:value-type="float" office:value="100916" calcext:value-type="float">
            <text:p>100916</text:p>
          </table:table-cell>
          <table:table-cell office:value-type="float" office:value="71136" calcext:value-type="float">
            <text:p>71136</text:p>
          </table:table-cell>
          <table:table-cell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apineau</text:p>
          </table:table-cell>
          <table:table-cell office:value-type="float" office:value="108977" calcext:value-type="float">
            <text:p>108977</text:p>
          </table:table-cell>
          <table:table-cell office:value-type="float" office:value="79136" calcext:value-type="float">
            <text:p>79136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ierre-Boucher--Les Patriotes--Verchères</text:p>
          </table:table-cell>
          <table:table-cell office:value-type="float" office:value="95326" calcext:value-type="float">
            <text:p>95326</text:p>
          </table:table-cell>
          <table:table-cell office:value-type="float" office:value="78855" calcext:value-type="float">
            <text:p>78855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ierrefonds--Dollard</text:p>
          </table:table-cell>
          <table:table-cell office:value-type="float" office:value="108740" calcext:value-type="float">
            <text:p>108740</text:p>
          </table:table-cell>
          <table:table-cell office:value-type="float" office:value="85333" calcext:value-type="float">
            <text:p>85333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ontiac</text:p>
          </table:table-cell>
          <table:table-cell office:value-type="float" office:value="106499" calcext:value-type="float">
            <text:p>106499</text:p>
          </table:table-cell>
          <table:table-cell office:value-type="float" office:value="87922" calcext:value-type="float">
            <text:p>87922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Portneuf--Jacques-Cartier</text:p>
          </table:table-cell>
          <table:table-cell office:value-type="float" office:value="104394" calcext:value-type="float">
            <text:p>104394</text:p>
          </table:table-cell>
          <table:table-cell office:value-type="float" office:value="88337" calcext:value-type="float">
            <text:p>88337</text:p>
          </table:table-cell>
          <table:table-cell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Québec</text:p>
          </table:table-cell>
          <table:table-cell office:value-type="float" office:value="96525" calcext:value-type="float">
            <text:p>96525</text:p>
          </table:table-cell>
          <table:table-cell office:value-type="float" office:value="79593" calcext:value-type="float">
            <text:p>79593</text:p>
          </table:table-cell>
          <table:table-cell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epentigny</text:p>
          </table:table-cell>
          <table:table-cell office:value-type="float" office:value="111191" calcext:value-type="float">
            <text:p>111191</text:p>
          </table:table-cell>
          <table:table-cell office:value-type="float" office:value="92117" calcext:value-type="float">
            <text:p>92117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chmond--Arthabaska</text:p>
          </table:table-cell>
          <table:table-cell office:value-type="float" office:value="103897" calcext:value-type="float">
            <text:p>103897</text:p>
          </table:table-cell>
          <table:table-cell office:value-type="float" office:value="85894" calcext:value-type="float">
            <text:p>85894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mouski-Neigette--Témiscouata--Les Basques</text:p>
          </table:table-cell>
          <table:table-cell office:value-type="float" office:value="84809" calcext:value-type="float">
            <text:p>84809</text:p>
          </table:table-cell>
          <table:table-cell office:value-type="float" office:value="70182" calcext:value-type="float">
            <text:p>70182</text:p>
          </table:table-cell>
          <table:table-cell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vière-des-Mille-Îles</text:p>
          </table:table-cell>
          <table:table-cell office:value-type="float" office:value="102816" calcext:value-type="float">
            <text:p>102816</text:p>
          </table:table-cell>
          <table:table-cell office:value-type="float" office:value="81528" calcext:value-type="float">
            <text:p>81528</text:p>
          </table:table-cell>
          <table:table-cell office:value-type="float" office:value="927" calcext:value-type="float">
            <text:p>9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ivière-du-Nord</text:p>
          </table:table-cell>
          <table:table-cell office:value-type="float" office:value="102085" calcext:value-type="float">
            <text:p>102085</text:p>
          </table:table-cell>
          <table:table-cell office:value-type="float" office:value="89667" calcext:value-type="float">
            <text:p>89667</text:p>
          </table:table-cell>
          <table:table-cell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Rosemont--La Petite-Patrie</text:p>
          </table:table-cell>
          <table:table-cell office:value-type="float" office:value="106293" calcext:value-type="float">
            <text:p>106293</text:p>
          </table:table-cell>
          <table:table-cell office:value-type="float" office:value="84884" calcext:value-type="float">
            <text:p>84884</text:p>
          </table:table-cell>
          <table:table-cell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Hyacinthe--Bagot</text:p>
          </table:table-cell>
          <table:table-cell office:value-type="float" office:value="99629" calcext:value-type="float">
            <text:p>99629</text:p>
          </table:table-cell>
          <table:table-cell office:value-type="float" office:value="81016" calcext:value-type="float">
            <text:p>81016</text:p>
          </table:table-cell>
          <table:table-cell office:value-type="float" office:value="1214" calcext:value-type="float">
            <text:p>1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Jean</text:p>
          </table:table-cell>
          <table:table-cell office:value-type="float" office:value="108244" calcext:value-type="float">
            <text:p>108244</text:p>
          </table:table-cell>
          <table:table-cell office:value-type="float" office:value="88519" calcext:value-type="float">
            <text:p>88519</text:p>
          </table:table-cell>
          <table:table-cell office:value-type="float" office:value="1231" calcext:value-type="float">
            <text:p>1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aurent</text:p>
          </table:table-cell>
          <table:table-cell office:value-type="float" office:value="93842" calcext:value-type="float">
            <text:p>93842</text:p>
          </table:table-cell>
          <table:table-cell office:value-type="float" office:value="69138" calcext:value-type="float">
            <text:p>69138</text:p>
          </table:table-cell>
          <table:table-cell office:value-type="float" office:value="409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Léonard--Saint-Michel</text:p>
          </table:table-cell>
          <table:table-cell office:value-type="float" office:value="110649" calcext:value-type="float">
            <text:p>110649</text:p>
          </table:table-cell>
          <table:table-cell office:value-type="float" office:value="76746" calcext:value-type="float">
            <text:p>76746</text:p>
          </table:table-cell>
          <table:table-cell office:value-type="float" office:value="689" calcext:value-type="float">
            <text:p>6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int-Maurice--Champlain</text:p>
          </table:table-cell>
          <table:table-cell office:value-type="float" office:value="110273" calcext:value-type="float">
            <text:p>110273</text:p>
          </table:table-cell>
          <table:table-cell office:value-type="float" office:value="92352" calcext:value-type="float">
            <text:p>92352</text:p>
          </table:table-cell>
          <table:table-cell office:value-type="float" office:value="1175" calcext:value-type="float">
            <text:p>1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alaberry--Suroît</text:p>
          </table:table-cell>
          <table:table-cell office:value-type="float" office:value="107036" calcext:value-type="float">
            <text:p>107036</text:p>
          </table:table-cell>
          <table:table-cell office:value-type="float" office:value="92604" calcext:value-type="float">
            <text:p>92604</text:p>
          </table:table-cell>
          <table:table-cell office:value-type="float" office:value="998" calcext:value-type="float">
            <text:p>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hefford</text:p>
          </table:table-cell>
          <table:table-cell office:value-type="float" office:value="107538" calcext:value-type="float">
            <text:p>107538</text:p>
          </table:table-cell>
          <table:table-cell office:value-type="float" office:value="88533" calcext:value-type="float">
            <text:p>88533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Sherbrooke</text:p>
          </table:table-cell>
          <table:table-cell office:value-type="float" office:value="107988" calcext:value-type="float">
            <text:p>107988</text:p>
          </table:table-cell>
          <table:table-cell office:value-type="float" office:value="87658" calcext:value-type="float">
            <text:p>87658</text:p>
          </table:table-cell>
          <table:table-cell office:value-type="float" office:value="796" calcext:value-type="float">
            <text:p>7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Terrebonne</text:p>
          </table:table-cell>
          <table:table-cell office:value-type="float" office:value="106322" calcext:value-type="float">
            <text:p>106322</text:p>
          </table:table-cell>
          <table:table-cell office:value-type="float" office:value="84502" calcext:value-type="float">
            <text:p>84502</text:p>
          </table:table-cell>
          <table:table-cell office:value-type="float" office:value="1256" calcext:value-type="float">
            <text:p>1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Thérèse-De Blainville</text:p>
          </table:table-cell>
          <table:table-cell office:value-type="float" office:value="98499" calcext:value-type="float">
            <text:p>98499</text:p>
          </table:table-cell>
          <table:table-cell office:value-type="float" office:value="79440" calcext:value-type="float">
            <text:p>79440</text:p>
          </table:table-cell>
          <table:table-cell office:value-type="float" office:value="1007" calcext:value-type="float">
            <text:p>1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Trois-Rivières</text:p>
          </table:table-cell>
          <table:table-cell office:value-type="float" office:value="108774" calcext:value-type="float">
            <text:p>108774</text:p>
          </table:table-cell>
          <table:table-cell office:value-type="float" office:value="91098" calcext:value-type="float">
            <text:p>91098</text:p>
          </table:table-cell>
          <table:table-cell office:value-type="float" office:value="940" calcext:value-type="float">
            <text:p>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Vaudreuil--Soulanges</text:p>
          </table:table-cell>
          <table:table-cell office:value-type="float" office:value="111905" calcext:value-type="float">
            <text:p>111905</text:p>
          </table:table-cell>
          <table:table-cell office:value-type="float" office:value="90804" calcext:value-type="float">
            <text:p>90804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Ville-Marie--Le Sud-Ouest--Île-des-Soeurs</text:p>
          </table:table-cell>
          <table:table-cell office:value-type="float" office:value="103070" calcext:value-type="float">
            <text:p>103070</text:p>
          </table:table-cell>
          <table:table-cell office:value-type="float" office:value="85702" calcext:value-type="float">
            <text:p>85702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bec/Québec</text:p>
          </table:table-cell>
          <table:table-cell office:value-type="string" calcext:value-type="string">
            <text:p>Vimy</text:p>
          </table:table-cell>
          <table:table-cell office:value-type="float" office:value="104373" calcext:value-type="float">
            <text:p>104373</text:p>
          </table:table-cell>
          <table:table-cell office:value-type="float" office:value="86225" calcext:value-type="float">
            <text:p>86225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jax</text:p>
          </table:table-cell>
          <table:table-cell office:value-type="float" office:value="109600" calcext:value-type="float">
            <text:p>109600</text:p>
          </table:table-cell>
          <table:table-cell office:value-type="float" office:value="85251" calcext:value-type="float">
            <text:p>85251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lgoma--Manitoulin--Kapuskasing</text:p>
          </table:table-cell>
          <table:table-cell office:value-type="float" office:value="79801" calcext:value-type="float">
            <text:p>79801</text:p>
          </table:table-cell>
          <table:table-cell office:value-type="float" office:value="63253" calcext:value-type="float">
            <text:p>63253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Aurora--Oak Ridges--Richmond Hill</text:p>
          </table:table-cell>
          <table:table-cell office:value-type="float" office:value="106064" calcext:value-type="float">
            <text:p>106064</text:p>
          </table:table-cell>
          <table:table-cell office:value-type="float" office:value="79127" calcext:value-type="float">
            <text:p>79127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--Innisfil</text:p>
          </table:table-cell>
          <table:table-cell office:value-type="float" office:value="101584" calcext:value-type="float">
            <text:p>101584</text:p>
          </table:table-cell>
          <table:table-cell office:value-type="float" office:value="77320" calcext:value-type="float">
            <text:p>77320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rrie--Springwater--Oro-Medonte</text:p>
          </table:table-cell>
          <table:table-cell office:value-type="float" office:value="97876" calcext:value-type="float">
            <text:p>97876</text:p>
          </table:table-cell>
          <table:table-cell office:value-type="float" office:value="76084" calcext:value-type="float">
            <text:p>76084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ay of Quinte/Baie de Quinte</text:p>
          </table:table-cell>
          <table:table-cell office:value-type="float" office:value="109488" calcext:value-type="float">
            <text:p>109488</text:p>
          </table:table-cell>
          <table:table-cell office:value-type="float" office:value="85021" calcext:value-type="float">
            <text:p>85021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eaches--East York</text:p>
          </table:table-cell>
          <table:table-cell office:value-type="float" office:value="107084" calcext:value-type="float">
            <text:p>107084</text:p>
          </table:table-cell>
          <table:table-cell office:value-type="float" office:value="77440" calcext:value-type="float">
            <text:p>77440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Centre/Brampton-Centre</text:p>
          </table:table-cell>
          <table:table-cell office:value-type="float" office:value="103122" calcext:value-type="float">
            <text:p>103122</text:p>
          </table:table-cell>
          <table:table-cell office:value-type="float" office:value="65460" calcext:value-type="float">
            <text:p>65460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East/Brampton-Est</text:p>
          </table:table-cell>
          <table:table-cell office:value-type="float" office:value="99712" calcext:value-type="float">
            <text:p>99712</text:p>
          </table:table-cell>
          <table:table-cell office:value-type="float" office:value="69251" calcext:value-type="float">
            <text:p>69251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North/Brampton-Nord</text:p>
          </table:table-cell>
          <table:table-cell office:value-type="float" office:value="111951" calcext:value-type="float">
            <text:p>111951</text:p>
          </table:table-cell>
          <table:table-cell office:value-type="float" office:value="74148" calcext:value-type="float">
            <text:p>74148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South/Brampton-Sud</text:p>
          </table:table-cell>
          <table:table-cell office:value-type="float" office:value="107364" calcext:value-type="float">
            <text:p>107364</text:p>
          </table:table-cell>
          <table:table-cell office:value-type="float" office:value="73019" calcext:value-type="float">
            <text:p>73019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mpton West/Brampton-Ouest</text:p>
          </table:table-cell>
          <table:table-cell office:value-type="float" office:value="101762" calcext:value-type="float">
            <text:p>101762</text:p>
          </table:table-cell>
          <table:table-cell office:value-type="float" office:value="71990" calcext:value-type="float">
            <text:p>71990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antford--Brant</text:p>
          </table:table-cell>
          <table:table-cell office:value-type="float" office:value="132443" calcext:value-type="float">
            <text:p>132443</text:p>
          </table:table-cell>
          <table:table-cell office:value-type="float" office:value="97409" calcext:value-type="float">
            <text:p>97409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ruce--Grey--Owen Sound</text:p>
          </table:table-cell>
          <table:table-cell office:value-type="float" office:value="106475" calcext:value-type="float">
            <text:p>106475</text:p>
          </table:table-cell>
          <table:table-cell office:value-type="float" office:value="82607" calcext:value-type="float">
            <text:p>82607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Burlington</text:p>
          </table:table-cell>
          <table:table-cell office:value-type="float" office:value="120569" calcext:value-type="float">
            <text:p>120569</text:p>
          </table:table-cell>
          <table:table-cell office:value-type="float" office:value="96126" calcext:value-type="float">
            <text:p>96126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mbridge</text:p>
          </table:table-cell>
          <table:table-cell office:value-type="float" office:value="111693" calcext:value-type="float">
            <text:p>111693</text:p>
          </table:table-cell>
          <table:table-cell office:value-type="float" office:value="83514" calcext:value-type="float">
            <text:p>83514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rleton</text:p>
          </table:table-cell>
          <table:table-cell office:value-type="float" office:value="89522" calcext:value-type="float">
            <text:p>89522</text:p>
          </table:table-cell>
          <table:table-cell office:value-type="float" office:value="74185" calcext:value-type="float">
            <text:p>74185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hatham-Kent--Leamington</text:p>
          </table:table-cell>
          <table:table-cell office:value-type="float" office:value="111866" calcext:value-type="float">
            <text:p>111866</text:p>
          </table:table-cell>
          <table:table-cell office:value-type="float" office:value="79755" calcext:value-type="float">
            <text:p>79755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avenport</text:p>
          </table:table-cell>
          <table:table-cell office:value-type="float" office:value="102360" calcext:value-type="float">
            <text:p>102360</text:p>
          </table:table-cell>
          <table:table-cell office:value-type="float" office:value="74413" calcext:value-type="float">
            <text:p>74413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East/Don Valley-Est</text:p>
          </table:table-cell>
          <table:table-cell office:value-type="float" office:value="93007" calcext:value-type="float">
            <text:p>93007</text:p>
          </table:table-cell>
          <table:table-cell office:value-type="float" office:value="63547" calcext:value-type="float">
            <text:p>63547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North/Don Valley-Nord</text:p>
          </table:table-cell>
          <table:table-cell office:value-type="float" office:value="103073" calcext:value-type="float">
            <text:p>103073</text:p>
          </table:table-cell>
          <table:table-cell office:value-type="float" office:value="72787" calcext:value-type="float">
            <text:p>72787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on Valley West/Don Valley-Ouest</text:p>
          </table:table-cell>
          <table:table-cell office:value-type="float" office:value="99820" calcext:value-type="float">
            <text:p>99820</text:p>
          </table:table-cell>
          <table:table-cell office:value-type="float" office:value="71037" calcext:value-type="float">
            <text:p>71037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fferin--Caledon</text:p>
          </table:table-cell>
          <table:table-cell office:value-type="float" office:value="116341" calcext:value-type="float">
            <text:p>116341</text:p>
          </table:table-cell>
          <table:table-cell office:value-type="float" office:value="92598" calcext:value-type="float">
            <text:p>92598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Durham</text:p>
          </table:table-cell>
          <table:table-cell office:value-type="float" office:value="115395" calcext:value-type="float">
            <text:p>115395</text:p>
          </table:table-cell>
          <table:table-cell office:value-type="float" office:value="94069" calcext:value-type="float">
            <text:p>94069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glinton--Lawrence</text:p>
          </table:table-cell>
          <table:table-cell office:value-type="float" office:value="113150" calcext:value-type="float">
            <text:p>113150</text:p>
          </table:table-cell>
          <table:table-cell office:value-type="float" office:value="78535" calcext:value-type="float">
            <text:p>78535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lgin--Middlesex--London</text:p>
          </table:table-cell>
          <table:table-cell office:value-type="float" office:value="110109" calcext:value-type="float">
            <text:p>110109</text:p>
          </table:table-cell>
          <table:table-cell office:value-type="float" office:value="83446" calcext:value-type="float">
            <text:p>83446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ssex</text:p>
          </table:table-cell>
          <table:table-cell office:value-type="float" office:value="120477" calcext:value-type="float">
            <text:p>120477</text:p>
          </table:table-cell>
          <table:table-cell office:value-type="float" office:value="92489" calcext:value-type="float">
            <text:p>92489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Centre/Etobicoke-Centre</text:p>
          </table:table-cell>
          <table:table-cell office:value-type="float" office:value="114910" calcext:value-type="float">
            <text:p>114910</text:p>
          </table:table-cell>
          <table:table-cell office:value-type="float" office:value="88440" calcext:value-type="float">
            <text:p>88440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 North/Etobicoke-Nord</text:p>
          </table:table-cell>
          <table:table-cell office:value-type="float" office:value="117601" calcext:value-type="float">
            <text:p>117601</text:p>
          </table:table-cell>
          <table:table-cell office:value-type="float" office:value="69942" calcext:value-type="float">
            <text:p>69942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Etobicoke--Lakeshore</text:p>
          </table:table-cell>
          <table:table-cell office:value-type="float" office:value="115437" calcext:value-type="float">
            <text:p>115437</text:p>
          </table:table-cell>
          <table:table-cell office:value-type="float" office:value="93880" calcext:value-type="float">
            <text:p>93880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Flamborough--Glanbrook</text:p>
          </table:table-cell>
          <table:table-cell office:value-type="float" office:value="97081" calcext:value-type="float">
            <text:p>97081</text:p>
          </table:table-cell>
          <table:table-cell office:value-type="float" office:value="79397" calcext:value-type="float">
            <text:p>79397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lengarry--Prescott--Russell</text:p>
          </table:table-cell>
          <table:table-cell office:value-type="float" office:value="106240" calcext:value-type="float">
            <text:p>106240</text:p>
          </table:table-cell>
          <table:table-cell office:value-type="float" office:value="86010" calcext:value-type="float">
            <text:p>86010</text:p>
          </table:table-cell>
          <table:table-cell office:value-type="float" office:value="399" calcext:value-type="float">
            <text:p>3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uelph</text:p>
          </table:table-cell>
          <table:table-cell office:value-type="float" office:value="121688" calcext:value-type="float">
            <text:p>121688</text:p>
          </table:table-cell>
          <table:table-cell office:value-type="float" office:value="98453" calcext:value-type="float">
            <text:p>98453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dimand--Norfolk</text:p>
          </table:table-cell>
          <table:table-cell office:value-type="float" office:value="108051" calcext:value-type="float">
            <text:p>108051</text:p>
          </table:table-cell>
          <table:table-cell office:value-type="float" office:value="83220" calcext:value-type="float">
            <text:p>83220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liburton--Kawartha Lakes--Brock</text:p>
          </table:table-cell>
          <table:table-cell office:value-type="float" office:value="110182" calcext:value-type="float">
            <text:p>110182</text:p>
          </table:table-cell>
          <table:table-cell office:value-type="float" office:value="91802" calcext:value-type="float">
            <text:p>91802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Centre/Hamilton-Centre</text:p>
          </table:table-cell>
          <table:table-cell office:value-type="float" office:value="101932" calcext:value-type="float">
            <text:p>101932</text:p>
          </table:table-cell>
          <table:table-cell office:value-type="float" office:value="69598" calcext:value-type="float">
            <text:p>69598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East--Stoney Creek/Hamilton-Est--Stoney Creek</text:p>
          </table:table-cell>
          <table:table-cell office:value-type="float" office:value="107786" calcext:value-type="float">
            <text:p>107786</text:p>
          </table:table-cell>
          <table:table-cell office:value-type="float" office:value="80639" calcext:value-type="float">
            <text:p>80639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Mountain</text:p>
          </table:table-cell>
          <table:table-cell office:value-type="float" office:value="103615" calcext:value-type="float">
            <text:p>103615</text:p>
          </table:table-cell>
          <table:table-cell office:value-type="float" office:value="77581" calcext:value-type="float">
            <text:p>77581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milton West--Ancaster--Dundas/Hamilton-Ouest--Ancaster--Dundas</text:p>
          </table:table-cell>
          <table:table-cell office:value-type="float" office:value="109535" calcext:value-type="float">
            <text:p>109535</text:p>
          </table:table-cell>
          <table:table-cell office:value-type="float" office:value="86222" calcext:value-type="float">
            <text:p>86222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astings--Lennox and Addington</text:p>
          </table:table-cell>
          <table:table-cell office:value-type="float" office:value="92528" calcext:value-type="float">
            <text:p>92528</text:p>
          </table:table-cell>
          <table:table-cell office:value-type="float" office:value="72972" calcext:value-type="float">
            <text:p>72972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mber River--Black Creek</text:p>
          </table:table-cell>
          <table:table-cell office:value-type="float" office:value="108198" calcext:value-type="float">
            <text:p>108198</text:p>
          </table:table-cell>
          <table:table-cell office:value-type="float" office:value="62928" calcext:value-type="float">
            <text:p>62928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Huron--Bruce</text:p>
          </table:table-cell>
          <table:table-cell office:value-type="float" office:value="104842" calcext:value-type="float">
            <text:p>104842</text:p>
          </table:table-cell>
          <table:table-cell office:value-type="float" office:value="80731" calcext:value-type="float">
            <text:p>80731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anata--Carleton</text:p>
          </table:table-cell>
          <table:table-cell office:value-type="float" office:value="100846" calcext:value-type="float">
            <text:p>100846</text:p>
          </table:table-cell>
          <table:table-cell office:value-type="float" office:value="80433" calcext:value-type="float">
            <text:p>80433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enora</text:p>
          </table:table-cell>
          <table:table-cell office:value-type="float" office:value="55977" calcext:value-type="float">
            <text:p>55977</text:p>
          </table:table-cell>
          <table:table-cell office:value-type="float" office:value="44306" calcext:value-type="float">
            <text:p>44306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--Vaughan</text:p>
          </table:table-cell>
          <table:table-cell office:value-type="float" office:value="109235" calcext:value-type="float">
            <text:p>109235</text:p>
          </table:table-cell>
          <table:table-cell office:value-type="float" office:value="86158" calcext:value-type="float">
            <text:p>86158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ngston and the Islands/Kingston et les Îles</text:p>
          </table:table-cell>
          <table:table-cell office:value-type="float" office:value="116996" calcext:value-type="float">
            <text:p>116996</text:p>
          </table:table-cell>
          <table:table-cell office:value-type="float" office:value="93872" calcext:value-type="float">
            <text:p>93872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Centre/Kitchener-Centre</text:p>
          </table:table-cell>
          <table:table-cell office:value-type="float" office:value="102433" calcext:value-type="float">
            <text:p>102433</text:p>
          </table:table-cell>
          <table:table-cell office:value-type="float" office:value="77887" calcext:value-type="float">
            <text:p>77887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 South--Hespeler/Kitchener-Sud--Hespeler</text:p>
          </table:table-cell>
          <table:table-cell office:value-type="float" office:value="97673" calcext:value-type="float">
            <text:p>97673</text:p>
          </table:table-cell>
          <table:table-cell office:value-type="float" office:value="72953" calcext:value-type="float">
            <text:p>72953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Kitchener--Conestoga</text:p>
          </table:table-cell>
          <table:table-cell office:value-type="float" office:value="93827" calcext:value-type="float">
            <text:p>93827</text:p>
          </table:table-cell>
          <table:table-cell office:value-type="float" office:value="69166" calcext:value-type="float">
            <text:p>69166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mbton--Kent--Middlesex</text:p>
          </table:table-cell>
          <table:table-cell office:value-type="float" office:value="105919" calcext:value-type="float">
            <text:p>105919</text:p>
          </table:table-cell>
          <table:table-cell office:value-type="float" office:value="81135" calcext:value-type="float">
            <text:p>81135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anark--Frontenac--Kingston</text:p>
          </table:table-cell>
          <table:table-cell office:value-type="float" office:value="98409" calcext:value-type="float">
            <text:p>98409</text:p>
          </table:table-cell>
          <table:table-cell office:value-type="float" office:value="79461" calcext:value-type="float">
            <text:p>79461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eeds--Grenville--Thousand Islands and Rideau Lakes/Leeds--Grenville--Thousand Islands et Rideau Lakes</text:p>
          </table:table-cell>
          <table:table-cell office:value-type="float" office:value="99306" calcext:value-type="float">
            <text:p>99306</text:p>
          </table:table-cell>
          <table:table-cell office:value-type="float" office:value="79669" calcext:value-type="float">
            <text:p>79669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North Centre/London-Centre-Nord</text:p>
          </table:table-cell>
          <table:table-cell office:value-type="float" office:value="118079" calcext:value-type="float">
            <text:p>118079</text:p>
          </table:table-cell>
          <table:table-cell office:value-type="float" office:value="92950" calcext:value-type="float">
            <text:p>92950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 West/London-Ouest</text:p>
          </table:table-cell>
          <table:table-cell office:value-type="float" office:value="119090" calcext:value-type="float">
            <text:p>119090</text:p>
          </table:table-cell>
          <table:table-cell office:value-type="float" office:value="93138" calcext:value-type="float">
            <text:p>93138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London--Fanshawe</text:p>
          </table:table-cell>
          <table:table-cell office:value-type="float" office:value="119334" calcext:value-type="float">
            <text:p>119334</text:p>
          </table:table-cell>
          <table:table-cell office:value-type="float" office:value="87298" calcext:value-type="float">
            <text:p>87298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Stouffville</text:p>
          </table:table-cell>
          <table:table-cell office:value-type="float" office:value="109780" calcext:value-type="float">
            <text:p>109780</text:p>
          </table:table-cell>
          <table:table-cell office:value-type="float" office:value="87952" calcext:value-type="float">
            <text:p>87952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Thornhill</text:p>
          </table:table-cell>
          <table:table-cell office:value-type="float" office:value="102221" calcext:value-type="float">
            <text:p>102221</text:p>
          </table:table-cell>
          <table:table-cell office:value-type="float" office:value="70864" calcext:value-type="float">
            <text:p>70864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arkham--Unionville</text:p>
          </table:table-cell>
          <table:table-cell office:value-type="float" office:value="104693" calcext:value-type="float">
            <text:p>104693</text:p>
          </table:table-cell>
          <table:table-cell office:value-type="float" office:value="82965" calcext:value-type="float">
            <text:p>82965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lton</text:p>
          </table:table-cell>
          <table:table-cell office:value-type="float" office:value="88065" calcext:value-type="float">
            <text:p>88065</text:p>
          </table:table-cell>
          <table:table-cell office:value-type="float" office:value="72329" calcext:value-type="float">
            <text:p>72329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Centre/Mississauga-Centre</text:p>
          </table:table-cell>
          <table:table-cell office:value-type="float" office:value="118756" calcext:value-type="float">
            <text:p>118756</text:p>
          </table:table-cell>
          <table:table-cell office:value-type="float" office:value="83787" calcext:value-type="float">
            <text:p>83787</text:p>
          </table:table-cell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 East--Cooksville/Mississauga-Est--Cooksville</text:p>
          </table:table-cell>
          <table:table-cell office:value-type="float" office:value="121792" calcext:value-type="float">
            <text:p>121792</text:p>
          </table:table-cell>
          <table:table-cell office:value-type="float" office:value="82765" calcext:value-type="float">
            <text:p>82765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Erin Mills</text:p>
          </table:table-cell>
          <table:table-cell office:value-type="float" office:value="117199" calcext:value-type="float">
            <text:p>117199</text:p>
          </table:table-cell>
          <table:table-cell office:value-type="float" office:value="83062" calcext:value-type="float">
            <text:p>83062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Lakeshore</text:p>
          </table:table-cell>
          <table:table-cell office:value-type="float" office:value="118893" calcext:value-type="float">
            <text:p>118893</text:p>
          </table:table-cell>
          <table:table-cell office:value-type="float" office:value="86675" calcext:value-type="float">
            <text:p>86675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Malton</text:p>
          </table:table-cell>
          <table:table-cell office:value-type="float" office:value="118046" calcext:value-type="float">
            <text:p>118046</text:p>
          </table:table-cell>
          <table:table-cell office:value-type="float" office:value="75277" calcext:value-type="float">
            <text:p>75277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Mississauga--Streetsville</text:p>
          </table:table-cell>
          <table:table-cell office:value-type="float" office:value="118757" calcext:value-type="float">
            <text:p>118757</text:p>
          </table:table-cell>
          <table:table-cell office:value-type="float" office:value="83361" calcext:value-type="float">
            <text:p>83361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pean</text:p>
          </table:table-cell>
          <table:table-cell office:value-type="float" office:value="104775" calcext:value-type="float">
            <text:p>104775</text:p>
          </table:table-cell>
          <table:table-cell office:value-type="float" office:value="84049" calcext:value-type="float">
            <text:p>84049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ewmarket--Aurora</text:p>
          </table:table-cell>
          <table:table-cell office:value-type="float" office:value="109457" calcext:value-type="float">
            <text:p>109457</text:p>
          </table:table-cell>
          <table:table-cell office:value-type="float" office:value="83351" calcext:value-type="float">
            <text:p>83351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Centre/Niagara-Centre</text:p>
          </table:table-cell>
          <table:table-cell office:value-type="float" office:value="105860" calcext:value-type="float">
            <text:p>105860</text:p>
          </table:table-cell>
          <table:table-cell office:value-type="float" office:value="83799" calcext:value-type="float">
            <text:p>83799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Falls</text:p>
          </table:table-cell>
          <table:table-cell office:value-type="float" office:value="128357" calcext:value-type="float">
            <text:p>128357</text:p>
          </table:table-cell>
          <table:table-cell office:value-type="float" office:value="103291" calcext:value-type="float">
            <text:p>103291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agara West/Niagara-Ouest</text:p>
          </table:table-cell>
          <table:table-cell office:value-type="float" office:value="86533" calcext:value-type="float">
            <text:p>86533</text:p>
          </table:table-cell>
          <table:table-cell office:value-type="float" office:value="69414" calcext:value-type="float">
            <text:p>69414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ckel Belt</text:p>
          </table:table-cell>
          <table:table-cell office:value-type="float" office:value="90962" calcext:value-type="float">
            <text:p>90962</text:p>
          </table:table-cell>
          <table:table-cell office:value-type="float" office:value="73466" calcext:value-type="float">
            <text:p>73466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ipissing--Timiskaming</text:p>
          </table:table-cell>
          <table:table-cell office:value-type="float" office:value="90996" calcext:value-type="float">
            <text:p>90996</text:p>
          </table:table-cell>
          <table:table-cell office:value-type="float" office:value="71879" calcext:value-type="float">
            <text:p>71879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Northumberland--Peterborough South/Northumberland--Peterborough-Sud</text:p>
          </table:table-cell>
          <table:table-cell office:value-type="float" office:value="107840" calcext:value-type="float">
            <text:p>107840</text:p>
          </table:table-cell>
          <table:table-cell office:value-type="float" office:value="89605" calcext:value-type="float">
            <text:p>89605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</text:p>
          </table:table-cell>
          <table:table-cell office:value-type="float" office:value="119649" calcext:value-type="float">
            <text:p>119649</text:p>
          </table:table-cell>
          <table:table-cell office:value-type="float" office:value="88425" calcext:value-type="float">
            <text:p>88425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akville North--Burlington/Oakville-Nord--Burlington</text:p>
          </table:table-cell>
          <table:table-cell office:value-type="float" office:value="114378" calcext:value-type="float">
            <text:p>114378</text:p>
          </table:table-cell>
          <table:table-cell office:value-type="float" office:value="85747" calcext:value-type="float">
            <text:p>85747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rléans</text:p>
          </table:table-cell>
          <table:table-cell office:value-type="float" office:value="119247" calcext:value-type="float">
            <text:p>119247</text:p>
          </table:table-cell>
          <table:table-cell office:value-type="float" office:value="97144" calcext:value-type="float">
            <text:p>97144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shawa</text:p>
          </table:table-cell>
          <table:table-cell office:value-type="float" office:value="125771" calcext:value-type="float">
            <text:p>125771</text:p>
          </table:table-cell>
          <table:table-cell office:value-type="float" office:value="96372" calcext:value-type="float">
            <text:p>96372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Centre/Ottawa-Centre</text:p>
          </table:table-cell>
          <table:table-cell office:value-type="float" office:value="113619" calcext:value-type="float">
            <text:p>113619</text:p>
          </table:table-cell>
          <table:table-cell office:value-type="float" office:value="94858" calcext:value-type="float">
            <text:p>94858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South/Ottawa-Sud</text:p>
          </table:table-cell>
          <table:table-cell office:value-type="float" office:value="121894" calcext:value-type="float">
            <text:p>121894</text:p>
          </table:table-cell>
          <table:table-cell office:value-type="float" office:value="88368" calcext:value-type="float">
            <text:p>88368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 West--Nepean/Ottawa-Ouest--Nepean</text:p>
          </table:table-cell>
          <table:table-cell office:value-type="float" office:value="111881" calcext:value-type="float">
            <text:p>111881</text:p>
          </table:table-cell>
          <table:table-cell office:value-type="float" office:value="84557" calcext:value-type="float">
            <text:p>84557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ttawa--Vanier</text:p>
          </table:table-cell>
          <table:table-cell office:value-type="float" office:value="110999" calcext:value-type="float">
            <text:p>110999</text:p>
          </table:table-cell>
          <table:table-cell office:value-type="float" office:value="86591" calcext:value-type="float">
            <text:p>86591</text:p>
          </table:table-cell>
          <table:table-cell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Oxford</text:p>
          </table:table-cell>
          <table:table-cell office:value-type="float" office:value="108656" calcext:value-type="float">
            <text:p>108656</text:p>
          </table:table-cell>
          <table:table-cell office:value-type="float" office:value="84045" calcext:value-type="float">
            <text:p>84045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kdale--High Park</text:p>
          </table:table-cell>
          <table:table-cell office:value-type="float" office:value="105103" calcext:value-type="float">
            <text:p>105103</text:p>
          </table:table-cell>
          <table:table-cell office:value-type="float" office:value="80262" calcext:value-type="float">
            <text:p>80262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arry Sound--Muskoka</text:p>
          </table:table-cell>
          <table:table-cell office:value-type="float" office:value="91263" calcext:value-type="float">
            <text:p>91263</text:p>
          </table:table-cell>
          <table:table-cell office:value-type="float" office:value="76070" calcext:value-type="float">
            <text:p>7607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rth--Wellington</text:p>
          </table:table-cell>
          <table:table-cell office:value-type="float" office:value="104912" calcext:value-type="float">
            <text:p>104912</text:p>
          </table:table-cell>
          <table:table-cell office:value-type="float" office:value="76496" calcext:value-type="float">
            <text:p>76496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eterborough--Kawartha</text:p>
          </table:table-cell>
          <table:table-cell office:value-type="float" office:value="115269" calcext:value-type="float">
            <text:p>115269</text:p>
          </table:table-cell>
          <table:table-cell office:value-type="float" office:value="93190" calcext:value-type="float">
            <text:p>93190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Pickering--Uxbridge</text:p>
          </table:table-cell>
          <table:table-cell office:value-type="float" office:value="109344" calcext:value-type="float">
            <text:p>109344</text:p>
          </table:table-cell>
          <table:table-cell office:value-type="float" office:value="86036" calcext:value-type="float">
            <text:p>86036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enfrew--Nipissing--Pembroke</text:p>
          </table:table-cell>
          <table:table-cell office:value-type="float" office:value="102537" calcext:value-type="float">
            <text:p>102537</text:p>
          </table:table-cell>
          <table:table-cell office:value-type="float" office:value="78959" calcext:value-type="float">
            <text:p>78959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Richmond Hill</text:p>
          </table:table-cell>
          <table:table-cell office:value-type="float" office:value="108658" calcext:value-type="float">
            <text:p>108658</text:p>
          </table:table-cell>
          <table:table-cell office:value-type="float" office:value="80834" calcext:value-type="float">
            <text:p>80834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. Catharines</text:p>
          </table:table-cell>
          <table:table-cell office:value-type="float" office:value="110596" calcext:value-type="float">
            <text:p>110596</text:p>
          </table:table-cell>
          <table:table-cell office:value-type="float" office:value="85377" calcext:value-type="float">
            <text:p>85377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rnia--Lambton</text:p>
          </table:table-cell>
          <table:table-cell office:value-type="float" office:value="106293" calcext:value-type="float">
            <text:p>106293</text:p>
          </table:table-cell>
          <table:table-cell office:value-type="float" office:value="81362" calcext:value-type="float">
            <text:p>81362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ault Ste. Marie</text:p>
          </table:table-cell>
          <table:table-cell office:value-type="float" office:value="82052" calcext:value-type="float">
            <text:p>82052</text:p>
          </table:table-cell>
          <table:table-cell office:value-type="float" office:value="64365" calcext:value-type="float">
            <text:p>64365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Centre/Scarborough-Centre</text:p>
          </table:table-cell>
          <table:table-cell office:value-type="float" office:value="108826" calcext:value-type="float">
            <text:p>108826</text:p>
          </table:table-cell>
          <table:table-cell office:value-type="float" office:value="71847" calcext:value-type="float">
            <text:p>71847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North/Scarborough-Nord</text:p>
          </table:table-cell>
          <table:table-cell office:value-type="float" office:value="101080" calcext:value-type="float">
            <text:p>101080</text:p>
          </table:table-cell>
          <table:table-cell office:value-type="float" office:value="65651" calcext:value-type="float">
            <text:p>6565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 Southwest/Scarborough-Sud-Ouest</text:p>
          </table:table-cell>
          <table:table-cell office:value-type="float" office:value="106733" calcext:value-type="float">
            <text:p>106733</text:p>
          </table:table-cell>
          <table:table-cell office:value-type="float" office:value="73580" calcext:value-type="float">
            <text:p>73580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Agincourt</text:p>
          </table:table-cell>
          <table:table-cell office:value-type="float" office:value="104499" calcext:value-type="float">
            <text:p>104499</text:p>
          </table:table-cell>
          <table:table-cell office:value-type="float" office:value="70355" calcext:value-type="float">
            <text:p>70355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Guildwood</text:p>
          </table:table-cell>
          <table:table-cell office:value-type="float" office:value="101914" calcext:value-type="float">
            <text:p>101914</text:p>
          </table:table-cell>
          <table:table-cell office:value-type="float" office:value="65217" calcext:value-type="float">
            <text:p>65217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carborough--Rouge Park</text:p>
          </table:table-cell>
          <table:table-cell office:value-type="float" office:value="102646" calcext:value-type="float">
            <text:p>102646</text:p>
          </table:table-cell>
          <table:table-cell office:value-type="float" office:value="73347" calcext:value-type="float">
            <text:p>73347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 North/Simcoe-Nord</text:p>
          </table:table-cell>
          <table:table-cell office:value-type="float" office:value="108672" calcext:value-type="float">
            <text:p>108672</text:p>
          </table:table-cell>
          <table:table-cell office:value-type="float" office:value="86859" calcext:value-type="float">
            <text:p>86859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imcoe--Grey</text:p>
          </table:table-cell>
          <table:table-cell office:value-type="float" office:value="116307" calcext:value-type="float">
            <text:p>116307</text:p>
          </table:table-cell>
          <table:table-cell office:value-type="float" office:value="97975" calcext:value-type="float">
            <text:p>97975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padina--Fort York</text:p>
          </table:table-cell>
          <table:table-cell office:value-type="float" office:value="82480" calcext:value-type="float">
            <text:p>82480</text:p>
          </table:table-cell>
          <table:table-cell office:value-type="float" office:value="79917" calcext:value-type="float">
            <text:p>79917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tormont--Dundas--South Glengarry</text:p>
          </table:table-cell>
          <table:table-cell office:value-type="float" office:value="100913" calcext:value-type="float">
            <text:p>100913</text:p>
          </table:table-cell>
          <table:table-cell office:value-type="float" office:value="79274" calcext:value-type="float">
            <text:p>79274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udbury</text:p>
          </table:table-cell>
          <table:table-cell office:value-type="float" office:value="92048" calcext:value-type="float">
            <text:p>92048</text:p>
          </table:table-cell>
          <table:table-cell office:value-type="float" office:value="73050" calcext:value-type="float">
            <text:p>73050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ornhill</text:p>
          </table:table-cell>
          <table:table-cell office:value-type="float" office:value="110427" calcext:value-type="float">
            <text:p>110427</text:p>
          </table:table-cell>
          <table:table-cell office:value-type="float" office:value="81672" calcext:value-type="float">
            <text:p>81672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Rainy River</text:p>
          </table:table-cell>
          <table:table-cell office:value-type="float" office:value="82984" calcext:value-type="float">
            <text:p>82984</text:p>
          </table:table-cell>
          <table:table-cell office:value-type="float" office:value="63708" calcext:value-type="float">
            <text:p>63708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hunder Bay--Superior North/Thunder Bay--Supérieur-Nord</text:p>
          </table:table-cell>
          <table:table-cell office:value-type="float" office:value="82827" calcext:value-type="float">
            <text:p>82827</text:p>
          </table:table-cell>
          <table:table-cell office:value-type="float" office:value="65195" calcext:value-type="float">
            <text:p>65195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immins--James Bay/Timmins--Baie James</text:p>
          </table:table-cell>
          <table:table-cell office:value-type="float" office:value="83104" calcext:value-type="float">
            <text:p>83104</text:p>
          </table:table-cell>
          <table:table-cell office:value-type="float" office:value="61411" calcext:value-type="float">
            <text:p>61411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 Centre/Toronto-Centre</text:p>
          </table:table-cell>
          <table:table-cell office:value-type="float" office:value="93971" calcext:value-type="float">
            <text:p>93971</text:p>
          </table:table-cell>
          <table:table-cell office:value-type="float" office:value="73351" calcext:value-type="float">
            <text:p>73351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Danforth</text:p>
          </table:table-cell>
          <table:table-cell office:value-type="float" office:value="104017" calcext:value-type="float">
            <text:p>104017</text:p>
          </table:table-cell>
          <table:table-cell office:value-type="float" office:value="78540" calcext:value-type="float">
            <text:p>78540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Toronto--St. Paul's</text:p>
          </table:table-cell>
          <table:table-cell office:value-type="float" office:value="103983" calcext:value-type="float">
            <text:p>103983</text:p>
          </table:table-cell>
          <table:table-cell office:value-type="float" office:value="78885" calcext:value-type="float">
            <text:p>78885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University--Rosedale</text:p>
          </table:table-cell>
          <table:table-cell office:value-type="float" office:value="98605" calcext:value-type="float">
            <text:p>98605</text:p>
          </table:table-cell>
          <table:table-cell office:value-type="float" office:value="77205" calcext:value-type="float">
            <text:p>77205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Vaughan--Woodbridge</text:p>
          </table:table-cell>
          <table:table-cell office:value-type="float" office:value="105450" calcext:value-type="float">
            <text:p>105450</text:p>
          </table:table-cell>
          <table:table-cell office:value-type="float" office:value="74742" calcext:value-type="float">
            <text:p>74742</text:p>
          </table:table-cell>
          <table:table-cell office:value-type="float" office:value="438" calcext:value-type="float">
            <text:p>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aterloo</text:p>
          </table:table-cell>
          <table:table-cell office:value-type="float" office:value="103192" calcext:value-type="float">
            <text:p>103192</text:p>
          </table:table-cell>
          <table:table-cell office:value-type="float" office:value="81988" calcext:value-type="float">
            <text:p>81988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ellington--Halton Hills</text:p>
          </table:table-cell>
          <table:table-cell office:value-type="float" office:value="115880" calcext:value-type="float">
            <text:p>115880</text:p>
          </table:table-cell>
          <table:table-cell office:value-type="float" office:value="90117" calcext:value-type="float">
            <text:p>90117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hitby</text:p>
          </table:table-cell>
          <table:table-cell office:value-type="float" office:value="122022" calcext:value-type="float">
            <text:p>122022</text:p>
          </table:table-cell>
          <table:table-cell office:value-type="float" office:value="92465" calcext:value-type="float">
            <text:p>92465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llowdale</text:p>
          </table:table-cell>
          <table:table-cell office:value-type="float" office:value="109680" calcext:value-type="float">
            <text:p>109680</text:p>
          </table:table-cell>
          <table:table-cell office:value-type="float" office:value="76301" calcext:value-type="float">
            <text:p>76301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 West/Windsor-Ouest</text:p>
          </table:table-cell>
          <table:table-cell office:value-type="float" office:value="118973" calcext:value-type="float">
            <text:p>118973</text:p>
          </table:table-cell>
          <table:table-cell office:value-type="float" office:value="86166" calcext:value-type="float">
            <text:p>86166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Windsor--Tecumseh</text:p>
          </table:table-cell>
          <table:table-cell office:value-type="float" office:value="115528" calcext:value-type="float">
            <text:p>115528</text:p>
          </table:table-cell>
          <table:table-cell office:value-type="float" office:value="87644" calcext:value-type="float">
            <text:p>87644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Centre/York-Centre</text:p>
          </table:table-cell>
          <table:table-cell office:value-type="float" office:value="100277" calcext:value-type="float">
            <text:p>100277</text:p>
          </table:table-cell>
          <table:table-cell office:value-type="float" office:value="65832" calcext:value-type="float">
            <text:p>65832</text:p>
          </table:table-cell>
          <table:table-cell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 South--Weston/York-Sud--Weston</text:p>
          </table:table-cell>
          <table:table-cell office:value-type="float" office:value="116606" calcext:value-type="float">
            <text:p>116606</text:p>
          </table:table-cell>
          <table:table-cell office:value-type="float" office:value="72097" calcext:value-type="float">
            <text:p>72097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York--Simcoe</text:p>
          </table:table-cell>
          <table:table-cell office:value-type="float" office:value="94616" calcext:value-type="float">
            <text:p>94616</text:p>
          </table:table-cell>
          <table:table-cell office:value-type="float" office:value="76055" calcext:value-type="float">
            <text:p>76055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Brandon--Souris</text:p>
          </table:table-cell>
          <table:table-cell office:value-type="float" office:value="83814" calcext:value-type="float">
            <text:p>83814</text:p>
          </table:table-cell>
          <table:table-cell office:value-type="float" office:value="61327" calcext:value-type="float">
            <text:p>6132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arleswood--St. James--Assiniboia--Headingley</text:p>
          </table:table-cell>
          <table:table-cell office:value-type="float" office:value="81864" calcext:value-type="float">
            <text:p>81864</text:p>
          </table:table-cell>
          <table:table-cell office:value-type="float" office:value="64081" calcext:value-type="float">
            <text:p>64081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hurchill--Keewatinook Aski</text:p>
          </table:table-cell>
          <table:table-cell office:value-type="float" office:value="85148" calcext:value-type="float">
            <text:p>85148</text:p>
          </table:table-cell>
          <table:table-cell office:value-type="float" office:value="51994" calcext:value-type="float">
            <text:p>51994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Dauphin--Swan River--Neepawa</text:p>
          </table:table-cell>
          <table:table-cell office:value-type="float" office:value="87374" calcext:value-type="float">
            <text:p>87374</text:p>
          </table:table-cell>
          <table:table-cell office:value-type="float" office:value="63926" calcext:value-type="float">
            <text:p>63926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Elmwood--Transcona</text:p>
          </table:table-cell>
          <table:table-cell office:value-type="float" office:value="85906" calcext:value-type="float">
            <text:p>85906</text:p>
          </table:table-cell>
          <table:table-cell office:value-type="float" office:value="65961" calcext:value-type="float">
            <text:p>65961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Kildonan--St. Paul</text:p>
          </table:table-cell>
          <table:table-cell office:value-type="float" office:value="81794" calcext:value-type="float">
            <text:p>81794</text:p>
          </table:table-cell>
          <table:table-cell office:value-type="float" office:value="62299" calcext:value-type="float">
            <text:p>62299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ortage--Lisgar</text:p>
          </table:table-cell>
          <table:table-cell office:value-type="float" office:value="91019" calcext:value-type="float">
            <text:p>91019</text:p>
          </table:table-cell>
          <table:table-cell office:value-type="float" office:value="63180" calcext:value-type="float">
            <text:p>63180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Provencher</text:p>
          </table:table-cell>
          <table:table-cell office:value-type="float" office:value="88640" calcext:value-type="float">
            <text:p>88640</text:p>
          </table:table-cell>
          <table:table-cell office:value-type="float" office:value="66108" calcext:value-type="float">
            <text:p>66108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aint Boniface--Saint Vital/Saint-Boniface--Saint-Vital</text:p>
          </table:table-cell>
          <table:table-cell office:value-type="float" office:value="84353" calcext:value-type="float">
            <text:p>84353</text:p>
          </table:table-cell>
          <table:table-cell office:value-type="float" office:value="66205" calcext:value-type="float">
            <text:p>66205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Selkirk--Interlake--Eastman</text:p>
          </table:table-cell>
          <table:table-cell office:value-type="float" office:value="91463" calcext:value-type="float">
            <text:p>91463</text:p>
          </table:table-cell>
          <table:table-cell office:value-type="float" office:value="72259" calcext:value-type="float">
            <text:p>72259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Centre/Winnipeg-Centre</text:p>
          </table:table-cell>
          <table:table-cell office:value-type="float" office:value="82026" calcext:value-type="float">
            <text:p>82026</text:p>
          </table:table-cell>
          <table:table-cell office:value-type="float" office:value="56988" calcext:value-type="float">
            <text:p>56988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North/Winnipeg-Nord</text:p>
          </table:table-cell>
          <table:table-cell office:value-type="float" office:value="88616" calcext:value-type="float">
            <text:p>88616</text:p>
          </table:table-cell>
          <table:table-cell office:value-type="float" office:value="58573" calcext:value-type="float">
            <text:p>58573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/Winnipeg-Sud</text:p>
          </table:table-cell>
          <table:table-cell office:value-type="float" office:value="85540" calcext:value-type="float">
            <text:p>85540</text:p>
          </table:table-cell>
          <table:table-cell office:value-type="float" office:value="64595" calcext:value-type="float">
            <text:p>64595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Winnipeg South Centre/Winnipeg-Centre-Sud</text:p>
          </table:table-cell>
          <table:table-cell office:value-type="float" office:value="90711" calcext:value-type="float">
            <text:p>90711</text:p>
          </table:table-cell>
          <table:table-cell office:value-type="float" office:value="70487" calcext:value-type="float">
            <text:p>70487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Battlefords--Lloydminster</text:p>
          </table:table-cell>
          <table:table-cell office:value-type="float" office:value="70034" calcext:value-type="float">
            <text:p>70034</text:p>
          </table:table-cell>
          <table:table-cell office:value-type="float" office:value="50917" calcext:value-type="float">
            <text:p>50917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arlton Trail--Eagle Creek/Sentier Carlton--Eagle Creek</text:p>
          </table:table-cell>
          <table:table-cell office:value-type="float" office:value="72607" calcext:value-type="float">
            <text:p>72607</text:p>
          </table:table-cell>
          <table:table-cell office:value-type="float" office:value="56074" calcext:value-type="float">
            <text:p>56074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ypress Hills--Grasslands</text:p>
          </table:table-cell>
          <table:table-cell office:value-type="float" office:value="67834" calcext:value-type="float">
            <text:p>67834</text:p>
          </table:table-cell>
          <table:table-cell office:value-type="float" office:value="50874" calcext:value-type="float">
            <text:p>50874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Desnethé--Missinippi--Churchill River/Desnethé--Missinippi--Rivière Churchill</text:p>
          </table:table-cell>
          <table:table-cell office:value-type="float" office:value="69471" calcext:value-type="float">
            <text:p>69471</text:p>
          </table:table-cell>
          <table:table-cell office:value-type="float" office:value="46824" calcext:value-type="float">
            <text:p>46824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Moose Jaw--Lake Centre--Lanigan</text:p>
          </table:table-cell>
          <table:table-cell office:value-type="float" office:value="76106" calcext:value-type="float">
            <text:p>76106</text:p>
          </table:table-cell>
          <table:table-cell office:value-type="float" office:value="58335" calcext:value-type="float">
            <text:p>58335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Prince Albert</text:p>
          </table:table-cell>
          <table:table-cell office:value-type="float" office:value="79344" calcext:value-type="float">
            <text:p>79344</text:p>
          </table:table-cell>
          <table:table-cell office:value-type="float" office:value="57794" calcext:value-type="float">
            <text:p>57794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Lewvan</text:p>
          </table:table-cell>
          <table:table-cell office:value-type="float" office:value="79587" calcext:value-type="float">
            <text:p>79587</text:p>
          </table:table-cell>
          <table:table-cell office:value-type="float" office:value="64325" calcext:value-type="float">
            <text:p>64325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Qu'Appelle</text:p>
          </table:table-cell>
          <table:table-cell office:value-type="float" office:value="72891" calcext:value-type="float">
            <text:p>72891</text:p>
          </table:table-cell>
          <table:table-cell office:value-type="float" office:value="54240" calcext:value-type="float">
            <text:p>54240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Regina--Wascana</text:p>
          </table:table-cell>
          <table:table-cell office:value-type="float" office:value="77208" calcext:value-type="float">
            <text:p>77208</text:p>
          </table:table-cell>
          <table:table-cell office:value-type="float" office:value="57504" calcext:value-type="float">
            <text:p>57504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 West/Saskatoon-Ouest</text:p>
          </table:table-cell>
          <table:table-cell office:value-type="float" office:value="76704" calcext:value-type="float">
            <text:p>76704</text:p>
          </table:table-cell>
          <table:table-cell office:value-type="float" office:value="57021" calcext:value-type="float">
            <text:p>5702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Grasswood</text:p>
          </table:table-cell>
          <table:table-cell office:value-type="float" office:value="72010" calcext:value-type="float">
            <text:p>72010</text:p>
          </table:table-cell>
          <table:table-cell office:value-type="float" office:value="59665" calcext:value-type="float">
            <text:p>59665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askatoon--University</text:p>
          </table:table-cell>
          <table:table-cell office:value-type="float" office:value="76257" calcext:value-type="float">
            <text:p>76257</text:p>
          </table:table-cell>
          <table:table-cell office:value-type="float" office:value="58394" calcext:value-type="float">
            <text:p>58394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Souris--Moose Mountain</text:p>
          </table:table-cell>
          <table:table-cell office:value-type="float" office:value="72058" calcext:value-type="float">
            <text:p>72058</text:p>
          </table:table-cell>
          <table:table-cell office:value-type="float" office:value="52963" calcext:value-type="float">
            <text:p>52963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Yorkton--Melville</text:p>
          </table:table-cell>
          <table:table-cell office:value-type="float" office:value="71270" calcext:value-type="float">
            <text:p>71270</text:p>
          </table:table-cell>
          <table:table-cell office:value-type="float" office:value="54475" calcext:value-type="float">
            <text:p>54475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Banff--Airdrie</text:p>
          </table:table-cell>
          <table:table-cell office:value-type="float" office:value="105442" calcext:value-type="float">
            <text:p>105442</text:p>
          </table:table-cell>
          <table:table-cell office:value-type="float" office:value="93079" calcext:value-type="float">
            <text:p>93079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Battle River--Crowfoot</text:p>
          </table:table-cell>
          <table:table-cell office:value-type="float" office:value="107140" calcext:value-type="float">
            <text:p>107140</text:p>
          </table:table-cell>
          <table:table-cell office:value-type="float" office:value="81746" calcext:value-type="float">
            <text:p>81746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Bow River</text:p>
          </table:table-cell>
          <table:table-cell office:value-type="float" office:value="103871" calcext:value-type="float">
            <text:p>103871</text:p>
          </table:table-cell>
          <table:table-cell office:value-type="float" office:value="76093" calcext:value-type="float">
            <text:p>76093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entre/Calgary-Centre</text:p>
          </table:table-cell>
          <table:table-cell office:value-type="float" office:value="108931" calcext:value-type="float">
            <text:p>108931</text:p>
          </table:table-cell>
          <table:table-cell office:value-type="float" office:value="87697" calcext:value-type="float">
            <text:p>87697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Confederation</text:p>
          </table:table-cell>
          <table:table-cell office:value-type="float" office:value="111785" calcext:value-type="float">
            <text:p>111785</text:p>
          </table:table-cell>
          <table:table-cell office:value-type="float" office:value="91061" calcext:value-type="float">
            <text:p>9106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Forest Lawn</text:p>
          </table:table-cell>
          <table:table-cell office:value-type="float" office:value="108251" calcext:value-type="float">
            <text:p>108251</text:p>
          </table:table-cell>
          <table:table-cell office:value-type="float" office:value="75336" calcext:value-type="float">
            <text:p>75336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Heritage</text:p>
          </table:table-cell>
          <table:table-cell office:value-type="float" office:value="108320" calcext:value-type="float">
            <text:p>108320</text:p>
          </table:table-cell>
          <table:table-cell office:value-type="float" office:value="80767" calcext:value-type="float">
            <text:p>80767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Midnapore</text:p>
          </table:table-cell>
          <table:table-cell office:value-type="float" office:value="111227" calcext:value-type="float">
            <text:p>111227</text:p>
          </table:table-cell>
          <table:table-cell office:value-type="float" office:value="87848" calcext:value-type="float">
            <text:p>87848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Nose Hill</text:p>
          </table:table-cell>
          <table:table-cell office:value-type="float" office:value="109286" calcext:value-type="float">
            <text:p>109286</text:p>
          </table:table-cell>
          <table:table-cell office:value-type="float" office:value="82243" calcext:value-type="float">
            <text:p>82243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Rocky Ridge</text:p>
          </table:table-cell>
          <table:table-cell office:value-type="float" office:value="108901" calcext:value-type="float">
            <text:p>108901</text:p>
          </table:table-cell>
          <table:table-cell office:value-type="float" office:value="88007" calcext:value-type="float">
            <text:p>88007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hepard</text:p>
          </table:table-cell>
          <table:table-cell office:value-type="float" office:value="110296" calcext:value-type="float">
            <text:p>110296</text:p>
          </table:table-cell>
          <table:table-cell office:value-type="float" office:value="98085" calcext:value-type="float">
            <text:p>98085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ignal Hill</text:p>
          </table:table-cell>
          <table:table-cell office:value-type="float" office:value="109647" calcext:value-type="float">
            <text:p>109647</text:p>
          </table:table-cell>
          <table:table-cell office:value-type="float" office:value="85530" calcext:value-type="float">
            <text:p>85530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lgary Skyview</text:p>
          </table:table-cell>
          <table:table-cell office:value-type="float" office:value="110189" calcext:value-type="float">
            <text:p>110189</text:p>
          </table:table-cell>
          <table:table-cell office:value-type="float" office:value="74604" calcext:value-type="float">
            <text:p>74604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Centre/Edmonton-Centre</text:p>
          </table:table-cell>
          <table:table-cell office:value-type="float" office:value="106121" calcext:value-type="float">
            <text:p>106121</text:p>
          </table:table-cell>
          <table:table-cell office:value-type="float" office:value="80173" calcext:value-type="float">
            <text:p>80173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Griesbach</text:p>
          </table:table-cell>
          <table:table-cell office:value-type="float" office:value="107809" calcext:value-type="float">
            <text:p>107809</text:p>
          </table:table-cell>
          <table:table-cell office:value-type="float" office:value="81625" calcext:value-type="float">
            <text:p>81625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Manning</text:p>
          </table:table-cell>
          <table:table-cell office:value-type="float" office:value="106262" calcext:value-type="float">
            <text:p>106262</text:p>
          </table:table-cell>
          <table:table-cell office:value-type="float" office:value="81361" calcext:value-type="float">
            <text:p>81361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Mill Woods</text:p>
          </table:table-cell>
          <table:table-cell office:value-type="float" office:value="106103" calcext:value-type="float">
            <text:p>106103</text:p>
          </table:table-cell>
          <table:table-cell office:value-type="float" office:value="74651" calcext:value-type="float">
            <text:p>74651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Riverbend</text:p>
          </table:table-cell>
          <table:table-cell office:value-type="float" office:value="106302" calcext:value-type="float">
            <text:p>106302</text:p>
          </table:table-cell>
          <table:table-cell office:value-type="float" office:value="82290" calcext:value-type="float">
            <text:p>82290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Strathcona</text:p>
          </table:table-cell>
          <table:table-cell office:value-type="float" office:value="103183" calcext:value-type="float">
            <text:p>103183</text:p>
          </table:table-cell>
          <table:table-cell office:value-type="float" office:value="78635" calcext:value-type="float">
            <text:p>78635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 West/Edmonton-Ouest</text:p>
          </table:table-cell>
          <table:table-cell office:value-type="float" office:value="104422" calcext:value-type="float">
            <text:p>104422</text:p>
          </table:table-cell>
          <table:table-cell office:value-type="float" office:value="81144" calcext:value-type="float">
            <text:p>81144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Edmonton--Wetaskiwin</text:p>
          </table:table-cell>
          <table:table-cell office:value-type="float" office:value="110644" calcext:value-type="float">
            <text:p>110644</text:p>
          </table:table-cell>
          <table:table-cell office:value-type="float" office:value="100871" calcext:value-type="float">
            <text:p>100871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Foothills</text:p>
          </table:table-cell>
          <table:table-cell office:value-type="float" office:value="105515" calcext:value-type="float">
            <text:p>105515</text:p>
          </table:table-cell>
          <table:table-cell office:value-type="float" office:value="83675" calcext:value-type="float">
            <text:p>83675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Fort McMurray--Cold Lake</text:p>
          </table:table-cell>
          <table:table-cell office:value-type="float" office:value="101538" calcext:value-type="float">
            <text:p>101538</text:p>
          </table:table-cell>
          <table:table-cell office:value-type="float" office:value="77960" calcext:value-type="float">
            <text:p>77960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Grande Prairie--Mackenzie</text:p>
          </table:table-cell>
          <table:table-cell office:value-type="float" office:value="106738" calcext:value-type="float">
            <text:p>106738</text:p>
          </table:table-cell>
          <table:table-cell office:value-type="float" office:value="82665" calcext:value-type="float">
            <text:p>82665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akeland</text:p>
          </table:table-cell>
          <table:table-cell office:value-type="float" office:value="104616" calcext:value-type="float">
            <text:p>104616</text:p>
          </table:table-cell>
          <table:table-cell office:value-type="float" office:value="79721" calcext:value-type="float">
            <text:p>79721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Lethbridge</text:p>
          </table:table-cell>
          <table:table-cell office:value-type="float" office:value="105999" calcext:value-type="float">
            <text:p>105999</text:p>
          </table:table-cell>
          <table:table-cell office:value-type="float" office:value="84335" calcext:value-type="float">
            <text:p>84335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Medicine Hat--Cardston--Warner</text:p>
          </table:table-cell>
          <table:table-cell office:value-type="float" office:value="102847" calcext:value-type="float">
            <text:p>102847</text:p>
          </table:table-cell>
          <table:table-cell office:value-type="float" office:value="77892" calcext:value-type="float">
            <text:p>77892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ace River--Westlock</text:p>
          </table:table-cell>
          <table:table-cell office:value-type="float" office:value="108095" calcext:value-type="float">
            <text:p>108095</text:p>
          </table:table-cell>
          <table:table-cell office:value-type="float" office:value="77515" calcext:value-type="float">
            <text:p>77515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--Lacombe</text:p>
          </table:table-cell>
          <table:table-cell office:value-type="float" office:value="113693" calcext:value-type="float">
            <text:p>113693</text:p>
          </table:table-cell>
          <table:table-cell office:value-type="float" office:value="89092" calcext:value-type="float">
            <text:p>89092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Red Deer--Mountain View</text:p>
          </table:table-cell>
          <table:table-cell office:value-type="float" office:value="110793" calcext:value-type="float">
            <text:p>110793</text:p>
          </table:table-cell>
          <table:table-cell office:value-type="float" office:value="88322" calcext:value-type="float">
            <text:p>88322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. Albert--Edmonton</text:p>
          </table:table-cell>
          <table:table-cell office:value-type="float" office:value="105162" calcext:value-type="float">
            <text:p>105162</text:p>
          </table:table-cell>
          <table:table-cell office:value-type="float" office:value="85187" calcext:value-type="float">
            <text:p>85187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herwood Park--Fort Saskatchewan</text:p>
          </table:table-cell>
          <table:table-cell office:value-type="float" office:value="111541" calcext:value-type="float">
            <text:p>111541</text:p>
          </table:table-cell>
          <table:table-cell office:value-type="float" office:value="90289" calcext:value-type="float">
            <text:p>90289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Sturgeon River--Parkland</text:p>
          </table:table-cell>
          <table:table-cell office:value-type="float" office:value="105733" calcext:value-type="float">
            <text:p>105733</text:p>
          </table:table-cell>
          <table:table-cell office:value-type="float" office:value="86994" calcext:value-type="float">
            <text:p>86994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Yellowhead</text:p>
          </table:table-cell>
          <table:table-cell office:value-type="float" office:value="98855" calcext:value-type="float">
            <text:p>98855</text:p>
          </table:table-cell>
          <table:table-cell office:value-type="float" office:value="76011" calcext:value-type="float">
            <text:p>76011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Abbotsford</text:p>
          </table:table-cell>
          <table:table-cell office:value-type="float" office:value="96819" calcext:value-type="float">
            <text:p>96819</text:p>
          </table:table-cell>
          <table:table-cell office:value-type="float" office:value="69299" calcext:value-type="float">
            <text:p>69299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urnaby North--Seymour/Burnaby-Nord--Seymour</text:p>
          </table:table-cell>
          <table:table-cell office:value-type="float" office:value="100632" calcext:value-type="float">
            <text:p>100632</text:p>
          </table:table-cell>
          <table:table-cell office:value-type="float" office:value="74982" calcext:value-type="float">
            <text:p>74982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Burnaby South/Burnaby-Sud</text:p>
          </table:table-cell>
          <table:table-cell office:value-type="float" office:value="105037" calcext:value-type="float">
            <text:p>105037</text:p>
          </table:table-cell>
          <table:table-cell office:value-type="float" office:value="75950" calcext:value-type="float">
            <text:p>75950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ariboo--Prince George</text:p>
          </table:table-cell>
          <table:table-cell office:value-type="float" office:value="108252" calcext:value-type="float">
            <text:p>108252</text:p>
          </table:table-cell>
          <table:table-cell office:value-type="float" office:value="79517" calcext:value-type="float">
            <text:p>79517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entral Okanagan--Similkameen--Nicola</text:p>
          </table:table-cell>
          <table:table-cell office:value-type="float" office:value="104398" calcext:value-type="float">
            <text:p>104398</text:p>
          </table:table-cell>
          <table:table-cell office:value-type="float" office:value="87600" calcext:value-type="float">
            <text:p>87600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hilliwack--Hope</text:p>
          </table:table-cell>
          <table:table-cell office:value-type="float" office:value="92734" calcext:value-type="float">
            <text:p>92734</text:p>
          </table:table-cell>
          <table:table-cell office:value-type="float" office:value="72874" calcext:value-type="float">
            <text:p>72874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loverdale--Langley City</text:p>
          </table:table-cell>
          <table:table-cell office:value-type="float" office:value="100318" calcext:value-type="float">
            <text:p>100318</text:p>
          </table:table-cell>
          <table:table-cell office:value-type="float" office:value="78189" calcext:value-type="float">
            <text:p>78189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oquitlam--Port Coquitlam</text:p>
          </table:table-cell>
          <table:table-cell office:value-type="float" office:value="110277" calcext:value-type="float">
            <text:p>110277</text:p>
          </table:table-cell>
          <table:table-cell office:value-type="float" office:value="85122" calcext:value-type="float">
            <text:p>85122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ourtenay--Alberni</text:p>
          </table:table-cell>
          <table:table-cell office:value-type="float" office:value="110391" calcext:value-type="float">
            <text:p>110391</text:p>
          </table:table-cell>
          <table:table-cell office:value-type="float" office:value="92266" calcext:value-type="float">
            <text:p>92266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Cowichan--Malahat--Langford</text:p>
          </table:table-cell>
          <table:table-cell office:value-type="float" office:value="99160" calcext:value-type="float">
            <text:p>99160</text:p>
          </table:table-cell>
          <table:table-cell office:value-type="float" office:value="81888" calcext:value-type="float">
            <text:p>81888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Delta</text:p>
          </table:table-cell>
          <table:table-cell office:value-type="float" office:value="100588" calcext:value-type="float">
            <text:p>100588</text:p>
          </table:table-cell>
          <table:table-cell office:value-type="float" office:value="75044" calcext:value-type="float">
            <text:p>75044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Esquimalt--Saanich--Sooke</text:p>
          </table:table-cell>
          <table:table-cell office:value-type="float" office:value="113004" calcext:value-type="float">
            <text:p>113004</text:p>
          </table:table-cell>
          <table:table-cell office:value-type="float" office:value="91056" calcext:value-type="float">
            <text:p>91056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Fleetwood--Port Kells</text:p>
          </table:table-cell>
          <table:table-cell office:value-type="float" office:value="109742" calcext:value-type="float">
            <text:p>109742</text:p>
          </table:table-cell>
          <table:table-cell office:value-type="float" office:value="75150" calcext:value-type="float">
            <text:p>75150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amloops--Thompson--Cariboo</text:p>
          </table:table-cell>
          <table:table-cell office:value-type="float" office:value="118618" calcext:value-type="float">
            <text:p>118618</text:p>
          </table:table-cell>
          <table:table-cell office:value-type="float" office:value="95347" calcext:value-type="float">
            <text:p>95347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elowna--Lake Country</text:p>
          </table:table-cell>
          <table:table-cell office:value-type="float" office:value="110051" calcext:value-type="float">
            <text:p>110051</text:p>
          </table:table-cell>
          <table:table-cell office:value-type="float" office:value="91131" calcext:value-type="float">
            <text:p>91131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Kootenay--Columbia</text:p>
          </table:table-cell>
          <table:table-cell office:value-type="float" office:value="107589" calcext:value-type="float">
            <text:p>107589</text:p>
          </table:table-cell>
          <table:table-cell office:value-type="float" office:value="86895" calcext:value-type="float">
            <text:p>86895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Langley--Aldergrove</text:p>
          </table:table-cell>
          <table:table-cell office:value-type="float" office:value="103084" calcext:value-type="float">
            <text:p>103084</text:p>
          </table:table-cell>
          <table:table-cell office:value-type="float" office:value="83065" calcext:value-type="float">
            <text:p>83065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Mission--Matsqui--Fraser Canyon</text:p>
          </table:table-cell>
          <table:table-cell office:value-type="float" office:value="90871" calcext:value-type="float">
            <text:p>90871</text:p>
          </table:table-cell>
          <table:table-cell office:value-type="float" office:value="63744" calcext:value-type="float">
            <text:p>63744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anaimo--Ladysmith</text:p>
          </table:table-cell>
          <table:table-cell office:value-type="float" office:value="114998" calcext:value-type="float">
            <text:p>114998</text:p>
          </table:table-cell>
          <table:table-cell office:value-type="float" office:value="95200" calcext:value-type="float">
            <text:p>95200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ew Westminster--Burnaby</text:p>
          </table:table-cell>
          <table:table-cell office:value-type="float" office:value="108652" calcext:value-type="float">
            <text:p>108652</text:p>
          </table:table-cell>
          <table:table-cell office:value-type="float" office:value="80394" calcext:value-type="float">
            <text:p>80394</text:p>
          </table:table-cell>
          <table:table-cell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orth Island--Powell River</text:p>
          </table:table-cell>
          <table:table-cell office:value-type="float" office:value="103458" calcext:value-type="float">
            <text:p>103458</text:p>
          </table:table-cell>
          <table:table-cell office:value-type="float" office:value="81377" calcext:value-type="float">
            <text:p>81377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orth Okanagan--Shuswap</text:p>
          </table:table-cell>
          <table:table-cell office:value-type="float" office:value="121474" calcext:value-type="float">
            <text:p>121474</text:p>
          </table:table-cell>
          <table:table-cell office:value-type="float" office:value="97554" calcext:value-type="float">
            <text:p>97554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North Vancouver</text:p>
          </table:table-cell>
          <table:table-cell office:value-type="float" office:value="109639" calcext:value-type="float">
            <text:p>109639</text:p>
          </table:table-cell>
          <table:table-cell office:value-type="float" office:value="85219" calcext:value-type="float">
            <text:p>85219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itt Meadows--Maple Ridge</text:p>
          </table:table-cell>
          <table:table-cell office:value-type="float" office:value="94111" calcext:value-type="float">
            <text:p>94111</text:p>
          </table:table-cell>
          <table:table-cell office:value-type="float" office:value="72635" calcext:value-type="float">
            <text:p>72635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ort Moody--Coquitlam</text:p>
          </table:table-cell>
          <table:table-cell office:value-type="float" office:value="108326" calcext:value-type="float">
            <text:p>108326</text:p>
          </table:table-cell>
          <table:table-cell office:value-type="float" office:value="79555" calcext:value-type="float">
            <text:p>79555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Prince George--Peace River--Northern Rockies</text:p>
          </table:table-cell>
          <table:table-cell office:value-type="float" office:value="107382" calcext:value-type="float">
            <text:p>107382</text:p>
          </table:table-cell>
          <table:table-cell office:value-type="float" office:value="78250" calcext:value-type="float">
            <text:p>78250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Richmond Centre/Richmond-Centre</text:p>
          </table:table-cell>
          <table:table-cell office:value-type="float" office:value="93863" calcext:value-type="float">
            <text:p>93863</text:p>
          </table:table-cell>
          <table:table-cell office:value-type="float" office:value="69678" calcext:value-type="float">
            <text:p>69678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aanich--Gulf Islands</text:p>
          </table:table-cell>
          <table:table-cell office:value-type="float" office:value="104285" calcext:value-type="float">
            <text:p>104285</text:p>
          </table:table-cell>
          <table:table-cell office:value-type="float" office:value="86863" calcext:value-type="float">
            <text:p>86863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keena--Bulkley Valley</text:p>
          </table:table-cell>
          <table:table-cell office:value-type="float" office:value="90586" calcext:value-type="float">
            <text:p>90586</text:p>
          </table:table-cell>
          <table:table-cell office:value-type="float" office:value="64846" calcext:value-type="float">
            <text:p>64846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outh Okanagan--West Kootenay/Okanagan-Sud--Kootenay-Ouest</text:p>
          </table:table-cell>
          <table:table-cell office:value-type="float" office:value="112096" calcext:value-type="float">
            <text:p>112096</text:p>
          </table:table-cell>
          <table:table-cell office:value-type="float" office:value="91999" calcext:value-type="float">
            <text:p>91999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outh Surrey--White Rock/Surrey-Sud--White Rock</text:p>
          </table:table-cell>
          <table:table-cell office:value-type="float" office:value="94678" calcext:value-type="float">
            <text:p>94678</text:p>
          </table:table-cell>
          <table:table-cell office:value-type="float" office:value="76833" calcext:value-type="float">
            <text:p>76833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teveston--Richmond East/Steveston--Richmond-Est</text:p>
          </table:table-cell>
          <table:table-cell office:value-type="float" office:value="96610" calcext:value-type="float">
            <text:p>96610</text:p>
          </table:table-cell>
          <table:table-cell office:value-type="float" office:value="72225" calcext:value-type="float">
            <text:p>72225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urrey Centre/Surrey-Centre</text:p>
          </table:table-cell>
          <table:table-cell office:value-type="float" office:value="111486" calcext:value-type="float">
            <text:p>111486</text:p>
          </table:table-cell>
          <table:table-cell office:value-type="float" office:value="71966" calcext:value-type="float">
            <text:p>71966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Surrey--Newton</text:p>
          </table:table-cell>
          <table:table-cell office:value-type="float" office:value="105183" calcext:value-type="float">
            <text:p>105183</text:p>
          </table:table-cell>
          <table:table-cell office:value-type="float" office:value="65954" calcext:value-type="float">
            <text:p>65954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Centre/Vancouver-Centre</text:p>
          </table:table-cell>
          <table:table-cell office:value-type="float" office:value="102480" calcext:value-type="float">
            <text:p>102480</text:p>
          </table:table-cell>
          <table:table-cell office:value-type="float" office:value="88470" calcext:value-type="float">
            <text:p>88470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East/Vancouver-Est</text:p>
          </table:table-cell>
          <table:table-cell office:value-type="float" office:value="110097" calcext:value-type="float">
            <text:p>110097</text:p>
          </table:table-cell>
          <table:table-cell office:value-type="float" office:value="89324" calcext:value-type="float">
            <text:p>89324</text:p>
          </table:table-cell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Granville</text:p>
          </table:table-cell>
          <table:table-cell office:value-type="float" office:value="99886" calcext:value-type="float">
            <text:p>99886</text:p>
          </table:table-cell>
          <table:table-cell office:value-type="float" office:value="80488" calcext:value-type="float">
            <text:p>80488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Kingsway</text:p>
          </table:table-cell>
          <table:table-cell office:value-type="float" office:value="102003" calcext:value-type="float">
            <text:p>102003</text:p>
          </table:table-cell>
          <table:table-cell office:value-type="float" office:value="72438" calcext:value-type="float">
            <text:p>72438</text:p>
          </table:table-cell>
          <table:table-cell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Quadra</text:p>
          </table:table-cell>
          <table:table-cell office:value-type="float" office:value="102416" calcext:value-type="float">
            <text:p>102416</text:p>
          </table:table-cell>
          <table:table-cell office:value-type="float" office:value="76038" calcext:value-type="float">
            <text:p>76038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ancouver South/Vancouver-Sud</text:p>
          </table:table-cell>
          <table:table-cell office:value-type="float" office:value="100966" calcext:value-type="float">
            <text:p>100966</text:p>
          </table:table-cell>
          <table:table-cell office:value-type="float" office:value="70992" calcext:value-type="float">
            <text:p>70992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Victoria</text:p>
          </table:table-cell>
          <table:table-cell office:value-type="float" office:value="110942" calcext:value-type="float">
            <text:p>110942</text:p>
          </table:table-cell>
          <table:table-cell office:value-type="float" office:value="94627" calcext:value-type="float">
            <text:p>94627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ish Columbia/Colombie-Britannique</text:p>
          </table:table-cell>
          <table:table-cell office:value-type="string" calcext:value-type="string">
            <text:p>West Vancouver--Sunshine Coast--Sea to Sky Country</text:p>
          </table:table-cell>
          <table:table-cell office:value-type="float" office:value="112875" calcext:value-type="float">
            <text:p>112875</text:p>
          </table:table-cell>
          <table:table-cell office:value-type="float" office:value="90554" calcext:value-type="float">
            <text:p>90554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ukon</text:p>
          </table:table-cell>
          <table:table-cell office:value-type="float" office:value="33897" calcext:value-type="float">
            <text:p>33897</text:p>
          </table:table-cell>
          <table:table-cell office:value-type="float" office:value="26879" calcext:value-type="float">
            <text:p>26879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orthwest Territories/Territoires du Nord-Ouest</text:p>
          </table:table-cell>
          <table:table-cell office:value-type="float" office:value="41462" calcext:value-type="float">
            <text:p>41462</text:p>
          </table:table-cell>
          <table:table-cell office:value-type="float" office:value="30110" calcext:value-type="float">
            <text:p>30110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unavut</text:p>
          </table:table-cell>
          <table:table-cell office:value-type="float" office:value="31906" calcext:value-type="float">
            <text:p>31906</text:p>
          </table:table-cell>
          <table:table-cell office:value-type="float" office:value="20252" calcext:value-type="float">
            <text:p>20252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00-00-00</text:date>, <text:time style:data-style-name="N2" text:time-value="15:37:12.147394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1:07:31.325010212</meta:creation-date>
    <dc:date>2017-04-14T15:37:30.506026427</dc:date>
    <meta:editing-duration>PT12H52M42S</meta:editing-duration>
    <meta:editing-cycles>28</meta:editing-cycles>
    <meta:generator>LibreOffice/5.1.6.2$Linux_X86_64 LibreOffice_project/10m0$Build-2</meta:generator>
    <meta:document-statistic meta:table-count="9" meta:cell-count="13855" meta:object-count="0"/>
  </office:meta>
</office:document-meta>
</file>